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18cm" svg:stroke-color="#000000" draw:marker-start-width="0.30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18cm" svg:stroke-color="#000000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6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54cm"/>
    </style:style>
    <style:style style:name="gr23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6cm"/>
    </style:style>
    <style:style style:name="gr30" style:family="graphic" style:parent-style-name="objectwithoutfill">
      <style:graphic-properties svg:stroke-width="0.018cm" svg:stroke-color="#610506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18cm" svg:stroke-color="#2b511a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.056cm"/>
    </style:style>
    <style:style style:name="gr3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svg:stroke-color="#2b511a" draw:fill-color="#c2e0ae" draw:textarea-horizontal-align="justify" draw:textarea-vertical-align="middle" draw:auto-grow-height="false" fo:min-height="9.75cm" fo:min-width="16.3cm"/>
    </style:style>
    <style:style style:name="gr40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.711cm"/>
    </style:style>
    <style:style style:name="gr41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42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43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44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45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54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59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4cm"/>
    </style:style>
    <style:style style:name="gr63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64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6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6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2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cm"/>
    </style:style>
    <style:style style:name="gr93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4.596cm"/>
    </style:style>
    <style:style style:name="gr94" style:family="graphic" style:parent-style-name="standard">
      <style:graphic-properties svg:stroke-color="#ffffff" draw:fill-color="#ffffff" draw:opacity="69%" draw:textarea-horizontal-align="justify" draw:textarea-vertical-align="middle" draw:auto-grow-height="false" fo:min-height="14.85cm" fo:min-width="23.3cm"/>
    </style:style>
    <style:style style:name="gr95" style:family="graphic" style:parent-style-name="objectwithoutfill">
      <style:graphic-properties svg:stroke-color="#009598" draw:fill="none" draw:textarea-vertical-align="middle"/>
    </style:style>
    <style:style style:name="gr96" style:family="graphic" style:parent-style-name="standard">
      <style:graphic-properties svg:stroke-color="#009598" draw:fill-color="#87d1d1" draw:textarea-horizontal-align="justify" draw:textarea-vertical-align="middle" draw:auto-grow-height="false" fo:min-height="0.45cm" fo:min-width="1.32cm"/>
    </style:style>
    <style:style style:name="gr97" style:family="graphic" style:parent-style-name="objectwithoutfill">
      <style:graphic-properties svg:stroke-width="0.081cm" svg:stroke-color="#009598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98" style:family="graphic" style:parent-style-name="objectwithoutfill">
      <style:graphic-properties svg:stroke-color="#009598" draw:marker-end="Arrow" draw:fill="none" draw:textarea-vertical-align="middle"/>
    </style:style>
    <style:style style:name="gr99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10506"/>
      <style:paragraph-properties fo:text-align="center"/>
    </style:style>
    <style:style style:name="P4" style:family="paragraph">
      <loext:graphic-properties draw:fill-color="#2b511a"/>
      <style:paragraph-properties fo:text-align="center"/>
      <style:text-properties fo:color="#ffffff"/>
    </style:style>
    <style:style style:name="P5" style:family="paragraph">
      <loext:graphic-properties draw:fill="none" draw:fill-color="#00aaad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04e4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002342"/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-color="#610506"/>
      <style:paragraph-properties fo:text-align="center"/>
      <style:text-properties style:font-name="Abyssinica SIL"/>
    </style:style>
    <style:style style:name="P17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18" style:family="paragraph">
      <loext:graphic-properties draw:fill-color="#00aaad"/>
      <style:paragraph-properties fo:text-align="center"/>
      <style:text-properties style:font-name="Abyssinica SIL"/>
    </style:style>
    <style:style style:name="P19" style:family="paragraph">
      <loext:graphic-properties draw:fill-color="#f04e4d"/>
      <style:paragraph-properties fo:text-align="center"/>
      <style:text-properties style:font-name="Abyssinica SIL"/>
    </style:style>
    <style:style style:name="P20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23" style:family="paragraph">
      <loext:graphic-properties draw:fill-color="#610506"/>
      <style:paragraph-properties fo:text-align="center"/>
      <style:text-properties style:font-name="Liberation Sans"/>
    </style:style>
    <style:style style:name="P24" style:family="paragraph">
      <loext:graphic-properties draw:fill-color="#ffffff"/>
    </style:style>
    <style:style style:name="P25" style:family="paragraph">
      <loext:graphic-properties draw:fill-color="#c2e0ae"/>
      <style:paragraph-properties fo:text-align="center"/>
    </style:style>
    <style:style style:name="P26" style:family="paragraph">
      <loext:graphic-properties draw:fill-color="#ffdaa2"/>
      <style:paragraph-properties fo:text-align="center"/>
    </style:style>
    <style:style style:name="P27" style:family="paragraph">
      <loext:graphic-properties draw:fill-color="#f8aa97"/>
      <style:paragraph-properties fo:text-align="center"/>
    </style:style>
    <style:style style:name="P28" style:family="paragraph">
      <loext:graphic-properties draw:fill-color="#c7a0cb"/>
      <style:paragraph-properties fo:text-align="center"/>
    </style:style>
    <style:style style:name="P29" style:family="paragraph">
      <loext:graphic-properties draw:fill="none" draw:fill-color="#ffffff"/>
      <style:text-properties style:font-name="Abyssinica SIL"/>
    </style:style>
    <style:style style:name="P30" style:family="paragraph">
      <loext:graphic-properties draw:fill="none" draw:fill-color="#ffffff"/>
      <style:text-properties style:font-name="Gillius ADF Cond"/>
    </style:style>
    <style:style style:name="P31" style:family="paragraph">
      <loext:graphic-properties draw:fill-color="#2b511a"/>
      <style:paragraph-properties fo:text-align="center"/>
    </style:style>
    <style:style style:name="P32" style:family="paragraph">
      <loext:graphic-properties draw:fill-color="#6a1816"/>
      <style:paragraph-properties fo:text-align="center"/>
    </style:style>
    <style:style style:name="P33" style:family="paragraph">
      <loext:graphic-properties draw:fill-color="#ffffff" draw:opacity="63%"/>
      <style:paragraph-properties fo:text-align="center"/>
    </style:style>
    <style:style style:name="P34" style:family="paragraph">
      <loext:graphic-properties draw:fill="none" draw:fill-color="#ffffff"/>
      <style:text-properties fo:color="#2b511a" style:font-name="Abyssinica SIL"/>
    </style:style>
    <style:style style:name="P35" style:family="paragraph">
      <loext:graphic-properties draw:fill="none" draw:fill-color="#ffffff"/>
      <style:text-properties fo:color="#6a1816" style:font-name="Abyssinica SIL"/>
    </style:style>
    <style:style style:name="P36" style:family="paragraph">
      <loext:graphic-properties draw:fill-color="#ffffff" draw:opacity="69%"/>
      <style:paragraph-properties fo:text-align="center"/>
    </style:style>
    <style:style style:name="P37" style:family="paragraph">
      <loext:graphic-properties draw:fill-color="#87d1d1"/>
      <style:paragraph-properties fo:text-align="center"/>
    </style:style>
    <style:style style:name="P38" style:family="paragraph">
      <loext:graphic-properties draw:fill-color="#009598"/>
      <style:paragraph-properties fo:text-align="center"/>
    </style:style>
    <style:style style:name="T1" style:family="text">
      <style:text-properties fo:font-size="3.20000004768372pt" style:font-size-asian="3.20000004768372pt" style:font-size-complex="3.20000004768372pt"/>
    </style:style>
    <style:style style:name="T2" style:family="text">
      <style:text-properties fo:color="#ffffff" fo:font-size="2.29999995231628pt" style:font-size-asian="2.29999995231628pt" style:font-size-complex="2.29999995231628pt"/>
    </style:style>
    <style:style style:name="T3" style:family="text">
      <style:text-properties fo:font-size="3.59999990463257pt" style:font-size-asian="3.59999990463257pt" style:font-size-complex="3.59999990463257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5" style:family="text">
      <style:text-properties fo:font-size="2.29999995231628pt" style:font-size-asian="2.29999995231628pt" style:font-size-complex="2.29999995231628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Abyssinica SIL" fo:font-size="4.40000009536743pt" style:font-size-asian="4.40000009536743pt" style:font-size-complex="4.40000009536743pt"/>
    </style:style>
    <style:style style:name="T9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0" style:family="text">
      <style:text-properties fo:color="#ffffff" style:font-name="Abyssinica SIL" fo:font-size="3.59999990463257pt" style:font-size-asian="3.59999990463257pt" style:font-size-complex="3.59999990463257pt"/>
    </style:style>
    <style:style style:name="T11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2" style:family="text">
      <style:text-properties style:font-name="Abyssinica SIL" fo:font-size="3.59999990463257pt" style:font-size-asian="3.59999990463257pt" style:font-size-complex="3.59999990463257pt"/>
    </style:style>
    <style:style style:name="T13" style:family="text">
      <style:text-properties style:font-name="Abyssinica SIL" fo:font-size="2.09999990463257pt" style:font-size-asian="2.09999990463257pt" style:font-size-complex="2.09999990463257pt"/>
    </style:style>
    <style:style style:name="T14" style:family="text">
      <style:text-properties style:text-position="-33% 58%" style:font-name="Abyssinica SIL" fo:font-size="3.59999990463257pt" style:font-size-asian="3.59999990463257pt" style:font-size-complex="3.59999990463257pt"/>
    </style:style>
    <style:style style:name="T15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Gillius ADF Cond" style:font-name-asian="Liberation Sans1" style:font-name-complex="Liberation Sans1"/>
    </style:style>
    <style:style style:name="T19" style:family="text">
      <style:text-properties fo:color="#2b511a" style:font-name="Abyssinica SIL"/>
    </style:style>
    <style:style style:name="T20" style:family="text">
      <style:text-properties fo:color="#6a1816" style:font-name="Abyssinica SIL"/>
    </style:style>
    <style:style style:name="T21" style:family="text">
      <style:text-properties fo:color="#2b511a" style:text-position="-33% 58%" style:font-name="Abyssinica SIL"/>
    </style:style>
    <style:style style:name="T22" style:family="text">
      <style:text-properties fo:color="#6a1816" style:text-position="-33% 58%" style:font-name="Abyssinica SIL"/>
    </style:style>
    <style:style style:name="T2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.4cm" svg:height="1.4cm" svg:x="3.588cm" svg:y="12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3.688cm 12.9cm)">
            <text:p text:style-name="P2"><text:span text:style-name="T1">I_</text:span><text:span text:style-name="T1">M</text:span><text:span text:style-name="T1">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3.689cm 13.584cm)">
            <text:p text:style-name="P2"><text:span text:style-name="T2">RES_</text:span><text:span text:style-name="T2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888cm" svg:y1="12.594cm" svg:x2="4.072cm" svg:y2="12.594cm">
            <text:p/>
          </draw:line>
          <draw:line draw:style-name="gr4" draw:text-style-name="P5" draw:layer="layout" svg:x1="4.269cm" svg:y1="12.91cm" svg:x2="4.588cm" svg:y2="12.91cm">
            <text:p/>
          </draw:line>
          <draw:custom-shape draw:style-name="gr5" draw:text-style-name="P6" draw:layer="layout" svg:width="0.4cm" svg:height="0.2cm" svg:x="4.54cm" svg:y="12.817cm">
            <text:p text:style-name="P2"><text:span text:style-name="T3">W</text:span><text:span text:style-name="T3">-</text:span><text:span text:style-name="T3">S</text:span><text:span text:style-name="T3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888cm" svg:y1="13.294cm" svg:x2="4.171cm" svg:y2="13.294cm">
            <text:p/>
          </draw:line>
          <draw:line draw:style-name="gr4" draw:text-style-name="P5" draw:layer="layout" svg:x1="4.269cm" svg:y1="12.594cm" svg:x2="4.269cm" svg:y2="13.2cm">
            <text:p/>
          </draw:line>
          <draw:custom-shape draw:style-name="gr6" draw:text-style-name="P7" draw:layer="layout" svg:width="0.202cm" svg:height="0.213cm" svg:x="4.17cm" svg:y="12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2cm" svg:y1="13.294cm" svg:x2="4.988cm" svg:y2="13.294cm">
            <text:p/>
          </draw:line>
          <draw:line draw:style-name="gr7" draw:text-style-name="P5" draw:layer="layout" svg:x1="3.988cm" svg:y1="12.594cm" svg:x2="4.976cm" svg:y2="12.594cm">
            <text:p/>
          </draw:line>
          <draw:custom-shape draw:style-name="gr8" draw:text-style-name="P3" draw:layer="layout" svg:width="0.201cm" svg:height="0.052cm" draw:transform="rotate (1.5707963267949) translate (3.997cm 12.677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3.959cm" svg:y1="12.43cm" svg:x2="3.959cm" svg:y2="12.248cm">
            <text:p/>
          </draw:line>
          <draw:custom-shape draw:style-name="gr6" draw:text-style-name="P7" draw:layer="layout" svg:width="0.202cm" svg:height="0.213cm" svg:x="4.171cm" svg:y="13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4.6cm 12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229cm" svg:y="12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957cm" svg:y1="12.437cm" svg:x2="3.957cm" svg:y2="12.604cm">
            <text:p/>
          </draw:line>
          <draw:line draw:style-name="gr12" draw:text-style-name="P5" draw:layer="layout" svg:x1="4.081cm" svg:y1="12.441cm" svg:x2="4.081cm" svg:y2="12.53cm">
            <text:p/>
          </draw:line>
          <draw:line draw:style-name="gr12" draw:text-style-name="P5" draw:layer="layout" svg:x1="4.082cm" svg:y1="12.437cm" svg:x2="3.952cm" svg:y2="12.437cm">
            <text:p/>
          </draw:line>
          <draw:line draw:style-name="gr12" draw:text-style-name="P5" draw:layer="layout" svg:x1="4.143cm" svg:y1="12.537cm" svg:x2="4.081cm" svg:y2="12.537cm">
            <text:p/>
          </draw:line>
          <draw:custom-shape draw:style-name="gr8" draw:text-style-name="P3" draw:layer="layout" svg:width="0.192cm" svg:height="0.064cm" draw:transform="rotate (1.5707963267949) translate (4.106cm 12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4.6cm 13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3.939cm" svg:y="12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3.688cm" svg:y1="12.453cm" svg:x2="3.558cm" svg:y2="12.453cm">
            <text:p/>
          </draw:line>
          <draw:line draw:style-name="gr13" draw:text-style-name="P5" draw:layer="layout" svg:x1="3.688cm" svg:y1="12.553cm" svg:x2="3.558cm" svg:y2="12.553cm">
            <text:p/>
          </draw:line>
          <draw:line draw:style-name="gr13" draw:text-style-name="P5" draw:layer="layout" svg:x1="3.688cm" svg:y1="12.653cm" svg:x2="3.558cm" svg:y2="12.653cm">
            <text:p/>
          </draw:line>
          <draw:line draw:style-name="gr13" draw:text-style-name="P5" draw:layer="layout" svg:x1="3.688cm" svg:y1="12.753cm" svg:x2="3.558cm" svg:y2="12.753cm">
            <text:p/>
          </draw:line>
          <draw:line draw:style-name="gr13" draw:text-style-name="P5" draw:layer="layout" svg:x1="3.688cm" svg:y1="12.853cm" svg:x2="3.558cm" svg:y2="12.853cm">
            <text:p/>
          </draw:line>
          <draw:line draw:style-name="gr13" draw:text-style-name="P5" draw:layer="layout" svg:x1="3.688cm" svg:y1="12.353cm" svg:x2="3.558cm" svg:y2="12.353cm">
            <text:p/>
          </draw:line>
          <draw:line draw:style-name="gr14" draw:text-style-name="P5" draw:layer="layout" svg:x1="3.688cm" svg:y1="13.133cm" svg:x2="3.558cm" svg:y2="13.133cm">
            <text:p/>
          </draw:line>
          <draw:line draw:style-name="gr14" draw:text-style-name="P5" draw:layer="layout" svg:x1="3.688cm" svg:y1="13.233cm" svg:x2="3.558cm" svg:y2="13.233cm">
            <text:p/>
          </draw:line>
          <draw:line draw:style-name="gr14" draw:text-style-name="P5" draw:layer="layout" svg:x1="3.688cm" svg:y1="13.333cm" svg:x2="3.558cm" svg:y2="13.333cm">
            <text:p/>
          </draw:line>
          <draw:line draw:style-name="gr14" draw:text-style-name="P5" draw:layer="layout" svg:x1="3.688cm" svg:y1="13.433cm" svg:x2="3.558cm" svg:y2="13.433cm">
            <text:p/>
          </draw:line>
          <draw:line draw:style-name="gr14" draw:text-style-name="P5" draw:layer="layout" svg:x1="3.688cm" svg:y1="13.533cm" svg:x2="3.558cm" svg:y2="13.533cm">
            <text:p/>
          </draw:line>
          <draw:line draw:style-name="gr14" draw:text-style-name="P5" draw:layer="layout" svg:x1="3.688cm" svg:y1="13.033cm" svg:x2="3.558cm" svg:y2="13.033cm">
            <text:p/>
          </draw:line>
          <draw:line draw:style-name="gr15" draw:text-style-name="P10" draw:layer="layout" svg:x1="4.85cm" svg:y1="11.992cm" svg:x2="4.85cm" svg:y2="12.809cm">
            <text:p/>
          </draw:line>
          <draw:line draw:style-name="gr15" draw:text-style-name="P10" draw:layer="layout" svg:x1="4.85cm" svg:y1="13.009cm" svg:x2="4.85cm" svg:y2="13.996cm">
            <text:p/>
          </draw:line>
        </draw:g>
        <draw:line draw:style-name="gr16" draw:text-style-name="P10" draw:layer="layout" svg:x1="2.672cm" svg:y1="12.588cm" svg:x2="3.588cm" svg:y2="12.588cm">
          <text:p/>
        </draw:line>
        <draw:line draw:style-name="gr17" draw:text-style-name="P10" draw:layer="layout" svg:x1="2.672cm" svg:y1="13.293cm" svg:x2="3.588cm" svg:y2="13.293cm">
          <text:p/>
        </draw:line>
        <draw:line draw:style-name="gr16" draw:text-style-name="P10" draw:layer="layout" svg:x1="4.988cm" svg:y1="12.588cm" svg:x2="6cm" svg:y2="12.588cm">
          <text:p/>
        </draw:line>
        <draw:line draw:style-name="gr17" draw:text-style-name="P10" draw:layer="layout" svg:x1="4.988cm" svg:y1="13.293cm" svg:x2="6.045cm" svg:y2="13.291cm">
          <text:p/>
        </draw:line>
        <draw:frame draw:style-name="gr18" draw:text-style-name="P11" draw:layer="layout" svg:width="0.781cm" svg:height="0.446cm" svg:x="2.468cm" svg:y="12.2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4.773cm" svg:y="12.2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3.76cm" svg:y="12.124cm">
          <draw:text-box>
            <text:p><text:span text:style-name="T3">I_broadcast</text:span></text:p>
          </draw:text-box>
        </draw:frame>
        <draw:frame draw:style-name="gr21" draw:text-style-name="P13" draw:layer="layout" svg:width="1.048cm" svg:height="0.446cm" svg:x="2.465cm" svg:y="12.936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4.802cm" svg:y="12.936cm">
          <draw:text-box>
            <text:p><text:span text:style-name="T6">Res_out</text:span></text:p>
          </draw:text-box>
        </draw:frame>
        <draw:g>
          <draw:custom-shape draw:style-name="gr1" draw:text-style-name="P1" draw:layer="layout" svg:width="1.4cm" svg:height="1.4cm" svg:x="15.788cm" svg:y="12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5.888cm 12.901cm)">
            <text:p text:style-name="P2"><text:span text:style-name="T1">I_M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5.889cm 13.585cm)">
            <text:p text:style-name="P2"><text:span text:style-name="T2">RE</text:span><text:span text:style-name="T2">S_</text:span><text:span text:style-name="T2">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6.088cm" svg:y1="12.595cm" svg:x2="16.272cm" svg:y2="12.595cm">
            <text:p/>
          </draw:line>
          <draw:line draw:style-name="gr4" draw:text-style-name="P5" draw:layer="layout" svg:x1="16.469cm" svg:y1="12.911cm" svg:x2="16.788cm" svg:y2="12.911cm">
            <text:p/>
          </draw:line>
          <draw:custom-shape draw:style-name="gr5" draw:text-style-name="P6" draw:layer="layout" svg:width="0.4cm" svg:height="0.2cm" svg:x="16.74cm" svg:y="12.818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088cm" svg:y1="13.295cm" svg:x2="16.371cm" svg:y2="13.295cm">
            <text:p/>
          </draw:line>
          <draw:line draw:style-name="gr4" draw:text-style-name="P5" draw:layer="layout" svg:x1="16.469cm" svg:y1="12.595cm" svg:x2="16.469cm" svg:y2="13.201cm">
            <text:p/>
          </draw:line>
          <draw:custom-shape draw:style-name="gr6" draw:text-style-name="P7" draw:layer="layout" svg:width="0.202cm" svg:height="0.213cm" svg:x="16.37cm" svg:y="12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6.4cm" svg:y1="13.295cm" svg:x2="17.188cm" svg:y2="13.295cm">
            <text:p/>
          </draw:line>
          <draw:line draw:style-name="gr7" draw:text-style-name="P5" draw:layer="layout" svg:x1="16.188cm" svg:y1="12.595cm" svg:x2="17.176cm" svg:y2="12.595cm">
            <text:p/>
          </draw:line>
          <draw:custom-shape draw:style-name="gr8" draw:text-style-name="P3" draw:layer="layout" svg:width="0.201cm" svg:height="0.052cm" draw:transform="rotate (1.5707963267949) translate (16.197cm 12.678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16.159cm" svg:y1="12.431cm" svg:x2="16.159cm" svg:y2="12.249cm">
            <text:p/>
          </draw:line>
          <draw:custom-shape draw:style-name="gr6" draw:text-style-name="P7" draw:layer="layout" svg:width="0.202cm" svg:height="0.213cm" svg:x="16.371cm" svg:y="13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16.8cm 12.736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6.429cm" svg:y="12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6.157cm" svg:y1="12.438cm" svg:x2="16.157cm" svg:y2="12.605cm">
            <text:p/>
          </draw:line>
          <draw:line draw:style-name="gr12" draw:text-style-name="P5" draw:layer="layout" svg:x1="16.281cm" svg:y1="12.442cm" svg:x2="16.281cm" svg:y2="12.531cm">
            <text:p/>
          </draw:line>
          <draw:line draw:style-name="gr12" draw:text-style-name="P5" draw:layer="layout" svg:x1="16.282cm" svg:y1="12.438cm" svg:x2="16.152cm" svg:y2="12.438cm">
            <text:p/>
          </draw:line>
          <draw:line draw:style-name="gr12" draw:text-style-name="P5" draw:layer="layout" svg:x1="16.343cm" svg:y1="12.538cm" svg:x2="16.281cm" svg:y2="12.538cm">
            <text:p/>
          </draw:line>
          <draw:custom-shape draw:style-name="gr8" draw:text-style-name="P3" draw:layer="layout" svg:width="0.192cm" svg:height="0.064cm" draw:transform="rotate (1.5707963267949) translate (16.306cm 12.6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16.8cm 13.442cm)">
            <text:p text:style-name="P2"><text:span text:style-name="T5">Pipeli</text:span><text:span text:style-name="T5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4" draw:layer="layout" svg:width="0.4cm" svg:height="0.097cm" svg:x="16.27cm" svg:y="13.059cm">
            <text:p text:style-name="P2"><text:span text:style-name="T2">Shi</text:span><text:span text:style-name="T2">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6.157cm" svg:y1="13.339cm" svg:x2="16.157cm" svg:y2="13.539cm">
            <text:p/>
          </draw:line>
          <draw:line draw:style-name="gr12" draw:text-style-name="P5" draw:layer="layout" svg:x1="16.981cm" svg:y1="13.295cm" svg:x2="16.981cm" svg:y2="13.532cm">
            <text:p/>
          </draw:line>
          <draw:line draw:style-name="gr12" draw:text-style-name="P5" draw:layer="layout" svg:x1="16.246cm" svg:y1="13.339cm" svg:x2="16.152cm" svg:y2="13.339cm">
            <text:p/>
          </draw:line>
          <draw:custom-shape draw:style-name="gr24" draw:text-style-name="P14" draw:layer="layout" svg:width="0.2cm" svg:height="0.034cm" draw:transform="rotate (1.5707963267949) translate (16.246cm 13.396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6.94cm" svg:y="13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6.981cm" svg:y1="13.539cm" svg:x2="16.152cm" svg:y2="13.539cm">
            <text:p/>
          </draw:line>
          <draw:custom-shape draw:style-name="gr11" draw:text-style-name="P9" draw:layer="layout" svg:width="0.042cm" svg:height="0.042cm" svg:x="16.14cm" svg:y="12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5.888cm" svg:y1="12.453cm" svg:x2="15.758cm" svg:y2="12.453cm">
            <text:p/>
          </draw:line>
          <draw:line draw:style-name="gr13" draw:text-style-name="P5" draw:layer="layout" svg:x1="15.888cm" svg:y1="12.553cm" svg:x2="15.758cm" svg:y2="12.553cm">
            <text:p/>
          </draw:line>
          <draw:line draw:style-name="gr13" draw:text-style-name="P5" draw:layer="layout" svg:x1="15.888cm" svg:y1="12.653cm" svg:x2="15.758cm" svg:y2="12.653cm">
            <text:p/>
          </draw:line>
          <draw:line draw:style-name="gr13" draw:text-style-name="P5" draw:layer="layout" svg:x1="15.888cm" svg:y1="12.753cm" svg:x2="15.758cm" svg:y2="12.753cm">
            <text:p/>
          </draw:line>
          <draw:line draw:style-name="gr13" draw:text-style-name="P5" draw:layer="layout" svg:x1="15.888cm" svg:y1="12.853cm" svg:x2="15.758cm" svg:y2="12.853cm">
            <text:p/>
          </draw:line>
          <draw:line draw:style-name="gr13" draw:text-style-name="P5" draw:layer="layout" svg:x1="15.888cm" svg:y1="12.353cm" svg:x2="15.758cm" svg:y2="12.353cm">
            <text:p/>
          </draw:line>
          <draw:line draw:style-name="gr14" draw:text-style-name="P5" draw:layer="layout" svg:x1="15.888cm" svg:y1="13.133cm" svg:x2="15.758cm" svg:y2="13.133cm">
            <text:p/>
          </draw:line>
          <draw:line draw:style-name="gr14" draw:text-style-name="P5" draw:layer="layout" svg:x1="15.888cm" svg:y1="13.233cm" svg:x2="15.758cm" svg:y2="13.233cm">
            <text:p/>
          </draw:line>
          <draw:line draw:style-name="gr14" draw:text-style-name="P5" draw:layer="layout" svg:x1="15.888cm" svg:y1="13.333cm" svg:x2="15.758cm" svg:y2="13.333cm">
            <text:p/>
          </draw:line>
          <draw:line draw:style-name="gr14" draw:text-style-name="P5" draw:layer="layout" svg:x1="15.888cm" svg:y1="13.433cm" svg:x2="15.758cm" svg:y2="13.433cm">
            <text:p/>
          </draw:line>
          <draw:line draw:style-name="gr14" draw:text-style-name="P5" draw:layer="layout" svg:x1="15.888cm" svg:y1="13.533cm" svg:x2="15.758cm" svg:y2="13.533cm">
            <text:p/>
          </draw:line>
          <draw:line draw:style-name="gr14" draw:text-style-name="P5" draw:layer="layout" svg:x1="15.888cm" svg:y1="13.033cm" svg:x2="15.758cm" svg:y2="13.033cm">
            <text:p/>
          </draw:line>
          <draw:line draw:style-name="gr15" draw:text-style-name="P10" draw:layer="layout" svg:x1="17.05cm" svg:y1="11.996cm" svg:x2="17.05cm" svg:y2="12.813cm">
            <text:p/>
          </draw:line>
          <draw:line draw:style-name="gr15" draw:text-style-name="P10" draw:layer="layout" svg:x1="17.05cm" svg:y1="13.013cm" svg:x2="17.05cm" svg:y2="14cm">
            <text:p/>
          </draw:line>
        </draw:g>
        <draw:line draw:style-name="gr16" draw:text-style-name="P10" draw:layer="layout" svg:x1="14.872cm" svg:y1="12.589cm" svg:x2="15.788cm" svg:y2="12.589cm">
          <text:p/>
        </draw:line>
        <draw:line draw:style-name="gr17" draw:text-style-name="P10" draw:layer="layout" svg:x1="14.872cm" svg:y1="13.294cm" svg:x2="15.788cm" svg:y2="13.294cm">
          <text:p/>
        </draw:line>
        <draw:line draw:style-name="gr16" draw:text-style-name="P10" draw:layer="layout" svg:x1="17.188cm" svg:y1="12.589cm" svg:x2="18.2cm" svg:y2="12.589cm">
          <text:p/>
        </draw:line>
        <draw:line draw:style-name="gr17" draw:text-style-name="P10" draw:layer="layout" svg:x1="17.188cm" svg:y1="13.294cm" svg:x2="18.245cm" svg:y2="13.292cm">
          <text:p/>
        </draw:line>
        <draw:frame draw:style-name="gr18" draw:text-style-name="P11" draw:layer="layout" svg:width="0.781cm" svg:height="0.446cm" svg:x="14.668cm" svg:y="12.201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16.973cm" svg:y="12.201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15.96cm" svg:y="12.125cm">
          <draw:text-box>
            <text:p><text:span text:style-name="T3">I_broadcast</text:span></text:p>
          </draw:text-box>
        </draw:frame>
        <draw:frame draw:style-name="gr21" draw:text-style-name="P11" draw:layer="layout" svg:width="1.048cm" svg:height="0.446cm" svg:x="14.665cm" svg:y="12.937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17.002cm" svg:y="12.937cm">
          <draw:text-box>
            <text:p><text:span text:style-name="T6">Res_out</text:span></text:p>
          </draw:text-box>
        </draw:frame>
        <draw:frame draw:style-name="gr25" draw:text-style-name="P15" draw:layer="layout" svg:width="0.798cm" svg:height="0.526cm" svg:x="3.9cm" svg:y="14cm">
          <draw:text-box>
            <text:p><text:span text:style-name="T7">(a)</text:span></text:p>
          </draw:text-box>
        </draw:frame>
        <draw:frame draw:style-name="gr25" draw:text-style-name="P15" draw:layer="layout" svg:width="0.798cm" svg:height="0.526cm" svg:x="16.1cm" svg:y="14cm">
          <draw:text-box>
            <text:p><text:span text:style-name="T7">(b)</text:span></text:p>
          </draw:text-box>
        </draw:frame>
        <draw:frame draw:style-name="gr26" draw:text-style-name="P11" draw:layer="layout" svg:width="0.9cm" svg:height="0.446cm" svg:x="4.619cm" svg:y="11.9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4.62cm" svg:y="13.528cm">
          <draw:text-box>
            <text:p><text:span text:style-name="T6">W_out</text:span></text:p>
          </draw:text-box>
        </draw:frame>
        <draw:frame draw:style-name="gr26" draw:text-style-name="P11" draw:layer="layout" svg:width="0.9cm" svg:height="0.446cm" svg:x="16.82cm" svg:y="11.9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16.821cm" svg:y="13.528cm">
          <draw:text-box>
            <text:p><text:span text:style-name="T6">W_out</text:span></text:p>
          </draw:text-box>
        </draw:frame>
        <draw:g>
          <draw:custom-shape draw:style-name="gr1" draw:text-style-name="P1" draw:layer="layout" svg:width="1.4cm" svg:height="1.4cm" svg:x="7.688cm" svg:y="12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7.788cm 12.9cm)">
            <text:p text:style-name="P2"><text:span text:style-name="T1">I_M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7.789cm 13.584cm)">
            <text:p text:style-name="P2"><text:span text:style-name="T2">RES_M</text:span><text:span text:style-name="T2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7.988cm" svg:y1="12.594cm" svg:x2="8.172cm" svg:y2="12.594cm">
            <text:p/>
          </draw:line>
          <draw:line draw:style-name="gr4" draw:text-style-name="P5" draw:layer="layout" svg:x1="8.369cm" svg:y1="12.91cm" svg:x2="8.688cm" svg:y2="12.91cm">
            <text:p/>
          </draw:line>
          <draw:custom-shape draw:style-name="gr5" draw:text-style-name="P6" draw:layer="layout" svg:width="0.4cm" svg:height="0.2cm" svg:x="8.64cm" svg:y="12.817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988cm" svg:y1="13.294cm" svg:x2="8.271cm" svg:y2="13.294cm">
            <text:p/>
          </draw:line>
          <draw:line draw:style-name="gr4" draw:text-style-name="P5" draw:layer="layout" svg:x1="8.369cm" svg:y1="12.594cm" svg:x2="8.369cm" svg:y2="13.2cm">
            <text:p/>
          </draw:line>
          <draw:custom-shape draw:style-name="gr6" draw:text-style-name="P7" draw:layer="layout" svg:width="0.202cm" svg:height="0.213cm" svg:x="8.27cm" svg:y="12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8.3cm" svg:y1="13.294cm" svg:x2="9.088cm" svg:y2="13.294cm">
            <text:p/>
          </draw:line>
          <draw:line draw:style-name="gr7" draw:text-style-name="P5" draw:layer="layout" svg:x1="8.088cm" svg:y1="12.594cm" svg:x2="9.076cm" svg:y2="12.594cm">
            <text:p/>
          </draw:line>
          <draw:custom-shape draw:style-name="gr8" draw:text-style-name="P3" draw:layer="layout" svg:width="0.201cm" svg:height="0.052cm" draw:transform="rotate (1.5707963267949) translate (8.097cm 12.677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8.059cm" svg:y1="12.43cm" svg:x2="8.059cm" svg:y2="12.248cm">
            <text:p/>
          </draw:line>
          <draw:custom-shape draw:style-name="gr6" draw:text-style-name="P7" draw:layer="layout" svg:width="0.202cm" svg:height="0.213cm" svg:x="8.271cm" svg:y="13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8.7cm 12.735cm)">
            <text:p text:style-name="P2"><text:span text:style-name="T5">Pipeli</text:span><text:span text:style-name="T5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8.329cm" svg:y="12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8.057cm" svg:y1="12.437cm" svg:x2="8.057cm" svg:y2="12.604cm">
            <text:p/>
          </draw:line>
          <draw:line draw:style-name="gr12" draw:text-style-name="P5" draw:layer="layout" svg:x1="8.181cm" svg:y1="12.441cm" svg:x2="8.181cm" svg:y2="12.53cm">
            <text:p/>
          </draw:line>
          <draw:line draw:style-name="gr12" draw:text-style-name="P5" draw:layer="layout" svg:x1="8.182cm" svg:y1="12.437cm" svg:x2="8.052cm" svg:y2="12.437cm">
            <text:p/>
          </draw:line>
          <draw:line draw:style-name="gr12" draw:text-style-name="P5" draw:layer="layout" svg:x1="8.243cm" svg:y1="12.537cm" svg:x2="8.181cm" svg:y2="12.537cm">
            <text:p/>
          </draw:line>
          <draw:custom-shape draw:style-name="gr8" draw:text-style-name="P3" draw:layer="layout" svg:width="0.192cm" svg:height="0.064cm" draw:transform="rotate (1.5707963267949) translate (8.206cm 12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8.7cm 13.441cm)">
            <text:p text:style-name="P2"><text:span text:style-name="T5">Pip</text:span><text:span text:style-name="T5">eli</text:span><text:span text:style-name="T5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8.039cm" svg:y="12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7.788cm" svg:y1="12.453cm" svg:x2="7.658cm" svg:y2="12.453cm">
            <text:p/>
          </draw:line>
          <draw:line draw:style-name="gr13" draw:text-style-name="P5" draw:layer="layout" svg:x1="7.788cm" svg:y1="12.553cm" svg:x2="7.658cm" svg:y2="12.553cm">
            <text:p/>
          </draw:line>
          <draw:line draw:style-name="gr13" draw:text-style-name="P5" draw:layer="layout" svg:x1="7.788cm" svg:y1="12.653cm" svg:x2="7.658cm" svg:y2="12.653cm">
            <text:p/>
          </draw:line>
          <draw:line draw:style-name="gr13" draw:text-style-name="P5" draw:layer="layout" svg:x1="7.788cm" svg:y1="12.753cm" svg:x2="7.658cm" svg:y2="12.753cm">
            <text:p/>
          </draw:line>
          <draw:line draw:style-name="gr13" draw:text-style-name="P5" draw:layer="layout" svg:x1="7.788cm" svg:y1="12.853cm" svg:x2="7.658cm" svg:y2="12.853cm">
            <text:p/>
          </draw:line>
          <draw:line draw:style-name="gr13" draw:text-style-name="P5" draw:layer="layout" svg:x1="7.788cm" svg:y1="12.353cm" svg:x2="7.658cm" svg:y2="12.353cm">
            <text:p/>
          </draw:line>
          <draw:line draw:style-name="gr14" draw:text-style-name="P5" draw:layer="layout" svg:x1="7.788cm" svg:y1="13.133cm" svg:x2="7.658cm" svg:y2="13.133cm">
            <text:p/>
          </draw:line>
          <draw:line draw:style-name="gr14" draw:text-style-name="P5" draw:layer="layout" svg:x1="7.788cm" svg:y1="13.233cm" svg:x2="7.658cm" svg:y2="13.233cm">
            <text:p/>
          </draw:line>
          <draw:line draw:style-name="gr14" draw:text-style-name="P5" draw:layer="layout" svg:x1="7.788cm" svg:y1="13.333cm" svg:x2="7.658cm" svg:y2="13.333cm">
            <text:p/>
          </draw:line>
          <draw:line draw:style-name="gr14" draw:text-style-name="P5" draw:layer="layout" svg:x1="7.788cm" svg:y1="13.433cm" svg:x2="7.658cm" svg:y2="13.433cm">
            <text:p/>
          </draw:line>
          <draw:line draw:style-name="gr14" draw:text-style-name="P5" draw:layer="layout" svg:x1="7.788cm" svg:y1="13.533cm" svg:x2="7.658cm" svg:y2="13.533cm">
            <text:p/>
          </draw:line>
          <draw:line draw:style-name="gr14" draw:text-style-name="P5" draw:layer="layout" svg:x1="7.788cm" svg:y1="13.033cm" svg:x2="7.658cm" svg:y2="13.033cm">
            <text:p/>
          </draw:line>
        </draw:g>
        <draw:line draw:style-name="gr16" draw:text-style-name="P10" draw:layer="layout" svg:x1="6.772cm" svg:y1="12.588cm" svg:x2="7.688cm" svg:y2="12.588cm">
          <text:p/>
        </draw:line>
        <draw:line draw:style-name="gr17" draw:text-style-name="P10" draw:layer="layout" svg:x1="6.772cm" svg:y1="13.293cm" svg:x2="7.688cm" svg:y2="13.293cm">
          <text:p/>
        </draw:line>
        <draw:line draw:style-name="gr16" draw:text-style-name="P10" draw:layer="layout" svg:x1="9.088cm" svg:y1="12.588cm" svg:x2="10.138cm" svg:y2="12.588cm">
          <text:p/>
        </draw:line>
        <draw:line draw:style-name="gr17" draw:text-style-name="P10" draw:layer="layout" svg:x1="9.088cm" svg:y1="13.293cm" svg:x2="10.145cm" svg:y2="13.291cm">
          <text:p/>
        </draw:line>
        <draw:frame draw:style-name="gr20" draw:text-style-name="P12" draw:layer="layout" svg:width="1.171cm" svg:height="0.391cm" svg:x="7.86cm" svg:y="12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10.138cm" svg:y="12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0.238cm 12.9cm)">
            <text:p text:style-name="P2"><text:span text:style-name="T1">I_MU</text:span><text:span text:style-name="T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0.239cm 13.584cm)">
            <text:p text:style-name="P2"><text:span text:style-name="T2">RES_MU</text:span><text:span text:style-name="T2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438cm" svg:y1="12.594cm" svg:x2="10.622cm" svg:y2="12.594cm">
            <text:p/>
          </draw:line>
          <draw:line draw:style-name="gr4" draw:text-style-name="P5" draw:layer="layout" svg:x1="10.819cm" svg:y1="12.91cm" svg:x2="11.138cm" svg:y2="12.91cm">
            <text:p/>
          </draw:line>
          <draw:custom-shape draw:style-name="gr5" draw:text-style-name="P6" draw:layer="layout" svg:width="0.4cm" svg:height="0.2cm" svg:x="11.09cm" svg:y="12.817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438cm" svg:y1="13.294cm" svg:x2="10.721cm" svg:y2="13.294cm">
            <text:p/>
          </draw:line>
          <draw:line draw:style-name="gr4" draw:text-style-name="P5" draw:layer="layout" svg:x1="10.819cm" svg:y1="12.594cm" svg:x2="10.819cm" svg:y2="13.2cm">
            <text:p/>
          </draw:line>
          <draw:custom-shape draw:style-name="gr6" draw:text-style-name="P7" draw:layer="layout" svg:width="0.202cm" svg:height="0.213cm" svg:x="10.72cm" svg:y="12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0.75cm" svg:y1="13.294cm" svg:x2="11.538cm" svg:y2="13.294cm">
            <text:p/>
          </draw:line>
          <draw:line draw:style-name="gr7" draw:text-style-name="P5" draw:layer="layout" svg:x1="10.538cm" svg:y1="12.594cm" svg:x2="11.526cm" svg:y2="12.594cm">
            <text:p/>
          </draw:line>
          <draw:custom-shape draw:style-name="gr8" draw:text-style-name="P3" draw:layer="layout" svg:width="0.201cm" svg:height="0.052cm" draw:transform="rotate (1.5707963267949) translate (10.547cm 12.677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10.509cm" svg:y1="12.43cm" svg:x2="10.509cm" svg:y2="12.248cm">
            <text:p/>
          </draw:line>
          <draw:custom-shape draw:style-name="gr6" draw:text-style-name="P7" draw:layer="layout" svg:width="0.202cm" svg:height="0.213cm" svg:x="10.721cm" svg:y="13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11.15cm 12.735cm)">
            <text:p text:style-name="P2"><text:span text:style-name="T5">Pip</text:span><text:span text:style-name="T5">eli</text:span><text:span text:style-name="T5">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0.779cm" svg:y="12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0.507cm" svg:y1="12.437cm" svg:x2="10.507cm" svg:y2="12.604cm">
            <text:p/>
          </draw:line>
          <draw:line draw:style-name="gr12" draw:text-style-name="P5" draw:layer="layout" svg:x1="10.631cm" svg:y1="12.441cm" svg:x2="10.631cm" svg:y2="12.53cm">
            <text:p/>
          </draw:line>
          <draw:line draw:style-name="gr12" draw:text-style-name="P5" draw:layer="layout" svg:x1="10.632cm" svg:y1="12.437cm" svg:x2="10.502cm" svg:y2="12.437cm">
            <text:p/>
          </draw:line>
          <draw:line draw:style-name="gr12" draw:text-style-name="P5" draw:layer="layout" svg:x1="10.693cm" svg:y1="12.537cm" svg:x2="10.631cm" svg:y2="12.537cm">
            <text:p/>
          </draw:line>
          <draw:custom-shape draw:style-name="gr8" draw:text-style-name="P3" draw:layer="layout" svg:width="0.192cm" svg:height="0.064cm" draw:transform="rotate (1.5707963267949) translate (10.656cm 12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11.15cm 13.441cm)">
            <text:p text:style-name="P2"><text:span text:style-name="T5">Pipe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10.489cm" svg:y="12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0.238cm" svg:y1="12.453cm" svg:x2="10.108cm" svg:y2="12.453cm">
            <text:p/>
          </draw:line>
          <draw:line draw:style-name="gr13" draw:text-style-name="P5" draw:layer="layout" svg:x1="10.238cm" svg:y1="12.553cm" svg:x2="10.108cm" svg:y2="12.553cm">
            <text:p/>
          </draw:line>
          <draw:line draw:style-name="gr13" draw:text-style-name="P5" draw:layer="layout" svg:x1="10.238cm" svg:y1="12.653cm" svg:x2="10.108cm" svg:y2="12.653cm">
            <text:p/>
          </draw:line>
          <draw:line draw:style-name="gr13" draw:text-style-name="P5" draw:layer="layout" svg:x1="10.238cm" svg:y1="12.753cm" svg:x2="10.108cm" svg:y2="12.753cm">
            <text:p/>
          </draw:line>
          <draw:line draw:style-name="gr13" draw:text-style-name="P5" draw:layer="layout" svg:x1="10.238cm" svg:y1="12.853cm" svg:x2="10.108cm" svg:y2="12.853cm">
            <text:p/>
          </draw:line>
          <draw:line draw:style-name="gr13" draw:text-style-name="P5" draw:layer="layout" svg:x1="10.238cm" svg:y1="12.353cm" svg:x2="10.108cm" svg:y2="12.353cm">
            <text:p/>
          </draw:line>
          <draw:line draw:style-name="gr14" draw:text-style-name="P5" draw:layer="layout" svg:x1="10.238cm" svg:y1="13.133cm" svg:x2="10.108cm" svg:y2="13.133cm">
            <text:p/>
          </draw:line>
          <draw:line draw:style-name="gr14" draw:text-style-name="P5" draw:layer="layout" svg:x1="10.238cm" svg:y1="13.233cm" svg:x2="10.108cm" svg:y2="13.233cm">
            <text:p/>
          </draw:line>
          <draw:line draw:style-name="gr14" draw:text-style-name="P5" draw:layer="layout" svg:x1="10.238cm" svg:y1="13.333cm" svg:x2="10.108cm" svg:y2="13.333cm">
            <text:p/>
          </draw:line>
          <draw:line draw:style-name="gr14" draw:text-style-name="P5" draw:layer="layout" svg:x1="10.238cm" svg:y1="13.433cm" svg:x2="10.108cm" svg:y2="13.433cm">
            <text:p/>
          </draw:line>
          <draw:line draw:style-name="gr14" draw:text-style-name="P5" draw:layer="layout" svg:x1="10.238cm" svg:y1="13.533cm" svg:x2="10.108cm" svg:y2="13.533cm">
            <text:p/>
          </draw:line>
          <draw:line draw:style-name="gr14" draw:text-style-name="P5" draw:layer="layout" svg:x1="10.238cm" svg:y1="13.033cm" svg:x2="10.108cm" svg:y2="13.033cm">
            <text:p/>
          </draw:line>
        </draw:g>
        <draw:line draw:style-name="gr17" draw:text-style-name="P10" draw:layer="layout" svg:x1="9.222cm" svg:y1="13.293cm" svg:x2="10.138cm" svg:y2="13.293cm">
          <text:p/>
        </draw:line>
        <draw:line draw:style-name="gr16" draw:text-style-name="P10" draw:layer="layout" svg:x1="11.538cm" svg:y1="12.588cm" svg:x2="12.55cm" svg:y2="12.588cm">
          <text:p/>
        </draw:line>
        <draw:line draw:style-name="gr17" draw:text-style-name="P10" draw:layer="layout" svg:x1="11.538cm" svg:y1="13.293cm" svg:x2="12.595cm" svg:y2="13.291cm">
          <text:p/>
        </draw:line>
        <draw:frame draw:style-name="gr20" draw:text-style-name="P12" draw:layer="layout" svg:width="1.171cm" svg:height="0.391cm" svg:x="10.31cm" svg:y="12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3.188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3.188cm 7.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3.189cm 8.08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388cm" svg:y1="7.094cm" svg:x2="3.672cm" svg:y2="7.094cm">
            <text:p/>
          </draw:line>
          <draw:line draw:style-name="gr4" draw:text-style-name="P5" draw:layer="layout" svg:x1="3.869cm" svg:y1="7.41cm" svg:x2="4.188cm" svg:y2="7.41cm">
            <text:p/>
          </draw:line>
          <draw:custom-shape draw:style-name="gr5" draw:text-style-name="P18" draw:layer="layout" svg:width="0.4cm" svg:height="0.2cm" svg:x="4.14cm" svg:y="7.31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389cm" svg:y1="7.794cm" svg:x2="3.771cm" svg:y2="7.794cm">
            <text:p/>
          </draw:line>
          <draw:line draw:style-name="gr4" draw:text-style-name="P5" draw:layer="layout" svg:x1="3.869cm" svg:y1="7.094cm" svg:x2="3.869cm" svg:y2="7.7cm">
            <text:p/>
          </draw:line>
          <draw:custom-shape draw:style-name="gr6" draw:text-style-name="P7" draw:layer="layout" svg:width="0.202cm" svg:height="0.213cm" svg:x="3.77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8cm" svg:y1="7.794cm" svg:x2="4.588cm" svg:y2="7.794cm">
            <text:p/>
          </draw:line>
          <draw:line draw:style-name="gr7" draw:text-style-name="P5" draw:layer="layout" svg:x1="3.588cm" svg:y1="7.094cm" svg:x2="4.588cm" svg:y2="7.094cm">
            <text:p/>
          </draw:line>
          <draw:custom-shape draw:style-name="gr8" draw:text-style-name="P3" draw:layer="layout" svg:width="0.201cm" svg:height="0.052cm" draw:transform="rotate (1.5707963267949) translate (3.597cm 7.17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3.771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4.2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829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557cm" svg:y1="6.937cm" svg:x2="3.557cm" svg:y2="7.104cm">
            <text:p/>
          </draw:line>
          <draw:line draw:style-name="gr12" draw:text-style-name="P5" draw:layer="layout" svg:x1="3.681cm" svg:y1="6.941cm" svg:x2="3.681cm" svg:y2="7.03cm">
            <text:p/>
          </draw:line>
          <draw:line draw:style-name="gr12" draw:text-style-name="P5" draw:layer="layout" svg:x1="3.682cm" svg:y1="6.937cm" svg:x2="3.552cm" svg:y2="6.937cm">
            <text:p/>
          </draw:line>
          <draw:line draw:style-name="gr12" draw:text-style-name="P5" draw:layer="layout" svg:x1="3.743cm" svg:y1="7.037cm" svg:x2="3.681cm" svg:y2="7.037cm">
            <text:p/>
          </draw:line>
          <draw:custom-shape draw:style-name="gr8" draw:text-style-name="P3" draw:layer="layout" svg:width="0.192cm" svg:height="0.064cm" draw:transform="rotate (1.5707963267949) translate (3.706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4.2cm 7.941cm)">
            <text:p text:style-name="P2"><text:span text:style-name="T13">Pipeli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4.45cm" svg:y1="6.748cm" svg:x2="4.45cm" svg:y2="7.309cm">
            <text:p/>
          </draw:line>
          <draw:line draw:style-name="gr15" draw:text-style-name="P10" draw:layer="layout" svg:x1="4.45cm" svg:y1="7.509cm" svg:x2="4.45cm" svg:y2="8.148cm">
            <text:p/>
          </draw:line>
          <draw:frame draw:style-name="gr19" draw:text-style-name="P20" draw:layer="layout" svg:width="0.887cm" svg:height="0.446cm" svg:x="4.103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4.104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4.356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4.357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2.455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3.188cm" svg:y1="7.094cm" svg:x2="3.058cm" svg:y2="7.094cm">
            <text:p/>
          </draw:line>
          <draw:line draw:style-name="gr13" draw:text-style-name="P5" draw:layer="layout" svg:x1="3.188cm" svg:y1="6.894cm" svg:x2="3.058cm" svg:y2="6.894cm">
            <text:p/>
          </draw:line>
          <draw:line draw:style-name="gr13" draw:text-style-name="P5" draw:layer="layout" svg:x1="3.188cm" svg:y1="7.294cm" svg:x2="3.058cm" svg:y2="7.294cm">
            <text:p/>
          </draw:line>
          <draw:frame draw:style-name="gr19" draw:text-style-name="P20" draw:layer="layout" svg:width="0.887cm" svg:height="0.446cm" svg:x="2.456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2.456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2.303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3.188cm" svg:y1="7.794cm" svg:x2="3.058cm" svg:y2="7.794cm">
            <text:p/>
          </draw:line>
          <draw:line draw:style-name="gr14" draw:text-style-name="P5" draw:layer="layout" svg:x1="3.188cm" svg:y1="7.594cm" svg:x2="3.058cm" svg:y2="7.594cm">
            <text:p/>
          </draw:line>
          <draw:line draw:style-name="gr14" draw:text-style-name="P5" draw:layer="layout" svg:x1="3.188cm" svg:y1="7.994cm" svg:x2="3.058cm" svg:y2="7.994cm">
            <text:p/>
          </draw:line>
          <draw:frame draw:style-name="gr29" draw:text-style-name="P20" draw:layer="layout" svg:width="0.976cm" svg:height="0.446cm" svg:x="2.303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2.303cm" svg:y="7.754cm">
            <draw:text-box>
              <text:p><text:span text:style-name="T12">Res</text:span><text:span text:style-name="T14">config_2</text:span></text:p>
            </draw:text-box>
          </draw:frame>
        </draw:g>
        <draw:g>
          <draw:custom-shape draw:style-name="gr1" draw:text-style-name="P1" draw:layer="layout" svg:width="1.4cm" svg:height="1.4cm" svg:x="6.089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6.089cm 7.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6.09cm 8.084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6.289cm" svg:y1="7.094cm" svg:x2="6.573cm" svg:y2="7.094cm">
            <text:p/>
          </draw:line>
          <draw:line draw:style-name="gr4" draw:text-style-name="P5" draw:layer="layout" svg:x1="6.77cm" svg:y1="7.41cm" svg:x2="7.089cm" svg:y2="7.41cm">
            <text:p/>
          </draw:line>
          <draw:custom-shape draw:style-name="gr5" draw:text-style-name="P18" draw:layer="layout" svg:width="0.4cm" svg:height="0.2cm" svg:x="7.041cm" svg:y="7.317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6.29cm" svg:y1="7.794cm" svg:x2="6.672cm" svg:y2="7.794cm">
            <text:p/>
          </draw:line>
          <draw:line draw:style-name="gr4" draw:text-style-name="P5" draw:layer="layout" svg:x1="6.77cm" svg:y1="7.094cm" svg:x2="6.77cm" svg:y2="7.7cm">
            <text:p/>
          </draw:line>
          <draw:custom-shape draw:style-name="gr6" draw:text-style-name="P7" draw:layer="layout" svg:width="0.202cm" svg:height="0.213cm" svg:x="6.671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701cm" svg:y1="7.794cm" svg:x2="7.489cm" svg:y2="7.794cm">
            <text:p/>
          </draw:line>
          <draw:line draw:style-name="gr7" draw:text-style-name="P5" draw:layer="layout" svg:x1="6.489cm" svg:y1="7.094cm" svg:x2="7.489cm" svg:y2="7.094cm">
            <text:p/>
          </draw:line>
          <draw:custom-shape draw:style-name="gr8" draw:text-style-name="P3" draw:layer="layout" svg:width="0.201cm" svg:height="0.052cm" draw:transform="rotate (1.5707963267949) translate (6.498cm 7.17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6.672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7.101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73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6.458cm" svg:y1="6.937cm" svg:x2="6.458cm" svg:y2="7.104cm">
            <text:p/>
          </draw:line>
          <draw:line draw:style-name="gr12" draw:text-style-name="P5" draw:layer="layout" svg:x1="6.582cm" svg:y1="6.941cm" svg:x2="6.582cm" svg:y2="7.03cm">
            <text:p/>
          </draw:line>
          <draw:line draw:style-name="gr12" draw:text-style-name="P5" draw:layer="layout" svg:x1="6.583cm" svg:y1="6.937cm" svg:x2="6.453cm" svg:y2="6.937cm">
            <text:p/>
          </draw:line>
          <draw:line draw:style-name="gr12" draw:text-style-name="P5" draw:layer="layout" svg:x1="6.644cm" svg:y1="7.037cm" svg:x2="6.582cm" svg:y2="7.037cm">
            <text:p/>
          </draw:line>
          <draw:custom-shape draw:style-name="gr8" draw:text-style-name="P3" draw:layer="layout" svg:width="0.192cm" svg:height="0.064cm" draw:transform="rotate (1.5707963267949) translate (6.607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7.101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7.351cm" svg:y1="6.748cm" svg:x2="7.351cm" svg:y2="7.309cm">
            <text:p/>
          </draw:line>
          <draw:line draw:style-name="gr15" draw:text-style-name="P10" draw:layer="layout" svg:x1="7.351cm" svg:y1="7.509cm" svg:x2="7.351cm" svg:y2="8.148cm">
            <text:p/>
          </draw:line>
          <draw:frame draw:style-name="gr19" draw:text-style-name="P20" draw:layer="layout" svg:width="0.887cm" svg:height="0.446cm" svg:x="7.004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7.005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7.257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7.258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5.356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6.089cm" svg:y1="7.094cm" svg:x2="5.959cm" svg:y2="7.094cm">
            <text:p/>
          </draw:line>
          <draw:line draw:style-name="gr13" draw:text-style-name="P5" draw:layer="layout" svg:x1="6.089cm" svg:y1="6.894cm" svg:x2="5.959cm" svg:y2="6.894cm">
            <text:p/>
          </draw:line>
          <draw:line draw:style-name="gr13" draw:text-style-name="P5" draw:layer="layout" svg:x1="6.089cm" svg:y1="7.294cm" svg:x2="5.959cm" svg:y2="7.294cm">
            <text:p/>
          </draw:line>
          <draw:frame draw:style-name="gr19" draw:text-style-name="P20" draw:layer="layout" svg:width="0.887cm" svg:height="0.446cm" svg:x="5.357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5.357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5.204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6.089cm" svg:y1="7.794cm" svg:x2="5.959cm" svg:y2="7.794cm">
            <text:p/>
          </draw:line>
          <draw:line draw:style-name="gr14" draw:text-style-name="P5" draw:layer="layout" svg:x1="6.089cm" svg:y1="7.594cm" svg:x2="5.959cm" svg:y2="7.594cm">
            <text:p/>
          </draw:line>
          <draw:line draw:style-name="gr14" draw:text-style-name="P5" draw:layer="layout" svg:x1="6.089cm" svg:y1="7.994cm" svg:x2="5.959cm" svg:y2="7.994cm">
            <text:p/>
          </draw:line>
          <draw:frame draw:style-name="gr29" draw:text-style-name="P20" draw:layer="layout" svg:width="0.976cm" svg:height="0.446cm" svg:x="5.204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5.204cm" svg:y="7.754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6.567cm" svg:y="7.56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6.454cm" svg:y1="7.84cm" svg:x2="6.454cm" svg:y2="8.04cm">
            <text:p/>
          </draw:line>
          <draw:line draw:style-name="gr12" draw:text-style-name="P5" draw:layer="layout" svg:x1="7.278cm" svg:y1="7.796cm" svg:x2="7.278cm" svg:y2="8.033cm">
            <text:p/>
          </draw:line>
          <draw:line draw:style-name="gr12" draw:text-style-name="P5" draw:layer="layout" svg:x1="6.543cm" svg:y1="7.84cm" svg:x2="6.449cm" svg:y2="7.84cm">
            <text:p/>
          </draw:line>
          <draw:custom-shape draw:style-name="gr24" draw:text-style-name="P14" draw:layer="layout" svg:width="0.2cm" svg:height="0.034cm" draw:transform="rotate (1.5707963267949) translate (6.543cm 7.897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7.237cm" svg:y="7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7.278cm" svg:y1="8.04cm" svg:x2="6.449cm" svg:y2="8.04cm">
            <text:p/>
          </draw:line>
        </draw:g>
        <draw:g>
          <draw:custom-shape draw:style-name="gr1" draw:text-style-name="P1" draw:layer="layout" svg:width="1.4cm" svg:height="1.4cm" svg:x="2.682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2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3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2cm" svg:y1="9.123cm" svg:x2="3.166cm" svg:y2="9.123cm">
            <text:p/>
          </draw:line>
          <draw:line draw:style-name="gr4" draw:text-style-name="P5" draw:layer="layout" svg:x1="3.363cm" svg:y1="9.439cm" svg:x2="3.682cm" svg:y2="9.439cm">
            <text:p/>
          </draw:line>
          <draw:custom-shape draw:style-name="gr5" draw:text-style-name="P18" draw:layer="layout" svg:width="0.4cm" svg:height="0.2cm" svg:x="3.634cm" svg:y="9.346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3cm" svg:y1="9.823cm" svg:x2="3.265cm" svg:y2="9.823cm">
            <text:p/>
          </draw:line>
          <draw:line draw:style-name="gr4" draw:text-style-name="P5" draw:layer="layout" svg:x1="3.363cm" svg:y1="9.123cm" svg:x2="3.363cm" svg:y2="9.729cm">
            <text:p/>
          </draw:line>
          <draw:custom-shape draw:style-name="gr6" draw:text-style-name="P7" draw:layer="layout" svg:width="0.202cm" svg:height="0.213cm" svg:x="3.264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4cm" svg:y1="9.823cm" svg:x2="4.082cm" svg:y2="9.823cm">
            <text:p/>
          </draw:line>
          <draw:line draw:style-name="gr7" draw:text-style-name="P5" draw:layer="layout" svg:x1="3.082cm" svg:y1="9.123cm" svg:x2="4.082cm" svg:y2="9.123cm">
            <text:p/>
          </draw:line>
          <draw:custom-shape draw:style-name="gr8" draw:text-style-name="P3" draw:layer="layout" svg:width="0.201cm" svg:height="0.052cm" draw:transform="rotate (1.5707963267949) translate (3.091cm 9.2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3.265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4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3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051cm" svg:y1="8.966cm" svg:x2="3.051cm" svg:y2="9.133cm">
            <text:p/>
          </draw:line>
          <draw:line draw:style-name="gr12" draw:text-style-name="P5" draw:layer="layout" svg:x1="3.175cm" svg:y1="8.97cm" svg:x2="3.175cm" svg:y2="9.059cm">
            <text:p/>
          </draw:line>
          <draw:line draw:style-name="gr12" draw:text-style-name="P5" draw:layer="layout" svg:x1="3.176cm" svg:y1="8.966cm" svg:x2="3.046cm" svg:y2="8.966cm">
            <text:p/>
          </draw:line>
          <draw:line draw:style-name="gr12" draw:text-style-name="P5" draw:layer="layout" svg:x1="3.237cm" svg:y1="9.066cm" svg:x2="3.175cm" svg:y2="9.066cm">
            <text:p/>
          </draw:line>
          <draw:custom-shape draw:style-name="gr8" draw:text-style-name="P3" draw:layer="layout" svg:width="0.192cm" svg:height="0.064cm" draw:transform="rotate (1.5707963267949) translate (3.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3.694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4cm" svg:y1="8.777cm" svg:x2="3.944cm" svg:y2="9.338cm">
            <text:p/>
          </draw:line>
          <draw:line draw:style-name="gr15" draw:text-style-name="P10" draw:layer="layout" svg:x1="3.944cm" svg:y1="9.538cm" svg:x2="3.944cm" svg:y2="10.177cm">
            <text:p/>
          </draw:line>
          <draw:frame draw:style-name="gr19" draw:text-style-name="P20" draw:layer="layout" svg:width="0.887cm" svg:height="0.446cm" svg:x="3.597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598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2cm" svg:y1="9.123cm" svg:x2="2.552cm" svg:y2="9.123cm">
            <text:p/>
          </draw:line>
          <draw:line draw:style-name="gr13" draw:text-style-name="P5" draw:layer="layout" svg:x1="2.682cm" svg:y1="8.923cm" svg:x2="2.552cm" svg:y2="8.923cm">
            <text:p/>
          </draw:line>
          <draw:line draw:style-name="gr13" draw:text-style-name="P5" draw:layer="layout" svg:x1="2.682cm" svg:y1="9.323cm" svg:x2="2.552cm" svg:y2="9.323cm">
            <text:p/>
          </draw:line>
          <draw:line draw:style-name="gr14" draw:text-style-name="P5" draw:layer="layout" svg:x1="2.682cm" svg:y1="9.823cm" svg:x2="2.552cm" svg:y2="9.823cm">
            <text:p/>
          </draw:line>
          <draw:line draw:style-name="gr14" draw:text-style-name="P5" draw:layer="layout" svg:x1="2.682cm" svg:y1="9.623cm" svg:x2="2.552cm" svg:y2="9.623cm">
            <text:p/>
          </draw:line>
          <draw:line draw:style-name="gr14" draw:text-style-name="P5" draw:layer="layout" svg:x1="2.682cm" svg:y1="10.023cm" svg:x2="2.552cm" svg:y2="10.023cm">
            <text:p/>
          </draw:line>
        </draw:g>
        <draw:g>
          <draw:custom-shape draw:style-name="gr1" draw:text-style-name="P1" draw:layer="layout" svg:width="1.4cm" svg:height="1.4cm" svg:x="4.683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3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4cm 10.113cm)">
            <text:p text:style-name="P2"><text:span text:style-name="T10">Res</text:span><text:span text:style-name="T11">M</text:span><text:span text:style-name="T1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3cm" svg:y1="9.123cm" svg:x2="5.167cm" svg:y2="9.123cm">
            <text:p/>
          </draw:line>
          <draw:line draw:style-name="gr4" draw:text-style-name="P5" draw:layer="layout" svg:x1="5.364cm" svg:y1="9.439cm" svg:x2="5.683cm" svg:y2="9.439cm">
            <text:p/>
          </draw:line>
          <draw:custom-shape draw:style-name="gr5" draw:text-style-name="P18" draw:layer="layout" svg:width="0.4cm" svg:height="0.2cm" svg:x="5.635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4cm" svg:y1="9.823cm" svg:x2="5.266cm" svg:y2="9.823cm">
            <text:p/>
          </draw:line>
          <draw:line draw:style-name="gr4" draw:text-style-name="P5" draw:layer="layout" svg:x1="5.364cm" svg:y1="9.123cm" svg:x2="5.364cm" svg:y2="9.729cm">
            <text:p/>
          </draw:line>
          <draw:custom-shape draw:style-name="gr6" draw:text-style-name="P7" draw:layer="layout" svg:width="0.202cm" svg:height="0.213cm" svg:x="5.265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5cm" svg:y1="9.823cm" svg:x2="6.083cm" svg:y2="9.823cm">
            <text:p/>
          </draw:line>
          <draw:line draw:style-name="gr7" draw:text-style-name="P5" draw:layer="layout" svg:x1="5.083cm" svg:y1="9.123cm" svg:x2="6.083cm" svg:y2="9.123cm">
            <text:p/>
          </draw:line>
          <draw:custom-shape draw:style-name="gr8" draw:text-style-name="P3" draw:layer="layout" svg:width="0.201cm" svg:height="0.052cm" draw:transform="rotate (1.5707963267949) translate (5.092cm 9.2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5.266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5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4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052cm" svg:y1="8.966cm" svg:x2="5.052cm" svg:y2="9.133cm">
            <text:p/>
          </draw:line>
          <draw:line draw:style-name="gr12" draw:text-style-name="P5" draw:layer="layout" svg:x1="5.176cm" svg:y1="8.97cm" svg:x2="5.176cm" svg:y2="9.059cm">
            <text:p/>
          </draw:line>
          <draw:line draw:style-name="gr12" draw:text-style-name="P5" draw:layer="layout" svg:x1="5.177cm" svg:y1="8.966cm" svg:x2="5.047cm" svg:y2="8.966cm">
            <text:p/>
          </draw:line>
          <draw:line draw:style-name="gr12" draw:text-style-name="P5" draw:layer="layout" svg:x1="5.238cm" svg:y1="9.066cm" svg:x2="5.176cm" svg:y2="9.066cm">
            <text:p/>
          </draw:line>
          <draw:custom-shape draw:style-name="gr8" draw:text-style-name="P3" draw:layer="layout" svg:width="0.192cm" svg:height="0.064cm" draw:transform="rotate (1.5707963267949) translate (5.201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695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5cm" svg:y1="8.777cm" svg:x2="5.945cm" svg:y2="9.338cm">
            <text:p/>
          </draw:line>
          <draw:line draw:style-name="gr15" draw:text-style-name="P10" draw:layer="layout" svg:x1="5.945cm" svg:y1="9.538cm" svg:x2="5.945cm" svg:y2="10.177cm">
            <text:p/>
          </draw:line>
          <draw:frame draw:style-name="gr19" draw:text-style-name="P20" draw:layer="layout" svg:width="0.887cm" svg:height="0.446cm" svg:x="5.598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599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4.683cm" svg:y1="9.123cm" svg:x2="4.553cm" svg:y2="9.123cm">
            <text:p/>
          </draw:line>
          <draw:line draw:style-name="gr13" draw:text-style-name="P5" draw:layer="layout" svg:x1="4.683cm" svg:y1="8.923cm" svg:x2="4.553cm" svg:y2="8.923cm">
            <text:p/>
          </draw:line>
          <draw:line draw:style-name="gr13" draw:text-style-name="P5" draw:layer="layout" svg:x1="4.683cm" svg:y1="9.323cm" svg:x2="4.553cm" svg:y2="9.323cm">
            <text:p/>
          </draw:line>
          <draw:frame draw:style-name="gr19" draw:text-style-name="P20" draw:layer="layout" svg:width="0.887cm" svg:height="0.446cm" svg:x="4.091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3cm" svg:y1="9.823cm" svg:x2="4.553cm" svg:y2="9.823cm">
            <text:p/>
          </draw:line>
          <draw:line draw:style-name="gr14" draw:text-style-name="P5" draw:layer="layout" svg:x1="4.683cm" svg:y1="9.623cm" svg:x2="4.553cm" svg:y2="9.623cm">
            <text:p/>
          </draw:line>
          <draw:line draw:style-name="gr14" draw:text-style-name="P5" draw:layer="layout" svg:x1="4.683cm" svg:y1="10.023cm" svg:x2="4.553cm" svg:y2="10.023cm">
            <text:p/>
          </draw:line>
          <draw:frame draw:style-name="gr29" draw:text-style-name="P20" draw:layer="layout" svg:width="0.976cm" svg:height="0.446cm" svg:x="3.946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4.09cm" svg:y1="9.123cm" svg:x2="4.593cm" svg:y2="9.123cm">
          <text:p/>
        </draw:line>
        <draw:line draw:style-name="gr31" draw:text-style-name="P10" draw:layer="layout" svg:x1="4.09cm" svg:y1="9.823cm" svg:x2="4.553cm" svg:y2="9.823cm">
          <text:p/>
        </draw:line>
        <draw:g>
          <draw:custom-shape draw:style-name="gr1" draw:text-style-name="P1" draw:layer="layout" svg:width="1.4cm" svg:height="1.4cm" svg:x="6.684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6.684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6.685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6.884cm" svg:y1="9.123cm" svg:x2="7.168cm" svg:y2="9.123cm">
            <text:p/>
          </draw:line>
          <draw:line draw:style-name="gr4" draw:text-style-name="P5" draw:layer="layout" svg:x1="7.365cm" svg:y1="9.439cm" svg:x2="7.684cm" svg:y2="9.439cm">
            <text:p/>
          </draw:line>
          <draw:custom-shape draw:style-name="gr5" draw:text-style-name="P18" draw:layer="layout" svg:width="0.4cm" svg:height="0.2cm" svg:x="7.636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6.885cm" svg:y1="9.823cm" svg:x2="7.267cm" svg:y2="9.823cm">
            <text:p/>
          </draw:line>
          <draw:line draw:style-name="gr4" draw:text-style-name="P5" draw:layer="layout" svg:x1="7.365cm" svg:y1="9.123cm" svg:x2="7.365cm" svg:y2="9.729cm">
            <text:p/>
          </draw:line>
          <draw:custom-shape draw:style-name="gr6" draw:text-style-name="P7" draw:layer="layout" svg:width="0.202cm" svg:height="0.213cm" svg:x="7.266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296cm" svg:y1="9.823cm" svg:x2="8.084cm" svg:y2="9.823cm">
            <text:p/>
          </draw:line>
          <draw:line draw:style-name="gr7" draw:text-style-name="P5" draw:layer="layout" svg:x1="7.084cm" svg:y1="9.123cm" svg:x2="8.084cm" svg:y2="9.123cm">
            <text:p/>
          </draw:line>
          <draw:custom-shape draw:style-name="gr8" draw:text-style-name="P3" draw:layer="layout" svg:width="0.201cm" svg:height="0.052cm" draw:transform="rotate (1.5707963267949) translate (7.093cm 9.2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7.267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7.696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325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7.053cm" svg:y1="8.966cm" svg:x2="7.053cm" svg:y2="9.133cm">
            <text:p/>
          </draw:line>
          <draw:line draw:style-name="gr12" draw:text-style-name="P5" draw:layer="layout" svg:x1="7.177cm" svg:y1="8.97cm" svg:x2="7.177cm" svg:y2="9.059cm">
            <text:p/>
          </draw:line>
          <draw:line draw:style-name="gr12" draw:text-style-name="P5" draw:layer="layout" svg:x1="7.178cm" svg:y1="8.966cm" svg:x2="7.048cm" svg:y2="8.966cm">
            <text:p/>
          </draw:line>
          <draw:line draw:style-name="gr12" draw:text-style-name="P5" draw:layer="layout" svg:x1="7.239cm" svg:y1="9.066cm" svg:x2="7.177cm" svg:y2="9.066cm">
            <text:p/>
          </draw:line>
          <draw:custom-shape draw:style-name="gr8" draw:text-style-name="P3" draw:layer="layout" svg:width="0.192cm" svg:height="0.064cm" draw:transform="rotate (1.5707963267949) translate (7.20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7.696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7.946cm" svg:y1="8.777cm" svg:x2="7.946cm" svg:y2="9.338cm">
            <text:p/>
          </draw:line>
          <draw:line draw:style-name="gr15" draw:text-style-name="P10" draw:layer="layout" svg:x1="7.946cm" svg:y1="9.538cm" svg:x2="7.946cm" svg:y2="10.177cm">
            <text:p/>
          </draw:line>
          <draw:frame draw:style-name="gr19" draw:text-style-name="P20" draw:layer="layout" svg:width="0.887cm" svg:height="0.446cm" svg:x="7.599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7.6cm" svg:y="10.054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7.852cm" svg:y="8.91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7.853cm" svg:y="9.614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6.684cm" svg:y1="9.123cm" svg:x2="6.554cm" svg:y2="9.123cm">
            <text:p/>
          </draw:line>
          <draw:line draw:style-name="gr13" draw:text-style-name="P5" draw:layer="layout" svg:x1="6.684cm" svg:y1="8.923cm" svg:x2="6.554cm" svg:y2="8.923cm">
            <text:p/>
          </draw:line>
          <draw:line draw:style-name="gr13" draw:text-style-name="P5" draw:layer="layout" svg:x1="6.684cm" svg:y1="9.323cm" svg:x2="6.554cm" svg:y2="9.323cm">
            <text:p/>
          </draw:line>
          <draw:frame draw:style-name="gr19" draw:text-style-name="P20" draw:layer="layout" svg:width="0.887cm" svg:height="0.446cm" svg:x="6.092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6.684cm" svg:y1="9.823cm" svg:x2="6.554cm" svg:y2="9.823cm">
            <text:p/>
          </draw:line>
          <draw:line draw:style-name="gr14" draw:text-style-name="P5" draw:layer="layout" svg:x1="6.684cm" svg:y1="9.623cm" svg:x2="6.554cm" svg:y2="9.623cm">
            <text:p/>
          </draw:line>
          <draw:line draw:style-name="gr14" draw:text-style-name="P5" draw:layer="layout" svg:x1="6.684cm" svg:y1="10.023cm" svg:x2="6.554cm" svg:y2="10.023cm">
            <text:p/>
          </draw:line>
          <draw:frame draw:style-name="gr29" draw:text-style-name="P20" draw:layer="layout" svg:width="0.976cm" svg:height="0.446cm" svg:x="5.947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6.091cm" svg:y1="9.123cm" svg:x2="6.594cm" svg:y2="9.123cm">
          <text:p/>
        </draw:line>
        <draw:line draw:style-name="gr31" draw:text-style-name="P10" draw:layer="layout" svg:x1="6.091cm" svg:y1="9.823cm" svg:x2="6.554cm" svg:y2="9.823cm">
          <text:p/>
        </draw:line>
        <draw:g>
          <draw:custom-shape draw:style-name="gr1" draw:text-style-name="P1" draw:layer="layout" svg:width="1.4cm" svg:height="1.4cm" svg:x="3.18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3.18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3.19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389cm" svg:y1="1.595cm" svg:x2="3.673cm" svg:y2="1.595cm">
            <text:p/>
          </draw:line>
          <draw:line draw:style-name="gr4" draw:text-style-name="P5" draw:layer="layout" svg:x1="3.87cm" svg:y1="1.911cm" svg:x2="4.189cm" svg:y2="1.911cm">
            <text:p/>
          </draw:line>
          <draw:custom-shape draw:style-name="gr5" draw:text-style-name="P18" draw:layer="layout" svg:width="0.4cm" svg:height="0.2cm" svg:x="4.141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39cm" svg:y1="2.295cm" svg:x2="3.772cm" svg:y2="2.295cm">
            <text:p/>
          </draw:line>
          <draw:line draw:style-name="gr4" draw:text-style-name="P5" draw:layer="layout" svg:x1="3.87cm" svg:y1="1.595cm" svg:x2="3.87cm" svg:y2="2.201cm">
            <text:p/>
          </draw:line>
          <draw:custom-shape draw:style-name="gr6" draw:text-style-name="P7" draw:layer="layout" svg:width="0.202cm" svg:height="0.213cm" svg:x="3.771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801cm" svg:y1="2.295cm" svg:x2="4.589cm" svg:y2="2.295cm">
            <text:p/>
          </draw:line>
          <draw:line draw:style-name="gr7" draw:text-style-name="P5" draw:layer="layout" svg:x1="3.589cm" svg:y1="1.595cm" svg:x2="4.589cm" svg:y2="1.595cm">
            <text:p/>
          </draw:line>
          <draw:custom-shape draw:style-name="gr6" draw:text-style-name="P7" draw:layer="layout" svg:width="0.202cm" svg:height="0.213cm" svg:x="3.772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4.201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83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4.201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4.451cm" svg:y1="1.249cm" svg:x2="4.451cm" svg:y2="1.81cm">
            <text:p/>
          </draw:line>
          <draw:line draw:style-name="gr15" draw:text-style-name="P10" draw:layer="layout" svg:x1="4.451cm" svg:y1="2.01cm" svg:x2="4.451cm" svg:y2="2.649cm">
            <text:p/>
          </draw:line>
          <draw:frame draw:style-name="gr19" draw:text-style-name="P20" draw:layer="layout" svg:width="0.887cm" svg:height="0.446cm" svg:x="4.104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4.105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4.357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4.358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2.456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3.189cm" svg:y1="1.595cm" svg:x2="3.059cm" svg:y2="1.595cm">
            <text:p/>
          </draw:line>
          <draw:line draw:style-name="gr13" draw:text-style-name="P5" draw:layer="layout" svg:x1="3.189cm" svg:y1="1.395cm" svg:x2="3.059cm" svg:y2="1.395cm">
            <text:p/>
          </draw:line>
          <draw:line draw:style-name="gr13" draw:text-style-name="P5" draw:layer="layout" svg:x1="3.189cm" svg:y1="1.795cm" svg:x2="3.059cm" svg:y2="1.795cm">
            <text:p/>
          </draw:line>
          <draw:frame draw:style-name="gr19" draw:text-style-name="P20" draw:layer="layout" svg:width="0.887cm" svg:height="0.446cm" svg:x="2.457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2.457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2.304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3.189cm" svg:y1="2.295cm" svg:x2="3.059cm" svg:y2="2.295cm">
            <text:p/>
          </draw:line>
          <draw:line draw:style-name="gr14" draw:text-style-name="P5" draw:layer="layout" svg:x1="3.189cm" svg:y1="2.095cm" svg:x2="3.059cm" svg:y2="2.095cm">
            <text:p/>
          </draw:line>
          <draw:line draw:style-name="gr14" draw:text-style-name="P5" draw:layer="layout" svg:x1="3.189cm" svg:y1="2.495cm" svg:x2="3.059cm" svg:y2="2.495cm">
            <text:p/>
          </draw:line>
          <draw:frame draw:style-name="gr29" draw:text-style-name="P20" draw:layer="layout" svg:width="0.976cm" svg:height="0.446cm" svg:x="2.304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2.304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32" draw:text-style-name="P22" draw:layer="layout" svg:width="0.29cm" svg:height="0.116cm" draw:transform="rotate (1.5707963267949) translate (3.516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3.4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3.1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3.7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6.0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6.0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6.0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6.29cm" svg:y1="1.595cm" svg:x2="6.574cm" svg:y2="1.595cm">
            <text:p/>
          </draw:line>
          <draw:line draw:style-name="gr4" draw:text-style-name="P5" draw:layer="layout" svg:x1="6.771cm" svg:y1="1.911cm" svg:x2="7.09cm" svg:y2="1.911cm">
            <text:p/>
          </draw:line>
          <draw:custom-shape draw:style-name="gr5" draw:text-style-name="P18" draw:layer="layout" svg:width="0.4cm" svg:height="0.2cm" svg:x="7.0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6.291cm" svg:y1="2.295cm" svg:x2="6.673cm" svg:y2="2.295cm">
            <text:p/>
          </draw:line>
          <draw:line draw:style-name="gr4" draw:text-style-name="P5" draw:layer="layout" svg:x1="6.771cm" svg:y1="1.595cm" svg:x2="6.771cm" svg:y2="2.201cm">
            <text:p/>
          </draw:line>
          <draw:custom-shape draw:style-name="gr6" draw:text-style-name="P7" draw:layer="layout" svg:width="0.202cm" svg:height="0.213cm" svg:x="6.6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702cm" svg:y1="2.295cm" svg:x2="7.49cm" svg:y2="2.295cm">
            <text:p/>
          </draw:line>
          <draw:line draw:style-name="gr7" draw:text-style-name="P5" draw:layer="layout" svg:x1="6.49cm" svg:y1="1.595cm" svg:x2="7.49cm" svg:y2="1.595cm">
            <text:p/>
          </draw:line>
          <draw:custom-shape draw:style-name="gr6" draw:text-style-name="P7" draw:layer="layout" svg:width="0.202cm" svg:height="0.213cm" svg:x="6.6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7.1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7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7.1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7.352cm" svg:y1="1.249cm" svg:x2="7.352cm" svg:y2="1.81cm">
            <text:p/>
          </draw:line>
          <draw:line draw:style-name="gr15" draw:text-style-name="P10" draw:layer="layout" svg:x1="7.352cm" svg:y1="2.01cm" svg:x2="7.352cm" svg:y2="2.649cm">
            <text:p/>
          </draw:line>
          <draw:frame draw:style-name="gr19" draw:text-style-name="P20" draw:layer="layout" svg:width="0.887cm" svg:height="0.446cm" svg:x="7.0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7.0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7.2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7.2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5.3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6.09cm" svg:y1="1.595cm" svg:x2="5.96cm" svg:y2="1.595cm">
            <text:p/>
          </draw:line>
          <draw:line draw:style-name="gr13" draw:text-style-name="P5" draw:layer="layout" svg:x1="6.09cm" svg:y1="1.395cm" svg:x2="5.96cm" svg:y2="1.395cm">
            <text:p/>
          </draw:line>
          <draw:line draw:style-name="gr13" draw:text-style-name="P5" draw:layer="layout" svg:x1="6.09cm" svg:y1="1.795cm" svg:x2="5.96cm" svg:y2="1.795cm">
            <text:p/>
          </draw:line>
          <draw:frame draw:style-name="gr19" draw:text-style-name="P20" draw:layer="layout" svg:width="0.887cm" svg:height="0.446cm" svg:x="5.3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5.3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5.2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6.09cm" svg:y1="2.295cm" svg:x2="5.96cm" svg:y2="2.295cm">
            <text:p/>
          </draw:line>
          <draw:line draw:style-name="gr14" draw:text-style-name="P5" draw:layer="layout" svg:x1="6.09cm" svg:y1="2.095cm" svg:x2="5.96cm" svg:y2="2.095cm">
            <text:p/>
          </draw:line>
          <draw:line draw:style-name="gr14" draw:text-style-name="P5" draw:layer="layout" svg:x1="6.09cm" svg:y1="2.495cm" svg:x2="5.96cm" svg:y2="2.495cm">
            <text:p/>
          </draw:line>
          <draw:frame draw:style-name="gr29" draw:text-style-name="P20" draw:layer="layout" svg:width="0.976cm" svg:height="0.446cm" svg:x="5.2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5.2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6.568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6.455cm" svg:y1="2.341cm" svg:x2="6.455cm" svg:y2="2.541cm">
            <text:p/>
          </draw:line>
          <draw:line draw:style-name="gr12" draw:text-style-name="P5" draw:layer="layout" svg:x1="7.279cm" svg:y1="2.297cm" svg:x2="7.279cm" svg:y2="2.534cm">
            <text:p/>
          </draw:line>
          <draw:line draw:style-name="gr12" draw:text-style-name="P5" draw:layer="layout" svg:x1="6.6cm" svg:y1="2.341cm" svg:x2="6.45cm" svg:y2="2.341cm">
            <text:p/>
          </draw:line>
          <draw:custom-shape draw:style-name="gr24" draw:text-style-name="P14" draw:layer="layout" svg:width="0.2cm" svg:height="0.034cm" draw:transform="rotate (1.5707963267949) translate (6.6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7.238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7.279cm" svg:y1="2.541cm" svg:x2="6.45cm" svg:y2="2.541cm">
            <text:p/>
          </draw:line>
          <draw:custom-shape draw:style-name="gr33" draw:text-style-name="P22" draw:layer="layout" svg:width="0.29cm" svg:height="0.116cm" draw:transform="rotate (1.5707963267949) translate (6.416cm 1.742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6.3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6.0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6.6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2.683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3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4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3cm" svg:y1="3.624cm" svg:x2="3.167cm" svg:y2="3.624cm">
            <text:p/>
          </draw:line>
          <draw:line draw:style-name="gr4" draw:text-style-name="P5" draw:layer="layout" svg:x1="3.364cm" svg:y1="3.94cm" svg:x2="3.683cm" svg:y2="3.94cm">
            <text:p/>
          </draw:line>
          <draw:custom-shape draw:style-name="gr5" draw:text-style-name="P18" draw:layer="layout" svg:width="0.4cm" svg:height="0.2cm" svg:x="3.635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4cm" svg:y1="4.324cm" svg:x2="3.266cm" svg:y2="4.324cm">
            <text:p/>
          </draw:line>
          <draw:line draw:style-name="gr4" draw:text-style-name="P5" draw:layer="layout" svg:x1="3.364cm" svg:y1="3.624cm" svg:x2="3.364cm" svg:y2="4.23cm">
            <text:p/>
          </draw:line>
          <draw:custom-shape draw:style-name="gr6" draw:text-style-name="P7" draw:layer="layout" svg:width="0.202cm" svg:height="0.213cm" svg:x="3.265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5cm" svg:y1="4.324cm" svg:x2="4.083cm" svg:y2="4.324cm">
            <text:p/>
          </draw:line>
          <draw:line draw:style-name="gr7" draw:text-style-name="P5" draw:layer="layout" svg:x1="3.083cm" svg:y1="3.624cm" svg:x2="4.083cm" svg:y2="3.624cm">
            <text:p/>
          </draw:line>
          <draw:custom-shape draw:style-name="gr6" draw:text-style-name="P7" draw:layer="layout" svg:width="0.202cm" svg:height="0.213cm" svg:x="3.266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5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4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5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5cm" svg:y1="3.278cm" svg:x2="3.945cm" svg:y2="3.839cm">
            <text:p/>
          </draw:line>
          <draw:line draw:style-name="gr15" draw:text-style-name="P10" draw:layer="layout" svg:x1="3.945cm" svg:y1="4.039cm" svg:x2="3.945cm" svg:y2="4.678cm">
            <text:p/>
          </draw:line>
          <draw:frame draw:style-name="gr19" draw:text-style-name="P20" draw:layer="layout" svg:width="0.887cm" svg:height="0.446cm" svg:x="3.598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599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3cm" svg:y1="3.624cm" svg:x2="2.553cm" svg:y2="3.624cm">
            <text:p/>
          </draw:line>
          <draw:line draw:style-name="gr13" draw:text-style-name="P5" draw:layer="layout" svg:x1="2.683cm" svg:y1="3.424cm" svg:x2="2.553cm" svg:y2="3.424cm">
            <text:p/>
          </draw:line>
          <draw:line draw:style-name="gr13" draw:text-style-name="P5" draw:layer="layout" svg:x1="2.683cm" svg:y1="3.824cm" svg:x2="2.553cm" svg:y2="3.824cm">
            <text:p/>
          </draw:line>
          <draw:line draw:style-name="gr14" draw:text-style-name="P5" draw:layer="layout" svg:x1="2.683cm" svg:y1="4.324cm" svg:x2="2.553cm" svg:y2="4.324cm">
            <text:p/>
          </draw:line>
          <draw:line draw:style-name="gr14" draw:text-style-name="P5" draw:layer="layout" svg:x1="2.683cm" svg:y1="4.124cm" svg:x2="2.553cm" svg:y2="4.124cm">
            <text:p/>
          </draw:line>
          <draw:line draw:style-name="gr14" draw:text-style-name="P5" draw:layer="layout" svg:x1="2.683cm" svg:y1="4.524cm" svg:x2="2.553cm" svg:y2="4.524cm">
            <text:p/>
          </draw:line>
          <draw:custom-shape draw:style-name="gr34" draw:text-style-name="P23" draw:layer="layout" svg:width="0.29cm" svg:height="0.116cm" draw:transform="rotate (1.5707963267949) translate (3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2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2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3.223cm" svg:y="3.66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4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5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4cm" svg:y1="3.624cm" svg:x2="5.168cm" svg:y2="3.624cm">
            <text:p/>
          </draw:line>
          <draw:line draw:style-name="gr4" draw:text-style-name="P5" draw:layer="layout" svg:x1="5.365cm" svg:y1="3.94cm" svg:x2="5.684cm" svg:y2="3.94cm">
            <text:p/>
          </draw:line>
          <draw:custom-shape draw:style-name="gr5" draw:text-style-name="P18" draw:layer="layout" svg:width="0.4cm" svg:height="0.2cm" svg:x="5.636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5cm" svg:y1="4.324cm" svg:x2="5.267cm" svg:y2="4.324cm">
            <text:p/>
          </draw:line>
          <draw:line draw:style-name="gr4" draw:text-style-name="P5" draw:layer="layout" svg:x1="5.365cm" svg:y1="3.624cm" svg:x2="5.365cm" svg:y2="4.23cm">
            <text:p/>
          </draw:line>
          <draw:custom-shape draw:style-name="gr6" draw:text-style-name="P7" draw:layer="layout" svg:width="0.202cm" svg:height="0.213cm" svg:x="5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6cm" svg:y1="4.324cm" svg:x2="6.084cm" svg:y2="4.324cm">
            <text:p/>
          </draw:line>
          <draw:line draw:style-name="gr7" draw:text-style-name="P5" draw:layer="layout" svg:x1="5.084cm" svg:y1="3.624cm" svg:x2="6.084cm" svg:y2="3.624cm">
            <text:p/>
          </draw:line>
          <draw:custom-shape draw:style-name="gr6" draw:text-style-name="P7" draw:layer="layout" svg:width="0.202cm" svg:height="0.213cm" svg:x="5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6cm" svg:y1="3.278cm" svg:x2="5.946cm" svg:y2="3.839cm">
            <text:p/>
          </draw:line>
          <draw:line draw:style-name="gr15" draw:text-style-name="P10" draw:layer="layout" svg:x1="5.946cm" svg:y1="4.039cm" svg:x2="5.946cm" svg:y2="4.678cm">
            <text:p/>
          </draw:line>
          <draw:frame draw:style-name="gr19" draw:text-style-name="P20" draw:layer="layout" svg:width="0.887cm" svg:height="0.446cm" svg:x="5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4.684cm" svg:y1="3.624cm" svg:x2="4.554cm" svg:y2="3.624cm">
            <text:p/>
          </draw:line>
          <draw:line draw:style-name="gr13" draw:text-style-name="P5" draw:layer="layout" svg:x1="4.684cm" svg:y1="3.424cm" svg:x2="4.554cm" svg:y2="3.424cm">
            <text:p/>
          </draw:line>
          <draw:line draw:style-name="gr13" draw:text-style-name="P5" draw:layer="layout" svg:x1="4.684cm" svg:y1="3.824cm" svg:x2="4.554cm" svg:y2="3.824cm">
            <text:p/>
          </draw:line>
          <draw:frame draw:style-name="gr19" draw:text-style-name="P20" draw:layer="layout" svg:width="0.887cm" svg:height="0.446cm" svg:x="4.092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4cm" svg:y1="4.324cm" svg:x2="4.554cm" svg:y2="4.324cm">
            <text:p/>
          </draw:line>
          <draw:line draw:style-name="gr14" draw:text-style-name="P5" draw:layer="layout" svg:x1="4.684cm" svg:y1="4.124cm" svg:x2="4.554cm" svg:y2="4.124cm">
            <text:p/>
          </draw:line>
          <draw:line draw:style-name="gr14" draw:text-style-name="P5" draw:layer="layout" svg:x1="4.684cm" svg:y1="4.524cm" svg:x2="4.554cm" svg:y2="4.524cm">
            <text:p/>
          </draw:line>
          <draw:frame draw:style-name="gr29" draw:text-style-name="P20" draw:layer="layout" svg:width="0.976cm" svg:height="0.446cm" svg:x="3.947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5" draw:text-style-name="P22" draw:layer="layout" svg:width="0.29cm" svg:height="0.116cm" draw:transform="rotate (1.5707963267949) translate (5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5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4.091cm" svg:y1="3.624cm" svg:x2="4.594cm" svg:y2="3.624cm">
          <text:p/>
        </draw:line>
        <draw:line draw:style-name="gr31" draw:text-style-name="P10" draw:layer="layout" svg:x1="4.091cm" svg:y1="4.324cm" svg:x2="4.554cm" svg:y2="4.324cm">
          <text:p/>
        </draw:line>
        <draw:g>
          <draw:custom-shape draw:style-name="gr1" draw:text-style-name="P1" draw:layer="layout" svg:width="1.4cm" svg:height="1.4cm" svg:x="6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6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6.686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6.885cm" svg:y1="3.624cm" svg:x2="7.169cm" svg:y2="3.624cm">
            <text:p/>
          </draw:line>
          <draw:line draw:style-name="gr4" draw:text-style-name="P5" draw:layer="layout" svg:x1="7.366cm" svg:y1="3.94cm" svg:x2="7.685cm" svg:y2="3.94cm">
            <text:p/>
          </draw:line>
          <draw:custom-shape draw:style-name="gr5" draw:text-style-name="P18" draw:layer="layout" svg:width="0.4cm" svg:height="0.2cm" svg:x="7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6.886cm" svg:y1="4.324cm" svg:x2="7.268cm" svg:y2="4.324cm">
            <text:p/>
          </draw:line>
          <draw:line draw:style-name="gr4" draw:text-style-name="P5" draw:layer="layout" svg:x1="7.366cm" svg:y1="3.624cm" svg:x2="7.366cm" svg:y2="4.23cm">
            <text:p/>
          </draw:line>
          <draw:custom-shape draw:style-name="gr6" draw:text-style-name="P7" draw:layer="layout" svg:width="0.202cm" svg:height="0.213cm" svg:x="7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297cm" svg:y1="4.324cm" svg:x2="8.085cm" svg:y2="4.324cm">
            <text:p/>
          </draw:line>
          <draw:line draw:style-name="gr7" draw:text-style-name="P5" draw:layer="layout" svg:x1="7.085cm" svg:y1="3.624cm" svg:x2="8.085cm" svg:y2="3.624cm">
            <text:p/>
          </draw:line>
          <draw:custom-shape draw:style-name="gr6" draw:text-style-name="P7" draw:layer="layout" svg:width="0.202cm" svg:height="0.213cm" svg:x="7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7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7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7.947cm" svg:y1="3.278cm" svg:x2="7.947cm" svg:y2="3.839cm">
            <text:p/>
          </draw:line>
          <draw:line draw:style-name="gr15" draw:text-style-name="P10" draw:layer="layout" svg:x1="7.947cm" svg:y1="4.039cm" svg:x2="7.947cm" svg:y2="4.678cm">
            <text:p/>
          </draw:line>
          <draw:frame draw:style-name="gr19" draw:text-style-name="P20" draw:layer="layout" svg:width="0.887cm" svg:height="0.446cm" svg:x="7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7.601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7.853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7.854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6.685cm" svg:y1="3.624cm" svg:x2="6.555cm" svg:y2="3.624cm">
            <text:p/>
          </draw:line>
          <draw:line draw:style-name="gr13" draw:text-style-name="P5" draw:layer="layout" svg:x1="6.685cm" svg:y1="3.424cm" svg:x2="6.555cm" svg:y2="3.424cm">
            <text:p/>
          </draw:line>
          <draw:line draw:style-name="gr13" draw:text-style-name="P5" draw:layer="layout" svg:x1="6.685cm" svg:y1="3.824cm" svg:x2="6.555cm" svg:y2="3.824cm">
            <text:p/>
          </draw:line>
          <draw:frame draw:style-name="gr19" draw:text-style-name="P20" draw:layer="layout" svg:width="0.887cm" svg:height="0.446cm" svg:x="6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6.685cm" svg:y1="4.324cm" svg:x2="6.555cm" svg:y2="4.324cm">
            <text:p/>
          </draw:line>
          <draw:line draw:style-name="gr14" draw:text-style-name="P5" draw:layer="layout" svg:x1="6.685cm" svg:y1="4.124cm" svg:x2="6.555cm" svg:y2="4.124cm">
            <text:p/>
          </draw:line>
          <draw:line draw:style-name="gr14" draw:text-style-name="P5" draw:layer="layout" svg:x1="6.685cm" svg:y1="4.524cm" svg:x2="6.555cm" svg:y2="4.524cm">
            <text:p/>
          </draw:line>
          <draw:frame draw:style-name="gr29" draw:text-style-name="P20" draw:layer="layout" svg:width="0.976cm" svg:height="0.446cm" svg:x="5.948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6" draw:text-style-name="P22" draw:layer="layout" svg:width="0.29cm" svg:height="0.116cm" draw:transform="rotate (1.5707963267949) translate (7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6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6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6.092cm" svg:y1="3.624cm" svg:x2="6.595cm" svg:y2="3.624cm">
          <text:p/>
        </draw:line>
        <draw:line draw:style-name="gr31" draw:text-style-name="P10" draw:layer="layout" svg:x1="6.092cm" svg:y1="4.324cm" svg:x2="6.555cm" svg:y2="4.324cm">
          <text:p/>
        </draw:line>
        <draw:g>
          <draw:custom-shape draw:style-name="gr1" draw:text-style-name="P1" draw:layer="layout" svg:width="1.4cm" svg:height="1.4cm" svg:x="12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39cm" svg:y1="1.595cm" svg:x2="12.674cm" svg:y2="1.595cm">
            <text:p/>
          </draw:line>
          <draw:line draw:style-name="gr4" draw:text-style-name="P5" draw:layer="layout" svg:x1="12.871cm" svg:y1="1.911cm" svg:x2="13.19cm" svg:y2="1.911cm">
            <text:p/>
          </draw:line>
          <draw:custom-shape draw:style-name="gr5" draw:text-style-name="P18" draw:layer="layout" svg:width="0.4cm" svg:height="0.2cm" svg:x="13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91cm" svg:y1="2.295cm" svg:x2="12.773cm" svg:y2="2.295cm">
            <text:p/>
          </draw:line>
          <draw:line draw:style-name="gr4" draw:text-style-name="P5" draw:layer="layout" svg:x1="12.871cm" svg:y1="1.595cm" svg:x2="12.871cm" svg:y2="2.201cm">
            <text:p/>
          </draw:line>
          <draw:custom-shape draw:style-name="gr6" draw:text-style-name="P7" draw:layer="layout" svg:width="0.202cm" svg:height="0.213cm" svg:x="12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2.802cm" svg:y1="2.295cm" svg:x2="13.59cm" svg:y2="2.295cm">
            <text:p/>
          </draw:line>
          <draw:line draw:style-name="gr7" draw:text-style-name="P5" draw:layer="layout" svg:x1="12.59cm" svg:y1="1.595cm" svg:x2="13.59cm" svg:y2="1.595cm">
            <text:p/>
          </draw:line>
          <draw:custom-shape draw:style-name="gr6" draw:text-style-name="P7" draw:layer="layout" svg:width="0.202cm" svg:height="0.213cm" svg:x="12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2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452cm" svg:y1="1.249cm" svg:x2="13.452cm" svg:y2="1.81cm">
            <text:p/>
          </draw:line>
          <draw:line draw:style-name="gr15" draw:text-style-name="P10" draw:layer="layout" svg:x1="13.452cm" svg:y1="2.01cm" svg:x2="13.452cm" svg:y2="2.649cm">
            <text:p/>
          </draw:line>
          <draw:line draw:style-name="gr13" draw:text-style-name="P5" draw:layer="layout" svg:x1="12.19cm" svg:y1="1.595cm" svg:x2="12.06cm" svg:y2="1.595cm">
            <text:p/>
          </draw:line>
          <draw:line draw:style-name="gr13" draw:text-style-name="P5" draw:layer="layout" svg:x1="12.19cm" svg:y1="1.395cm" svg:x2="12.06cm" svg:y2="1.395cm">
            <text:p/>
          </draw:line>
          <draw:line draw:style-name="gr13" draw:text-style-name="P5" draw:layer="layout" svg:x1="12.19cm" svg:y1="1.795cm" svg:x2="12.06cm" svg:y2="1.795cm">
            <text:p/>
          </draw:line>
          <draw:line draw:style-name="gr14" draw:text-style-name="P5" draw:layer="layout" svg:x1="12.19cm" svg:y1="2.295cm" svg:x2="12.06cm" svg:y2="2.295cm">
            <text:p/>
          </draw:line>
          <draw:line draw:style-name="gr14" draw:text-style-name="P5" draw:layer="layout" svg:x1="12.19cm" svg:y1="2.095cm" svg:x2="12.06cm" svg:y2="2.095cm">
            <text:p/>
          </draw:line>
          <draw:line draw:style-name="gr14" draw:text-style-name="P5" draw:layer="layout" svg:x1="12.19cm" svg:y1="2.495cm" svg:x2="12.06cm" svg:y2="2.495cm">
            <text:p/>
          </draw:line>
          <draw:custom-shape draw:style-name="gr37" draw:text-style-name="P22" draw:layer="layout" svg:width="0.29cm" svg:height="0.116cm" draw:transform="rotate (1.5707963267949) translate (12.517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422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2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2.724cm" svg:y="1.642cm">
            <draw:text-box>
              <text:p><text:span text:style-name="T12">W</text:span></text:p>
            </draw:text-box>
          </draw:frame>
        </draw:g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39" draw:text-style-name="P25" draw:layer="layout" svg:width="16.8cm" svg:height="10cm" svg:x="2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6" draw:layer="layout" svg:width="16.211cm" svg:height="4.18cm" svg:x="3cm" svg:y="3.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15.774cm" svg:height="1.764cm" svg:x="3.337cm" svg:y="3.9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15.774cm" svg:height="1.764cm" svg:x="3.337cm" svg:y="6.1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16.211cm" svg:height="4.18cm" svg:x="3cm" svg:y="8.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5.774cm" svg:height="1.843cm" svg:x="3.337cm" svg:y="8.82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5.766cm" svg:height="1.842cm" svg:x="3.337cm" svg:y="11.02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8.9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11.1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8.9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11.1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6.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6.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1.6cm" svg:x2="3.6cm" svg:y2="11.6cm">
          <text:p/>
        </draw:line>
        <draw:line draw:style-name="gr17" draw:text-style-name="P10" draw:layer="layout" svg:x1="2.4cm" svg:y1="12.305cm" svg:x2="3.6cm" svg:y2="12.305cm">
          <text:p/>
        </draw:line>
        <draw:line draw:style-name="gr16" draw:text-style-name="P10" draw:layer="layout" svg:x1="5cm" svg:y1="11.6cm" svg:x2="6cm" svg:y2="11.6cm">
          <text:p/>
        </draw:line>
        <draw:line draw:style-name="gr17" draw:text-style-name="P10" draw:layer="layout" svg:x1="5cm" svg:y1="12.305cm" svg:x2="6cm" svg:y2="12.305cm">
          <text:p/>
        </draw:line>
        <draw:line draw:style-name="gr16" draw:text-style-name="P10" draw:layer="layout" svg:x1="7.4cm" svg:y1="11.6cm" svg:x2="8.4cm" svg:y2="11.6cm">
          <text:p/>
        </draw:line>
        <draw:line draw:style-name="gr17" draw:text-style-name="P10" draw:layer="layout" svg:x1="7.4cm" svg:y1="12.305cm" svg:x2="8.4cm" svg:y2="12.305cm">
          <text:p/>
        </draw:line>
        <draw:line draw:style-name="gr16" draw:text-style-name="P10" draw:layer="layout" svg:x1="10.842cm" svg:y1="11.6cm" svg:x2="12cm" svg:y2="11.6cm">
          <text:p/>
        </draw:line>
        <draw:line draw:style-name="gr17" draw:text-style-name="P10" draw:layer="layout" svg:x1="9.8cm" svg:y1="12.305cm" svg:x2="12cm" svg:y2="12.305cm">
          <text:p/>
        </draw:line>
        <draw:line draw:style-name="gr16" draw:text-style-name="P10" draw:layer="layout" svg:x1="13.4cm" svg:y1="11.6cm" svg:x2="14.4cm" svg:y2="11.6cm">
          <text:p/>
        </draw:line>
        <draw:line draw:style-name="gr17" draw:text-style-name="P10" draw:layer="layout" svg:x1="13.4cm" svg:y1="12.305cm" svg:x2="14.4cm" svg:y2="12.305cm">
          <text:p/>
        </draw:line>
        <draw:line draw:style-name="gr16" draw:text-style-name="P10" draw:layer="layout" svg:x1="15.8cm" svg:y1="11.6cm" svg:x2="16.8cm" svg:y2="11.6cm">
          <text:p/>
        </draw:line>
        <draw:line draw:style-name="gr17" draw:text-style-name="P10" draw:layer="layout" svg:x1="15.8cm" svg:y1="12.305cm" svg:x2="16.8cm" svg:y2="12.305cm">
          <text:p/>
        </draw:line>
        <draw:line draw:style-name="gr45" draw:text-style-name="P10" draw:layer="layout" svg:x1="10.842cm" svg:y1="10.838cm" svg:x2="10.842cm" svg:y2="11.6cm">
          <text:p/>
        </draw:line>
        <draw:line draw:style-name="gr45" draw:text-style-name="P10" draw:layer="layout" svg:x1="1.2cm" svg:y1="10.838cm" svg:x2="10.842cm" svg:y2="10.838cm">
          <text:p/>
        </draw:line>
        <draw:line draw:style-name="gr46" draw:text-style-name="P5" draw:layer="layout" svg:x1="3.337cm" svg:y1="13.96cm" svg:x2="19.4cm" svg:y2="13.96cm">
          <text:p/>
        </draw:line>
        <draw:g>
          <draw:frame draw:style-name="gr47" draw:text-style-name="P29" draw:layer="layout" svg:width="0.803cm" svg:height="0.675cm" svg:x="9.9cm" svg:y="14.0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0.217cm" svg:y="14.2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10.218cm" svg:y="13.988cm">
            <draw:text-box>
              <text:p><text:span text:style-name="T17">W</text:span></text:p>
            </draw:text-box>
          </draw:frame>
        </draw:g>
        <draw:g>
          <draw:frame draw:style-name="gr47" draw:text-style-name="P29" draw:layer="layout" svg:width="0.803cm" svg:height="0.675cm" svg:x="11cm" svg:y="14.0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1.317cm" svg:y="14.287cm">
            <draw:text-box>
              <text:p><text:span text:style-name="T17">IW</text:span></text:p>
            </draw:text-box>
          </draw:frame>
          <draw:frame draw:style-name="gr50" draw:text-style-name="P29" draw:layer="layout" svg:width="0.908cm" svg:height="0.497cm" svg:x="11.318cm" svg:y="13.988cm">
            <draw:text-box>
              <text:p><text:span text:style-name="T17">NW</text:span></text:p>
            </draw:text-box>
          </draw:frame>
        </draw:g>
        <draw:frame draw:style-name="gr51" draw:text-style-name="P30" draw:layer="layout" svg:width="0.803cm" svg:height="0.89cm" svg:x="10.6cm" svg:y="13.9cm">
          <draw:text-box>
            <text:p><text:span text:style-name="T18">×</text:span></text:p>
          </draw:text-box>
        </draw:frame>
        <draw:line draw:style-name="gr16" draw:text-style-name="P10" draw:layer="layout" svg:x1="1.2cm" svg:y1="9.4cm" svg:x2="3.588cm" svg:y2="9.4cm">
          <text:p/>
        </draw:line>
        <draw:line draw:style-name="gr17" draw:text-style-name="P10" draw:layer="layout" svg:x1="2.2cm" svg:y1="10.105cm" svg:x2="3.588cm" svg:y2="10.105cm">
          <text:p/>
        </draw:line>
        <draw:line draw:style-name="gr16" draw:text-style-name="P10" draw:layer="layout" svg:x1="4.988cm" svg:y1="9.4cm" svg:x2="5.988cm" svg:y2="9.4cm">
          <text:p/>
        </draw:line>
        <draw:line draw:style-name="gr17" draw:text-style-name="P10" draw:layer="layout" svg:x1="4.988cm" svg:y1="10.105cm" svg:x2="5.988cm" svg:y2="10.105cm">
          <text:p/>
        </draw:line>
        <draw:line draw:style-name="gr16" draw:text-style-name="P10" draw:layer="layout" svg:x1="7.388cm" svg:y1="9.4cm" svg:x2="8.388cm" svg:y2="9.4cm">
          <text:p/>
        </draw:line>
        <draw:line draw:style-name="gr17" draw:text-style-name="P10" draw:layer="layout" svg:x1="7.388cm" svg:y1="10.105cm" svg:x2="8.388cm" svg:y2="10.105cm">
          <text:p/>
        </draw:line>
        <draw:line draw:style-name="gr16" draw:text-style-name="P10" draw:layer="layout" svg:x1="10.84cm" svg:y1="9.4cm" svg:x2="11.988cm" svg:y2="9.4cm">
          <text:p/>
        </draw:line>
        <draw:line draw:style-name="gr17" draw:text-style-name="P10" draw:layer="layout" svg:x1="9.8cm" svg:y1="10.105cm" svg:x2="11.988cm" svg:y2="10.105cm">
          <text:p/>
        </draw:line>
        <draw:line draw:style-name="gr16" draw:text-style-name="P10" draw:layer="layout" svg:x1="13.388cm" svg:y1="9.4cm" svg:x2="14.388cm" svg:y2="9.4cm">
          <text:p/>
        </draw:line>
        <draw:line draw:style-name="gr17" draw:text-style-name="P10" draw:layer="layout" svg:x1="13.388cm" svg:y1="10.105cm" svg:x2="14.388cm" svg:y2="10.105cm">
          <text:p/>
        </draw:line>
        <draw:line draw:style-name="gr16" draw:text-style-name="P10" draw:layer="layout" svg:x1="15.788cm" svg:y1="9.4cm" svg:x2="16.788cm" svg:y2="9.4cm">
          <text:p/>
        </draw:line>
        <draw:line draw:style-name="gr17" draw:text-style-name="P10" draw:layer="layout" svg:x1="15.788cm" svg:y1="10.105cm" svg:x2="16.788cm" svg:y2="10.105cm">
          <text:p/>
        </draw:line>
        <draw:line draw:style-name="gr45" draw:text-style-name="P10" draw:layer="layout" svg:x1="10.84cm" svg:y1="8.8cm" svg:x2="10.84cm" svg:y2="9.4cm">
          <text:p/>
        </draw:line>
        <draw:line draw:style-name="gr45" draw:text-style-name="P10" draw:layer="layout" svg:x1="1.2cm" svg:y1="8.8cm" svg:x2="10.84cm" svg:y2="8.8cm">
          <text:p/>
        </draw:line>
        <draw:line draw:style-name="gr16" draw:text-style-name="P10" draw:layer="layout" svg:x1="3.089cm" svg:y1="6.64cm" svg:x2="3.588cm" svg:y2="6.64cm">
          <text:p/>
        </draw:line>
        <draw:line draw:style-name="gr17" draw:text-style-name="P10" draw:layer="layout" svg:x1="2cm" svg:y1="7.345cm" svg:x2="3.588cm" svg:y2="7.345cm">
          <text:p/>
        </draw:line>
        <draw:line draw:style-name="gr16" draw:text-style-name="P10" draw:layer="layout" svg:x1="4.988cm" svg:y1="6.64cm" svg:x2="5.988cm" svg:y2="6.64cm">
          <text:p/>
        </draw:line>
        <draw:line draw:style-name="gr17" draw:text-style-name="P10" draw:layer="layout" svg:x1="4.988cm" svg:y1="7.345cm" svg:x2="5.988cm" svg:y2="7.345cm">
          <text:p/>
        </draw:line>
        <draw:line draw:style-name="gr16" draw:text-style-name="P10" draw:layer="layout" svg:x1="7.388cm" svg:y1="6.64cm" svg:x2="8.388cm" svg:y2="6.64cm">
          <text:p/>
        </draw:line>
        <draw:line draw:style-name="gr17" draw:text-style-name="P10" draw:layer="layout" svg:x1="7.388cm" svg:y1="7.345cm" svg:x2="8.388cm" svg:y2="7.345cm">
          <text:p/>
        </draw:line>
        <draw:line draw:style-name="gr16" draw:text-style-name="P10" draw:layer="layout" svg:x1="11.476cm" svg:y1="6.64cm" svg:x2="11.988cm" svg:y2="6.64cm">
          <text:p/>
        </draw:line>
        <draw:line draw:style-name="gr17" draw:text-style-name="P10" draw:layer="layout" svg:x1="9.8cm" svg:y1="7.345cm" svg:x2="11.988cm" svg:y2="7.345cm">
          <text:p/>
        </draw:line>
        <draw:line draw:style-name="gr16" draw:text-style-name="P10" draw:layer="layout" svg:x1="13.388cm" svg:y1="6.64cm" svg:x2="14.388cm" svg:y2="6.64cm">
          <text:p/>
        </draw:line>
        <draw:line draw:style-name="gr17" draw:text-style-name="P10" draw:layer="layout" svg:x1="13.388cm" svg:y1="7.345cm" svg:x2="14.388cm" svg:y2="7.345cm">
          <text:p/>
        </draw:line>
        <draw:line draw:style-name="gr16" draw:text-style-name="P10" draw:layer="layout" svg:x1="15.788cm" svg:y1="6.64cm" svg:x2="16.788cm" svg:y2="6.64cm">
          <text:p/>
        </draw:line>
        <draw:line draw:style-name="gr17" draw:text-style-name="P10" draw:layer="layout" svg:x1="15.788cm" svg:y1="7.345cm" svg:x2="16.788cm" svg:y2="7.345cm">
          <text:p/>
        </draw:line>
        <draw:line draw:style-name="gr16" draw:text-style-name="P10" draw:layer="layout" svg:x1="2.844cm" svg:y1="4.44cm" svg:x2="3.576cm" svg:y2="4.44cm">
          <text:p/>
        </draw:line>
        <draw:line draw:style-name="gr17" draw:text-style-name="P10" draw:layer="layout" svg:x1="1.8cm" svg:y1="5.145cm" svg:x2="3.576cm" svg:y2="5.145cm">
          <text:p/>
        </draw:line>
        <draw:line draw:style-name="gr16" draw:text-style-name="P10" draw:layer="layout" svg:x1="4.976cm" svg:y1="4.44cm" svg:x2="5.976cm" svg:y2="4.44cm">
          <text:p/>
        </draw:line>
        <draw:line draw:style-name="gr17" draw:text-style-name="P10" draw:layer="layout" svg:x1="4.976cm" svg:y1="5.145cm" svg:x2="5.976cm" svg:y2="5.145cm">
          <text:p/>
        </draw:line>
        <draw:line draw:style-name="gr16" draw:text-style-name="P10" draw:layer="layout" svg:x1="7.376cm" svg:y1="4.44cm" svg:x2="8.376cm" svg:y2="4.44cm">
          <text:p/>
        </draw:line>
        <draw:line draw:style-name="gr17" draw:text-style-name="P10" draw:layer="layout" svg:x1="7.376cm" svg:y1="5.145cm" svg:x2="8.376cm" svg:y2="5.145cm">
          <text:p/>
        </draw:line>
        <draw:line draw:style-name="gr16" draw:text-style-name="P10" draw:layer="layout" svg:x1="11.243cm" svg:y1="4.44cm" svg:x2="11.976cm" svg:y2="4.44cm">
          <text:p/>
        </draw:line>
        <draw:line draw:style-name="gr17" draw:text-style-name="P10" draw:layer="layout" svg:x1="9.8cm" svg:y1="5.145cm" svg:x2="11.976cm" svg:y2="5.145cm">
          <text:p/>
        </draw:line>
        <draw:line draw:style-name="gr16" draw:text-style-name="P10" draw:layer="layout" svg:x1="13.376cm" svg:y1="4.44cm" svg:x2="14.376cm" svg:y2="4.44cm">
          <text:p/>
        </draw:line>
        <draw:line draw:style-name="gr17" draw:text-style-name="P10" draw:layer="layout" svg:x1="13.376cm" svg:y1="5.145cm" svg:x2="14.376cm" svg:y2="5.145cm">
          <text:p/>
        </draw:line>
        <draw:line draw:style-name="gr16" draw:text-style-name="P10" draw:layer="layout" svg:x1="15.776cm" svg:y1="4.44cm" svg:x2="16.776cm" svg:y2="4.44cm">
          <text:p/>
        </draw:line>
        <draw:line draw:style-name="gr17" draw:text-style-name="P10" draw:layer="layout" svg:x1="15.776cm" svg:y1="5.145cm" svg:x2="16.776cm" svg:y2="5.145cm">
          <text:p/>
        </draw:line>
        <draw:line draw:style-name="gr46" draw:text-style-name="P5" draw:layer="layout" svg:x1="22.4cm" svg:y1="0.7cm" svg:x2="22.4cm" svg:y2="13cm">
          <text:p/>
        </draw:line>
        <draw:g>
          <draw:frame draw:style-name="gr47" draw:text-style-name="P29" draw:layer="layout" svg:width="0.803cm" svg:height="0.675cm" draw:transform="rotate (1.5707963267949) translate (22.552cm 8.518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2.805cm 8.201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2.552cm 7.318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2.805cm 7.001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2.418cm 7.718cm)">
          <draw:text-box>
            <text:p><text:span text:style-name="T18">×</text:span></text:p>
          </draw:text-box>
        </draw:frame>
        <draw:g>
          <draw:frame draw:style-name="gr47" draw:text-style-name="P29" draw:layer="layout" svg:width="0.803cm" svg:height="0.675cm" draw:transform="rotate (1.5707963267949) translate (22.552cm 6.319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2.805cm 6.002cm)">
            <draw:text-box>
              <text:p><text:span text:style-name="T17">IWO</text:span></text:p>
            </draw:text-box>
          </draw:frame>
        </draw:g>
        <draw:frame draw:style-name="gr51" draw:text-style-name="P30" draw:layer="layout" svg:width="0.803cm" svg:height="0.89cm" draw:transform="rotate (1.5707963267949) translate (22.418cm 6.719cm)">
          <draw:text-box>
            <text:p><text:span text:style-name="T18">×</text:span></text:p>
          </draw:text-box>
        </draw:frame>
        <draw:line draw:style-name="gr46" draw:text-style-name="P5" draw:layer="layout" svg:x1="3.487cm" svg:y1="13.66cm" svg:x2="9.931cm" svg:y2="13.66cm">
          <text:p/>
        </draw:line>
        <draw:line draw:style-name="gr46" draw:text-style-name="P5" draw:layer="layout" svg:x1="11.887cm" svg:y1="13.66cm" svg:x2="18.5cm" svg:y2="13.66cm">
          <text:p/>
        </draw:line>
        <draw:g>
          <draw:frame draw:style-name="gr47" draw:text-style-name="P29" draw:layer="layout" svg:width="0.803cm" svg:height="0.675cm" svg:x="6.2cm" svg:y="13.0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6.517cm" svg:y="13.2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6.518cm" svg:y="12.988cm">
            <draw:text-box>
              <text:p><text:span text:style-name="T17">W</text:span></text:p>
            </draw:text-box>
          </draw:frame>
        </draw:g>
        <draw:g>
          <draw:frame draw:style-name="gr47" draw:text-style-name="P29" draw:layer="layout" svg:width="0.803cm" svg:height="0.675cm" svg:x="14.6cm" svg:y="13.0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4.917cm" svg:y="13.2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14.918cm" svg:y="12.988cm">
            <draw:text-box>
              <text:p><text:span text:style-name="T17">W</text:span></text:p>
            </draw:text-box>
          </draw:frame>
        </draw:g>
        <draw:line draw:style-name="gr46" draw:text-style-name="P5" draw:layer="layout" svg:x1="21.2cm" svg:y1="8.72cm" svg:x2="21.2cm" svg:y2="13cm">
          <text:p/>
        </draw:line>
        <draw:line draw:style-name="gr46" draw:text-style-name="P5" draw:layer="layout" svg:x1="21.2cm" svg:y1="3.82cm" svg:x2="21.2cm" svg:y2="8cm">
          <text:p/>
        </draw:line>
        <draw:g>
          <draw:frame draw:style-name="gr47" draw:text-style-name="P29" draw:layer="layout" svg:width="0.803cm" svg:height="0.675cm" draw:transform="rotate (1.5707963267949) translate (21.752cm 9.219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2.005cm 8.902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1.752cm 8.22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2.005cm 7.903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1.618cm 8.62cm)">
          <draw:text-box>
            <text:p><text:span text:style-name="T18">×</text:span></text:p>
          </draw:text-box>
        </draw:frame>
        <draw:g>
          <draw:frame draw:style-name="gr47" draw:text-style-name="P29" draw:layer="layout" svg:width="0.803cm" svg:height="0.675cm" draw:transform="rotate (1.5707963267949) translate (21.152cm 11.22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1.405cm 10.903cm)">
            <draw:text-box>
              <text:p><text:span text:style-name="T17">IO</text:span></text:p>
            </draw:text-box>
          </draw:frame>
        </draw:g>
        <draw:line draw:style-name="gr54" draw:text-style-name="P10" draw:layer="layout" svg:x1="11.488cm" svg:y1="8.3cm" svg:x2="12.889cm" svg:y2="8.3cm">
          <text:p/>
        </draw:line>
        <draw:line draw:style-name="gr54" draw:text-style-name="P10" draw:layer="layout" svg:x1="11.488cm" svg:y1="6.64cm" svg:x2="11.488cm" svg:y2="8.3cm">
          <text:p/>
        </draw:line>
        <draw:line draw:style-name="gr54" draw:text-style-name="P10" draw:layer="layout" svg:x1="11.243cm" svg:y1="4.44cm" svg:x2="11.243cm" svg:y2="8.5cm">
          <text:p/>
        </draw:line>
        <draw:line draw:style-name="gr54" draw:text-style-name="P10" draw:layer="layout" svg:x1="11.243cm" svg:y1="8.5cm" svg:x2="12.349cm" svg:y2="8.5cm">
          <text:p/>
        </draw:line>
        <draw:line draw:style-name="gr54" draw:text-style-name="P10" draw:layer="layout" svg:x1="12.349cm" svg:y1="8.5cm" svg:x2="12.349cm" svg:y2="9.06cm">
          <text:p/>
        </draw:line>
        <draw:g>
          <draw:custom-shape draw:style-name="gr11" draw:text-style-name="P9" draw:layer="layout" svg:width="0.079cm" svg:height="0.079cm" svg:x="10.958cm" svg:y="5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4" draw:text-style-name="P10" draw:layer="layout" svg:x1="3.089cm" svg:y1="8.3cm" svg:x2="4.489cm" svg:y2="8.3cm">
          <text:p/>
        </draw:line>
        <draw:line draw:style-name="gr54" draw:text-style-name="P10" draw:layer="layout" svg:x1="3.949cm" svg:y1="11cm" svg:x2="3.949cm" svg:y2="11.26cm">
          <text:p/>
        </draw:line>
        <draw:line draw:style-name="gr54" draw:text-style-name="P10" draw:layer="layout" svg:x1="3.089cm" svg:y1="6.64cm" svg:x2="3.089cm" svg:y2="8.3cm">
          <text:p/>
        </draw:line>
        <draw:line draw:style-name="gr54" draw:text-style-name="P10" draw:layer="layout" svg:x1="2.844cm" svg:y1="4.44cm" svg:x2="2.844cm" svg:y2="8.5cm">
          <text:p/>
        </draw:line>
        <draw:line draw:style-name="gr54" draw:text-style-name="P10" draw:layer="layout" svg:x1="2.844cm" svg:y1="8.5cm" svg:x2="3.952cm" svg:y2="8.5cm">
          <text:p/>
        </draw:line>
        <draw:line draw:style-name="gr54" draw:text-style-name="P10" draw:layer="layout" svg:x1="3.952cm" svg:y1="8.5cm" svg:x2="3.952cm" svg:y2="9.06cm">
          <text:p/>
        </draw:line>
        <draw:g>
          <draw:custom-shape draw:style-name="gr11" draw:text-style-name="P9" draw:layer="layout" svg:width="0.109cm" svg:height="0.109cm" draw:transform="rotate (-1.5707963267949) translate (19.0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103cm" svg:x2="21cm" svg:y2="10.103cm">
          <text:p/>
        </draw:line>
        <draw:line draw:style-name="gr17" draw:text-style-name="P10" draw:layer="layout" svg:x1="18.164cm" svg:y1="12.303cm" svg:x2="21cm" svg:y2="12.303cm">
          <text:p/>
        </draw:line>
        <draw:line draw:style-name="gr17" draw:text-style-name="P10" draw:layer="layout" svg:x1="18.164cm" svg:y1="5.14cm" svg:x2="21cm" svg:y2="5.14cm">
          <text:p/>
        </draw:line>
        <draw:line draw:style-name="gr17" draw:text-style-name="P10" draw:layer="layout" svg:x1="18.152cm" svg:y1="7.34cm" svg:x2="21cm" svg:y2="7.34cm">
          <text:p/>
        </draw:line>
        <draw:line draw:style-name="gr54" draw:text-style-name="P10" draw:layer="layout" svg:x1="3.949cm" svg:y1="11cm" svg:x2="4.489cm" svg:y2="11cm">
          <text:p/>
        </draw:line>
        <draw:line draw:style-name="gr55" draw:text-style-name="P10" draw:layer="layout" svg:x1="2.4cm" svg:y1="14.305cm" svg:x2="2.4cm" svg:y2="12.305cm">
          <text:p/>
        </draw:line>
        <draw:line draw:style-name="gr55" draw:text-style-name="P10" draw:layer="layout" svg:x1="2.2cm" svg:y1="14.305cm" svg:x2="2.2cm" svg:y2="10.105cm">
          <text:p/>
        </draw:line>
        <draw:line draw:style-name="gr55" draw:text-style-name="P10" draw:layer="layout" svg:x1="2cm" svg:y1="14.305cm" svg:x2="2cm" svg:y2="7.345cm">
          <text:p/>
        </draw:line>
        <draw:line draw:style-name="gr55" draw:text-style-name="P10" draw:layer="layout" svg:x1="1.8cm" svg:y1="14.305cm" svg:x2="1.8cm" svg:y2="5.145cm">
          <text:p/>
        </draw:line>
        <draw:line draw:style-name="gr54" draw:text-style-name="P10" draw:layer="layout" svg:x1="3.934cm" svg:y1="6.027cm" svg:x2="3.934cm" svg:y2="6.287cm">
          <text:p/>
        </draw:line>
        <draw:line draw:style-name="gr54" draw:text-style-name="P10" draw:layer="layout" svg:x1="3.934cm" svg:y1="3.4cm" svg:x2="3.934cm" svg:y2="4.087cm">
          <text:p/>
        </draw:line>
        <draw:line draw:style-name="gr54" draw:text-style-name="P10" draw:layer="layout" svg:x1="3.934cm" svg:y1="6.027cm" svg:x2="4.489cm" svg:y2="6.027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4" draw:text-style-name="P10" draw:layer="layout" svg:x1="12.334cm" svg:y1="6.027cm" svg:x2="12.334cm" svg:y2="6.287cm">
          <text:p/>
        </draw:line>
        <draw:line draw:style-name="gr54" draw:text-style-name="P10" draw:layer="layout" svg:x1="12.334cm" svg:y1="3.4cm" svg:x2="12.334cm" svg:y2="4.087cm">
          <text:p/>
        </draw:line>
        <draw:line draw:style-name="gr54" draw:text-style-name="P10" draw:layer="layout" svg:x1="12.334cm" svg:y1="6.027cm" svg:x2="12.889cm" svg:y2="6.027cm">
          <text:p/>
        </draw:line>
        <draw:line draw:style-name="gr54" draw:text-style-name="P10" draw:layer="layout" svg:x1="12.35cm" svg:y1="11cm" svg:x2="12.35cm" svg:y2="11.26cm">
          <text:p/>
        </draw:line>
        <draw:line draw:style-name="gr54" draw:text-style-name="P10" draw:layer="layout" svg:x1="12.35cm" svg:y1="11cm" svg:x2="12.868cm" svg:y2="11cm">
          <text:p/>
        </draw:line>
        <draw:g>
          <draw:custom-shape draw:style-name="gr56" draw:text-style-name="P31" draw:layer="layout" svg:width="0.109cm" svg:height="0.109cm" draw:transform="rotate (-1.5707963267949) translate (1.4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1.5707963267949) translate (1.6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1.5707963267949) translate (1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32" draw:layer="layout" svg:width="0.109cm" svg:height="0.109cm" draw:transform="rotate (-3.14159265358979) translate (1.51cm 7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2" draw:layer="layout" svg:width="0.109cm" svg:height="0.109cm" draw:transform="rotate (-3.14159265358979) translate (1.51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2" draw:layer="layout" svg:width="0.109cm" svg:height="0.109cm" draw:transform="rotate (-3.14159265358979) translate (1.51cm 7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8" draw:text-style-name="P25" draw:layer="layout" svg:width="16.8cm" svg:height="1.391cm" svg:x="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5" draw:layer="layout" svg:x1="21.8cm" svg:y1="3cm" svg:x2="21.8cm" svg:y2="13cm">
          <text:p/>
        </draw:line>
        <draw:g>
          <draw:frame draw:style-name="gr47" draw:text-style-name="P29" draw:layer="layout" svg:width="0.803cm" svg:height="0.675cm" draw:transform="rotate (1.5707963267949) translate (21.152cm 6.321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1.405cm 6.0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1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5" draw:layer="layout" svg:x1="21.8cm" svg:y1="0.7cm" svg:x2="21.8cm" svg:y2="2.091cm">
          <text:p/>
        </draw:line>
        <draw:g>
          <draw:frame draw:style-name="gr47" draw:text-style-name="P29" draw:layer="layout" svg:width="0.803cm" svg:height="0.675cm" draw:transform="rotate (1.5707963267949) translate (21.752cm 2.42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2.005cm 2.103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1.752cm 1.421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2.005cm 1.104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1.618cm 1.8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3.584cm" svg:y="11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3.684cm 11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3.685cm 12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884cm" svg:y1="11.594cm" svg:x2="4.068cm" svg:y2="11.594cm">
            <text:p/>
          </draw:line>
          <draw:line draw:style-name="gr4" draw:text-style-name="P5" draw:layer="layout" svg:x1="4.265cm" svg:y1="11.91cm" svg:x2="4.584cm" svg:y2="11.91cm">
            <text:p/>
          </draw:line>
          <draw:custom-shape draw:style-name="gr5" draw:text-style-name="P6" draw:layer="layout" svg:width="0.4cm" svg:height="0.2cm" svg:x="4.536cm" svg:y="11.8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884cm" svg:y1="12.294cm" svg:x2="4.167cm" svg:y2="12.294cm">
            <text:p/>
          </draw:line>
          <draw:line draw:style-name="gr4" draw:text-style-name="P5" draw:layer="layout" svg:x1="4.265cm" svg:y1="11.594cm" svg:x2="4.265cm" svg:y2="12.2cm">
            <text:p/>
          </draw:line>
          <draw:custom-shape draw:style-name="gr6" draw:text-style-name="P7" draw:layer="layout" svg:width="0.202cm" svg:height="0.213cm" svg:x="4.166cm" svg:y="11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196cm" svg:y1="12.294cm" svg:x2="4.984cm" svg:y2="12.294cm">
            <text:p/>
          </draw:line>
          <draw:line draw:style-name="gr7" draw:text-style-name="P5" draw:layer="layout" svg:x1="3.984cm" svg:y1="11.594cm" svg:x2="4.972cm" svg:y2="11.594cm">
            <text:p/>
          </draw:line>
          <draw:custom-shape draw:style-name="gr8" draw:text-style-name="P3" draw:layer="layout" svg:width="0.201cm" svg:height="0.052cm" draw:transform="rotate (1.5707963267949) translate (3.993cm 11.677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3.955cm" svg:y1="11.43cm" svg:x2="3.955cm" svg:y2="11.248cm">
            <text:p/>
          </draw:line>
          <draw:custom-shape draw:style-name="gr6" draw:text-style-name="P7" draw:layer="layout" svg:width="0.202cm" svg:height="0.213cm" svg:x="4.167cm" svg:y="12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4.596cm 11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225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953cm" svg:y1="11.437cm" svg:x2="3.953cm" svg:y2="11.604cm">
            <text:p/>
          </draw:line>
          <draw:line draw:style-name="gr12" draw:text-style-name="P5" draw:layer="layout" svg:x1="4.077cm" svg:y1="11.441cm" svg:x2="4.077cm" svg:y2="11.53cm">
            <text:p/>
          </draw:line>
          <draw:line draw:style-name="gr12" draw:text-style-name="P5" draw:layer="layout" svg:x1="4.078cm" svg:y1="11.437cm" svg:x2="3.948cm" svg:y2="11.437cm">
            <text:p/>
          </draw:line>
          <draw:line draw:style-name="gr12" draw:text-style-name="P5" draw:layer="layout" svg:x1="4.139cm" svg:y1="11.537cm" svg:x2="4.077cm" svg:y2="11.537cm">
            <text:p/>
          </draw:line>
          <draw:custom-shape draw:style-name="gr8" draw:text-style-name="P3" draw:layer="layout" svg:width="0.192cm" svg:height="0.064cm" draw:transform="rotate (1.5707963267949) translate (4.102cm 11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4.596cm 12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3.93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3.684cm" svg:y1="11.453cm" svg:x2="3.554cm" svg:y2="11.453cm">
            <text:p/>
          </draw:line>
          <draw:line draw:style-name="gr13" draw:text-style-name="P5" draw:layer="layout" svg:x1="3.684cm" svg:y1="11.553cm" svg:x2="3.554cm" svg:y2="11.553cm">
            <text:p/>
          </draw:line>
          <draw:line draw:style-name="gr13" draw:text-style-name="P5" draw:layer="layout" svg:x1="3.684cm" svg:y1="11.653cm" svg:x2="3.554cm" svg:y2="11.653cm">
            <text:p/>
          </draw:line>
          <draw:line draw:style-name="gr13" draw:text-style-name="P5" draw:layer="layout" svg:x1="3.684cm" svg:y1="11.753cm" svg:x2="3.554cm" svg:y2="11.753cm">
            <text:p/>
          </draw:line>
          <draw:line draw:style-name="gr13" draw:text-style-name="P5" draw:layer="layout" svg:x1="3.684cm" svg:y1="11.853cm" svg:x2="3.554cm" svg:y2="11.853cm">
            <text:p/>
          </draw:line>
          <draw:line draw:style-name="gr13" draw:text-style-name="P5" draw:layer="layout" svg:x1="3.684cm" svg:y1="11.353cm" svg:x2="3.554cm" svg:y2="11.353cm">
            <text:p/>
          </draw:line>
          <draw:line draw:style-name="gr14" draw:text-style-name="P5" draw:layer="layout" svg:x1="3.684cm" svg:y1="12.133cm" svg:x2="3.554cm" svg:y2="12.133cm">
            <text:p/>
          </draw:line>
          <draw:line draw:style-name="gr14" draw:text-style-name="P5" draw:layer="layout" svg:x1="3.684cm" svg:y1="12.233cm" svg:x2="3.554cm" svg:y2="12.233cm">
            <text:p/>
          </draw:line>
          <draw:line draw:style-name="gr14" draw:text-style-name="P5" draw:layer="layout" svg:x1="3.684cm" svg:y1="12.333cm" svg:x2="3.554cm" svg:y2="12.333cm">
            <text:p/>
          </draw:line>
          <draw:line draw:style-name="gr14" draw:text-style-name="P5" draw:layer="layout" svg:x1="3.684cm" svg:y1="12.433cm" svg:x2="3.554cm" svg:y2="12.433cm">
            <text:p/>
          </draw:line>
          <draw:line draw:style-name="gr14" draw:text-style-name="P5" draw:layer="layout" svg:x1="3.684cm" svg:y1="12.533cm" svg:x2="3.554cm" svg:y2="12.533cm">
            <text:p/>
          </draw:line>
          <draw:line draw:style-name="gr14" draw:text-style-name="P5" draw:layer="layout" svg:x1="3.684cm" svg:y1="12.033cm" svg:x2="3.554cm" svg:y2="12.033cm">
            <text:p/>
          </draw:line>
        </draw:g>
        <draw:g>
          <draw:g>
            <draw:custom-shape draw:style-name="gr1" draw:text-style-name="P1" draw:layer="layout" svg:width="1.4cm" svg:height="1.4cm" svg:x="3.584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84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85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84cm" svg:y1="9.394cm" svg:x2="4.068cm" svg:y2="9.394cm">
              <text:p/>
            </draw:line>
            <draw:line draw:style-name="gr4" draw:text-style-name="P5" draw:layer="layout" svg:x1="4.265cm" svg:y1="9.71cm" svg:x2="4.584cm" svg:y2="9.71cm">
              <text:p/>
            </draw:line>
            <draw:custom-shape draw:style-name="gr5" draw:text-style-name="P6" draw:layer="layout" svg:width="0.4cm" svg:height="0.2cm" svg:x="4.536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84cm" svg:y1="10.094cm" svg:x2="4.167cm" svg:y2="10.094cm">
              <text:p/>
            </draw:line>
            <draw:line draw:style-name="gr4" draw:text-style-name="P5" draw:layer="layout" svg:x1="4.265cm" svg:y1="9.394cm" svg:x2="4.265cm" svg:y2="10cm">
              <text:p/>
            </draw:line>
            <draw:custom-shape draw:style-name="gr6" draw:text-style-name="P7" draw:layer="layout" svg:width="0.202cm" svg:height="0.213cm" svg:x="4.166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6cm" svg:y1="10.094cm" svg:x2="4.984cm" svg:y2="10.094cm">
              <text:p/>
            </draw:line>
            <draw:line draw:style-name="gr7" draw:text-style-name="P5" draw:layer="layout" svg:x1="3.984cm" svg:y1="9.394cm" svg:x2="4.972cm" svg:y2="9.394cm">
              <text:p/>
            </draw:line>
            <draw:custom-shape draw:style-name="gr8" draw:text-style-name="P3" draw:layer="layout" svg:width="0.201cm" svg:height="0.052cm" draw:transform="rotate (1.5707963267949) translate (3.993cm 9.4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55cm" svg:y1="9.23cm" svg:x2="3.955cm" svg:y2="9.048cm">
              <text:p/>
            </draw:line>
            <draw:custom-shape draw:style-name="gr6" draw:text-style-name="P7" draw:layer="layout" svg:width="0.202cm" svg:height="0.213cm" svg:x="4.167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96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25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53cm" svg:y1="9.237cm" svg:x2="3.953cm" svg:y2="9.404cm">
              <text:p/>
            </draw:line>
            <draw:line draw:style-name="gr12" draw:text-style-name="P5" draw:layer="layout" svg:x1="4.077cm" svg:y1="9.241cm" svg:x2="4.077cm" svg:y2="9.33cm">
              <text:p/>
            </draw:line>
            <draw:line draw:style-name="gr12" draw:text-style-name="P5" draw:layer="layout" svg:x1="4.078cm" svg:y1="9.237cm" svg:x2="3.948cm" svg:y2="9.237cm">
              <text:p/>
            </draw:line>
            <draw:line draw:style-name="gr12" draw:text-style-name="P5" draw:layer="layout" svg:x1="4.139cm" svg:y1="9.337cm" svg:x2="4.077cm" svg:y2="9.337cm">
              <text:p/>
            </draw:line>
            <draw:custom-shape draw:style-name="gr8" draw:text-style-name="P3" draw:layer="layout" svg:width="0.192cm" svg:height="0.064cm" draw:transform="rotate (1.5707963267949) translate (4.102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96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35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84cm" svg:y1="9.253cm" svg:x2="3.554cm" svg:y2="9.253cm">
              <text:p/>
            </draw:line>
            <draw:line draw:style-name="gr13" draw:text-style-name="P5" draw:layer="layout" svg:x1="3.684cm" svg:y1="9.353cm" svg:x2="3.554cm" svg:y2="9.353cm">
              <text:p/>
            </draw:line>
            <draw:line draw:style-name="gr13" draw:text-style-name="P5" draw:layer="layout" svg:x1="3.684cm" svg:y1="9.453cm" svg:x2="3.554cm" svg:y2="9.453cm">
              <text:p/>
            </draw:line>
            <draw:line draw:style-name="gr13" draw:text-style-name="P5" draw:layer="layout" svg:x1="3.684cm" svg:y1="9.553cm" svg:x2="3.554cm" svg:y2="9.553cm">
              <text:p/>
            </draw:line>
            <draw:line draw:style-name="gr13" draw:text-style-name="P5" draw:layer="layout" svg:x1="3.684cm" svg:y1="9.653cm" svg:x2="3.554cm" svg:y2="9.653cm">
              <text:p/>
            </draw:line>
            <draw:line draw:style-name="gr13" draw:text-style-name="P5" draw:layer="layout" svg:x1="3.684cm" svg:y1="9.153cm" svg:x2="3.554cm" svg:y2="9.153cm">
              <text:p/>
            </draw:line>
            <draw:line draw:style-name="gr14" draw:text-style-name="P5" draw:layer="layout" svg:x1="3.684cm" svg:y1="9.933cm" svg:x2="3.554cm" svg:y2="9.933cm">
              <text:p/>
            </draw:line>
            <draw:line draw:style-name="gr14" draw:text-style-name="P5" draw:layer="layout" svg:x1="3.684cm" svg:y1="10.033cm" svg:x2="3.554cm" svg:y2="10.033cm">
              <text:p/>
            </draw:line>
            <draw:line draw:style-name="gr14" draw:text-style-name="P5" draw:layer="layout" svg:x1="3.684cm" svg:y1="10.133cm" svg:x2="3.554cm" svg:y2="10.133cm">
              <text:p/>
            </draw:line>
            <draw:line draw:style-name="gr14" draw:text-style-name="P5" draw:layer="layout" svg:x1="3.684cm" svg:y1="10.233cm" svg:x2="3.554cm" svg:y2="10.233cm">
              <text:p/>
            </draw:line>
            <draw:line draw:style-name="gr14" draw:text-style-name="P5" draw:layer="layout" svg:x1="3.684cm" svg:y1="10.333cm" svg:x2="3.554cm" svg:y2="10.333cm">
              <text:p/>
            </draw:line>
            <draw:line draw:style-name="gr14" draw:text-style-name="P5" draw:layer="layout" svg:x1="3.684cm" svg:y1="9.833cm" svg:x2="3.554cm" svg:y2="9.833cm">
              <text:p/>
            </draw:line>
          </draw:g>
          <draw:custom-shape draw:style-name="gr59" draw:text-style-name="P33" draw:layer="layout" svg:width="1.4cm" svg:height="1.4cm" svg:x="3.585cm" svg:y="9.049cm">
            <text:p/>
            <draw:enhanced-geometry svg:viewBox="0 0 21600 21600" draw:type="rectangle" draw:enhanced-path="M 0 0 L 21600 0 21600 21600 0 21600 0 0 Z N"/>
          </draw:custom-shape>
        </draw:g>
        <draw:line draw:style-name="gr54" draw:text-style-name="P10" draw:layer="layout" svg:x1="4.489cm" svg:y1="8.34cm" svg:x2="4.489cm" svg:y2="11cm">
          <text:p/>
        </draw:line>
        <draw:g>
          <draw:g>
            <draw:custom-shape draw:style-name="gr1" draw:text-style-name="P1" draw:layer="layout" svg:width="1.4cm" svg:height="1.4cm" svg:x="5.981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81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82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81cm" svg:y1="9.395cm" svg:x2="6.465cm" svg:y2="9.395cm">
              <text:p/>
            </draw:line>
            <draw:line draw:style-name="gr4" draw:text-style-name="P5" draw:layer="layout" svg:x1="6.662cm" svg:y1="9.711cm" svg:x2="6.981cm" svg:y2="9.711cm">
              <text:p/>
            </draw:line>
            <draw:custom-shape draw:style-name="gr5" draw:text-style-name="P6" draw:layer="layout" svg:width="0.4cm" svg:height="0.2cm" svg:x="6.933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81cm" svg:y1="10.095cm" svg:x2="6.564cm" svg:y2="10.095cm">
              <text:p/>
            </draw:line>
            <draw:line draw:style-name="gr4" draw:text-style-name="P5" draw:layer="layout" svg:x1="6.662cm" svg:y1="9.395cm" svg:x2="6.662cm" svg:y2="10.001cm">
              <text:p/>
            </draw:line>
            <draw:custom-shape draw:style-name="gr6" draw:text-style-name="P7" draw:layer="layout" svg:width="0.202cm" svg:height="0.213cm" svg:x="6.563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3cm" svg:y1="10.095cm" svg:x2="7.381cm" svg:y2="10.095cm">
              <text:p/>
            </draw:line>
            <draw:line draw:style-name="gr7" draw:text-style-name="P5" draw:layer="layout" svg:x1="6.381cm" svg:y1="9.395cm" svg:x2="7.369cm" svg:y2="9.395cm">
              <text:p/>
            </draw:line>
            <draw:custom-shape draw:style-name="gr8" draw:text-style-name="P3" draw:layer="layout" svg:width="0.201cm" svg:height="0.052cm" draw:transform="rotate (1.5707963267949) translate (6.39cm 9.4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52cm" svg:y1="9.231cm" svg:x2="6.352cm" svg:y2="9.049cm">
              <text:p/>
            </draw:line>
            <draw:custom-shape draw:style-name="gr6" draw:text-style-name="P7" draw:layer="layout" svg:width="0.202cm" svg:height="0.213cm" svg:x="6.564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3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22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5cm" svg:y1="9.238cm" svg:x2="6.35cm" svg:y2="9.405cm">
              <text:p/>
            </draw:line>
            <draw:line draw:style-name="gr12" draw:text-style-name="P5" draw:layer="layout" svg:x1="6.474cm" svg:y1="9.242cm" svg:x2="6.474cm" svg:y2="9.331cm">
              <text:p/>
            </draw:line>
            <draw:line draw:style-name="gr12" draw:text-style-name="P5" draw:layer="layout" svg:x1="6.475cm" svg:y1="9.238cm" svg:x2="6.345cm" svg:y2="9.238cm">
              <text:p/>
            </draw:line>
            <draw:line draw:style-name="gr12" draw:text-style-name="P5" draw:layer="layout" svg:x1="6.536cm" svg:y1="9.338cm" svg:x2="6.474cm" svg:y2="9.338cm">
              <text:p/>
            </draw:line>
            <draw:custom-shape draw:style-name="gr8" draw:text-style-name="P3" draw:layer="layout" svg:width="0.192cm" svg:height="0.064cm" draw:transform="rotate (1.5707963267949) translate (6.499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3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32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81cm" svg:y1="9.254cm" svg:x2="5.951cm" svg:y2="9.254cm">
              <text:p/>
            </draw:line>
            <draw:line draw:style-name="gr13" draw:text-style-name="P5" draw:layer="layout" svg:x1="6.081cm" svg:y1="9.354cm" svg:x2="5.951cm" svg:y2="9.354cm">
              <text:p/>
            </draw:line>
            <draw:line draw:style-name="gr13" draw:text-style-name="P5" draw:layer="layout" svg:x1="6.081cm" svg:y1="9.454cm" svg:x2="5.951cm" svg:y2="9.454cm">
              <text:p/>
            </draw:line>
            <draw:line draw:style-name="gr13" draw:text-style-name="P5" draw:layer="layout" svg:x1="6.081cm" svg:y1="9.554cm" svg:x2="5.951cm" svg:y2="9.554cm">
              <text:p/>
            </draw:line>
            <draw:line draw:style-name="gr13" draw:text-style-name="P5" draw:layer="layout" svg:x1="6.081cm" svg:y1="9.654cm" svg:x2="5.951cm" svg:y2="9.654cm">
              <text:p/>
            </draw:line>
            <draw:line draw:style-name="gr13" draw:text-style-name="P5" draw:layer="layout" svg:x1="6.081cm" svg:y1="9.154cm" svg:x2="5.951cm" svg:y2="9.154cm">
              <text:p/>
            </draw:line>
            <draw:line draw:style-name="gr14" draw:text-style-name="P5" draw:layer="layout" svg:x1="6.081cm" svg:y1="9.934cm" svg:x2="5.951cm" svg:y2="9.934cm">
              <text:p/>
            </draw:line>
            <draw:line draw:style-name="gr14" draw:text-style-name="P5" draw:layer="layout" svg:x1="6.081cm" svg:y1="10.034cm" svg:x2="5.951cm" svg:y2="10.034cm">
              <text:p/>
            </draw:line>
            <draw:line draw:style-name="gr14" draw:text-style-name="P5" draw:layer="layout" svg:x1="6.081cm" svg:y1="10.134cm" svg:x2="5.951cm" svg:y2="10.134cm">
              <text:p/>
            </draw:line>
            <draw:line draw:style-name="gr14" draw:text-style-name="P5" draw:layer="layout" svg:x1="6.081cm" svg:y1="10.234cm" svg:x2="5.951cm" svg:y2="10.234cm">
              <text:p/>
            </draw:line>
            <draw:line draw:style-name="gr14" draw:text-style-name="P5" draw:layer="layout" svg:x1="6.081cm" svg:y1="10.334cm" svg:x2="5.951cm" svg:y2="10.334cm">
              <text:p/>
            </draw:line>
            <draw:line draw:style-name="gr14" draw:text-style-name="P5" draw:layer="layout" svg:x1="6.081cm" svg:y1="9.834cm" svg:x2="5.951cm" svg:y2="9.834cm">
              <text:p/>
            </draw:line>
          </draw:g>
          <draw:custom-shape draw:style-name="gr59" draw:text-style-name="P33" draw:layer="layout" svg:width="1.4cm" svg:height="1.4cm" svg:x="5.982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8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8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9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8cm" svg:y1="11.596cm" svg:x2="6.462cm" svg:y2="11.596cm">
              <text:p/>
            </draw:line>
            <draw:line draw:style-name="gr4" draw:text-style-name="P5" draw:layer="layout" svg:x1="6.659cm" svg:y1="11.912cm" svg:x2="6.978cm" svg:y2="11.912cm">
              <text:p/>
            </draw:line>
            <draw:custom-shape draw:style-name="gr5" draw:text-style-name="P6" draw:layer="layout" svg:width="0.4cm" svg:height="0.2cm" svg:x="6.93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8cm" svg:y1="12.296cm" svg:x2="6.561cm" svg:y2="12.296cm">
              <text:p/>
            </draw:line>
            <draw:line draw:style-name="gr4" draw:text-style-name="P5" draw:layer="layout" svg:x1="6.659cm" svg:y1="11.596cm" svg:x2="6.659cm" svg:y2="12.202cm">
              <text:p/>
            </draw:line>
            <draw:custom-shape draw:style-name="gr6" draw:text-style-name="P7" draw:layer="layout" svg:width="0.202cm" svg:height="0.213cm" svg:x="6.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cm" svg:y1="12.296cm" svg:x2="7.378cm" svg:y2="12.296cm">
              <text:p/>
            </draw:line>
            <draw:line draw:style-name="gr7" draw:text-style-name="P5" draw:layer="layout" svg:x1="6.378cm" svg:y1="11.596cm" svg:x2="7.366cm" svg:y2="11.596cm">
              <text:p/>
            </draw:line>
            <draw:custom-shape draw:style-name="gr8" draw:text-style-name="P3" draw:layer="layout" svg:width="0.201cm" svg:height="0.052cm" draw:transform="rotate (1.5707963267949) translate (6.387cm 11.6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9cm" svg:y1="11.432cm" svg:x2="6.349cm" svg:y2="11.25cm">
              <text:p/>
            </draw:line>
            <draw:custom-shape draw:style-name="gr6" draw:text-style-name="P7" draw:layer="layout" svg:width="0.202cm" svg:height="0.213cm" svg:x="6.561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9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7cm" svg:y1="11.439cm" svg:x2="6.347cm" svg:y2="11.606cm">
              <text:p/>
            </draw:line>
            <draw:line draw:style-name="gr12" draw:text-style-name="P5" draw:layer="layout" svg:x1="6.471cm" svg:y1="11.443cm" svg:x2="6.471cm" svg:y2="11.532cm">
              <text:p/>
            </draw:line>
            <draw:line draw:style-name="gr12" draw:text-style-name="P5" draw:layer="layout" svg:x1="6.472cm" svg:y1="11.439cm" svg:x2="6.342cm" svg:y2="11.439cm">
              <text:p/>
            </draw:line>
            <draw:line draw:style-name="gr12" draw:text-style-name="P5" draw:layer="layout" svg:x1="6.533cm" svg:y1="11.539cm" svg:x2="6.471cm" svg:y2="11.539cm">
              <text:p/>
            </draw:line>
            <draw:custom-shape draw:style-name="gr8" draw:text-style-name="P3" draw:layer="layout" svg:width="0.192cm" svg:height="0.064cm" draw:transform="rotate (1.5707963267949) translate (6.496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9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8cm" svg:y1="11.455cm" svg:x2="5.948cm" svg:y2="11.455cm">
              <text:p/>
            </draw:line>
            <draw:line draw:style-name="gr13" draw:text-style-name="P5" draw:layer="layout" svg:x1="6.078cm" svg:y1="11.555cm" svg:x2="5.948cm" svg:y2="11.555cm">
              <text:p/>
            </draw:line>
            <draw:line draw:style-name="gr13" draw:text-style-name="P5" draw:layer="layout" svg:x1="6.078cm" svg:y1="11.655cm" svg:x2="5.948cm" svg:y2="11.655cm">
              <text:p/>
            </draw:line>
            <draw:line draw:style-name="gr13" draw:text-style-name="P5" draw:layer="layout" svg:x1="6.078cm" svg:y1="11.755cm" svg:x2="5.948cm" svg:y2="11.755cm">
              <text:p/>
            </draw:line>
            <draw:line draw:style-name="gr13" draw:text-style-name="P5" draw:layer="layout" svg:x1="6.078cm" svg:y1="11.855cm" svg:x2="5.948cm" svg:y2="11.855cm">
              <text:p/>
            </draw:line>
            <draw:line draw:style-name="gr13" draw:text-style-name="P5" draw:layer="layout" svg:x1="6.078cm" svg:y1="11.355cm" svg:x2="5.948cm" svg:y2="11.355cm">
              <text:p/>
            </draw:line>
            <draw:line draw:style-name="gr14" draw:text-style-name="P5" draw:layer="layout" svg:x1="6.078cm" svg:y1="12.135cm" svg:x2="5.948cm" svg:y2="12.135cm">
              <text:p/>
            </draw:line>
            <draw:line draw:style-name="gr14" draw:text-style-name="P5" draw:layer="layout" svg:x1="6.078cm" svg:y1="12.235cm" svg:x2="5.948cm" svg:y2="12.235cm">
              <text:p/>
            </draw:line>
            <draw:line draw:style-name="gr14" draw:text-style-name="P5" draw:layer="layout" svg:x1="6.078cm" svg:y1="12.335cm" svg:x2="5.948cm" svg:y2="12.335cm">
              <text:p/>
            </draw:line>
            <draw:line draw:style-name="gr14" draw:text-style-name="P5" draw:layer="layout" svg:x1="6.078cm" svg:y1="12.435cm" svg:x2="5.948cm" svg:y2="12.435cm">
              <text:p/>
            </draw:line>
            <draw:line draw:style-name="gr14" draw:text-style-name="P5" draw:layer="layout" svg:x1="6.078cm" svg:y1="12.535cm" svg:x2="5.948cm" svg:y2="12.535cm">
              <text:p/>
            </draw:line>
            <draw:line draw:style-name="gr14" draw:text-style-name="P5" draw:layer="layout" svg:x1="6.078cm" svg:y1="12.035cm" svg:x2="5.948cm" svg:y2="12.035cm">
              <text:p/>
            </draw:line>
          </draw:g>
          <draw:custom-shape draw:style-name="gr59" draw:text-style-name="P33" draw:layer="layout" svg:width="1.4cm" svg:height="1.4cm" svg:x="5.979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5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5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6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5cm" svg:y1="11.597cm" svg:x2="8.859cm" svg:y2="11.597cm">
              <text:p/>
            </draw:line>
            <draw:line draw:style-name="gr4" draw:text-style-name="P5" draw:layer="layout" svg:x1="9.056cm" svg:y1="11.913cm" svg:x2="9.375cm" svg:y2="11.913cm">
              <text:p/>
            </draw:line>
            <draw:custom-shape draw:style-name="gr5" draw:text-style-name="P6" draw:layer="layout" svg:width="0.4cm" svg:height="0.2cm" svg:x="9.327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5cm" svg:y1="12.297cm" svg:x2="8.958cm" svg:y2="12.297cm">
              <text:p/>
            </draw:line>
            <draw:line draw:style-name="gr4" draw:text-style-name="P5" draw:layer="layout" svg:x1="9.056cm" svg:y1="11.597cm" svg:x2="9.056cm" svg:y2="12.203cm">
              <text:p/>
            </draw:line>
            <draw:custom-shape draw:style-name="gr6" draw:text-style-name="P7" draw:layer="layout" svg:width="0.202cm" svg:height="0.213cm" svg:x="8.957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7cm" svg:y1="12.297cm" svg:x2="9.775cm" svg:y2="12.297cm">
              <text:p/>
            </draw:line>
            <draw:line draw:style-name="gr7" draw:text-style-name="P5" draw:layer="layout" svg:x1="8.775cm" svg:y1="11.597cm" svg:x2="9.763cm" svg:y2="11.597cm">
              <text:p/>
            </draw:line>
            <draw:custom-shape draw:style-name="gr8" draw:text-style-name="P3" draw:layer="layout" svg:width="0.201cm" svg:height="0.052cm" draw:transform="rotate (1.5707963267949) translate (8.784cm 11.6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6cm" svg:y1="11.433cm" svg:x2="8.746cm" svg:y2="11.251cm">
              <text:p/>
            </draw:line>
            <draw:custom-shape draw:style-name="gr6" draw:text-style-name="P7" draw:layer="layout" svg:width="0.202cm" svg:height="0.213cm" svg:x="8.958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7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6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4cm" svg:y1="11.44cm" svg:x2="8.744cm" svg:y2="11.607cm">
              <text:p/>
            </draw:line>
            <draw:line draw:style-name="gr12" draw:text-style-name="P5" draw:layer="layout" svg:x1="8.868cm" svg:y1="11.444cm" svg:x2="8.868cm" svg:y2="11.533cm">
              <text:p/>
            </draw:line>
            <draw:line draw:style-name="gr12" draw:text-style-name="P5" draw:layer="layout" svg:x1="8.869cm" svg:y1="11.44cm" svg:x2="8.739cm" svg:y2="11.44cm">
              <text:p/>
            </draw:line>
            <draw:line draw:style-name="gr12" draw:text-style-name="P5" draw:layer="layout" svg:x1="8.93cm" svg:y1="11.54cm" svg:x2="8.868cm" svg:y2="11.54cm">
              <text:p/>
            </draw:line>
            <draw:custom-shape draw:style-name="gr8" draw:text-style-name="P3" draw:layer="layout" svg:width="0.192cm" svg:height="0.064cm" draw:transform="rotate (1.5707963267949) translate (8.893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7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6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5cm" svg:y1="11.456cm" svg:x2="8.345cm" svg:y2="11.456cm">
              <text:p/>
            </draw:line>
            <draw:line draw:style-name="gr13" draw:text-style-name="P5" draw:layer="layout" svg:x1="8.475cm" svg:y1="11.556cm" svg:x2="8.345cm" svg:y2="11.556cm">
              <text:p/>
            </draw:line>
            <draw:line draw:style-name="gr13" draw:text-style-name="P5" draw:layer="layout" svg:x1="8.475cm" svg:y1="11.656cm" svg:x2="8.345cm" svg:y2="11.656cm">
              <text:p/>
            </draw:line>
            <draw:line draw:style-name="gr13" draw:text-style-name="P5" draw:layer="layout" svg:x1="8.475cm" svg:y1="11.756cm" svg:x2="8.345cm" svg:y2="11.756cm">
              <text:p/>
            </draw:line>
            <draw:line draw:style-name="gr13" draw:text-style-name="P5" draw:layer="layout" svg:x1="8.475cm" svg:y1="11.856cm" svg:x2="8.345cm" svg:y2="11.856cm">
              <text:p/>
            </draw:line>
            <draw:line draw:style-name="gr13" draw:text-style-name="P5" draw:layer="layout" svg:x1="8.475cm" svg:y1="11.356cm" svg:x2="8.345cm" svg:y2="11.356cm">
              <text:p/>
            </draw:line>
            <draw:line draw:style-name="gr14" draw:text-style-name="P5" draw:layer="layout" svg:x1="8.475cm" svg:y1="12.136cm" svg:x2="8.345cm" svg:y2="12.136cm">
              <text:p/>
            </draw:line>
            <draw:line draw:style-name="gr14" draw:text-style-name="P5" draw:layer="layout" svg:x1="8.475cm" svg:y1="12.236cm" svg:x2="8.345cm" svg:y2="12.236cm">
              <text:p/>
            </draw:line>
            <draw:line draw:style-name="gr14" draw:text-style-name="P5" draw:layer="layout" svg:x1="8.475cm" svg:y1="12.336cm" svg:x2="8.345cm" svg:y2="12.336cm">
              <text:p/>
            </draw:line>
            <draw:line draw:style-name="gr14" draw:text-style-name="P5" draw:layer="layout" svg:x1="8.475cm" svg:y1="12.436cm" svg:x2="8.345cm" svg:y2="12.436cm">
              <text:p/>
            </draw:line>
            <draw:line draw:style-name="gr14" draw:text-style-name="P5" draw:layer="layout" svg:x1="8.475cm" svg:y1="12.536cm" svg:x2="8.345cm" svg:y2="12.536cm">
              <text:p/>
            </draw:line>
            <draw:line draw:style-name="gr14" draw:text-style-name="P5" draw:layer="layout" svg:x1="8.475cm" svg:y1="12.036cm" svg:x2="8.345cm" svg:y2="12.036cm">
              <text:p/>
            </draw:line>
          </draw:g>
          <draw:custom-shape draw:style-name="gr59" draw:text-style-name="P33" draw:layer="layout" svg:width="1.4cm" svg:height="1.4cm" svg:x="8.376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2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2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3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2cm" svg:y1="9.398cm" svg:x2="8.856cm" svg:y2="9.398cm">
              <text:p/>
            </draw:line>
            <draw:line draw:style-name="gr4" draw:text-style-name="P5" draw:layer="layout" svg:x1="9.053cm" svg:y1="9.714cm" svg:x2="9.372cm" svg:y2="9.714cm">
              <text:p/>
            </draw:line>
            <draw:custom-shape draw:style-name="gr5" draw:text-style-name="P6" draw:layer="layout" svg:width="0.4cm" svg:height="0.2cm" svg:x="9.324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2cm" svg:y1="10.098cm" svg:x2="8.955cm" svg:y2="10.098cm">
              <text:p/>
            </draw:line>
            <draw:line draw:style-name="gr4" draw:text-style-name="P5" draw:layer="layout" svg:x1="9.053cm" svg:y1="9.398cm" svg:x2="9.053cm" svg:y2="10.004cm">
              <text:p/>
            </draw:line>
            <draw:custom-shape draw:style-name="gr6" draw:text-style-name="P7" draw:layer="layout" svg:width="0.202cm" svg:height="0.213cm" svg:x="8.954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4cm" svg:y1="10.098cm" svg:x2="9.772cm" svg:y2="10.098cm">
              <text:p/>
            </draw:line>
            <draw:line draw:style-name="gr7" draw:text-style-name="P5" draw:layer="layout" svg:x1="8.772cm" svg:y1="9.398cm" svg:x2="9.76cm" svg:y2="9.398cm">
              <text:p/>
            </draw:line>
            <draw:custom-shape draw:style-name="gr8" draw:text-style-name="P3" draw:layer="layout" svg:width="0.201cm" svg:height="0.052cm" draw:transform="rotate (1.5707963267949) translate (8.781cm 9.48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3cm" svg:y1="9.234cm" svg:x2="8.743cm" svg:y2="9.052cm">
              <text:p/>
            </draw:line>
            <draw:custom-shape draw:style-name="gr6" draw:text-style-name="P7" draw:layer="layout" svg:width="0.202cm" svg:height="0.213cm" svg:x="8.955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4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3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1cm" svg:y1="9.241cm" svg:x2="8.741cm" svg:y2="9.408cm">
              <text:p/>
            </draw:line>
            <draw:line draw:style-name="gr12" draw:text-style-name="P5" draw:layer="layout" svg:x1="8.865cm" svg:y1="9.245cm" svg:x2="8.865cm" svg:y2="9.334cm">
              <text:p/>
            </draw:line>
            <draw:line draw:style-name="gr12" draw:text-style-name="P5" draw:layer="layout" svg:x1="8.866cm" svg:y1="9.241cm" svg:x2="8.736cm" svg:y2="9.241cm">
              <text:p/>
            </draw:line>
            <draw:line draw:style-name="gr12" draw:text-style-name="P5" draw:layer="layout" svg:x1="8.927cm" svg:y1="9.341cm" svg:x2="8.865cm" svg:y2="9.341cm">
              <text:p/>
            </draw:line>
            <draw:custom-shape draw:style-name="gr8" draw:text-style-name="P3" draw:layer="layout" svg:width="0.192cm" svg:height="0.064cm" draw:transform="rotate (1.5707963267949) translate (8.89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4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3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2cm" svg:y1="9.257cm" svg:x2="8.342cm" svg:y2="9.257cm">
              <text:p/>
            </draw:line>
            <draw:line draw:style-name="gr13" draw:text-style-name="P5" draw:layer="layout" svg:x1="8.472cm" svg:y1="9.357cm" svg:x2="8.342cm" svg:y2="9.357cm">
              <text:p/>
            </draw:line>
            <draw:line draw:style-name="gr13" draw:text-style-name="P5" draw:layer="layout" svg:x1="8.472cm" svg:y1="9.457cm" svg:x2="8.342cm" svg:y2="9.457cm">
              <text:p/>
            </draw:line>
            <draw:line draw:style-name="gr13" draw:text-style-name="P5" draw:layer="layout" svg:x1="8.472cm" svg:y1="9.557cm" svg:x2="8.342cm" svg:y2="9.557cm">
              <text:p/>
            </draw:line>
            <draw:line draw:style-name="gr13" draw:text-style-name="P5" draw:layer="layout" svg:x1="8.472cm" svg:y1="9.657cm" svg:x2="8.342cm" svg:y2="9.657cm">
              <text:p/>
            </draw:line>
            <draw:line draw:style-name="gr13" draw:text-style-name="P5" draw:layer="layout" svg:x1="8.472cm" svg:y1="9.157cm" svg:x2="8.342cm" svg:y2="9.157cm">
              <text:p/>
            </draw:line>
            <draw:line draw:style-name="gr14" draw:text-style-name="P5" draw:layer="layout" svg:x1="8.472cm" svg:y1="9.937cm" svg:x2="8.342cm" svg:y2="9.937cm">
              <text:p/>
            </draw:line>
            <draw:line draw:style-name="gr14" draw:text-style-name="P5" draw:layer="layout" svg:x1="8.472cm" svg:y1="10.037cm" svg:x2="8.342cm" svg:y2="10.037cm">
              <text:p/>
            </draw:line>
            <draw:line draw:style-name="gr14" draw:text-style-name="P5" draw:layer="layout" svg:x1="8.472cm" svg:y1="10.137cm" svg:x2="8.342cm" svg:y2="10.137cm">
              <text:p/>
            </draw:line>
            <draw:line draw:style-name="gr14" draw:text-style-name="P5" draw:layer="layout" svg:x1="8.472cm" svg:y1="10.237cm" svg:x2="8.342cm" svg:y2="10.237cm">
              <text:p/>
            </draw:line>
            <draw:line draw:style-name="gr14" draw:text-style-name="P5" draw:layer="layout" svg:x1="8.472cm" svg:y1="10.337cm" svg:x2="8.342cm" svg:y2="10.337cm">
              <text:p/>
            </draw:line>
            <draw:line draw:style-name="gr14" draw:text-style-name="P5" draw:layer="layout" svg:x1="8.472cm" svg:y1="9.837cm" svg:x2="8.342cm" svg:y2="9.837cm">
              <text:p/>
            </draw:line>
          </draw:g>
          <draw:custom-shape draw:style-name="gr59" draw:text-style-name="P33" draw:layer="layout" svg:width="1.4cm" svg:height="1.4cm" svg:x="8.373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8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81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8cm" svg:y1="9.394cm" svg:x2="12.464cm" svg:y2="9.394cm">
              <text:p/>
            </draw:line>
            <draw:line draw:style-name="gr4" draw:text-style-name="P5" draw:layer="layout" svg:x1="12.661cm" svg:y1="9.71cm" svg:x2="12.98cm" svg:y2="9.71cm">
              <text:p/>
            </draw:line>
            <draw:custom-shape draw:style-name="gr5" draw:text-style-name="P6" draw:layer="layout" svg:width="0.4cm" svg:height="0.2cm" svg:x="12.932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8cm" svg:y1="10.094cm" svg:x2="12.563cm" svg:y2="10.094cm">
              <text:p/>
            </draw:line>
            <draw:line draw:style-name="gr4" draw:text-style-name="P5" draw:layer="layout" svg:x1="12.661cm" svg:y1="9.394cm" svg:x2="12.661cm" svg:y2="10cm">
              <text:p/>
            </draw:line>
            <draw:custom-shape draw:style-name="gr6" draw:text-style-name="P7" draw:layer="layout" svg:width="0.202cm" svg:height="0.213cm" svg:x="12.562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2cm" svg:y1="10.094cm" svg:x2="13.38cm" svg:y2="10.094cm">
              <text:p/>
            </draw:line>
            <draw:line draw:style-name="gr7" draw:text-style-name="P5" draw:layer="layout" svg:x1="12.38cm" svg:y1="9.394cm" svg:x2="13.368cm" svg:y2="9.394cm">
              <text:p/>
            </draw:line>
            <draw:custom-shape draw:style-name="gr8" draw:text-style-name="P3" draw:layer="layout" svg:width="0.201cm" svg:height="0.052cm" draw:transform="rotate (1.5707963267949) translate (12.389cm 9.4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51cm" svg:y1="9.23cm" svg:x2="12.351cm" svg:y2="9.048cm">
              <text:p/>
            </draw:line>
            <draw:custom-shape draw:style-name="gr6" draw:text-style-name="P7" draw:layer="layout" svg:width="0.202cm" svg:height="0.213cm" svg:x="12.563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92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21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9cm" svg:y1="9.237cm" svg:x2="12.349cm" svg:y2="9.404cm">
              <text:p/>
            </draw:line>
            <draw:line draw:style-name="gr12" draw:text-style-name="P5" draw:layer="layout" svg:x1="12.473cm" svg:y1="9.241cm" svg:x2="12.473cm" svg:y2="9.33cm">
              <text:p/>
            </draw:line>
            <draw:line draw:style-name="gr12" draw:text-style-name="P5" draw:layer="layout" svg:x1="12.474cm" svg:y1="9.237cm" svg:x2="12.344cm" svg:y2="9.237cm">
              <text:p/>
            </draw:line>
            <draw:line draw:style-name="gr12" draw:text-style-name="P5" draw:layer="layout" svg:x1="12.535cm" svg:y1="9.337cm" svg:x2="12.473cm" svg:y2="9.337cm">
              <text:p/>
            </draw:line>
            <draw:custom-shape draw:style-name="gr8" draw:text-style-name="P3" draw:layer="layout" svg:width="0.192cm" svg:height="0.064cm" draw:transform="rotate (1.5707963267949) translate (12.498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92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31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8cm" svg:y1="9.253cm" svg:x2="11.95cm" svg:y2="9.253cm">
              <text:p/>
            </draw:line>
            <draw:line draw:style-name="gr13" draw:text-style-name="P5" draw:layer="layout" svg:x1="12.08cm" svg:y1="9.353cm" svg:x2="11.95cm" svg:y2="9.353cm">
              <text:p/>
            </draw:line>
            <draw:line draw:style-name="gr13" draw:text-style-name="P5" draw:layer="layout" svg:x1="12.08cm" svg:y1="9.453cm" svg:x2="11.95cm" svg:y2="9.453cm">
              <text:p/>
            </draw:line>
            <draw:line draw:style-name="gr13" draw:text-style-name="P5" draw:layer="layout" svg:x1="12.08cm" svg:y1="9.553cm" svg:x2="11.95cm" svg:y2="9.553cm">
              <text:p/>
            </draw:line>
            <draw:line draw:style-name="gr13" draw:text-style-name="P5" draw:layer="layout" svg:x1="12.08cm" svg:y1="9.653cm" svg:x2="11.95cm" svg:y2="9.653cm">
              <text:p/>
            </draw:line>
            <draw:line draw:style-name="gr13" draw:text-style-name="P5" draw:layer="layout" svg:x1="12.08cm" svg:y1="9.153cm" svg:x2="11.95cm" svg:y2="9.153cm">
              <text:p/>
            </draw:line>
            <draw:line draw:style-name="gr14" draw:text-style-name="P5" draw:layer="layout" svg:x1="12.08cm" svg:y1="9.933cm" svg:x2="11.95cm" svg:y2="9.933cm">
              <text:p/>
            </draw:line>
            <draw:line draw:style-name="gr14" draw:text-style-name="P5" draw:layer="layout" svg:x1="12.08cm" svg:y1="10.033cm" svg:x2="11.95cm" svg:y2="10.033cm">
              <text:p/>
            </draw:line>
            <draw:line draw:style-name="gr14" draw:text-style-name="P5" draw:layer="layout" svg:x1="12.08cm" svg:y1="10.133cm" svg:x2="11.95cm" svg:y2="10.133cm">
              <text:p/>
            </draw:line>
            <draw:line draw:style-name="gr14" draw:text-style-name="P5" draw:layer="layout" svg:x1="12.08cm" svg:y1="10.233cm" svg:x2="11.95cm" svg:y2="10.233cm">
              <text:p/>
            </draw:line>
            <draw:line draw:style-name="gr14" draw:text-style-name="P5" draw:layer="layout" svg:x1="12.08cm" svg:y1="10.333cm" svg:x2="11.95cm" svg:y2="10.333cm">
              <text:p/>
            </draw:line>
            <draw:line draw:style-name="gr14" draw:text-style-name="P5" draw:layer="layout" svg:x1="12.08cm" svg:y1="9.833cm" svg:x2="11.95cm" svg:y2="9.833cm">
              <text:p/>
            </draw:line>
          </draw:g>
          <draw:custom-shape draw:style-name="gr59" draw:text-style-name="P33" draw:layer="layout" svg:width="1.4cm" svg:height="1.4cm" svg:x="11.981cm" svg:y="9.0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7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7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8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7cm" svg:y1="9.395cm" svg:x2="14.861cm" svg:y2="9.395cm">
              <text:p/>
            </draw:line>
            <draw:line draw:style-name="gr4" draw:text-style-name="P5" draw:layer="layout" svg:x1="15.058cm" svg:y1="9.711cm" svg:x2="15.377cm" svg:y2="9.711cm">
              <text:p/>
            </draw:line>
            <draw:custom-shape draw:style-name="gr5" draw:text-style-name="P6" draw:layer="layout" svg:width="0.4cm" svg:height="0.2cm" svg:x="15.329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7cm" svg:y1="10.095cm" svg:x2="14.96cm" svg:y2="10.095cm">
              <text:p/>
            </draw:line>
            <draw:line draw:style-name="gr4" draw:text-style-name="P5" draw:layer="layout" svg:x1="15.058cm" svg:y1="9.395cm" svg:x2="15.058cm" svg:y2="10.001cm">
              <text:p/>
            </draw:line>
            <draw:custom-shape draw:style-name="gr6" draw:text-style-name="P7" draw:layer="layout" svg:width="0.202cm" svg:height="0.213cm" svg:x="14.959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9cm" svg:y1="10.095cm" svg:x2="15.777cm" svg:y2="10.095cm">
              <text:p/>
            </draw:line>
            <draw:line draw:style-name="gr7" draw:text-style-name="P5" draw:layer="layout" svg:x1="14.777cm" svg:y1="9.395cm" svg:x2="15.765cm" svg:y2="9.395cm">
              <text:p/>
            </draw:line>
            <draw:custom-shape draw:style-name="gr8" draw:text-style-name="P3" draw:layer="layout" svg:width="0.201cm" svg:height="0.052cm" draw:transform="rotate (1.5707963267949) translate (14.786cm 9.4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8cm" svg:y1="9.231cm" svg:x2="14.748cm" svg:y2="9.049cm">
              <text:p/>
            </draw:line>
            <draw:custom-shape draw:style-name="gr6" draw:text-style-name="P7" draw:layer="layout" svg:width="0.202cm" svg:height="0.213cm" svg:x="14.96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9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8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6cm" svg:y1="9.238cm" svg:x2="14.746cm" svg:y2="9.405cm">
              <text:p/>
            </draw:line>
            <draw:line draw:style-name="gr12" draw:text-style-name="P5" draw:layer="layout" svg:x1="14.87cm" svg:y1="9.242cm" svg:x2="14.87cm" svg:y2="9.331cm">
              <text:p/>
            </draw:line>
            <draw:line draw:style-name="gr12" draw:text-style-name="P5" draw:layer="layout" svg:x1="14.871cm" svg:y1="9.238cm" svg:x2="14.741cm" svg:y2="9.238cm">
              <text:p/>
            </draw:line>
            <draw:line draw:style-name="gr12" draw:text-style-name="P5" draw:layer="layout" svg:x1="14.932cm" svg:y1="9.338cm" svg:x2="14.87cm" svg:y2="9.338cm">
              <text:p/>
            </draw:line>
            <draw:custom-shape draw:style-name="gr8" draw:text-style-name="P3" draw:layer="layout" svg:width="0.192cm" svg:height="0.064cm" draw:transform="rotate (1.5707963267949) translate (14.895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9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8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7cm" svg:y1="9.254cm" svg:x2="14.347cm" svg:y2="9.254cm">
              <text:p/>
            </draw:line>
            <draw:line draw:style-name="gr13" draw:text-style-name="P5" draw:layer="layout" svg:x1="14.477cm" svg:y1="9.354cm" svg:x2="14.347cm" svg:y2="9.354cm">
              <text:p/>
            </draw:line>
            <draw:line draw:style-name="gr13" draw:text-style-name="P5" draw:layer="layout" svg:x1="14.477cm" svg:y1="9.454cm" svg:x2="14.347cm" svg:y2="9.454cm">
              <text:p/>
            </draw:line>
            <draw:line draw:style-name="gr13" draw:text-style-name="P5" draw:layer="layout" svg:x1="14.477cm" svg:y1="9.554cm" svg:x2="14.347cm" svg:y2="9.554cm">
              <text:p/>
            </draw:line>
            <draw:line draw:style-name="gr13" draw:text-style-name="P5" draw:layer="layout" svg:x1="14.477cm" svg:y1="9.654cm" svg:x2="14.347cm" svg:y2="9.654cm">
              <text:p/>
            </draw:line>
            <draw:line draw:style-name="gr13" draw:text-style-name="P5" draw:layer="layout" svg:x1="14.477cm" svg:y1="9.154cm" svg:x2="14.347cm" svg:y2="9.154cm">
              <text:p/>
            </draw:line>
            <draw:line draw:style-name="gr14" draw:text-style-name="P5" draw:layer="layout" svg:x1="14.477cm" svg:y1="9.934cm" svg:x2="14.347cm" svg:y2="9.934cm">
              <text:p/>
            </draw:line>
            <draw:line draw:style-name="gr14" draw:text-style-name="P5" draw:layer="layout" svg:x1="14.477cm" svg:y1="10.034cm" svg:x2="14.347cm" svg:y2="10.034cm">
              <text:p/>
            </draw:line>
            <draw:line draw:style-name="gr14" draw:text-style-name="P5" draw:layer="layout" svg:x1="14.477cm" svg:y1="10.134cm" svg:x2="14.347cm" svg:y2="10.134cm">
              <text:p/>
            </draw:line>
            <draw:line draw:style-name="gr14" draw:text-style-name="P5" draw:layer="layout" svg:x1="14.477cm" svg:y1="10.234cm" svg:x2="14.347cm" svg:y2="10.234cm">
              <text:p/>
            </draw:line>
            <draw:line draw:style-name="gr14" draw:text-style-name="P5" draw:layer="layout" svg:x1="14.477cm" svg:y1="10.334cm" svg:x2="14.347cm" svg:y2="10.334cm">
              <text:p/>
            </draw:line>
            <draw:line draw:style-name="gr14" draw:text-style-name="P5" draw:layer="layout" svg:x1="14.477cm" svg:y1="9.834cm" svg:x2="14.347cm" svg:y2="9.834cm">
              <text:p/>
            </draw:line>
          </draw:g>
          <draw:custom-shape draw:style-name="gr59" draw:text-style-name="P33" draw:layer="layout" svg:width="1.4cm" svg:height="1.4cm" svg:x="14.378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11.596cm" svg:x2="14.858cm" svg:y2="11.596cm">
              <text:p/>
            </draw:line>
            <draw:line draw:style-name="gr4" draw:text-style-name="P5" draw:layer="layout" svg:x1="15.055cm" svg:y1="11.912cm" svg:x2="15.374cm" svg:y2="11.912cm">
              <text:p/>
            </draw:line>
            <draw:custom-shape draw:style-name="gr5" draw:text-style-name="P6" draw:layer="layout" svg:width="0.4cm" svg:height="0.2cm" svg:x="15.326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12.296cm" svg:x2="14.957cm" svg:y2="12.296cm">
              <text:p/>
            </draw:line>
            <draw:line draw:style-name="gr4" draw:text-style-name="P5" draw:layer="layout" svg:x1="15.055cm" svg:y1="11.596cm" svg:x2="15.055cm" svg:y2="12.202cm">
              <text:p/>
            </draw:line>
            <draw:custom-shape draw:style-name="gr6" draw:text-style-name="P7" draw:layer="layout" svg:width="0.202cm" svg:height="0.213cm" svg:x="14.9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12.296cm" svg:x2="15.774cm" svg:y2="12.296cm">
              <text:p/>
            </draw:line>
            <draw:line draw:style-name="gr7" draw:text-style-name="P5" draw:layer="layout" svg:x1="14.774cm" svg:y1="11.596cm" svg:x2="15.762cm" svg:y2="11.596cm">
              <text:p/>
            </draw:line>
            <draw:custom-shape draw:style-name="gr8" draw:text-style-name="P3" draw:layer="layout" svg:width="0.201cm" svg:height="0.052cm" draw:transform="rotate (1.5707963267949) translate (14.783cm 11.6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11.432cm" svg:x2="14.745cm" svg:y2="11.25cm">
              <text:p/>
            </draw:line>
            <draw:custom-shape draw:style-name="gr6" draw:text-style-name="P7" draw:layer="layout" svg:width="0.202cm" svg:height="0.213cm" svg:x="14.957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11.439cm" svg:x2="14.743cm" svg:y2="11.606cm">
              <text:p/>
            </draw:line>
            <draw:line draw:style-name="gr12" draw:text-style-name="P5" draw:layer="layout" svg:x1="14.867cm" svg:y1="11.443cm" svg:x2="14.867cm" svg:y2="11.532cm">
              <text:p/>
            </draw:line>
            <draw:line draw:style-name="gr12" draw:text-style-name="P5" draw:layer="layout" svg:x1="14.868cm" svg:y1="11.439cm" svg:x2="14.738cm" svg:y2="11.439cm">
              <text:p/>
            </draw:line>
            <draw:line draw:style-name="gr12" draw:text-style-name="P5" draw:layer="layout" svg:x1="14.929cm" svg:y1="11.539cm" svg:x2="14.867cm" svg:y2="11.539cm">
              <text:p/>
            </draw:line>
            <draw:custom-shape draw:style-name="gr8" draw:text-style-name="P3" draw:layer="layout" svg:width="0.192cm" svg:height="0.064cm" draw:transform="rotate (1.5707963267949) translate (14.892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11.455cm" svg:x2="14.344cm" svg:y2="11.455cm">
              <text:p/>
            </draw:line>
            <draw:line draw:style-name="gr13" draw:text-style-name="P5" draw:layer="layout" svg:x1="14.474cm" svg:y1="11.555cm" svg:x2="14.344cm" svg:y2="11.555cm">
              <text:p/>
            </draw:line>
            <draw:line draw:style-name="gr13" draw:text-style-name="P5" draw:layer="layout" svg:x1="14.474cm" svg:y1="11.655cm" svg:x2="14.344cm" svg:y2="11.655cm">
              <text:p/>
            </draw:line>
            <draw:line draw:style-name="gr13" draw:text-style-name="P5" draw:layer="layout" svg:x1="14.474cm" svg:y1="11.755cm" svg:x2="14.344cm" svg:y2="11.755cm">
              <text:p/>
            </draw:line>
            <draw:line draw:style-name="gr13" draw:text-style-name="P5" draw:layer="layout" svg:x1="14.474cm" svg:y1="11.855cm" svg:x2="14.344cm" svg:y2="11.855cm">
              <text:p/>
            </draw:line>
            <draw:line draw:style-name="gr13" draw:text-style-name="P5" draw:layer="layout" svg:x1="14.474cm" svg:y1="11.355cm" svg:x2="14.344cm" svg:y2="11.355cm">
              <text:p/>
            </draw:line>
            <draw:line draw:style-name="gr14" draw:text-style-name="P5" draw:layer="layout" svg:x1="14.474cm" svg:y1="12.135cm" svg:x2="14.344cm" svg:y2="12.135cm">
              <text:p/>
            </draw:line>
            <draw:line draw:style-name="gr14" draw:text-style-name="P5" draw:layer="layout" svg:x1="14.474cm" svg:y1="12.235cm" svg:x2="14.344cm" svg:y2="12.235cm">
              <text:p/>
            </draw:line>
            <draw:line draw:style-name="gr14" draw:text-style-name="P5" draw:layer="layout" svg:x1="14.474cm" svg:y1="12.335cm" svg:x2="14.344cm" svg:y2="12.335cm">
              <text:p/>
            </draw:line>
            <draw:line draw:style-name="gr14" draw:text-style-name="P5" draw:layer="layout" svg:x1="14.474cm" svg:y1="12.435cm" svg:x2="14.344cm" svg:y2="12.435cm">
              <text:p/>
            </draw:line>
            <draw:line draw:style-name="gr14" draw:text-style-name="P5" draw:layer="layout" svg:x1="14.474cm" svg:y1="12.535cm" svg:x2="14.344cm" svg:y2="12.535cm">
              <text:p/>
            </draw:line>
            <draw:line draw:style-name="gr14" draw:text-style-name="P5" draw:layer="layout" svg:x1="14.474cm" svg:y1="12.035cm" svg:x2="14.344cm" svg:y2="12.035cm">
              <text:p/>
            </draw:line>
          </draw:g>
          <draw:custom-shape draw:style-name="gr59" draw:text-style-name="P33" draw:layer="layout" svg:width="1.4cm" svg:height="1.4cm" svg:x="14.375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71cm" svg:y1="11.597cm" svg:x2="17.255cm" svg:y2="11.597cm">
              <text:p/>
            </draw:line>
            <draw:line draw:style-name="gr4" draw:text-style-name="P5" draw:layer="layout" svg:x1="17.452cm" svg:y1="11.913cm" svg:x2="17.771cm" svg:y2="11.913cm">
              <text:p/>
            </draw:line>
            <draw:custom-shape draw:style-name="gr5" draw:text-style-name="P6" draw:layer="layout" svg:width="0.4cm" svg:height="0.2cm" svg:x="17.7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71cm" svg:y1="12.297cm" svg:x2="17.354cm" svg:y2="12.297cm">
              <text:p/>
            </draw:line>
            <draw:line draw:style-name="gr4" draw:text-style-name="P5" draw:layer="layout" svg:x1="17.452cm" svg:y1="11.597cm" svg:x2="17.452cm" svg:y2="12.203cm">
              <text:p/>
            </draw:line>
            <draw:custom-shape draw:style-name="gr6" draw:text-style-name="P7" draw:layer="layout" svg:width="0.202cm" svg:height="0.213cm" svg:x="17.3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3cm" svg:y1="12.297cm" svg:x2="18.171cm" svg:y2="12.297cm">
              <text:p/>
            </draw:line>
            <draw:line draw:style-name="gr7" draw:text-style-name="P5" draw:layer="layout" svg:x1="17.171cm" svg:y1="11.597cm" svg:x2="18.159cm" svg:y2="11.597cm">
              <text:p/>
            </draw:line>
            <draw:custom-shape draw:style-name="gr8" draw:text-style-name="P3" draw:layer="layout" svg:width="0.201cm" svg:height="0.052cm" draw:transform="rotate (1.5707963267949) translate (17.18cm 11.6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42cm" svg:y1="11.433cm" svg:x2="17.142cm" svg:y2="11.251cm">
              <text:p/>
            </draw:line>
            <draw:custom-shape draw:style-name="gr6" draw:text-style-name="P7" draw:layer="layout" svg:width="0.202cm" svg:height="0.213cm" svg:x="17.3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4cm" svg:y1="11.44cm" svg:x2="17.14cm" svg:y2="11.607cm">
              <text:p/>
            </draw:line>
            <draw:line draw:style-name="gr12" draw:text-style-name="P5" draw:layer="layout" svg:x1="17.264cm" svg:y1="11.444cm" svg:x2="17.264cm" svg:y2="11.533cm">
              <text:p/>
            </draw:line>
            <draw:line draw:style-name="gr12" draw:text-style-name="P5" draw:layer="layout" svg:x1="17.265cm" svg:y1="11.44cm" svg:x2="17.135cm" svg:y2="11.44cm">
              <text:p/>
            </draw:line>
            <draw:line draw:style-name="gr12" draw:text-style-name="P5" draw:layer="layout" svg:x1="17.326cm" svg:y1="11.54cm" svg:x2="17.264cm" svg:y2="11.54cm">
              <text:p/>
            </draw:line>
            <draw:custom-shape draw:style-name="gr8" draw:text-style-name="P3" draw:layer="layout" svg:width="0.192cm" svg:height="0.064cm" draw:transform="rotate (1.5707963267949) translate (17.2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71cm" svg:y1="11.456cm" svg:x2="16.741cm" svg:y2="11.456cm">
              <text:p/>
            </draw:line>
            <draw:line draw:style-name="gr13" draw:text-style-name="P5" draw:layer="layout" svg:x1="16.871cm" svg:y1="11.556cm" svg:x2="16.741cm" svg:y2="11.556cm">
              <text:p/>
            </draw:line>
            <draw:line draw:style-name="gr13" draw:text-style-name="P5" draw:layer="layout" svg:x1="16.871cm" svg:y1="11.656cm" svg:x2="16.741cm" svg:y2="11.656cm">
              <text:p/>
            </draw:line>
            <draw:line draw:style-name="gr13" draw:text-style-name="P5" draw:layer="layout" svg:x1="16.871cm" svg:y1="11.756cm" svg:x2="16.741cm" svg:y2="11.756cm">
              <text:p/>
            </draw:line>
            <draw:line draw:style-name="gr13" draw:text-style-name="P5" draw:layer="layout" svg:x1="16.871cm" svg:y1="11.856cm" svg:x2="16.741cm" svg:y2="11.856cm">
              <text:p/>
            </draw:line>
            <draw:line draw:style-name="gr13" draw:text-style-name="P5" draw:layer="layout" svg:x1="16.871cm" svg:y1="11.356cm" svg:x2="16.741cm" svg:y2="11.356cm">
              <text:p/>
            </draw:line>
            <draw:line draw:style-name="gr14" draw:text-style-name="P5" draw:layer="layout" svg:x1="16.871cm" svg:y1="12.136cm" svg:x2="16.741cm" svg:y2="12.136cm">
              <text:p/>
            </draw:line>
            <draw:line draw:style-name="gr14" draw:text-style-name="P5" draw:layer="layout" svg:x1="16.871cm" svg:y1="12.236cm" svg:x2="16.741cm" svg:y2="12.236cm">
              <text:p/>
            </draw:line>
            <draw:line draw:style-name="gr14" draw:text-style-name="P5" draw:layer="layout" svg:x1="16.871cm" svg:y1="12.336cm" svg:x2="16.741cm" svg:y2="12.336cm">
              <text:p/>
            </draw:line>
            <draw:line draw:style-name="gr14" draw:text-style-name="P5" draw:layer="layout" svg:x1="16.871cm" svg:y1="12.436cm" svg:x2="16.741cm" svg:y2="12.436cm">
              <text:p/>
            </draw:line>
            <draw:line draw:style-name="gr14" draw:text-style-name="P5" draw:layer="layout" svg:x1="16.871cm" svg:y1="12.536cm" svg:x2="16.741cm" svg:y2="12.536cm">
              <text:p/>
            </draw:line>
            <draw:line draw:style-name="gr14" draw:text-style-name="P5" draw:layer="layout" svg:x1="16.871cm" svg:y1="12.036cm" svg:x2="16.741cm" svg:y2="12.036cm">
              <text:p/>
            </draw:line>
          </draw:g>
          <draw:custom-shape draw:style-name="gr59" draw:text-style-name="P33" draw:layer="layout" svg:width="1.4cm" svg:height="1.4cm" svg:x="16.7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9.398cm" svg:x2="17.252cm" svg:y2="9.398cm">
              <text:p/>
            </draw:line>
            <draw:line draw:style-name="gr4" draw:text-style-name="P5" draw:layer="layout" svg:x1="17.449cm" svg:y1="9.714cm" svg:x2="17.768cm" svg:y2="9.714cm">
              <text:p/>
            </draw:line>
            <draw:custom-shape draw:style-name="gr5" draw:text-style-name="P6" draw:layer="layout" svg:width="0.4cm" svg:height="0.2cm" svg:x="17.72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10.098cm" svg:x2="17.351cm" svg:y2="10.098cm">
              <text:p/>
            </draw:line>
            <draw:line draw:style-name="gr4" draw:text-style-name="P5" draw:layer="layout" svg:x1="17.449cm" svg:y1="9.398cm" svg:x2="17.449cm" svg:y2="10.004cm">
              <text:p/>
            </draw:line>
            <draw:custom-shape draw:style-name="gr6" draw:text-style-name="P7" draw:layer="layout" svg:width="0.202cm" svg:height="0.213cm" svg:x="17.35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10.098cm" svg:x2="18.168cm" svg:y2="10.098cm">
              <text:p/>
            </draw:line>
            <draw:line draw:style-name="gr7" draw:text-style-name="P5" draw:layer="layout" svg:x1="17.168cm" svg:y1="9.398cm" svg:x2="18.156cm" svg:y2="9.398cm">
              <text:p/>
            </draw:line>
            <draw:custom-shape draw:style-name="gr8" draw:text-style-name="P3" draw:layer="layout" svg:width="0.201cm" svg:height="0.052cm" draw:transform="rotate (1.5707963267949) translate (17.177cm 9.48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9.234cm" svg:x2="17.139cm" svg:y2="9.052cm">
              <text:p/>
            </draw:line>
            <draw:custom-shape draw:style-name="gr6" draw:text-style-name="P7" draw:layer="layout" svg:width="0.202cm" svg:height="0.213cm" svg:x="17.351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9.241cm" svg:x2="17.137cm" svg:y2="9.408cm">
              <text:p/>
            </draw:line>
            <draw:line draw:style-name="gr12" draw:text-style-name="P5" draw:layer="layout" svg:x1="17.261cm" svg:y1="9.245cm" svg:x2="17.261cm" svg:y2="9.334cm">
              <text:p/>
            </draw:line>
            <draw:line draw:style-name="gr12" draw:text-style-name="P5" draw:layer="layout" svg:x1="17.262cm" svg:y1="9.241cm" svg:x2="17.132cm" svg:y2="9.241cm">
              <text:p/>
            </draw:line>
            <draw:line draw:style-name="gr12" draw:text-style-name="P5" draw:layer="layout" svg:x1="17.323cm" svg:y1="9.341cm" svg:x2="17.261cm" svg:y2="9.341cm">
              <text:p/>
            </draw:line>
            <draw:custom-shape draw:style-name="gr8" draw:text-style-name="P3" draw:layer="layout" svg:width="0.192cm" svg:height="0.064cm" draw:transform="rotate (1.5707963267949) translate (17.286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9.257cm" svg:x2="16.738cm" svg:y2="9.257cm">
              <text:p/>
            </draw:line>
            <draw:line draw:style-name="gr13" draw:text-style-name="P5" draw:layer="layout" svg:x1="16.868cm" svg:y1="9.357cm" svg:x2="16.738cm" svg:y2="9.357cm">
              <text:p/>
            </draw:line>
            <draw:line draw:style-name="gr13" draw:text-style-name="P5" draw:layer="layout" svg:x1="16.868cm" svg:y1="9.457cm" svg:x2="16.738cm" svg:y2="9.457cm">
              <text:p/>
            </draw:line>
            <draw:line draw:style-name="gr13" draw:text-style-name="P5" draw:layer="layout" svg:x1="16.868cm" svg:y1="9.557cm" svg:x2="16.738cm" svg:y2="9.557cm">
              <text:p/>
            </draw:line>
            <draw:line draw:style-name="gr13" draw:text-style-name="P5" draw:layer="layout" svg:x1="16.868cm" svg:y1="9.657cm" svg:x2="16.738cm" svg:y2="9.657cm">
              <text:p/>
            </draw:line>
            <draw:line draw:style-name="gr13" draw:text-style-name="P5" draw:layer="layout" svg:x1="16.868cm" svg:y1="9.157cm" svg:x2="16.738cm" svg:y2="9.157cm">
              <text:p/>
            </draw:line>
            <draw:line draw:style-name="gr14" draw:text-style-name="P5" draw:layer="layout" svg:x1="16.868cm" svg:y1="9.937cm" svg:x2="16.738cm" svg:y2="9.937cm">
              <text:p/>
            </draw:line>
            <draw:line draw:style-name="gr14" draw:text-style-name="P5" draw:layer="layout" svg:x1="16.868cm" svg:y1="10.037cm" svg:x2="16.738cm" svg:y2="10.037cm">
              <text:p/>
            </draw:line>
            <draw:line draw:style-name="gr14" draw:text-style-name="P5" draw:layer="layout" svg:x1="16.868cm" svg:y1="10.137cm" svg:x2="16.738cm" svg:y2="10.137cm">
              <text:p/>
            </draw:line>
            <draw:line draw:style-name="gr14" draw:text-style-name="P5" draw:layer="layout" svg:x1="16.868cm" svg:y1="10.237cm" svg:x2="16.738cm" svg:y2="10.237cm">
              <text:p/>
            </draw:line>
            <draw:line draw:style-name="gr14" draw:text-style-name="P5" draw:layer="layout" svg:x1="16.868cm" svg:y1="10.337cm" svg:x2="16.738cm" svg:y2="10.337cm">
              <text:p/>
            </draw:line>
            <draw:line draw:style-name="gr14" draw:text-style-name="P5" draw:layer="layout" svg:x1="16.868cm" svg:y1="9.837cm" svg:x2="16.738cm" svg:y2="9.837cm">
              <text:p/>
            </draw:line>
          </draw:g>
          <draw:custom-shape draw:style-name="gr59" draw:text-style-name="P33" draw:layer="layout" svg:width="1.4cm" svg:height="1.4cm" svg:x="16.769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1cm" svg:y1="11.597cm" svg:x2="12.455cm" svg:y2="11.597cm">
              <text:p/>
            </draw:line>
            <draw:line draw:style-name="gr4" draw:text-style-name="P5" draw:layer="layout" svg:x1="12.652cm" svg:y1="11.913cm" svg:x2="12.971cm" svg:y2="11.913cm">
              <text:p/>
            </draw:line>
            <draw:custom-shape draw:style-name="gr5" draw:text-style-name="P6" draw:layer="layout" svg:width="0.4cm" svg:height="0.2cm" svg:x="12.9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1cm" svg:y1="12.297cm" svg:x2="12.554cm" svg:y2="12.297cm">
              <text:p/>
            </draw:line>
            <draw:line draw:style-name="gr4" draw:text-style-name="P5" draw:layer="layout" svg:x1="12.652cm" svg:y1="11.597cm" svg:x2="12.652cm" svg:y2="12.203cm">
              <text:p/>
            </draw:line>
            <draw:custom-shape draw:style-name="gr6" draw:text-style-name="P7" draw:layer="layout" svg:width="0.202cm" svg:height="0.213cm" svg:x="12.5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3cm" svg:y1="12.297cm" svg:x2="13.371cm" svg:y2="12.297cm">
              <text:p/>
            </draw:line>
            <draw:line draw:style-name="gr7" draw:text-style-name="P5" draw:layer="layout" svg:x1="12.371cm" svg:y1="11.597cm" svg:x2="13.359cm" svg:y2="11.597cm">
              <text:p/>
            </draw:line>
            <draw:custom-shape draw:style-name="gr8" draw:text-style-name="P3" draw:layer="layout" svg:width="0.201cm" svg:height="0.052cm" draw:transform="rotate (1.5707963267949) translate (12.38cm 11.6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2cm" svg:y1="11.433cm" svg:x2="12.342cm" svg:y2="11.251cm">
              <text:p/>
            </draw:line>
            <draw:custom-shape draw:style-name="gr6" draw:text-style-name="P7" draw:layer="layout" svg:width="0.202cm" svg:height="0.213cm" svg:x="12.5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cm" svg:y1="11.44cm" svg:x2="12.34cm" svg:y2="11.607cm">
              <text:p/>
            </draw:line>
            <draw:line draw:style-name="gr12" draw:text-style-name="P5" draw:layer="layout" svg:x1="12.464cm" svg:y1="11.444cm" svg:x2="12.464cm" svg:y2="11.533cm">
              <text:p/>
            </draw:line>
            <draw:line draw:style-name="gr12" draw:text-style-name="P5" draw:layer="layout" svg:x1="12.465cm" svg:y1="11.44cm" svg:x2="12.335cm" svg:y2="11.44cm">
              <text:p/>
            </draw:line>
            <draw:line draw:style-name="gr12" draw:text-style-name="P5" draw:layer="layout" svg:x1="12.526cm" svg:y1="11.54cm" svg:x2="12.464cm" svg:y2="11.54cm">
              <text:p/>
            </draw:line>
            <draw:custom-shape draw:style-name="gr8" draw:text-style-name="P3" draw:layer="layout" svg:width="0.192cm" svg:height="0.064cm" draw:transform="rotate (1.5707963267949) translate (12.4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1cm" svg:y1="11.456cm" svg:x2="11.941cm" svg:y2="11.456cm">
              <text:p/>
            </draw:line>
            <draw:line draw:style-name="gr13" draw:text-style-name="P5" draw:layer="layout" svg:x1="12.071cm" svg:y1="11.556cm" svg:x2="11.941cm" svg:y2="11.556cm">
              <text:p/>
            </draw:line>
            <draw:line draw:style-name="gr13" draw:text-style-name="P5" draw:layer="layout" svg:x1="12.071cm" svg:y1="11.656cm" svg:x2="11.941cm" svg:y2="11.656cm">
              <text:p/>
            </draw:line>
            <draw:line draw:style-name="gr13" draw:text-style-name="P5" draw:layer="layout" svg:x1="12.071cm" svg:y1="11.756cm" svg:x2="11.941cm" svg:y2="11.756cm">
              <text:p/>
            </draw:line>
            <draw:line draw:style-name="gr13" draw:text-style-name="P5" draw:layer="layout" svg:x1="12.071cm" svg:y1="11.856cm" svg:x2="11.941cm" svg:y2="11.856cm">
              <text:p/>
            </draw:line>
            <draw:line draw:style-name="gr13" draw:text-style-name="P5" draw:layer="layout" svg:x1="12.071cm" svg:y1="11.356cm" svg:x2="11.941cm" svg:y2="11.356cm">
              <text:p/>
            </draw:line>
            <draw:line draw:style-name="gr14" draw:text-style-name="P5" draw:layer="layout" svg:x1="12.071cm" svg:y1="12.136cm" svg:x2="11.941cm" svg:y2="12.136cm">
              <text:p/>
            </draw:line>
            <draw:line draw:style-name="gr14" draw:text-style-name="P5" draw:layer="layout" svg:x1="12.071cm" svg:y1="12.236cm" svg:x2="11.941cm" svg:y2="12.236cm">
              <text:p/>
            </draw:line>
            <draw:line draw:style-name="gr14" draw:text-style-name="P5" draw:layer="layout" svg:x1="12.071cm" svg:y1="12.336cm" svg:x2="11.941cm" svg:y2="12.336cm">
              <text:p/>
            </draw:line>
            <draw:line draw:style-name="gr14" draw:text-style-name="P5" draw:layer="layout" svg:x1="12.071cm" svg:y1="12.436cm" svg:x2="11.941cm" svg:y2="12.436cm">
              <text:p/>
            </draw:line>
            <draw:line draw:style-name="gr14" draw:text-style-name="P5" draw:layer="layout" svg:x1="12.071cm" svg:y1="12.536cm" svg:x2="11.941cm" svg:y2="12.536cm">
              <text:p/>
            </draw:line>
            <draw:line draw:style-name="gr14" draw:text-style-name="P5" draw:layer="layout" svg:x1="12.071cm" svg:y1="12.036cm" svg:x2="11.941cm" svg:y2="12.036cm">
              <text:p/>
            </draw:line>
          </draw:g>
          <draw:custom-shape draw:style-name="gr59" draw:text-style-name="P33" draw:layer="layout" svg:width="1.4cm" svg:height="1.4cm" svg:x="11.9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7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7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8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7cm" svg:y1="4.445cm" svg:x2="12.461cm" svg:y2="4.445cm">
              <text:p/>
            </draw:line>
            <draw:line draw:style-name="gr4" draw:text-style-name="P5" draw:layer="layout" svg:x1="12.658cm" svg:y1="4.761cm" svg:x2="12.977cm" svg:y2="4.761cm">
              <text:p/>
            </draw:line>
            <draw:custom-shape draw:style-name="gr5" draw:text-style-name="P6" draw:layer="layout" svg:width="0.4cm" svg:height="0.2cm" svg:x="12.929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7cm" svg:y1="5.145cm" svg:x2="12.56cm" svg:y2="5.145cm">
              <text:p/>
            </draw:line>
            <draw:line draw:style-name="gr4" draw:text-style-name="P5" draw:layer="layout" svg:x1="12.658cm" svg:y1="4.445cm" svg:x2="12.658cm" svg:y2="5.051cm">
              <text:p/>
            </draw:line>
            <draw:custom-shape draw:style-name="gr6" draw:text-style-name="P7" draw:layer="layout" svg:width="0.202cm" svg:height="0.213cm" svg:x="12.559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9cm" svg:y1="5.145cm" svg:x2="13.377cm" svg:y2="5.145cm">
              <text:p/>
            </draw:line>
            <draw:line draw:style-name="gr7" draw:text-style-name="P5" draw:layer="layout" svg:x1="12.377cm" svg:y1="4.445cm" svg:x2="13.365cm" svg:y2="4.445cm">
              <text:p/>
            </draw:line>
            <draw:custom-shape draw:style-name="gr8" draw:text-style-name="P3" draw:layer="layout" svg:width="0.201cm" svg:height="0.052cm" draw:transform="rotate (1.5707963267949) translate (12.386cm 4.5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8cm" svg:y1="4.281cm" svg:x2="12.348cm" svg:y2="4.099cm">
              <text:p/>
            </draw:line>
            <draw:custom-shape draw:style-name="gr6" draw:text-style-name="P7" draw:layer="layout" svg:width="0.202cm" svg:height="0.213cm" svg:x="12.56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9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8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6cm" svg:y1="4.288cm" svg:x2="12.346cm" svg:y2="4.455cm">
              <text:p/>
            </draw:line>
            <draw:line draw:style-name="gr12" draw:text-style-name="P5" draw:layer="layout" svg:x1="12.47cm" svg:y1="4.292cm" svg:x2="12.47cm" svg:y2="4.381cm">
              <text:p/>
            </draw:line>
            <draw:line draw:style-name="gr12" draw:text-style-name="P5" draw:layer="layout" svg:x1="12.471cm" svg:y1="4.288cm" svg:x2="12.341cm" svg:y2="4.288cm">
              <text:p/>
            </draw:line>
            <draw:line draw:style-name="gr12" draw:text-style-name="P5" draw:layer="layout" svg:x1="12.532cm" svg:y1="4.388cm" svg:x2="12.47cm" svg:y2="4.388cm">
              <text:p/>
            </draw:line>
            <draw:custom-shape draw:style-name="gr8" draw:text-style-name="P3" draw:layer="layout" svg:width="0.192cm" svg:height="0.064cm" draw:transform="rotate (1.5707963267949) translate (12.495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9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8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7cm" svg:y1="4.304cm" svg:x2="11.947cm" svg:y2="4.304cm">
              <text:p/>
            </draw:line>
            <draw:line draw:style-name="gr13" draw:text-style-name="P5" draw:layer="layout" svg:x1="12.077cm" svg:y1="4.404cm" svg:x2="11.947cm" svg:y2="4.404cm">
              <text:p/>
            </draw:line>
            <draw:line draw:style-name="gr13" draw:text-style-name="P5" draw:layer="layout" svg:x1="12.077cm" svg:y1="4.504cm" svg:x2="11.947cm" svg:y2="4.504cm">
              <text:p/>
            </draw:line>
            <draw:line draw:style-name="gr13" draw:text-style-name="P5" draw:layer="layout" svg:x1="12.077cm" svg:y1="4.604cm" svg:x2="11.947cm" svg:y2="4.604cm">
              <text:p/>
            </draw:line>
            <draw:line draw:style-name="gr13" draw:text-style-name="P5" draw:layer="layout" svg:x1="12.077cm" svg:y1="4.704cm" svg:x2="11.947cm" svg:y2="4.704cm">
              <text:p/>
            </draw:line>
            <draw:line draw:style-name="gr13" draw:text-style-name="P5" draw:layer="layout" svg:x1="12.077cm" svg:y1="4.204cm" svg:x2="11.947cm" svg:y2="4.204cm">
              <text:p/>
            </draw:line>
            <draw:line draw:style-name="gr14" draw:text-style-name="P5" draw:layer="layout" svg:x1="12.077cm" svg:y1="4.984cm" svg:x2="11.947cm" svg:y2="4.984cm">
              <text:p/>
            </draw:line>
            <draw:line draw:style-name="gr14" draw:text-style-name="P5" draw:layer="layout" svg:x1="12.077cm" svg:y1="5.084cm" svg:x2="11.947cm" svg:y2="5.084cm">
              <text:p/>
            </draw:line>
            <draw:line draw:style-name="gr14" draw:text-style-name="P5" draw:layer="layout" svg:x1="12.077cm" svg:y1="5.184cm" svg:x2="11.947cm" svg:y2="5.184cm">
              <text:p/>
            </draw:line>
            <draw:line draw:style-name="gr14" draw:text-style-name="P5" draw:layer="layout" svg:x1="12.077cm" svg:y1="5.284cm" svg:x2="11.947cm" svg:y2="5.284cm">
              <text:p/>
            </draw:line>
            <draw:line draw:style-name="gr14" draw:text-style-name="P5" draw:layer="layout" svg:x1="12.077cm" svg:y1="5.384cm" svg:x2="11.947cm" svg:y2="5.384cm">
              <text:p/>
            </draw:line>
            <draw:line draw:style-name="gr14" draw:text-style-name="P5" draw:layer="layout" svg:x1="12.077cm" svg:y1="4.884cm" svg:x2="11.947cm" svg:y2="4.884cm">
              <text:p/>
            </draw:line>
          </draw:g>
          <draw:custom-shape draw:style-name="gr59" draw:text-style-name="P33" draw:layer="layout" svg:width="1.4cm" svg:height="1.4cm" svg:x="11.978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4.446cm" svg:x2="14.858cm" svg:y2="4.446cm">
              <text:p/>
            </draw:line>
            <draw:line draw:style-name="gr4" draw:text-style-name="P5" draw:layer="layout" svg:x1="15.055cm" svg:y1="4.762cm" svg:x2="15.374cm" svg:y2="4.762cm">
              <text:p/>
            </draw:line>
            <draw:custom-shape draw:style-name="gr5" draw:text-style-name="P6" draw:layer="layout" svg:width="0.4cm" svg:height="0.2cm" svg:x="15.326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5.146cm" svg:x2="14.957cm" svg:y2="5.146cm">
              <text:p/>
            </draw:line>
            <draw:line draw:style-name="gr4" draw:text-style-name="P5" draw:layer="layout" svg:x1="15.055cm" svg:y1="4.446cm" svg:x2="15.055cm" svg:y2="5.052cm">
              <text:p/>
            </draw:line>
            <draw:custom-shape draw:style-name="gr6" draw:text-style-name="P7" draw:layer="layout" svg:width="0.202cm" svg:height="0.213cm" svg:x="14.956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5.146cm" svg:x2="15.774cm" svg:y2="5.146cm">
              <text:p/>
            </draw:line>
            <draw:line draw:style-name="gr7" draw:text-style-name="P5" draw:layer="layout" svg:x1="14.774cm" svg:y1="4.446cm" svg:x2="15.762cm" svg:y2="4.446cm">
              <text:p/>
            </draw:line>
            <draw:custom-shape draw:style-name="gr8" draw:text-style-name="P3" draw:layer="layout" svg:width="0.201cm" svg:height="0.052cm" draw:transform="rotate (1.5707963267949) translate (14.783cm 4.5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4.282cm" svg:x2="14.745cm" svg:y2="4.1cm">
              <text:p/>
            </draw:line>
            <draw:custom-shape draw:style-name="gr6" draw:text-style-name="P7" draw:layer="layout" svg:width="0.202cm" svg:height="0.213cm" svg:x="14.957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4.289cm" svg:x2="14.743cm" svg:y2="4.456cm">
              <text:p/>
            </draw:line>
            <draw:line draw:style-name="gr12" draw:text-style-name="P5" draw:layer="layout" svg:x1="14.867cm" svg:y1="4.293cm" svg:x2="14.867cm" svg:y2="4.382cm">
              <text:p/>
            </draw:line>
            <draw:line draw:style-name="gr12" draw:text-style-name="P5" draw:layer="layout" svg:x1="14.868cm" svg:y1="4.289cm" svg:x2="14.738cm" svg:y2="4.289cm">
              <text:p/>
            </draw:line>
            <draw:line draw:style-name="gr12" draw:text-style-name="P5" draw:layer="layout" svg:x1="14.929cm" svg:y1="4.389cm" svg:x2="14.867cm" svg:y2="4.389cm">
              <text:p/>
            </draw:line>
            <draw:custom-shape draw:style-name="gr8" draw:text-style-name="P3" draw:layer="layout" svg:width="0.192cm" svg:height="0.064cm" draw:transform="rotate (1.5707963267949) translate (14.892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4.305cm" svg:x2="14.344cm" svg:y2="4.305cm">
              <text:p/>
            </draw:line>
            <draw:line draw:style-name="gr13" draw:text-style-name="P5" draw:layer="layout" svg:x1="14.474cm" svg:y1="4.405cm" svg:x2="14.344cm" svg:y2="4.405cm">
              <text:p/>
            </draw:line>
            <draw:line draw:style-name="gr13" draw:text-style-name="P5" draw:layer="layout" svg:x1="14.474cm" svg:y1="4.505cm" svg:x2="14.344cm" svg:y2="4.505cm">
              <text:p/>
            </draw:line>
            <draw:line draw:style-name="gr13" draw:text-style-name="P5" draw:layer="layout" svg:x1="14.474cm" svg:y1="4.605cm" svg:x2="14.344cm" svg:y2="4.605cm">
              <text:p/>
            </draw:line>
            <draw:line draw:style-name="gr13" draw:text-style-name="P5" draw:layer="layout" svg:x1="14.474cm" svg:y1="4.705cm" svg:x2="14.344cm" svg:y2="4.705cm">
              <text:p/>
            </draw:line>
            <draw:line draw:style-name="gr13" draw:text-style-name="P5" draw:layer="layout" svg:x1="14.474cm" svg:y1="4.205cm" svg:x2="14.344cm" svg:y2="4.205cm">
              <text:p/>
            </draw:line>
            <draw:line draw:style-name="gr14" draw:text-style-name="P5" draw:layer="layout" svg:x1="14.474cm" svg:y1="4.985cm" svg:x2="14.344cm" svg:y2="4.985cm">
              <text:p/>
            </draw:line>
            <draw:line draw:style-name="gr14" draw:text-style-name="P5" draw:layer="layout" svg:x1="14.474cm" svg:y1="5.085cm" svg:x2="14.344cm" svg:y2="5.085cm">
              <text:p/>
            </draw:line>
            <draw:line draw:style-name="gr14" draw:text-style-name="P5" draw:layer="layout" svg:x1="14.474cm" svg:y1="5.185cm" svg:x2="14.344cm" svg:y2="5.185cm">
              <text:p/>
            </draw:line>
            <draw:line draw:style-name="gr14" draw:text-style-name="P5" draw:layer="layout" svg:x1="14.474cm" svg:y1="5.285cm" svg:x2="14.344cm" svg:y2="5.285cm">
              <text:p/>
            </draw:line>
            <draw:line draw:style-name="gr14" draw:text-style-name="P5" draw:layer="layout" svg:x1="14.474cm" svg:y1="5.385cm" svg:x2="14.344cm" svg:y2="5.385cm">
              <text:p/>
            </draw:line>
            <draw:line draw:style-name="gr14" draw:text-style-name="P5" draw:layer="layout" svg:x1="14.474cm" svg:y1="4.885cm" svg:x2="14.344cm" svg:y2="4.885cm">
              <text:p/>
            </draw:line>
          </draw:g>
          <draw:custom-shape draw:style-name="gr59" draw:text-style-name="P33" draw:layer="layout" svg:width="1.4cm" svg:height="1.4cm" svg:x="14.375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1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1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2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1cm" svg:y1="6.647cm" svg:x2="14.855cm" svg:y2="6.647cm">
              <text:p/>
            </draw:line>
            <draw:line draw:style-name="gr4" draw:text-style-name="P5" draw:layer="layout" svg:x1="15.052cm" svg:y1="6.963cm" svg:x2="15.371cm" svg:y2="6.963cm">
              <text:p/>
            </draw:line>
            <draw:custom-shape draw:style-name="gr5" draw:text-style-name="P6" draw:layer="layout" svg:width="0.4cm" svg:height="0.2cm" svg:x="15.323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1cm" svg:y1="7.347cm" svg:x2="14.954cm" svg:y2="7.347cm">
              <text:p/>
            </draw:line>
            <draw:line draw:style-name="gr4" draw:text-style-name="P5" draw:layer="layout" svg:x1="15.052cm" svg:y1="6.647cm" svg:x2="15.052cm" svg:y2="7.253cm">
              <text:p/>
            </draw:line>
            <draw:custom-shape draw:style-name="gr6" draw:text-style-name="P7" draw:layer="layout" svg:width="0.202cm" svg:height="0.213cm" svg:x="14.953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3cm" svg:y1="7.347cm" svg:x2="15.771cm" svg:y2="7.347cm">
              <text:p/>
            </draw:line>
            <draw:line draw:style-name="gr7" draw:text-style-name="P5" draw:layer="layout" svg:x1="14.771cm" svg:y1="6.647cm" svg:x2="15.759cm" svg:y2="6.647cm">
              <text:p/>
            </draw:line>
            <draw:custom-shape draw:style-name="gr8" draw:text-style-name="P3" draw:layer="layout" svg:width="0.201cm" svg:height="0.052cm" draw:transform="rotate (1.5707963267949) translate (14.78cm 6.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2cm" svg:y1="6.483cm" svg:x2="14.742cm" svg:y2="6.301cm">
              <text:p/>
            </draw:line>
            <draw:custom-shape draw:style-name="gr6" draw:text-style-name="P7" draw:layer="layout" svg:width="0.202cm" svg:height="0.213cm" svg:x="14.954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3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2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cm" svg:y1="6.49cm" svg:x2="14.74cm" svg:y2="6.657cm">
              <text:p/>
            </draw:line>
            <draw:line draw:style-name="gr12" draw:text-style-name="P5" draw:layer="layout" svg:x1="14.864cm" svg:y1="6.494cm" svg:x2="14.864cm" svg:y2="6.583cm">
              <text:p/>
            </draw:line>
            <draw:line draw:style-name="gr12" draw:text-style-name="P5" draw:layer="layout" svg:x1="14.865cm" svg:y1="6.49cm" svg:x2="14.735cm" svg:y2="6.49cm">
              <text:p/>
            </draw:line>
            <draw:line draw:style-name="gr12" draw:text-style-name="P5" draw:layer="layout" svg:x1="14.926cm" svg:y1="6.59cm" svg:x2="14.864cm" svg:y2="6.59cm">
              <text:p/>
            </draw:line>
            <draw:custom-shape draw:style-name="gr8" draw:text-style-name="P3" draw:layer="layout" svg:width="0.192cm" svg:height="0.064cm" draw:transform="rotate (1.5707963267949) translate (14.889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3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2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1cm" svg:y1="6.506cm" svg:x2="14.341cm" svg:y2="6.506cm">
              <text:p/>
            </draw:line>
            <draw:line draw:style-name="gr13" draw:text-style-name="P5" draw:layer="layout" svg:x1="14.471cm" svg:y1="6.606cm" svg:x2="14.341cm" svg:y2="6.606cm">
              <text:p/>
            </draw:line>
            <draw:line draw:style-name="gr13" draw:text-style-name="P5" draw:layer="layout" svg:x1="14.471cm" svg:y1="6.706cm" svg:x2="14.341cm" svg:y2="6.706cm">
              <text:p/>
            </draw:line>
            <draw:line draw:style-name="gr13" draw:text-style-name="P5" draw:layer="layout" svg:x1="14.471cm" svg:y1="6.806cm" svg:x2="14.341cm" svg:y2="6.806cm">
              <text:p/>
            </draw:line>
            <draw:line draw:style-name="gr13" draw:text-style-name="P5" draw:layer="layout" svg:x1="14.471cm" svg:y1="6.906cm" svg:x2="14.341cm" svg:y2="6.906cm">
              <text:p/>
            </draw:line>
            <draw:line draw:style-name="gr13" draw:text-style-name="P5" draw:layer="layout" svg:x1="14.471cm" svg:y1="6.406cm" svg:x2="14.341cm" svg:y2="6.406cm">
              <text:p/>
            </draw:line>
            <draw:line draw:style-name="gr14" draw:text-style-name="P5" draw:layer="layout" svg:x1="14.471cm" svg:y1="7.186cm" svg:x2="14.341cm" svg:y2="7.186cm">
              <text:p/>
            </draw:line>
            <draw:line draw:style-name="gr14" draw:text-style-name="P5" draw:layer="layout" svg:x1="14.471cm" svg:y1="7.286cm" svg:x2="14.341cm" svg:y2="7.286cm">
              <text:p/>
            </draw:line>
            <draw:line draw:style-name="gr14" draw:text-style-name="P5" draw:layer="layout" svg:x1="14.471cm" svg:y1="7.386cm" svg:x2="14.341cm" svg:y2="7.386cm">
              <text:p/>
            </draw:line>
            <draw:line draw:style-name="gr14" draw:text-style-name="P5" draw:layer="layout" svg:x1="14.471cm" svg:y1="7.486cm" svg:x2="14.341cm" svg:y2="7.486cm">
              <text:p/>
            </draw:line>
            <draw:line draw:style-name="gr14" draw:text-style-name="P5" draw:layer="layout" svg:x1="14.471cm" svg:y1="7.586cm" svg:x2="14.341cm" svg:y2="7.586cm">
              <text:p/>
            </draw:line>
            <draw:line draw:style-name="gr14" draw:text-style-name="P5" draw:layer="layout" svg:x1="14.471cm" svg:y1="7.086cm" svg:x2="14.341cm" svg:y2="7.086cm">
              <text:p/>
            </draw:line>
          </draw:g>
          <draw:custom-shape draw:style-name="gr59" draw:text-style-name="P33" draw:layer="layout" svg:width="1.4cm" svg:height="1.4cm" svg:x="14.372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6.648cm" svg:x2="17.252cm" svg:y2="6.648cm">
              <text:p/>
            </draw:line>
            <draw:line draw:style-name="gr4" draw:text-style-name="P5" draw:layer="layout" svg:x1="17.449cm" svg:y1="6.964cm" svg:x2="17.768cm" svg:y2="6.964cm">
              <text:p/>
            </draw:line>
            <draw:custom-shape draw:style-name="gr5" draw:text-style-name="P6" draw:layer="layout" svg:width="0.4cm" svg:height="0.2cm" svg:x="17.7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7.348cm" svg:x2="17.351cm" svg:y2="7.348cm">
              <text:p/>
            </draw:line>
            <draw:line draw:style-name="gr4" draw:text-style-name="P5" draw:layer="layout" svg:x1="17.449cm" svg:y1="6.648cm" svg:x2="17.449cm" svg:y2="7.254cm">
              <text:p/>
            </draw:line>
            <draw:custom-shape draw:style-name="gr6" draw:text-style-name="P7" draw:layer="layout" svg:width="0.202cm" svg:height="0.213cm" svg:x="17.3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7.348cm" svg:x2="18.168cm" svg:y2="7.348cm">
              <text:p/>
            </draw:line>
            <draw:line draw:style-name="gr7" draw:text-style-name="P5" draw:layer="layout" svg:x1="17.168cm" svg:y1="6.648cm" svg:x2="18.156cm" svg:y2="6.648cm">
              <text:p/>
            </draw:line>
            <draw:custom-shape draw:style-name="gr8" draw:text-style-name="P3" draw:layer="layout" svg:width="0.201cm" svg:height="0.052cm" draw:transform="rotate (1.5707963267949) translate (17.177cm 6.7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6.484cm" svg:x2="17.139cm" svg:y2="6.302cm">
              <text:p/>
            </draw:line>
            <draw:custom-shape draw:style-name="gr6" draw:text-style-name="P7" draw:layer="layout" svg:width="0.202cm" svg:height="0.213cm" svg:x="17.3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6.491cm" svg:x2="17.137cm" svg:y2="6.658cm">
              <text:p/>
            </draw:line>
            <draw:line draw:style-name="gr12" draw:text-style-name="P5" draw:layer="layout" svg:x1="17.261cm" svg:y1="6.495cm" svg:x2="17.261cm" svg:y2="6.584cm">
              <text:p/>
            </draw:line>
            <draw:line draw:style-name="gr12" draw:text-style-name="P5" draw:layer="layout" svg:x1="17.262cm" svg:y1="6.491cm" svg:x2="17.132cm" svg:y2="6.491cm">
              <text:p/>
            </draw:line>
            <draw:line draw:style-name="gr12" draw:text-style-name="P5" draw:layer="layout" svg:x1="17.323cm" svg:y1="6.591cm" svg:x2="17.261cm" svg:y2="6.591cm">
              <text:p/>
            </draw:line>
            <draw:custom-shape draw:style-name="gr8" draw:text-style-name="P3" draw:layer="layout" svg:width="0.192cm" svg:height="0.064cm" draw:transform="rotate (1.5707963267949) translate (17.2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6.507cm" svg:x2="16.738cm" svg:y2="6.507cm">
              <text:p/>
            </draw:line>
            <draw:line draw:style-name="gr13" draw:text-style-name="P5" draw:layer="layout" svg:x1="16.868cm" svg:y1="6.607cm" svg:x2="16.738cm" svg:y2="6.607cm">
              <text:p/>
            </draw:line>
            <draw:line draw:style-name="gr13" draw:text-style-name="P5" draw:layer="layout" svg:x1="16.868cm" svg:y1="6.707cm" svg:x2="16.738cm" svg:y2="6.707cm">
              <text:p/>
            </draw:line>
            <draw:line draw:style-name="gr13" draw:text-style-name="P5" draw:layer="layout" svg:x1="16.868cm" svg:y1="6.807cm" svg:x2="16.738cm" svg:y2="6.807cm">
              <text:p/>
            </draw:line>
            <draw:line draw:style-name="gr13" draw:text-style-name="P5" draw:layer="layout" svg:x1="16.868cm" svg:y1="6.907cm" svg:x2="16.738cm" svg:y2="6.907cm">
              <text:p/>
            </draw:line>
            <draw:line draw:style-name="gr13" draw:text-style-name="P5" draw:layer="layout" svg:x1="16.868cm" svg:y1="6.407cm" svg:x2="16.738cm" svg:y2="6.407cm">
              <text:p/>
            </draw:line>
            <draw:line draw:style-name="gr14" draw:text-style-name="P5" draw:layer="layout" svg:x1="16.868cm" svg:y1="7.187cm" svg:x2="16.738cm" svg:y2="7.187cm">
              <text:p/>
            </draw:line>
            <draw:line draw:style-name="gr14" draw:text-style-name="P5" draw:layer="layout" svg:x1="16.868cm" svg:y1="7.287cm" svg:x2="16.738cm" svg:y2="7.287cm">
              <text:p/>
            </draw:line>
            <draw:line draw:style-name="gr14" draw:text-style-name="P5" draw:layer="layout" svg:x1="16.868cm" svg:y1="7.387cm" svg:x2="16.738cm" svg:y2="7.387cm">
              <text:p/>
            </draw:line>
            <draw:line draw:style-name="gr14" draw:text-style-name="P5" draw:layer="layout" svg:x1="16.868cm" svg:y1="7.487cm" svg:x2="16.738cm" svg:y2="7.487cm">
              <text:p/>
            </draw:line>
            <draw:line draw:style-name="gr14" draw:text-style-name="P5" draw:layer="layout" svg:x1="16.868cm" svg:y1="7.587cm" svg:x2="16.738cm" svg:y2="7.587cm">
              <text:p/>
            </draw:line>
            <draw:line draw:style-name="gr14" draw:text-style-name="P5" draw:layer="layout" svg:x1="16.868cm" svg:y1="7.087cm" svg:x2="16.738cm" svg:y2="7.087cm">
              <text:p/>
            </draw:line>
          </draw:g>
          <draw:custom-shape draw:style-name="gr59" draw:text-style-name="P33" draw:layer="layout" svg:width="1.4cm" svg:height="1.4cm" svg:x="16.7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5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5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6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5cm" svg:y1="4.449cm" svg:x2="17.249cm" svg:y2="4.449cm">
              <text:p/>
            </draw:line>
            <draw:line draw:style-name="gr4" draw:text-style-name="P5" draw:layer="layout" svg:x1="17.446cm" svg:y1="4.765cm" svg:x2="17.765cm" svg:y2="4.765cm">
              <text:p/>
            </draw:line>
            <draw:custom-shape draw:style-name="gr5" draw:text-style-name="P6" draw:layer="layout" svg:width="0.4cm" svg:height="0.2cm" svg:x="17.717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5cm" svg:y1="5.149cm" svg:x2="17.348cm" svg:y2="5.149cm">
              <text:p/>
            </draw:line>
            <draw:line draw:style-name="gr4" draw:text-style-name="P5" draw:layer="layout" svg:x1="17.446cm" svg:y1="4.449cm" svg:x2="17.446cm" svg:y2="5.055cm">
              <text:p/>
            </draw:line>
            <draw:custom-shape draw:style-name="gr6" draw:text-style-name="P7" draw:layer="layout" svg:width="0.202cm" svg:height="0.213cm" svg:x="17.347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77cm" svg:y1="5.149cm" svg:x2="18.165cm" svg:y2="5.149cm">
              <text:p/>
            </draw:line>
            <draw:line draw:style-name="gr7" draw:text-style-name="P5" draw:layer="layout" svg:x1="17.165cm" svg:y1="4.449cm" svg:x2="18.153cm" svg:y2="4.449cm">
              <text:p/>
            </draw:line>
            <draw:custom-shape draw:style-name="gr8" draw:text-style-name="P3" draw:layer="layout" svg:width="0.201cm" svg:height="0.052cm" draw:transform="rotate (1.5707963267949) translate (17.174cm 4.53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6cm" svg:y1="4.285cm" svg:x2="17.136cm" svg:y2="4.103cm">
              <text:p/>
            </draw:line>
            <draw:custom-shape draw:style-name="gr6" draw:text-style-name="P7" draw:layer="layout" svg:width="0.202cm" svg:height="0.213cm" svg:x="17.348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77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6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4cm" svg:y1="4.292cm" svg:x2="17.134cm" svg:y2="4.459cm">
              <text:p/>
            </draw:line>
            <draw:line draw:style-name="gr12" draw:text-style-name="P5" draw:layer="layout" svg:x1="17.258cm" svg:y1="4.296cm" svg:x2="17.258cm" svg:y2="4.385cm">
              <text:p/>
            </draw:line>
            <draw:line draw:style-name="gr12" draw:text-style-name="P5" draw:layer="layout" svg:x1="17.259cm" svg:y1="4.292cm" svg:x2="17.129cm" svg:y2="4.292cm">
              <text:p/>
            </draw:line>
            <draw:line draw:style-name="gr12" draw:text-style-name="P5" draw:layer="layout" svg:x1="17.32cm" svg:y1="4.392cm" svg:x2="17.258cm" svg:y2="4.392cm">
              <text:p/>
            </draw:line>
            <draw:custom-shape draw:style-name="gr8" draw:text-style-name="P3" draw:layer="layout" svg:width="0.192cm" svg:height="0.064cm" draw:transform="rotate (1.5707963267949) translate (17.283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77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6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5cm" svg:y1="4.308cm" svg:x2="16.735cm" svg:y2="4.308cm">
              <text:p/>
            </draw:line>
            <draw:line draw:style-name="gr13" draw:text-style-name="P5" draw:layer="layout" svg:x1="16.865cm" svg:y1="4.408cm" svg:x2="16.735cm" svg:y2="4.408cm">
              <text:p/>
            </draw:line>
            <draw:line draw:style-name="gr13" draw:text-style-name="P5" draw:layer="layout" svg:x1="16.865cm" svg:y1="4.508cm" svg:x2="16.735cm" svg:y2="4.508cm">
              <text:p/>
            </draw:line>
            <draw:line draw:style-name="gr13" draw:text-style-name="P5" draw:layer="layout" svg:x1="16.865cm" svg:y1="4.608cm" svg:x2="16.735cm" svg:y2="4.608cm">
              <text:p/>
            </draw:line>
            <draw:line draw:style-name="gr13" draw:text-style-name="P5" draw:layer="layout" svg:x1="16.865cm" svg:y1="4.708cm" svg:x2="16.735cm" svg:y2="4.708cm">
              <text:p/>
            </draw:line>
            <draw:line draw:style-name="gr13" draw:text-style-name="P5" draw:layer="layout" svg:x1="16.865cm" svg:y1="4.208cm" svg:x2="16.735cm" svg:y2="4.208cm">
              <text:p/>
            </draw:line>
            <draw:line draw:style-name="gr14" draw:text-style-name="P5" draw:layer="layout" svg:x1="16.865cm" svg:y1="4.988cm" svg:x2="16.735cm" svg:y2="4.988cm">
              <text:p/>
            </draw:line>
            <draw:line draw:style-name="gr14" draw:text-style-name="P5" draw:layer="layout" svg:x1="16.865cm" svg:y1="5.088cm" svg:x2="16.735cm" svg:y2="5.088cm">
              <text:p/>
            </draw:line>
            <draw:line draw:style-name="gr14" draw:text-style-name="P5" draw:layer="layout" svg:x1="16.865cm" svg:y1="5.188cm" svg:x2="16.735cm" svg:y2="5.188cm">
              <text:p/>
            </draw:line>
            <draw:line draw:style-name="gr14" draw:text-style-name="P5" draw:layer="layout" svg:x1="16.865cm" svg:y1="5.288cm" svg:x2="16.735cm" svg:y2="5.288cm">
              <text:p/>
            </draw:line>
            <draw:line draw:style-name="gr14" draw:text-style-name="P5" draw:layer="layout" svg:x1="16.865cm" svg:y1="5.388cm" svg:x2="16.735cm" svg:y2="5.388cm">
              <text:p/>
            </draw:line>
            <draw:line draw:style-name="gr14" draw:text-style-name="P5" draw:layer="layout" svg:x1="16.865cm" svg:y1="4.888cm" svg:x2="16.735cm" svg:y2="4.888cm">
              <text:p/>
            </draw:line>
          </draw:g>
          <draw:custom-shape draw:style-name="gr59" draw:text-style-name="P33" draw:layer="layout" svg:width="1.4cm" svg:height="1.4cm" svg:x="16.766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68cm" svg:y1="6.648cm" svg:x2="12.452cm" svg:y2="6.648cm">
              <text:p/>
            </draw:line>
            <draw:line draw:style-name="gr4" draw:text-style-name="P5" draw:layer="layout" svg:x1="12.649cm" svg:y1="6.964cm" svg:x2="12.968cm" svg:y2="6.964cm">
              <text:p/>
            </draw:line>
            <draw:custom-shape draw:style-name="gr5" draw:text-style-name="P6" draw:layer="layout" svg:width="0.4cm" svg:height="0.2cm" svg:x="12.9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68cm" svg:y1="7.348cm" svg:x2="12.551cm" svg:y2="7.348cm">
              <text:p/>
            </draw:line>
            <draw:line draw:style-name="gr4" draw:text-style-name="P5" draw:layer="layout" svg:x1="12.649cm" svg:y1="6.648cm" svg:x2="12.649cm" svg:y2="7.254cm">
              <text:p/>
            </draw:line>
            <draw:custom-shape draw:style-name="gr6" draw:text-style-name="P7" draw:layer="layout" svg:width="0.202cm" svg:height="0.213cm" svg:x="12.5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cm" svg:y1="7.348cm" svg:x2="13.368cm" svg:y2="7.348cm">
              <text:p/>
            </draw:line>
            <draw:line draw:style-name="gr7" draw:text-style-name="P5" draw:layer="layout" svg:x1="12.368cm" svg:y1="6.648cm" svg:x2="13.356cm" svg:y2="6.648cm">
              <text:p/>
            </draw:line>
            <draw:custom-shape draw:style-name="gr8" draw:text-style-name="P3" draw:layer="layout" svg:width="0.201cm" svg:height="0.052cm" draw:transform="rotate (1.5707963267949) translate (12.377cm 6.7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39cm" svg:y1="6.484cm" svg:x2="12.339cm" svg:y2="6.302cm">
              <text:p/>
            </draw:line>
            <draw:custom-shape draw:style-name="gr6" draw:text-style-name="P7" draw:layer="layout" svg:width="0.202cm" svg:height="0.213cm" svg:x="12.5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37cm" svg:y1="6.491cm" svg:x2="12.337cm" svg:y2="6.658cm">
              <text:p/>
            </draw:line>
            <draw:line draw:style-name="gr12" draw:text-style-name="P5" draw:layer="layout" svg:x1="12.461cm" svg:y1="6.495cm" svg:x2="12.461cm" svg:y2="6.584cm">
              <text:p/>
            </draw:line>
            <draw:line draw:style-name="gr12" draw:text-style-name="P5" draw:layer="layout" svg:x1="12.462cm" svg:y1="6.491cm" svg:x2="12.332cm" svg:y2="6.491cm">
              <text:p/>
            </draw:line>
            <draw:line draw:style-name="gr12" draw:text-style-name="P5" draw:layer="layout" svg:x1="12.523cm" svg:y1="6.591cm" svg:x2="12.461cm" svg:y2="6.591cm">
              <text:p/>
            </draw:line>
            <draw:custom-shape draw:style-name="gr8" draw:text-style-name="P3" draw:layer="layout" svg:width="0.192cm" svg:height="0.064cm" draw:transform="rotate (1.5707963267949) translate (12.4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68cm" svg:y1="6.507cm" svg:x2="11.938cm" svg:y2="6.507cm">
              <text:p/>
            </draw:line>
            <draw:line draw:style-name="gr13" draw:text-style-name="P5" draw:layer="layout" svg:x1="12.068cm" svg:y1="6.607cm" svg:x2="11.938cm" svg:y2="6.607cm">
              <text:p/>
            </draw:line>
            <draw:line draw:style-name="gr13" draw:text-style-name="P5" draw:layer="layout" svg:x1="12.068cm" svg:y1="6.707cm" svg:x2="11.938cm" svg:y2="6.707cm">
              <text:p/>
            </draw:line>
            <draw:line draw:style-name="gr13" draw:text-style-name="P5" draw:layer="layout" svg:x1="12.068cm" svg:y1="6.807cm" svg:x2="11.938cm" svg:y2="6.807cm">
              <text:p/>
            </draw:line>
            <draw:line draw:style-name="gr13" draw:text-style-name="P5" draw:layer="layout" svg:x1="12.068cm" svg:y1="6.907cm" svg:x2="11.938cm" svg:y2="6.907cm">
              <text:p/>
            </draw:line>
            <draw:line draw:style-name="gr13" draw:text-style-name="P5" draw:layer="layout" svg:x1="12.068cm" svg:y1="6.407cm" svg:x2="11.938cm" svg:y2="6.407cm">
              <text:p/>
            </draw:line>
            <draw:line draw:style-name="gr14" draw:text-style-name="P5" draw:layer="layout" svg:x1="12.068cm" svg:y1="7.187cm" svg:x2="11.938cm" svg:y2="7.187cm">
              <text:p/>
            </draw:line>
            <draw:line draw:style-name="gr14" draw:text-style-name="P5" draw:layer="layout" svg:x1="12.068cm" svg:y1="7.287cm" svg:x2="11.938cm" svg:y2="7.287cm">
              <text:p/>
            </draw:line>
            <draw:line draw:style-name="gr14" draw:text-style-name="P5" draw:layer="layout" svg:x1="12.068cm" svg:y1="7.387cm" svg:x2="11.938cm" svg:y2="7.387cm">
              <text:p/>
            </draw:line>
            <draw:line draw:style-name="gr14" draw:text-style-name="P5" draw:layer="layout" svg:x1="12.068cm" svg:y1="7.487cm" svg:x2="11.938cm" svg:y2="7.487cm">
              <text:p/>
            </draw:line>
            <draw:line draw:style-name="gr14" draw:text-style-name="P5" draw:layer="layout" svg:x1="12.068cm" svg:y1="7.587cm" svg:x2="11.938cm" svg:y2="7.587cm">
              <text:p/>
            </draw:line>
            <draw:line draw:style-name="gr14" draw:text-style-name="P5" draw:layer="layout" svg:x1="12.068cm" svg:y1="7.087cm" svg:x2="11.938cm" svg:y2="7.087cm">
              <text:p/>
            </draw:line>
          </draw:g>
          <draw:custom-shape draw:style-name="gr59" draw:text-style-name="P33" draw:layer="layout" svg:width="1.4cm" svg:height="1.4cm" svg:x="11.9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74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74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75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74cm" svg:y1="4.445cm" svg:x2="4.058cm" svg:y2="4.445cm">
              <text:p/>
            </draw:line>
            <draw:line draw:style-name="gr4" draw:text-style-name="P5" draw:layer="layout" svg:x1="4.255cm" svg:y1="4.761cm" svg:x2="4.574cm" svg:y2="4.761cm">
              <text:p/>
            </draw:line>
            <draw:custom-shape draw:style-name="gr5" draw:text-style-name="P6" draw:layer="layout" svg:width="0.4cm" svg:height="0.2cm" svg:x="4.526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74cm" svg:y1="5.145cm" svg:x2="4.157cm" svg:y2="5.145cm">
              <text:p/>
            </draw:line>
            <draw:line draw:style-name="gr4" draw:text-style-name="P5" draw:layer="layout" svg:x1="4.255cm" svg:y1="4.445cm" svg:x2="4.255cm" svg:y2="5.051cm">
              <text:p/>
            </draw:line>
            <draw:custom-shape draw:style-name="gr6" draw:text-style-name="P7" draw:layer="layout" svg:width="0.202cm" svg:height="0.213cm" svg:x="4.156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86cm" svg:y1="5.145cm" svg:x2="4.974cm" svg:y2="5.145cm">
              <text:p/>
            </draw:line>
            <draw:line draw:style-name="gr7" draw:text-style-name="P5" draw:layer="layout" svg:x1="3.974cm" svg:y1="4.445cm" svg:x2="4.962cm" svg:y2="4.445cm">
              <text:p/>
            </draw:line>
            <draw:custom-shape draw:style-name="gr8" draw:text-style-name="P3" draw:layer="layout" svg:width="0.201cm" svg:height="0.052cm" draw:transform="rotate (1.5707963267949) translate (3.983cm 4.5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45cm" svg:y1="4.281cm" svg:x2="3.945cm" svg:y2="4.099cm">
              <text:p/>
            </draw:line>
            <draw:custom-shape draw:style-name="gr6" draw:text-style-name="P7" draw:layer="layout" svg:width="0.202cm" svg:height="0.213cm" svg:x="4.157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86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15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43cm" svg:y1="4.288cm" svg:x2="3.943cm" svg:y2="4.455cm">
              <text:p/>
            </draw:line>
            <draw:line draw:style-name="gr12" draw:text-style-name="P5" draw:layer="layout" svg:x1="4.067cm" svg:y1="4.292cm" svg:x2="4.067cm" svg:y2="4.381cm">
              <text:p/>
            </draw:line>
            <draw:line draw:style-name="gr12" draw:text-style-name="P5" draw:layer="layout" svg:x1="4.068cm" svg:y1="4.288cm" svg:x2="3.938cm" svg:y2="4.288cm">
              <text:p/>
            </draw:line>
            <draw:line draw:style-name="gr12" draw:text-style-name="P5" draw:layer="layout" svg:x1="4.129cm" svg:y1="4.388cm" svg:x2="4.067cm" svg:y2="4.388cm">
              <text:p/>
            </draw:line>
            <draw:custom-shape draw:style-name="gr8" draw:text-style-name="P3" draw:layer="layout" svg:width="0.192cm" svg:height="0.064cm" draw:transform="rotate (1.5707963267949) translate (4.092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86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25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74cm" svg:y1="4.304cm" svg:x2="3.544cm" svg:y2="4.304cm">
              <text:p/>
            </draw:line>
            <draw:line draw:style-name="gr13" draw:text-style-name="P5" draw:layer="layout" svg:x1="3.674cm" svg:y1="4.404cm" svg:x2="3.544cm" svg:y2="4.404cm">
              <text:p/>
            </draw:line>
            <draw:line draw:style-name="gr13" draw:text-style-name="P5" draw:layer="layout" svg:x1="3.674cm" svg:y1="4.504cm" svg:x2="3.544cm" svg:y2="4.504cm">
              <text:p/>
            </draw:line>
            <draw:line draw:style-name="gr13" draw:text-style-name="P5" draw:layer="layout" svg:x1="3.674cm" svg:y1="4.604cm" svg:x2="3.544cm" svg:y2="4.604cm">
              <text:p/>
            </draw:line>
            <draw:line draw:style-name="gr13" draw:text-style-name="P5" draw:layer="layout" svg:x1="3.674cm" svg:y1="4.704cm" svg:x2="3.544cm" svg:y2="4.704cm">
              <text:p/>
            </draw:line>
            <draw:line draw:style-name="gr13" draw:text-style-name="P5" draw:layer="layout" svg:x1="3.674cm" svg:y1="4.204cm" svg:x2="3.544cm" svg:y2="4.204cm">
              <text:p/>
            </draw:line>
            <draw:line draw:style-name="gr14" draw:text-style-name="P5" draw:layer="layout" svg:x1="3.674cm" svg:y1="4.984cm" svg:x2="3.544cm" svg:y2="4.984cm">
              <text:p/>
            </draw:line>
            <draw:line draw:style-name="gr14" draw:text-style-name="P5" draw:layer="layout" svg:x1="3.674cm" svg:y1="5.084cm" svg:x2="3.544cm" svg:y2="5.084cm">
              <text:p/>
            </draw:line>
            <draw:line draw:style-name="gr14" draw:text-style-name="P5" draw:layer="layout" svg:x1="3.674cm" svg:y1="5.184cm" svg:x2="3.544cm" svg:y2="5.184cm">
              <text:p/>
            </draw:line>
            <draw:line draw:style-name="gr14" draw:text-style-name="P5" draw:layer="layout" svg:x1="3.674cm" svg:y1="5.284cm" svg:x2="3.544cm" svg:y2="5.284cm">
              <text:p/>
            </draw:line>
            <draw:line draw:style-name="gr14" draw:text-style-name="P5" draw:layer="layout" svg:x1="3.674cm" svg:y1="5.384cm" svg:x2="3.544cm" svg:y2="5.384cm">
              <text:p/>
            </draw:line>
            <draw:line draw:style-name="gr14" draw:text-style-name="P5" draw:layer="layout" svg:x1="3.674cm" svg:y1="4.884cm" svg:x2="3.544cm" svg:y2="4.884cm">
              <text:p/>
            </draw:line>
          </draw:g>
          <draw:custom-shape draw:style-name="gr59" draw:text-style-name="P33" draw:layer="layout" svg:width="1.4cm" svg:height="1.4cm" svg:x="3.5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1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1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2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1cm" svg:y1="4.446cm" svg:x2="6.455cm" svg:y2="4.446cm">
              <text:p/>
            </draw:line>
            <draw:line draw:style-name="gr4" draw:text-style-name="P5" draw:layer="layout" svg:x1="6.652cm" svg:y1="4.762cm" svg:x2="6.971cm" svg:y2="4.762cm">
              <text:p/>
            </draw:line>
            <draw:custom-shape draw:style-name="gr5" draw:text-style-name="P6" draw:layer="layout" svg:width="0.4cm" svg:height="0.2cm" svg:x="6.923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1cm" svg:y1="5.146cm" svg:x2="6.554cm" svg:y2="5.146cm">
              <text:p/>
            </draw:line>
            <draw:line draw:style-name="gr4" draw:text-style-name="P5" draw:layer="layout" svg:x1="6.652cm" svg:y1="4.446cm" svg:x2="6.652cm" svg:y2="5.052cm">
              <text:p/>
            </draw:line>
            <draw:custom-shape draw:style-name="gr6" draw:text-style-name="P7" draw:layer="layout" svg:width="0.202cm" svg:height="0.213cm" svg:x="6.553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3cm" svg:y1="5.146cm" svg:x2="7.371cm" svg:y2="5.146cm">
              <text:p/>
            </draw:line>
            <draw:line draw:style-name="gr7" draw:text-style-name="P5" draw:layer="layout" svg:x1="6.371cm" svg:y1="4.446cm" svg:x2="7.359cm" svg:y2="4.446cm">
              <text:p/>
            </draw:line>
            <draw:custom-shape draw:style-name="gr8" draw:text-style-name="P3" draw:layer="layout" svg:width="0.201cm" svg:height="0.052cm" draw:transform="rotate (1.5707963267949) translate (6.38cm 4.5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2cm" svg:y1="4.282cm" svg:x2="6.342cm" svg:y2="4.1cm">
              <text:p/>
            </draw:line>
            <draw:custom-shape draw:style-name="gr6" draw:text-style-name="P7" draw:layer="layout" svg:width="0.202cm" svg:height="0.213cm" svg:x="6.554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3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2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cm" svg:y1="4.289cm" svg:x2="6.34cm" svg:y2="4.456cm">
              <text:p/>
            </draw:line>
            <draw:line draw:style-name="gr12" draw:text-style-name="P5" draw:layer="layout" svg:x1="6.464cm" svg:y1="4.293cm" svg:x2="6.464cm" svg:y2="4.382cm">
              <text:p/>
            </draw:line>
            <draw:line draw:style-name="gr12" draw:text-style-name="P5" draw:layer="layout" svg:x1="6.465cm" svg:y1="4.289cm" svg:x2="6.335cm" svg:y2="4.289cm">
              <text:p/>
            </draw:line>
            <draw:line draw:style-name="gr12" draw:text-style-name="P5" draw:layer="layout" svg:x1="6.526cm" svg:y1="4.389cm" svg:x2="6.464cm" svg:y2="4.389cm">
              <text:p/>
            </draw:line>
            <draw:custom-shape draw:style-name="gr8" draw:text-style-name="P3" draw:layer="layout" svg:width="0.192cm" svg:height="0.064cm" draw:transform="rotate (1.5707963267949) translate (6.489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3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2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1cm" svg:y1="4.305cm" svg:x2="5.941cm" svg:y2="4.305cm">
              <text:p/>
            </draw:line>
            <draw:line draw:style-name="gr13" draw:text-style-name="P5" draw:layer="layout" svg:x1="6.071cm" svg:y1="4.405cm" svg:x2="5.941cm" svg:y2="4.405cm">
              <text:p/>
            </draw:line>
            <draw:line draw:style-name="gr13" draw:text-style-name="P5" draw:layer="layout" svg:x1="6.071cm" svg:y1="4.505cm" svg:x2="5.941cm" svg:y2="4.505cm">
              <text:p/>
            </draw:line>
            <draw:line draw:style-name="gr13" draw:text-style-name="P5" draw:layer="layout" svg:x1="6.071cm" svg:y1="4.605cm" svg:x2="5.941cm" svg:y2="4.605cm">
              <text:p/>
            </draw:line>
            <draw:line draw:style-name="gr13" draw:text-style-name="P5" draw:layer="layout" svg:x1="6.071cm" svg:y1="4.705cm" svg:x2="5.941cm" svg:y2="4.705cm">
              <text:p/>
            </draw:line>
            <draw:line draw:style-name="gr13" draw:text-style-name="P5" draw:layer="layout" svg:x1="6.071cm" svg:y1="4.205cm" svg:x2="5.941cm" svg:y2="4.205cm">
              <text:p/>
            </draw:line>
            <draw:line draw:style-name="gr14" draw:text-style-name="P5" draw:layer="layout" svg:x1="6.071cm" svg:y1="4.985cm" svg:x2="5.941cm" svg:y2="4.985cm">
              <text:p/>
            </draw:line>
            <draw:line draw:style-name="gr14" draw:text-style-name="P5" draw:layer="layout" svg:x1="6.071cm" svg:y1="5.085cm" svg:x2="5.941cm" svg:y2="5.085cm">
              <text:p/>
            </draw:line>
            <draw:line draw:style-name="gr14" draw:text-style-name="P5" draw:layer="layout" svg:x1="6.071cm" svg:y1="5.185cm" svg:x2="5.941cm" svg:y2="5.185cm">
              <text:p/>
            </draw:line>
            <draw:line draw:style-name="gr14" draw:text-style-name="P5" draw:layer="layout" svg:x1="6.071cm" svg:y1="5.285cm" svg:x2="5.941cm" svg:y2="5.285cm">
              <text:p/>
            </draw:line>
            <draw:line draw:style-name="gr14" draw:text-style-name="P5" draw:layer="layout" svg:x1="6.071cm" svg:y1="5.385cm" svg:x2="5.941cm" svg:y2="5.385cm">
              <text:p/>
            </draw:line>
            <draw:line draw:style-name="gr14" draw:text-style-name="P5" draw:layer="layout" svg:x1="6.071cm" svg:y1="4.885cm" svg:x2="5.941cm" svg:y2="4.885cm">
              <text:p/>
            </draw:line>
          </draw:g>
          <draw:custom-shape draw:style-name="gr59" draw:text-style-name="P33" draw:layer="layout" svg:width="1.4cm" svg:height="1.4cm" svg:x="5.972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68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68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69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68cm" svg:y1="6.647cm" svg:x2="6.452cm" svg:y2="6.647cm">
              <text:p/>
            </draw:line>
            <draw:line draw:style-name="gr4" draw:text-style-name="P5" draw:layer="layout" svg:x1="6.649cm" svg:y1="6.963cm" svg:x2="6.968cm" svg:y2="6.963cm">
              <text:p/>
            </draw:line>
            <draw:custom-shape draw:style-name="gr5" draw:text-style-name="P6" draw:layer="layout" svg:width="0.4cm" svg:height="0.2cm" svg:x="6.92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68cm" svg:y1="7.347cm" svg:x2="6.551cm" svg:y2="7.347cm">
              <text:p/>
            </draw:line>
            <draw:line draw:style-name="gr4" draw:text-style-name="P5" draw:layer="layout" svg:x1="6.649cm" svg:y1="6.647cm" svg:x2="6.649cm" svg:y2="7.253cm">
              <text:p/>
            </draw:line>
            <draw:custom-shape draw:style-name="gr6" draw:text-style-name="P7" draw:layer="layout" svg:width="0.202cm" svg:height="0.213cm" svg:x="6.55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cm" svg:y1="7.347cm" svg:x2="7.368cm" svg:y2="7.347cm">
              <text:p/>
            </draw:line>
            <draw:line draw:style-name="gr7" draw:text-style-name="P5" draw:layer="layout" svg:x1="6.368cm" svg:y1="6.647cm" svg:x2="7.356cm" svg:y2="6.647cm">
              <text:p/>
            </draw:line>
            <draw:custom-shape draw:style-name="gr8" draw:text-style-name="P3" draw:layer="layout" svg:width="0.201cm" svg:height="0.052cm" draw:transform="rotate (1.5707963267949) translate (6.377cm 6.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39cm" svg:y1="6.483cm" svg:x2="6.339cm" svg:y2="6.301cm">
              <text:p/>
            </draw:line>
            <draw:custom-shape draw:style-name="gr6" draw:text-style-name="P7" draw:layer="layout" svg:width="0.202cm" svg:height="0.213cm" svg:x="6.551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09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37cm" svg:y1="6.49cm" svg:x2="6.337cm" svg:y2="6.657cm">
              <text:p/>
            </draw:line>
            <draw:line draw:style-name="gr12" draw:text-style-name="P5" draw:layer="layout" svg:x1="6.461cm" svg:y1="6.494cm" svg:x2="6.461cm" svg:y2="6.583cm">
              <text:p/>
            </draw:line>
            <draw:line draw:style-name="gr12" draw:text-style-name="P5" draw:layer="layout" svg:x1="6.462cm" svg:y1="6.49cm" svg:x2="6.332cm" svg:y2="6.49cm">
              <text:p/>
            </draw:line>
            <draw:line draw:style-name="gr12" draw:text-style-name="P5" draw:layer="layout" svg:x1="6.523cm" svg:y1="6.59cm" svg:x2="6.461cm" svg:y2="6.59cm">
              <text:p/>
            </draw:line>
            <draw:custom-shape draw:style-name="gr8" draw:text-style-name="P3" draw:layer="layout" svg:width="0.192cm" svg:height="0.064cm" draw:transform="rotate (1.5707963267949) translate (6.486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19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68cm" svg:y1="6.506cm" svg:x2="5.938cm" svg:y2="6.506cm">
              <text:p/>
            </draw:line>
            <draw:line draw:style-name="gr13" draw:text-style-name="P5" draw:layer="layout" svg:x1="6.068cm" svg:y1="6.606cm" svg:x2="5.938cm" svg:y2="6.606cm">
              <text:p/>
            </draw:line>
            <draw:line draw:style-name="gr13" draw:text-style-name="P5" draw:layer="layout" svg:x1="6.068cm" svg:y1="6.706cm" svg:x2="5.938cm" svg:y2="6.706cm">
              <text:p/>
            </draw:line>
            <draw:line draw:style-name="gr13" draw:text-style-name="P5" draw:layer="layout" svg:x1="6.068cm" svg:y1="6.806cm" svg:x2="5.938cm" svg:y2="6.806cm">
              <text:p/>
            </draw:line>
            <draw:line draw:style-name="gr13" draw:text-style-name="P5" draw:layer="layout" svg:x1="6.068cm" svg:y1="6.906cm" svg:x2="5.938cm" svg:y2="6.906cm">
              <text:p/>
            </draw:line>
            <draw:line draw:style-name="gr13" draw:text-style-name="P5" draw:layer="layout" svg:x1="6.068cm" svg:y1="6.406cm" svg:x2="5.938cm" svg:y2="6.406cm">
              <text:p/>
            </draw:line>
            <draw:line draw:style-name="gr14" draw:text-style-name="P5" draw:layer="layout" svg:x1="6.068cm" svg:y1="7.186cm" svg:x2="5.938cm" svg:y2="7.186cm">
              <text:p/>
            </draw:line>
            <draw:line draw:style-name="gr14" draw:text-style-name="P5" draw:layer="layout" svg:x1="6.068cm" svg:y1="7.286cm" svg:x2="5.938cm" svg:y2="7.286cm">
              <text:p/>
            </draw:line>
            <draw:line draw:style-name="gr14" draw:text-style-name="P5" draw:layer="layout" svg:x1="6.068cm" svg:y1="7.386cm" svg:x2="5.938cm" svg:y2="7.386cm">
              <text:p/>
            </draw:line>
            <draw:line draw:style-name="gr14" draw:text-style-name="P5" draw:layer="layout" svg:x1="6.068cm" svg:y1="7.486cm" svg:x2="5.938cm" svg:y2="7.486cm">
              <text:p/>
            </draw:line>
            <draw:line draw:style-name="gr14" draw:text-style-name="P5" draw:layer="layout" svg:x1="6.068cm" svg:y1="7.586cm" svg:x2="5.938cm" svg:y2="7.586cm">
              <text:p/>
            </draw:line>
            <draw:line draw:style-name="gr14" draw:text-style-name="P5" draw:layer="layout" svg:x1="6.068cm" svg:y1="7.086cm" svg:x2="5.938cm" svg:y2="7.086cm">
              <text:p/>
            </draw:line>
          </draw:g>
          <draw:custom-shape draw:style-name="gr59" draw:text-style-name="P33" draw:layer="layout" svg:width="1.4cm" svg:height="1.4cm" svg:x="5.969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5cm" svg:y1="6.648cm" svg:x2="8.849cm" svg:y2="6.648cm">
              <text:p/>
            </draw:line>
            <draw:line draw:style-name="gr4" draw:text-style-name="P5" draw:layer="layout" svg:x1="9.046cm" svg:y1="6.964cm" svg:x2="9.365cm" svg:y2="6.964cm">
              <text:p/>
            </draw:line>
            <draw:custom-shape draw:style-name="gr5" draw:text-style-name="P6" draw:layer="layout" svg:width="0.4cm" svg:height="0.2cm" svg:x="9.3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5cm" svg:y1="7.348cm" svg:x2="8.948cm" svg:y2="7.348cm">
              <text:p/>
            </draw:line>
            <draw:line draw:style-name="gr4" draw:text-style-name="P5" draw:layer="layout" svg:x1="9.046cm" svg:y1="6.648cm" svg:x2="9.046cm" svg:y2="7.254cm">
              <text:p/>
            </draw:line>
            <draw:custom-shape draw:style-name="gr6" draw:text-style-name="P7" draw:layer="layout" svg:width="0.202cm" svg:height="0.213cm" svg:x="8.9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7cm" svg:y1="7.348cm" svg:x2="9.765cm" svg:y2="7.348cm">
              <text:p/>
            </draw:line>
            <draw:line draw:style-name="gr7" draw:text-style-name="P5" draw:layer="layout" svg:x1="8.765cm" svg:y1="6.648cm" svg:x2="9.753cm" svg:y2="6.648cm">
              <text:p/>
            </draw:line>
            <draw:custom-shape draw:style-name="gr8" draw:text-style-name="P3" draw:layer="layout" svg:width="0.201cm" svg:height="0.052cm" draw:transform="rotate (1.5707963267949) translate (8.774cm 6.7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6cm" svg:y1="6.484cm" svg:x2="8.736cm" svg:y2="6.302cm">
              <text:p/>
            </draw:line>
            <draw:custom-shape draw:style-name="gr6" draw:text-style-name="P7" draw:layer="layout" svg:width="0.202cm" svg:height="0.213cm" svg:x="8.9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4cm" svg:y1="6.491cm" svg:x2="8.734cm" svg:y2="6.658cm">
              <text:p/>
            </draw:line>
            <draw:line draw:style-name="gr12" draw:text-style-name="P5" draw:layer="layout" svg:x1="8.858cm" svg:y1="6.495cm" svg:x2="8.858cm" svg:y2="6.584cm">
              <text:p/>
            </draw:line>
            <draw:line draw:style-name="gr12" draw:text-style-name="P5" draw:layer="layout" svg:x1="8.859cm" svg:y1="6.491cm" svg:x2="8.729cm" svg:y2="6.491cm">
              <text:p/>
            </draw:line>
            <draw:line draw:style-name="gr12" draw:text-style-name="P5" draw:layer="layout" svg:x1="8.92cm" svg:y1="6.591cm" svg:x2="8.858cm" svg:y2="6.591cm">
              <text:p/>
            </draw:line>
            <draw:custom-shape draw:style-name="gr8" draw:text-style-name="P3" draw:layer="layout" svg:width="0.192cm" svg:height="0.064cm" draw:transform="rotate (1.5707963267949) translate (8.8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5cm" svg:y1="6.507cm" svg:x2="8.335cm" svg:y2="6.507cm">
              <text:p/>
            </draw:line>
            <draw:line draw:style-name="gr13" draw:text-style-name="P5" draw:layer="layout" svg:x1="8.465cm" svg:y1="6.607cm" svg:x2="8.335cm" svg:y2="6.607cm">
              <text:p/>
            </draw:line>
            <draw:line draw:style-name="gr13" draw:text-style-name="P5" draw:layer="layout" svg:x1="8.465cm" svg:y1="6.707cm" svg:x2="8.335cm" svg:y2="6.707cm">
              <text:p/>
            </draw:line>
            <draw:line draw:style-name="gr13" draw:text-style-name="P5" draw:layer="layout" svg:x1="8.465cm" svg:y1="6.807cm" svg:x2="8.335cm" svg:y2="6.807cm">
              <text:p/>
            </draw:line>
            <draw:line draw:style-name="gr13" draw:text-style-name="P5" draw:layer="layout" svg:x1="8.465cm" svg:y1="6.907cm" svg:x2="8.335cm" svg:y2="6.907cm">
              <text:p/>
            </draw:line>
            <draw:line draw:style-name="gr13" draw:text-style-name="P5" draw:layer="layout" svg:x1="8.465cm" svg:y1="6.407cm" svg:x2="8.335cm" svg:y2="6.407cm">
              <text:p/>
            </draw:line>
            <draw:line draw:style-name="gr14" draw:text-style-name="P5" draw:layer="layout" svg:x1="8.465cm" svg:y1="7.187cm" svg:x2="8.335cm" svg:y2="7.187cm">
              <text:p/>
            </draw:line>
            <draw:line draw:style-name="gr14" draw:text-style-name="P5" draw:layer="layout" svg:x1="8.465cm" svg:y1="7.287cm" svg:x2="8.335cm" svg:y2="7.287cm">
              <text:p/>
            </draw:line>
            <draw:line draw:style-name="gr14" draw:text-style-name="P5" draw:layer="layout" svg:x1="8.465cm" svg:y1="7.387cm" svg:x2="8.335cm" svg:y2="7.387cm">
              <text:p/>
            </draw:line>
            <draw:line draw:style-name="gr14" draw:text-style-name="P5" draw:layer="layout" svg:x1="8.465cm" svg:y1="7.487cm" svg:x2="8.335cm" svg:y2="7.487cm">
              <text:p/>
            </draw:line>
            <draw:line draw:style-name="gr14" draw:text-style-name="P5" draw:layer="layout" svg:x1="8.465cm" svg:y1="7.587cm" svg:x2="8.335cm" svg:y2="7.587cm">
              <text:p/>
            </draw:line>
            <draw:line draw:style-name="gr14" draw:text-style-name="P5" draw:layer="layout" svg:x1="8.465cm" svg:y1="7.087cm" svg:x2="8.335cm" svg:y2="7.087cm">
              <text:p/>
            </draw:line>
          </draw:g>
          <draw:custom-shape draw:style-name="gr59" draw:text-style-name="P33" draw:layer="layout" svg:width="1.4cm" svg:height="1.4cm" svg:x="8.366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2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2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3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2cm" svg:y1="4.449cm" svg:x2="8.846cm" svg:y2="4.449cm">
              <text:p/>
            </draw:line>
            <draw:line draw:style-name="gr4" draw:text-style-name="P5" draw:layer="layout" svg:x1="9.043cm" svg:y1="4.765cm" svg:x2="9.362cm" svg:y2="4.765cm">
              <text:p/>
            </draw:line>
            <draw:custom-shape draw:style-name="gr5" draw:text-style-name="P6" draw:layer="layout" svg:width="0.4cm" svg:height="0.2cm" svg:x="9.314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2cm" svg:y1="5.149cm" svg:x2="8.945cm" svg:y2="5.149cm">
              <text:p/>
            </draw:line>
            <draw:line draw:style-name="gr4" draw:text-style-name="P5" draw:layer="layout" svg:x1="9.043cm" svg:y1="4.449cm" svg:x2="9.043cm" svg:y2="5.055cm">
              <text:p/>
            </draw:line>
            <draw:custom-shape draw:style-name="gr6" draw:text-style-name="P7" draw:layer="layout" svg:width="0.202cm" svg:height="0.213cm" svg:x="8.944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4cm" svg:y1="5.149cm" svg:x2="9.762cm" svg:y2="5.149cm">
              <text:p/>
            </draw:line>
            <draw:line draw:style-name="gr7" draw:text-style-name="P5" draw:layer="layout" svg:x1="8.762cm" svg:y1="4.449cm" svg:x2="9.75cm" svg:y2="4.449cm">
              <text:p/>
            </draw:line>
            <draw:custom-shape draw:style-name="gr8" draw:text-style-name="P3" draw:layer="layout" svg:width="0.201cm" svg:height="0.052cm" draw:transform="rotate (1.5707963267949) translate (8.771cm 4.53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3cm" svg:y1="4.285cm" svg:x2="8.733cm" svg:y2="4.103cm">
              <text:p/>
            </draw:line>
            <draw:custom-shape draw:style-name="gr6" draw:text-style-name="P7" draw:layer="layout" svg:width="0.202cm" svg:height="0.213cm" svg:x="8.945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4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3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1cm" svg:y1="4.292cm" svg:x2="8.731cm" svg:y2="4.459cm">
              <text:p/>
            </draw:line>
            <draw:line draw:style-name="gr12" draw:text-style-name="P5" draw:layer="layout" svg:x1="8.855cm" svg:y1="4.296cm" svg:x2="8.855cm" svg:y2="4.385cm">
              <text:p/>
            </draw:line>
            <draw:line draw:style-name="gr12" draw:text-style-name="P5" draw:layer="layout" svg:x1="8.856cm" svg:y1="4.292cm" svg:x2="8.726cm" svg:y2="4.292cm">
              <text:p/>
            </draw:line>
            <draw:line draw:style-name="gr12" draw:text-style-name="P5" draw:layer="layout" svg:x1="8.917cm" svg:y1="4.392cm" svg:x2="8.855cm" svg:y2="4.392cm">
              <text:p/>
            </draw:line>
            <draw:custom-shape draw:style-name="gr8" draw:text-style-name="P3" draw:layer="layout" svg:width="0.192cm" svg:height="0.064cm" draw:transform="rotate (1.5707963267949) translate (8.88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4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3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2cm" svg:y1="4.308cm" svg:x2="8.332cm" svg:y2="4.308cm">
              <text:p/>
            </draw:line>
            <draw:line draw:style-name="gr13" draw:text-style-name="P5" draw:layer="layout" svg:x1="8.462cm" svg:y1="4.408cm" svg:x2="8.332cm" svg:y2="4.408cm">
              <text:p/>
            </draw:line>
            <draw:line draw:style-name="gr13" draw:text-style-name="P5" draw:layer="layout" svg:x1="8.462cm" svg:y1="4.508cm" svg:x2="8.332cm" svg:y2="4.508cm">
              <text:p/>
            </draw:line>
            <draw:line draw:style-name="gr13" draw:text-style-name="P5" draw:layer="layout" svg:x1="8.462cm" svg:y1="4.608cm" svg:x2="8.332cm" svg:y2="4.608cm">
              <text:p/>
            </draw:line>
            <draw:line draw:style-name="gr13" draw:text-style-name="P5" draw:layer="layout" svg:x1="8.462cm" svg:y1="4.708cm" svg:x2="8.332cm" svg:y2="4.708cm">
              <text:p/>
            </draw:line>
            <draw:line draw:style-name="gr13" draw:text-style-name="P5" draw:layer="layout" svg:x1="8.462cm" svg:y1="4.208cm" svg:x2="8.332cm" svg:y2="4.208cm">
              <text:p/>
            </draw:line>
            <draw:line draw:style-name="gr14" draw:text-style-name="P5" draw:layer="layout" svg:x1="8.462cm" svg:y1="4.988cm" svg:x2="8.332cm" svg:y2="4.988cm">
              <text:p/>
            </draw:line>
            <draw:line draw:style-name="gr14" draw:text-style-name="P5" draw:layer="layout" svg:x1="8.462cm" svg:y1="5.088cm" svg:x2="8.332cm" svg:y2="5.088cm">
              <text:p/>
            </draw:line>
            <draw:line draw:style-name="gr14" draw:text-style-name="P5" draw:layer="layout" svg:x1="8.462cm" svg:y1="5.188cm" svg:x2="8.332cm" svg:y2="5.188cm">
              <text:p/>
            </draw:line>
            <draw:line draw:style-name="gr14" draw:text-style-name="P5" draw:layer="layout" svg:x1="8.462cm" svg:y1="5.288cm" svg:x2="8.332cm" svg:y2="5.288cm">
              <text:p/>
            </draw:line>
            <draw:line draw:style-name="gr14" draw:text-style-name="P5" draw:layer="layout" svg:x1="8.462cm" svg:y1="5.388cm" svg:x2="8.332cm" svg:y2="5.388cm">
              <text:p/>
            </draw:line>
            <draw:line draw:style-name="gr14" draw:text-style-name="P5" draw:layer="layout" svg:x1="8.462cm" svg:y1="4.888cm" svg:x2="8.332cm" svg:y2="4.888cm">
              <text:p/>
            </draw:line>
          </draw:g>
          <draw:custom-shape draw:style-name="gr59" draw:text-style-name="P33" draw:layer="layout" svg:width="1.4cm" svg:height="1.4cm" svg:x="8.363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65cm" svg:y1="6.648cm" svg:x2="4.049cm" svg:y2="6.648cm">
              <text:p/>
            </draw:line>
            <draw:line draw:style-name="gr4" draw:text-style-name="P5" draw:layer="layout" svg:x1="4.246cm" svg:y1="6.964cm" svg:x2="4.565cm" svg:y2="6.964cm">
              <text:p/>
            </draw:line>
            <draw:custom-shape draw:style-name="gr5" draw:text-style-name="P6" draw:layer="layout" svg:width="0.4cm" svg:height="0.2cm" svg:x="4.5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65cm" svg:y1="7.348cm" svg:x2="4.148cm" svg:y2="7.348cm">
              <text:p/>
            </draw:line>
            <draw:line draw:style-name="gr4" draw:text-style-name="P5" draw:layer="layout" svg:x1="4.246cm" svg:y1="6.648cm" svg:x2="4.246cm" svg:y2="7.254cm">
              <text:p/>
            </draw:line>
            <draw:custom-shape draw:style-name="gr6" draw:text-style-name="P7" draw:layer="layout" svg:width="0.202cm" svg:height="0.213cm" svg:x="4.1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77cm" svg:y1="7.348cm" svg:x2="4.965cm" svg:y2="7.348cm">
              <text:p/>
            </draw:line>
            <draw:line draw:style-name="gr7" draw:text-style-name="P5" draw:layer="layout" svg:x1="3.965cm" svg:y1="6.648cm" svg:x2="4.953cm" svg:y2="6.648cm">
              <text:p/>
            </draw:line>
            <draw:custom-shape draw:style-name="gr8" draw:text-style-name="P3" draw:layer="layout" svg:width="0.201cm" svg:height="0.052cm" draw:transform="rotate (1.5707963267949) translate (3.974cm 6.7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36cm" svg:y1="6.484cm" svg:x2="3.936cm" svg:y2="6.302cm">
              <text:p/>
            </draw:line>
            <draw:custom-shape draw:style-name="gr6" draw:text-style-name="P7" draw:layer="layout" svg:width="0.202cm" svg:height="0.213cm" svg:x="4.1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34cm" svg:y1="6.491cm" svg:x2="3.934cm" svg:y2="6.658cm">
              <text:p/>
            </draw:line>
            <draw:line draw:style-name="gr12" draw:text-style-name="P5" draw:layer="layout" svg:x1="4.058cm" svg:y1="6.495cm" svg:x2="4.058cm" svg:y2="6.584cm">
              <text:p/>
            </draw:line>
            <draw:line draw:style-name="gr12" draw:text-style-name="P5" draw:layer="layout" svg:x1="4.059cm" svg:y1="6.491cm" svg:x2="3.929cm" svg:y2="6.491cm">
              <text:p/>
            </draw:line>
            <draw:line draw:style-name="gr12" draw:text-style-name="P5" draw:layer="layout" svg:x1="4.12cm" svg:y1="6.591cm" svg:x2="4.058cm" svg:y2="6.591cm">
              <text:p/>
            </draw:line>
            <draw:custom-shape draw:style-name="gr8" draw:text-style-name="P3" draw:layer="layout" svg:width="0.192cm" svg:height="0.064cm" draw:transform="rotate (1.5707963267949) translate (4.0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65cm" svg:y1="6.507cm" svg:x2="3.535cm" svg:y2="6.507cm">
              <text:p/>
            </draw:line>
            <draw:line draw:style-name="gr13" draw:text-style-name="P5" draw:layer="layout" svg:x1="3.665cm" svg:y1="6.607cm" svg:x2="3.535cm" svg:y2="6.607cm">
              <text:p/>
            </draw:line>
            <draw:line draw:style-name="gr13" draw:text-style-name="P5" draw:layer="layout" svg:x1="3.665cm" svg:y1="6.707cm" svg:x2="3.535cm" svg:y2="6.707cm">
              <text:p/>
            </draw:line>
            <draw:line draw:style-name="gr13" draw:text-style-name="P5" draw:layer="layout" svg:x1="3.665cm" svg:y1="6.807cm" svg:x2="3.535cm" svg:y2="6.807cm">
              <text:p/>
            </draw:line>
            <draw:line draw:style-name="gr13" draw:text-style-name="P5" draw:layer="layout" svg:x1="3.665cm" svg:y1="6.907cm" svg:x2="3.535cm" svg:y2="6.907cm">
              <text:p/>
            </draw:line>
            <draw:line draw:style-name="gr13" draw:text-style-name="P5" draw:layer="layout" svg:x1="3.665cm" svg:y1="6.407cm" svg:x2="3.535cm" svg:y2="6.407cm">
              <text:p/>
            </draw:line>
            <draw:line draw:style-name="gr14" draw:text-style-name="P5" draw:layer="layout" svg:x1="3.665cm" svg:y1="7.187cm" svg:x2="3.535cm" svg:y2="7.187cm">
              <text:p/>
            </draw:line>
            <draw:line draw:style-name="gr14" draw:text-style-name="P5" draw:layer="layout" svg:x1="3.665cm" svg:y1="7.287cm" svg:x2="3.535cm" svg:y2="7.287cm">
              <text:p/>
            </draw:line>
            <draw:line draw:style-name="gr14" draw:text-style-name="P5" draw:layer="layout" svg:x1="3.665cm" svg:y1="7.387cm" svg:x2="3.535cm" svg:y2="7.387cm">
              <text:p/>
            </draw:line>
            <draw:line draw:style-name="gr14" draw:text-style-name="P5" draw:layer="layout" svg:x1="3.665cm" svg:y1="7.487cm" svg:x2="3.535cm" svg:y2="7.487cm">
              <text:p/>
            </draw:line>
            <draw:line draw:style-name="gr14" draw:text-style-name="P5" draw:layer="layout" svg:x1="3.665cm" svg:y1="7.587cm" svg:x2="3.535cm" svg:y2="7.587cm">
              <text:p/>
            </draw:line>
            <draw:line draw:style-name="gr14" draw:text-style-name="P5" draw:layer="layout" svg:x1="3.665cm" svg:y1="7.087cm" svg:x2="3.535cm" svg:y2="7.087cm">
              <text:p/>
            </draw:line>
          </draw:g>
          <draw:custom-shape draw:style-name="gr59" draw:text-style-name="P33" draw:layer="layout" svg:width="1.4cm" svg:height="1.4cm" svg:x="3.566cm" svg:y="6.303cm">
            <text:p/>
            <draw:enhanced-geometry svg:viewBox="0 0 21600 21600" draw:type="rectangle" draw:enhanced-path="M 0 0 L 21600 0 21600 21600 0 21600 0 0 Z N"/>
          </draw:custom-shape>
        </draw:g>
        <draw:line draw:style-name="gr54" draw:text-style-name="P10" draw:layer="layout" svg:x1="4.489cm" svg:y1="3.367cm" svg:x2="4.489cm" svg:y2="6.027cm">
          <text:p/>
        </draw:line>
        <draw:line draw:style-name="gr54" draw:text-style-name="P10" draw:layer="layout" svg:x1="12.889cm" svg:y1="3.367cm" svg:x2="12.889cm" svg:y2="6.027cm">
          <text:p/>
        </draw:line>
        <draw:line draw:style-name="gr54" draw:text-style-name="P10" draw:layer="layout" svg:x1="12.868cm" svg:y1="8.34cm" svg:x2="12.868cm" svg:y2="11cm">
          <text:p/>
        </draw:line>
        <draw:frame draw:style-name="gr60" draw:text-style-name="P34" draw:layer="layout" svg:width="2.411cm" svg:height="0.886cm" svg:x="0.7cm" svg:y="14.2cm">
          <draw:text-box>
            <text:p><text:span text:style-name="T19">Res_in</text:span></text:p>
          </draw:text-box>
        </draw:frame>
        <draw:frame draw:style-name="gr61" draw:text-style-name="P35" draw:layer="layout" svg:width="1.645cm" svg:height="0.886cm" draw:transform="rotate (1.5707963267949) translate (0.763cm 10.948cm)">
          <draw:text-box>
            <text:p><text:span text:style-name="T20">I_in</text:span></text:p>
          </draw:text-box>
        </draw:frame>
        <draw:frame draw:style-name="gr62" draw:text-style-name="P34" draw:layer="layout" svg:width="2.784cm" svg:height="0.886cm" draw:transform="rotate (1.5707963267949) translate (19.263cm 10.049cm)">
          <draw:text-box>
            <text:p><text:span text:style-name="T19">Res_out</text:span></text:p>
          </draw:text-box>
        </draw:frame>
        <draw:line draw:style-name="gr17" draw:text-style-name="P10" draw:layer="layout" svg:x1="20.5cm" svg:y1="12.303cm" svg:x2="20.5cm" svg:y2="0.6cm">
          <text:p/>
        </draw:line>
        <draw:line draw:style-name="gr17" draw:text-style-name="P10" draw:layer="layout" svg:x1="20.2cm" svg:y1="10.116cm" svg:x2="20.2cm" svg:y2="0.6cm">
          <text:p/>
        </draw:line>
        <draw:line draw:style-name="gr17" draw:text-style-name="P10" draw:layer="layout" svg:x1="19.9cm" svg:y1="7.329cm" svg:x2="19.9cm" svg:y2="0.6cm">
          <text:p/>
        </draw:line>
        <draw:line draw:style-name="gr17" draw:text-style-name="P10" draw:layer="layout" svg:x1="19.6cm" svg:y1="5.142cm" svg:x2="19.6cm" svg:y2="0.6cm">
          <text:p/>
        </draw:line>
        <draw:custom-shape draw:style-name="gr56" draw:text-style-name="P31" draw:layer="layout" svg:width="0.109cm" svg:height="0.109cm" draw:transform="rotate (-1.5707963267949) translate (19.653cm 5.0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19.953cm 7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20.253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20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10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63" draw:text-style-name="P25" draw:layer="layout" svg:width="16.8cm" svg:height="10.6cm" svg:x="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16.211cm" svg:height="4.7cm" svg:x="3cm" svg:y="3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15.774cm" svg:height="1.764cm" svg:x="3.337cm" svg:y="4.3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15.774cm" svg:height="1.764cm" svg:x="3.337cm" svg:y="6.51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16.211cm" svg:height="4.7cm" svg:x="3cm" svg:y="8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5.774cm" svg:height="1.843cm" svg:x="3.337cm" svg:y="9.22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5.766cm" svg:height="1.842cm" svg:x="3.337cm" svg:y="11.42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9.3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11.5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9.3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11.5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1.887cm" svg:y="6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3.487cm" svg:y="6.6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2cm" svg:x2="3.6cm" svg:y2="12cm">
          <text:p/>
        </draw:line>
        <draw:line draw:style-name="gr17" draw:text-style-name="P10" draw:layer="layout" svg:x1="2.4cm" svg:y1="12.705cm" svg:x2="3.6cm" svg:y2="12.705cm">
          <text:p/>
        </draw:line>
        <draw:line draw:style-name="gr16" draw:text-style-name="P10" draw:layer="layout" svg:x1="5cm" svg:y1="12cm" svg:x2="6cm" svg:y2="12cm">
          <text:p/>
        </draw:line>
        <draw:line draw:style-name="gr17" draw:text-style-name="P10" draw:layer="layout" svg:x1="5cm" svg:y1="12.705cm" svg:x2="6cm" svg:y2="12.705cm">
          <text:p/>
        </draw:line>
        <draw:line draw:style-name="gr16" draw:text-style-name="P10" draw:layer="layout" svg:x1="7.4cm" svg:y1="12cm" svg:x2="8.4cm" svg:y2="12cm">
          <text:p/>
        </draw:line>
        <draw:line draw:style-name="gr17" draw:text-style-name="P10" draw:layer="layout" svg:x1="7.4cm" svg:y1="12.705cm" svg:x2="8.4cm" svg:y2="12.705cm">
          <text:p/>
        </draw:line>
        <draw:line draw:style-name="gr16" draw:text-style-name="P10" draw:layer="layout" svg:x1="10.842cm" svg:y1="12cm" svg:x2="12cm" svg:y2="12cm">
          <text:p/>
        </draw:line>
        <draw:line draw:style-name="gr17" draw:text-style-name="P10" draw:layer="layout" svg:x1="9.8cm" svg:y1="12.705cm" svg:x2="12cm" svg:y2="12.705cm">
          <text:p/>
        </draw:line>
        <draw:line draw:style-name="gr16" draw:text-style-name="P10" draw:layer="layout" svg:x1="13.4cm" svg:y1="12cm" svg:x2="14.4cm" svg:y2="12cm">
          <text:p/>
        </draw:line>
        <draw:line draw:style-name="gr17" draw:text-style-name="P10" draw:layer="layout" svg:x1="13.4cm" svg:y1="12.705cm" svg:x2="14.4cm" svg:y2="12.705cm">
          <text:p/>
        </draw:line>
        <draw:line draw:style-name="gr16" draw:text-style-name="P10" draw:layer="layout" svg:x1="15.8cm" svg:y1="12cm" svg:x2="16.8cm" svg:y2="12cm">
          <text:p/>
        </draw:line>
        <draw:line draw:style-name="gr17" draw:text-style-name="P10" draw:layer="layout" svg:x1="15.8cm" svg:y1="12.705cm" svg:x2="16.8cm" svg:y2="12.705cm">
          <text:p/>
        </draw:line>
        <draw:line draw:style-name="gr45" draw:text-style-name="P10" draw:layer="layout" svg:x1="10.842cm" svg:y1="11.238cm" svg:x2="10.842cm" svg:y2="12cm">
          <text:p/>
        </draw:line>
        <draw:line draw:style-name="gr45" draw:text-style-name="P10" draw:layer="layout" svg:x1="1.2cm" svg:y1="11.238cm" svg:x2="10.842cm" svg:y2="11.238cm">
          <text:p/>
        </draw:line>
        <draw:line draw:style-name="gr46" draw:text-style-name="P5" draw:layer="layout" svg:x1="3.337cm" svg:y1="14.36cm" svg:x2="19.4cm" svg:y2="14.36cm">
          <text:p/>
        </draw:line>
        <draw:g>
          <draw:frame draw:style-name="gr47" draw:text-style-name="P29" draw:layer="layout" svg:width="0.803cm" svg:height="0.675cm" svg:x="9.9cm" svg:y="14.4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0.217cm" svg:y="14.6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10.218cm" svg:y="14.388cm">
            <draw:text-box>
              <text:p><text:span text:style-name="T17">W</text:span></text:p>
            </draw:text-box>
          </draw:frame>
        </draw:g>
        <draw:g>
          <draw:frame draw:style-name="gr47" draw:text-style-name="P29" draw:layer="layout" svg:width="0.803cm" svg:height="0.675cm" svg:x="11cm" svg:y="14.4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1.317cm" svg:y="14.687cm">
            <draw:text-box>
              <text:p><text:span text:style-name="T17">IW</text:span></text:p>
            </draw:text-box>
          </draw:frame>
          <draw:frame draw:style-name="gr50" draw:text-style-name="P29" draw:layer="layout" svg:width="0.908cm" svg:height="0.497cm" svg:x="11.318cm" svg:y="14.388cm">
            <draw:text-box>
              <text:p><text:span text:style-name="T17">NW</text:span></text:p>
            </draw:text-box>
          </draw:frame>
        </draw:g>
        <draw:frame draw:style-name="gr51" draw:text-style-name="P30" draw:layer="layout" svg:width="0.803cm" svg:height="0.89cm" svg:x="10.6cm" svg:y="14.3cm">
          <draw:text-box>
            <text:p><text:span text:style-name="T18">×</text:span></text:p>
          </draw:text-box>
        </draw:frame>
        <draw:line draw:style-name="gr16" draw:text-style-name="P10" draw:layer="layout" svg:x1="1.2cm" svg:y1="9.8cm" svg:x2="3.588cm" svg:y2="9.8cm">
          <text:p/>
        </draw:line>
        <draw:line draw:style-name="gr17" draw:text-style-name="P10" draw:layer="layout" svg:x1="2.2cm" svg:y1="10.505cm" svg:x2="3.588cm" svg:y2="10.505cm">
          <text:p/>
        </draw:line>
        <draw:line draw:style-name="gr16" draw:text-style-name="P10" draw:layer="layout" svg:x1="4.988cm" svg:y1="9.8cm" svg:x2="5.988cm" svg:y2="9.8cm">
          <text:p/>
        </draw:line>
        <draw:line draw:style-name="gr17" draw:text-style-name="P10" draw:layer="layout" svg:x1="4.988cm" svg:y1="10.505cm" svg:x2="5.988cm" svg:y2="10.505cm">
          <text:p/>
        </draw:line>
        <draw:line draw:style-name="gr16" draw:text-style-name="P10" draw:layer="layout" svg:x1="7.388cm" svg:y1="9.8cm" svg:x2="8.388cm" svg:y2="9.8cm">
          <text:p/>
        </draw:line>
        <draw:line draw:style-name="gr17" draw:text-style-name="P10" draw:layer="layout" svg:x1="7.388cm" svg:y1="10.505cm" svg:x2="8.388cm" svg:y2="10.505cm">
          <text:p/>
        </draw:line>
        <draw:line draw:style-name="gr16" draw:text-style-name="P10" draw:layer="layout" svg:x1="10.84cm" svg:y1="9.8cm" svg:x2="11.988cm" svg:y2="9.8cm">
          <text:p/>
        </draw:line>
        <draw:line draw:style-name="gr17" draw:text-style-name="P10" draw:layer="layout" svg:x1="9.8cm" svg:y1="10.505cm" svg:x2="11.988cm" svg:y2="10.505cm">
          <text:p/>
        </draw:line>
        <draw:line draw:style-name="gr16" draw:text-style-name="P10" draw:layer="layout" svg:x1="13.388cm" svg:y1="9.8cm" svg:x2="14.388cm" svg:y2="9.8cm">
          <text:p/>
        </draw:line>
        <draw:line draw:style-name="gr17" draw:text-style-name="P10" draw:layer="layout" svg:x1="13.388cm" svg:y1="10.505cm" svg:x2="14.388cm" svg:y2="10.505cm">
          <text:p/>
        </draw:line>
        <draw:line draw:style-name="gr16" draw:text-style-name="P10" draw:layer="layout" svg:x1="15.788cm" svg:y1="9.8cm" svg:x2="16.788cm" svg:y2="9.8cm">
          <text:p/>
        </draw:line>
        <draw:line draw:style-name="gr17" draw:text-style-name="P10" draw:layer="layout" svg:x1="15.788cm" svg:y1="10.505cm" svg:x2="16.788cm" svg:y2="10.505cm">
          <text:p/>
        </draw:line>
        <draw:line draw:style-name="gr45" draw:text-style-name="P10" draw:layer="layout" svg:x1="10.84cm" svg:y1="9.2cm" svg:x2="10.84cm" svg:y2="9.8cm">
          <text:p/>
        </draw:line>
        <draw:line draw:style-name="gr45" draw:text-style-name="P10" draw:layer="layout" svg:x1="1.2cm" svg:y1="9.2cm" svg:x2="10.84cm" svg:y2="9.2cm">
          <text:p/>
        </draw:line>
        <draw:line draw:style-name="gr16" draw:text-style-name="P10" draw:layer="layout" svg:x1="3.089cm" svg:y1="7.04cm" svg:x2="3.588cm" svg:y2="7.04cm">
          <text:p/>
        </draw:line>
        <draw:line draw:style-name="gr17" draw:text-style-name="P10" draw:layer="layout" svg:x1="2cm" svg:y1="7.745cm" svg:x2="3.588cm" svg:y2="7.745cm">
          <text:p/>
        </draw:line>
        <draw:line draw:style-name="gr16" draw:text-style-name="P10" draw:layer="layout" svg:x1="4.988cm" svg:y1="7.04cm" svg:x2="5.988cm" svg:y2="7.04cm">
          <text:p/>
        </draw:line>
        <draw:line draw:style-name="gr17" draw:text-style-name="P10" draw:layer="layout" svg:x1="4.988cm" svg:y1="7.745cm" svg:x2="5.988cm" svg:y2="7.745cm">
          <text:p/>
        </draw:line>
        <draw:line draw:style-name="gr16" draw:text-style-name="P10" draw:layer="layout" svg:x1="7.388cm" svg:y1="7.04cm" svg:x2="8.388cm" svg:y2="7.04cm">
          <text:p/>
        </draw:line>
        <draw:line draw:style-name="gr17" draw:text-style-name="P10" draw:layer="layout" svg:x1="7.388cm" svg:y1="7.745cm" svg:x2="8.388cm" svg:y2="7.745cm">
          <text:p/>
        </draw:line>
        <draw:line draw:style-name="gr16" draw:text-style-name="P10" draw:layer="layout" svg:x1="11.476cm" svg:y1="7.04cm" svg:x2="11.988cm" svg:y2="7.04cm">
          <text:p/>
        </draw:line>
        <draw:line draw:style-name="gr17" draw:text-style-name="P10" draw:layer="layout" svg:x1="9.8cm" svg:y1="7.745cm" svg:x2="11.988cm" svg:y2="7.745cm">
          <text:p/>
        </draw:line>
        <draw:line draw:style-name="gr16" draw:text-style-name="P10" draw:layer="layout" svg:x1="13.388cm" svg:y1="7.04cm" svg:x2="14.388cm" svg:y2="7.04cm">
          <text:p/>
        </draw:line>
        <draw:line draw:style-name="gr17" draw:text-style-name="P10" draw:layer="layout" svg:x1="13.388cm" svg:y1="7.745cm" svg:x2="14.388cm" svg:y2="7.745cm">
          <text:p/>
        </draw:line>
        <draw:line draw:style-name="gr16" draw:text-style-name="P10" draw:layer="layout" svg:x1="15.788cm" svg:y1="7.04cm" svg:x2="16.788cm" svg:y2="7.04cm">
          <text:p/>
        </draw:line>
        <draw:line draw:style-name="gr17" draw:text-style-name="P10" draw:layer="layout" svg:x1="15.788cm" svg:y1="7.745cm" svg:x2="16.788cm" svg:y2="7.745cm">
          <text:p/>
        </draw:line>
        <draw:line draw:style-name="gr16" draw:text-style-name="P10" draw:layer="layout" svg:x1="2.844cm" svg:y1="4.84cm" svg:x2="3.576cm" svg:y2="4.84cm">
          <text:p/>
        </draw:line>
        <draw:line draw:style-name="gr17" draw:text-style-name="P10" draw:layer="layout" svg:x1="1.8cm" svg:y1="5.545cm" svg:x2="3.576cm" svg:y2="5.545cm">
          <text:p/>
        </draw:line>
        <draw:line draw:style-name="gr16" draw:text-style-name="P10" draw:layer="layout" svg:x1="4.976cm" svg:y1="4.84cm" svg:x2="5.976cm" svg:y2="4.84cm">
          <text:p/>
        </draw:line>
        <draw:line draw:style-name="gr17" draw:text-style-name="P10" draw:layer="layout" svg:x1="4.976cm" svg:y1="5.545cm" svg:x2="5.976cm" svg:y2="5.545cm">
          <text:p/>
        </draw:line>
        <draw:line draw:style-name="gr16" draw:text-style-name="P10" draw:layer="layout" svg:x1="7.376cm" svg:y1="4.84cm" svg:x2="8.376cm" svg:y2="4.84cm">
          <text:p/>
        </draw:line>
        <draw:line draw:style-name="gr17" draw:text-style-name="P10" draw:layer="layout" svg:x1="7.376cm" svg:y1="5.545cm" svg:x2="8.376cm" svg:y2="5.545cm">
          <text:p/>
        </draw:line>
        <draw:line draw:style-name="gr16" draw:text-style-name="P10" draw:layer="layout" svg:x1="11.243cm" svg:y1="4.84cm" svg:x2="11.976cm" svg:y2="4.84cm">
          <text:p/>
        </draw:line>
        <draw:line draw:style-name="gr17" draw:text-style-name="P10" draw:layer="layout" svg:x1="9.8cm" svg:y1="5.545cm" svg:x2="11.976cm" svg:y2="5.545cm">
          <text:p/>
        </draw:line>
        <draw:line draw:style-name="gr16" draw:text-style-name="P10" draw:layer="layout" svg:x1="13.376cm" svg:y1="4.84cm" svg:x2="14.376cm" svg:y2="4.84cm">
          <text:p/>
        </draw:line>
        <draw:line draw:style-name="gr17" draw:text-style-name="P10" draw:layer="layout" svg:x1="13.376cm" svg:y1="5.545cm" svg:x2="14.376cm" svg:y2="5.545cm">
          <text:p/>
        </draw:line>
        <draw:line draw:style-name="gr16" draw:text-style-name="P10" draw:layer="layout" svg:x1="15.776cm" svg:y1="4.84cm" svg:x2="16.776cm" svg:y2="4.84cm">
          <text:p/>
        </draw:line>
        <draw:line draw:style-name="gr17" draw:text-style-name="P10" draw:layer="layout" svg:x1="15.776cm" svg:y1="5.545cm" svg:x2="16.776cm" svg:y2="5.545cm">
          <text:p/>
        </draw:line>
        <draw:line draw:style-name="gr46" draw:text-style-name="P5" draw:layer="layout" svg:x1="22.4cm" svg:y1="0.3cm" svg:x2="22.4cm" svg:y2="13.4cm">
          <text:p/>
        </draw:line>
        <draw:g>
          <draw:frame draw:style-name="gr47" draw:text-style-name="P29" draw:layer="layout" svg:width="0.803cm" svg:height="0.675cm" draw:transform="rotate (1.5707963267949) translate (22.552cm 8.718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2.805cm 8.401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2.552cm 7.518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2.805cm 7.201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2.418cm 7.918cm)">
          <draw:text-box>
            <text:p><text:span text:style-name="T18">×</text:span></text:p>
          </draw:text-box>
        </draw:frame>
        <draw:g>
          <draw:frame draw:style-name="gr47" draw:text-style-name="P29" draw:layer="layout" svg:width="0.803cm" svg:height="0.675cm" draw:transform="rotate (1.5707963267949) translate (22.552cm 6.519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2.805cm 6.202cm)">
            <draw:text-box>
              <text:p><text:span text:style-name="T17">IWO</text:span></text:p>
            </draw:text-box>
          </draw:frame>
        </draw:g>
        <draw:frame draw:style-name="gr51" draw:text-style-name="P30" draw:layer="layout" svg:width="0.803cm" svg:height="0.89cm" draw:transform="rotate (1.5707963267949) translate (22.418cm 6.919cm)">
          <draw:text-box>
            <text:p><text:span text:style-name="T18">×</text:span></text:p>
          </draw:text-box>
        </draw:frame>
        <draw:line draw:style-name="gr46" draw:text-style-name="P5" draw:layer="layout" svg:x1="3.487cm" svg:y1="14.06cm" svg:x2="9.931cm" svg:y2="14.06cm">
          <text:p/>
        </draw:line>
        <draw:line draw:style-name="gr46" draw:text-style-name="P5" draw:layer="layout" svg:x1="11.887cm" svg:y1="14.06cm" svg:x2="18.5cm" svg:y2="14.06cm">
          <text:p/>
        </draw:line>
        <draw:g>
          <draw:frame draw:style-name="gr47" draw:text-style-name="P29" draw:layer="layout" svg:width="0.803cm" svg:height="0.675cm" svg:x="6.2cm" svg:y="13.4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6.517cm" svg:y="13.6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6.518cm" svg:y="13.388cm">
            <draw:text-box>
              <text:p><text:span text:style-name="T17">W</text:span></text:p>
            </draw:text-box>
          </draw:frame>
        </draw:g>
        <draw:g>
          <draw:frame draw:style-name="gr47" draw:text-style-name="P29" draw:layer="layout" svg:width="0.803cm" svg:height="0.675cm" svg:x="14.6cm" svg:y="13.4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4.917cm" svg:y="13.6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14.918cm" svg:y="13.388cm">
            <draw:text-box>
              <text:p><text:span text:style-name="T17">W</text:span></text:p>
            </draw:text-box>
          </draw:frame>
        </draw:g>
        <draw:line draw:style-name="gr46" draw:text-style-name="P5" draw:layer="layout" svg:x1="21.2cm" svg:y1="8.6cm" svg:x2="21.2cm" svg:y2="13.4cm">
          <text:p/>
        </draw:line>
        <draw:line draw:style-name="gr46" draw:text-style-name="P5" draw:layer="layout" svg:x1="21.2cm" svg:y1="3.7cm" svg:x2="21.2cm" svg:y2="8.4cm">
          <text:p/>
        </draw:line>
        <draw:g>
          <draw:frame draw:style-name="gr47" draw:text-style-name="P29" draw:layer="layout" svg:width="0.803cm" svg:height="0.675cm" draw:transform="rotate (1.5707963267949) translate (21.752cm 9.719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2.005cm 9.402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1.752cm 8.62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2.005cm 8.303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1.618cm 9.02cm)">
          <draw:text-box>
            <text:p><text:span text:style-name="T18">×</text:span></text:p>
          </draw:text-box>
        </draw:frame>
        <draw:g>
          <draw:frame draw:style-name="gr47" draw:text-style-name="P29" draw:layer="layout" svg:width="0.803cm" svg:height="0.675cm" draw:transform="rotate (1.5707963267949) translate (21.152cm 11.52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1.405cm 11.203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079cm" svg:height="0.079cm" svg:x="10.958cm" svg:y="6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6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0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0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503cm" svg:x2="21cm" svg:y2="10.503cm">
          <text:p/>
        </draw:line>
        <draw:line draw:style-name="gr17" draw:text-style-name="P10" draw:layer="layout" svg:x1="18.164cm" svg:y1="12.703cm" svg:x2="21cm" svg:y2="12.703cm">
          <text:p/>
        </draw:line>
        <draw:line draw:style-name="gr17" draw:text-style-name="P10" draw:layer="layout" svg:x1="18.164cm" svg:y1="5.54cm" svg:x2="21cm" svg:y2="5.54cm">
          <text:p/>
        </draw:line>
        <draw:line draw:style-name="gr17" draw:text-style-name="P10" draw:layer="layout" svg:x1="18.152cm" svg:y1="7.74cm" svg:x2="21cm" svg:y2="7.74cm">
          <text:p/>
        </draw:line>
        <draw:line draw:style-name="gr55" draw:text-style-name="P10" draw:layer="layout" svg:x1="2.4cm" svg:y1="14.705cm" svg:x2="2.4cm" svg:y2="12.705cm">
          <text:p/>
        </draw:line>
        <draw:line draw:style-name="gr55" draw:text-style-name="P10" draw:layer="layout" svg:x1="2.2cm" svg:y1="14.705cm" svg:x2="2.2cm" svg:y2="10.505cm">
          <text:p/>
        </draw:line>
        <draw:line draw:style-name="gr55" draw:text-style-name="P10" draw:layer="layout" svg:x1="2cm" svg:y1="14.705cm" svg:x2="2cm" svg:y2="7.745cm">
          <text:p/>
        </draw:line>
        <draw:line draw:style-name="gr55" draw:text-style-name="P10" draw:layer="layout" svg:x1="1.8cm" svg:y1="14.705cm" svg:x2="1.8cm" svg:y2="5.545cm">
          <text:p/>
        </draw:line>
        <draw:g>
          <draw:custom-shape draw:style-name="gr11" draw:text-style-name="P9" draw:layer="layout" svg:width="0.109cm" svg:height="0.109cm" svg:x="21.143cm" svg:y="3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2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31" draw:layer="layout" svg:width="0.109cm" svg:height="0.109cm" draw:transform="rotate (-1.5707963267949) translate (1.4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1.5707963267949) translate (1.6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1.5707963267949) translate (1.2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32" draw:layer="layout" svg:width="0.109cm" svg:height="0.109cm" draw:transform="rotate (-3.14159265358979) translate (1.365cm 10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2" draw:layer="layout" svg:width="0.109cm" svg:height="0.109cm" draw:transform="rotate (-3.14159265358979) translate (1.365cm 10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2" draw:layer="layout" svg:width="0.109cm" svg:height="0.109cm" draw:transform="rotate (-3.14159265358979) translate (1.365cm 10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8" draw:text-style-name="P25" draw:layer="layout" svg:width="16.8cm" svg:height="1.391cm" svg:x="2.6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3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5" draw:layer="layout" svg:x1="21.8cm" svg:y1="2.8cm" svg:x2="21.8cm" svg:y2="13.4cm">
          <text:p/>
        </draw:line>
        <draw:g>
          <draw:frame draw:style-name="gr47" draw:text-style-name="P29" draw:layer="layout" svg:width="0.803cm" svg:height="0.675cm" draw:transform="rotate (1.5707963267949) translate (21.152cm 6.521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1.405cm 6.2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1.743cm" svg:y="0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5" draw:layer="layout" svg:x1="21.8cm" svg:y1="1.1cm" svg:x2="21.8cm" svg:y2="2.491cm">
          <text:p/>
        </draw:line>
        <draw:g>
          <draw:frame draw:style-name="gr47" draw:text-style-name="P29" draw:layer="layout" svg:width="0.803cm" svg:height="0.675cm" draw:transform="rotate (1.5707963267949) translate (21.752cm 2.92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2.005cm 2.603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1.752cm 1.821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2.005cm 1.504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1.618cm 2.221cm)">
          <draw:text-box>
            <text:p><text:span text:style-name="T18">×</text:span></text:p>
          </draw:text-box>
        </draw:frame>
        <draw:line draw:style-name="gr54" draw:text-style-name="P10" draw:layer="layout" svg:x1="11.489cm" svg:y1="3.1cm" svg:x2="11.489cm" svg:y2="12cm">
          <text:p/>
        </draw:line>
        <draw:frame draw:style-name="gr65" draw:text-style-name="P34" draw:layer="layout" svg:width="1.798cm" svg:height="1.054cm" svg:x="0.845cm" svg:y="14.455cm">
          <draw:text-box>
            <text:p><text:span text:style-name="T19">Res</text:span><text:span text:style-name="T21">in</text:span></text:p>
          </draw:text-box>
        </draw:frame>
        <draw:frame draw:style-name="gr66" draw:text-style-name="P35" draw:layer="layout" svg:width="1.032cm" svg:height="1.054cm" draw:transform="rotate (1.5707963267949) translate (0.763cm 11.348cm)">
          <draw:text-box>
            <text:p><text:span text:style-name="T20">I</text:span><text:span text:style-name="T22">in</text:span></text:p>
          </draw:text-box>
        </draw:frame>
        <draw:frame draw:style-name="gr67" draw:text-style-name="P34" draw:layer="layout" svg:width="2.013cm" svg:height="1.054cm" draw:transform="rotate (1.5707963267949) translate (19.263cm 10.449cm)">
          <draw:text-box>
            <text:p><text:span text:style-name="T19">Res</text:span><text:span text:style-name="T21">out</text:span></text:p>
          </draw:text-box>
        </draw:frame>
        <draw:line draw:style-name="gr17" draw:text-style-name="P10" draw:layer="layout" svg:x1="20.5cm" svg:y1="12.703cm" svg:x2="20.5cm" svg:y2="1cm">
          <text:p/>
        </draw:line>
        <draw:line draw:style-name="gr17" draw:text-style-name="P10" draw:layer="layout" svg:x1="20.2cm" svg:y1="10.516cm" svg:x2="20.2cm" svg:y2="1cm">
          <text:p/>
        </draw:line>
        <draw:line draw:style-name="gr17" draw:text-style-name="P10" draw:layer="layout" svg:x1="19.9cm" svg:y1="7.729cm" svg:x2="19.9cm" svg:y2="1cm">
          <text:p/>
        </draw:line>
        <draw:line draw:style-name="gr17" draw:text-style-name="P10" draw:layer="layout" svg:x1="19.6cm" svg:y1="5.542cm" svg:x2="19.6cm" svg:y2="1cm">
          <text:p/>
        </draw:line>
        <draw:custom-shape draw:style-name="gr56" draw:text-style-name="P31" draw:layer="layout" svg:width="0.109cm" svg:height="0.109cm" draw:transform="rotate (-1.5707963267949) translate (19.653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19.953cm 7.6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20.253cm 10.4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20.553cm 12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8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8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8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4" draw:text-style-name="P10" draw:layer="layout" svg:x1="11.234cm" svg:y1="3.1cm" svg:x2="11.234cm" svg:y2="9.8cm">
          <text:p/>
        </draw:line>
        <draw:line draw:style-name="gr54" draw:text-style-name="P10" draw:layer="layout" svg:x1="2.844cm" svg:y1="3.1cm" svg:x2="2.844cm" svg:y2="9.8cm">
          <text:p/>
        </draw:line>
        <draw:line draw:style-name="gr54" draw:text-style-name="P10" draw:layer="layout" svg:x1="3.089cm" svg:y1="3.1cm" svg:x2="3.089cm" svg:y2="12cm">
          <text:p/>
        </draw:line>
        <draw:g>
          <draw:custom-shape draw:style-name="gr56" draw:text-style-name="P31" draw:layer="layout" svg:width="0.109cm" svg:height="0.109cm" draw:transform="rotate (-3.14159265358979) translate (19.81cm 8.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3.14159265358979) translate (19.81cm 8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3.14159265358979) translate (19.81cm 8.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1.553cm 1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1.289cm 9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2.9cm 9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144cm 1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1.4cm" svg:height="1.4cm" svg:x="3.586cm" svg:y="11.6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2.31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2.99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12.005cm" svg:x2="4.07cm" svg:y2="12.005cm">
              <text:p/>
            </draw:line>
            <draw:line draw:style-name="gr4" draw:text-style-name="P5" draw:layer="layout" svg:x1="4.267cm" svg:y1="12.321cm" svg:x2="4.586cm" svg:y2="12.321cm">
              <text:p/>
            </draw:line>
            <draw:custom-shape draw:style-name="gr5" draw:text-style-name="P18" draw:layer="layout" svg:width="0.4cm" svg:height="0.2cm" svg:x="4.538cm" svg:y="12.22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2.705cm" svg:x2="4.169cm" svg:y2="12.705cm">
              <text:p/>
            </draw:line>
            <draw:line draw:style-name="gr4" draw:text-style-name="P5" draw:layer="layout" svg:x1="4.267cm" svg:y1="12.005cm" svg:x2="4.267cm" svg:y2="12.611cm">
              <text:p/>
            </draw:line>
            <draw:custom-shape draw:style-name="gr6" draw:text-style-name="P7" draw:layer="layout" svg:width="0.202cm" svg:height="0.213cm" svg:x="4.168cm" svg:y="12.21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2.705cm" svg:x2="4.986cm" svg:y2="12.705cm">
              <text:p/>
            </draw:line>
            <draw:line draw:style-name="gr7" draw:text-style-name="P5" draw:layer="layout" svg:x1="3.986cm" svg:y1="12.005cm" svg:x2="4.986cm" svg:y2="12.005cm">
              <text:p/>
            </draw:line>
            <draw:custom-shape draw:style-name="gr6" draw:text-style-name="P7" draw:layer="layout" svg:width="0.202cm" svg:height="0.213cm" svg:x="4.169cm" svg:y="12.59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2.14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11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2.85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11.659cm" svg:x2="4.848cm" svg:y2="12.22cm">
              <text:p/>
            </draw:line>
            <draw:line draw:style-name="gr15" draw:text-style-name="P10" draw:layer="layout" svg:x1="4.848cm" svg:y1="12.42cm" svg:x2="4.848cm" svg:y2="13.059cm">
              <text:p/>
            </draw:line>
            <draw:custom-shape draw:style-name="gr68" draw:text-style-name="P22" draw:layer="layout" svg:width="0.29cm" svg:height="0.116cm" draw:transform="rotate (1.5707963267949) translate (3.913cm 12.14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11.70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2.40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12.052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3.586cm" svg:y="11.6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2.3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2.9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12.001cm" svg:x2="6.47cm" svg:y2="12.001cm">
              <text:p/>
            </draw:line>
            <draw:line draw:style-name="gr4" draw:text-style-name="P5" draw:layer="layout" svg:x1="6.667cm" svg:y1="12.317cm" svg:x2="6.986cm" svg:y2="12.317cm">
              <text:p/>
            </draw:line>
            <draw:custom-shape draw:style-name="gr5" draw:text-style-name="P18" draw:layer="layout" svg:width="0.4cm" svg:height="0.2cm" svg:x="6.938cm" svg:y="12.2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2.701cm" svg:x2="6.569cm" svg:y2="12.701cm">
              <text:p/>
            </draw:line>
            <draw:line draw:style-name="gr4" draw:text-style-name="P5" draw:layer="layout" svg:x1="6.667cm" svg:y1="12.001cm" svg:x2="6.667cm" svg:y2="12.607cm">
              <text:p/>
            </draw:line>
            <draw:custom-shape draw:style-name="gr6" draw:text-style-name="P7" draw:layer="layout" svg:width="0.202cm" svg:height="0.213cm" svg:x="6.568cm" svg:y="12.2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2.701cm" svg:x2="7.386cm" svg:y2="12.701cm">
              <text:p/>
            </draw:line>
            <draw:line draw:style-name="gr7" draw:text-style-name="P5" draw:layer="layout" svg:x1="6.386cm" svg:y1="12.001cm" svg:x2="7.386cm" svg:y2="12.001cm">
              <text:p/>
            </draw:line>
            <draw:custom-shape draw:style-name="gr6" draw:text-style-name="P7" draw:layer="layout" svg:width="0.202cm" svg:height="0.213cm" svg:x="6.569cm" svg:y="12.5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2.1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11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2.8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11.655cm" svg:x2="7.248cm" svg:y2="12.216cm">
              <text:p/>
            </draw:line>
            <draw:line draw:style-name="gr15" draw:text-style-name="P10" draw:layer="layout" svg:x1="7.248cm" svg:y1="12.416cm" svg:x2="7.248cm" svg:y2="13.055cm">
              <text:p/>
            </draw:line>
            <draw:custom-shape draw:style-name="gr69" draw:text-style-name="P22" draw:layer="layout" svg:width="0.29cm" svg:height="0.116cm" draw:transform="rotate (1.5707963267949) translate (6.313cm 12.1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11.7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2.4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12.048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5.986cm" svg:y="11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11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2.3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2.9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11.997cm" svg:x2="8.87cm" svg:y2="11.997cm">
              <text:p/>
            </draw:line>
            <draw:line draw:style-name="gr4" draw:text-style-name="P5" draw:layer="layout" svg:x1="9.067cm" svg:y1="12.313cm" svg:x2="9.386cm" svg:y2="12.313cm">
              <text:p/>
            </draw:line>
            <draw:custom-shape draw:style-name="gr5" draw:text-style-name="P18" draw:layer="layout" svg:width="0.4cm" svg:height="0.2cm" svg:x="9.338cm" svg:y="12.2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2.697cm" svg:x2="8.969cm" svg:y2="12.697cm">
              <text:p/>
            </draw:line>
            <draw:line draw:style-name="gr4" draw:text-style-name="P5" draw:layer="layout" svg:x1="9.067cm" svg:y1="11.997cm" svg:x2="9.067cm" svg:y2="12.603cm">
              <text:p/>
            </draw:line>
            <draw:custom-shape draw:style-name="gr6" draw:text-style-name="P7" draw:layer="layout" svg:width="0.202cm" svg:height="0.213cm" svg:x="8.968cm" svg:y="12.2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2.697cm" svg:x2="9.786cm" svg:y2="12.697cm">
              <text:p/>
            </draw:line>
            <draw:line draw:style-name="gr7" draw:text-style-name="P5" draw:layer="layout" svg:x1="8.786cm" svg:y1="11.997cm" svg:x2="9.786cm" svg:y2="11.997cm">
              <text:p/>
            </draw:line>
            <draw:custom-shape draw:style-name="gr6" draw:text-style-name="P7" draw:layer="layout" svg:width="0.202cm" svg:height="0.213cm" svg:x="8.969cm" svg:y="12.5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2.1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11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2.8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11.651cm" svg:x2="9.648cm" svg:y2="12.212cm">
              <text:p/>
            </draw:line>
            <draw:line draw:style-name="gr15" draw:text-style-name="P10" draw:layer="layout" svg:x1="9.648cm" svg:y1="12.412cm" svg:x2="9.648cm" svg:y2="13.051cm">
              <text:p/>
            </draw:line>
            <draw:custom-shape draw:style-name="gr70" draw:text-style-name="P22" draw:layer="layout" svg:width="0.29cm" svg:height="0.116cm" draw:transform="rotate (1.5707963267949) translate (8.713cm 12.1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11.7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2.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12.04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8.386cm" svg:y="11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9.4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0.1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0.7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9.801cm" svg:x2="4.07cm" svg:y2="9.801cm">
              <text:p/>
            </draw:line>
            <draw:line draw:style-name="gr4" draw:text-style-name="P5" draw:layer="layout" svg:x1="4.267cm" svg:y1="10.117cm" svg:x2="4.586cm" svg:y2="10.117cm">
              <text:p/>
            </draw:line>
            <draw:custom-shape draw:style-name="gr5" draw:text-style-name="P18" draw:layer="layout" svg:width="0.4cm" svg:height="0.2cm" svg:x="4.538cm" svg:y="10.0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0.501cm" svg:x2="4.169cm" svg:y2="10.501cm">
              <text:p/>
            </draw:line>
            <draw:line draw:style-name="gr4" draw:text-style-name="P5" draw:layer="layout" svg:x1="4.267cm" svg:y1="9.801cm" svg:x2="4.267cm" svg:y2="10.407cm">
              <text:p/>
            </draw:line>
            <draw:custom-shape draw:style-name="gr6" draw:text-style-name="P7" draw:layer="layout" svg:width="0.202cm" svg:height="0.213cm" svg:x="4.168cm" svg:y="10.0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0.501cm" svg:x2="4.986cm" svg:y2="10.501cm">
              <text:p/>
            </draw:line>
            <draw:line draw:style-name="gr7" draw:text-style-name="P5" draw:layer="layout" svg:x1="3.986cm" svg:y1="9.801cm" svg:x2="4.986cm" svg:y2="9.801cm">
              <text:p/>
            </draw:line>
            <draw:custom-shape draw:style-name="gr6" draw:text-style-name="P7" draw:layer="layout" svg:width="0.202cm" svg:height="0.213cm" svg:x="4.169cm" svg:y="10.3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9.9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9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0.6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9.455cm" svg:x2="4.848cm" svg:y2="10.016cm">
              <text:p/>
            </draw:line>
            <draw:line draw:style-name="gr15" draw:text-style-name="P10" draw:layer="layout" svg:x1="4.848cm" svg:y1="10.216cm" svg:x2="4.848cm" svg:y2="10.855cm">
              <text:p/>
            </draw:line>
            <draw:custom-shape draw:style-name="gr71" draw:text-style-name="P22" draw:layer="layout" svg:width="0.29cm" svg:height="0.116cm" draw:transform="rotate (1.5707963267949) translate (3.913cm 9.9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9.5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0.2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9.848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3.586cm" svg:y="9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9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0.1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0.7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9.797cm" svg:x2="6.47cm" svg:y2="9.797cm">
              <text:p/>
            </draw:line>
            <draw:line draw:style-name="gr4" draw:text-style-name="P5" draw:layer="layout" svg:x1="6.667cm" svg:y1="10.113cm" svg:x2="6.986cm" svg:y2="10.113cm">
              <text:p/>
            </draw:line>
            <draw:custom-shape draw:style-name="gr5" draw:text-style-name="P18" draw:layer="layout" svg:width="0.4cm" svg:height="0.2cm" svg:x="6.938cm" svg:y="10.0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0.497cm" svg:x2="6.569cm" svg:y2="10.497cm">
              <text:p/>
            </draw:line>
            <draw:line draw:style-name="gr4" draw:text-style-name="P5" draw:layer="layout" svg:x1="6.667cm" svg:y1="9.797cm" svg:x2="6.667cm" svg:y2="10.403cm">
              <text:p/>
            </draw:line>
            <draw:custom-shape draw:style-name="gr6" draw:text-style-name="P7" draw:layer="layout" svg:width="0.202cm" svg:height="0.213cm" svg:x="6.568cm" svg:y="10.0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0.497cm" svg:x2="7.386cm" svg:y2="10.497cm">
              <text:p/>
            </draw:line>
            <draw:line draw:style-name="gr7" draw:text-style-name="P5" draw:layer="layout" svg:x1="6.386cm" svg:y1="9.797cm" svg:x2="7.386cm" svg:y2="9.797cm">
              <text:p/>
            </draw:line>
            <draw:custom-shape draw:style-name="gr6" draw:text-style-name="P7" draw:layer="layout" svg:width="0.202cm" svg:height="0.213cm" svg:x="6.569cm" svg:y="10.3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9.9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9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0.6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9.451cm" svg:x2="7.248cm" svg:y2="10.012cm">
              <text:p/>
            </draw:line>
            <draw:line draw:style-name="gr15" draw:text-style-name="P10" draw:layer="layout" svg:x1="7.248cm" svg:y1="10.212cm" svg:x2="7.248cm" svg:y2="10.851cm">
              <text:p/>
            </draw:line>
            <draw:custom-shape draw:style-name="gr72" draw:text-style-name="P22" draw:layer="layout" svg:width="0.29cm" svg:height="0.116cm" draw:transform="rotate (1.5707963267949) translate (6.313cm 9.9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9.5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0.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9.84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5.986cm" svg:y="9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9.4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0.0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0.7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9.793cm" svg:x2="8.87cm" svg:y2="9.793cm">
              <text:p/>
            </draw:line>
            <draw:line draw:style-name="gr4" draw:text-style-name="P5" draw:layer="layout" svg:x1="9.067cm" svg:y1="10.109cm" svg:x2="9.386cm" svg:y2="10.109cm">
              <text:p/>
            </draw:line>
            <draw:custom-shape draw:style-name="gr5" draw:text-style-name="P18" draw:layer="layout" svg:width="0.4cm" svg:height="0.2cm" svg:x="9.338cm" svg:y="10.0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0.493cm" svg:x2="8.969cm" svg:y2="10.493cm">
              <text:p/>
            </draw:line>
            <draw:line draw:style-name="gr4" draw:text-style-name="P5" draw:layer="layout" svg:x1="9.067cm" svg:y1="9.793cm" svg:x2="9.067cm" svg:y2="10.399cm">
              <text:p/>
            </draw:line>
            <draw:custom-shape draw:style-name="gr6" draw:text-style-name="P7" draw:layer="layout" svg:width="0.202cm" svg:height="0.213cm" svg:x="8.968cm" svg:y="10.0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0.493cm" svg:x2="9.786cm" svg:y2="10.493cm">
              <text:p/>
            </draw:line>
            <draw:line draw:style-name="gr7" draw:text-style-name="P5" draw:layer="layout" svg:x1="8.786cm" svg:y1="9.793cm" svg:x2="9.786cm" svg:y2="9.793cm">
              <text:p/>
            </draw:line>
            <draw:custom-shape draw:style-name="gr6" draw:text-style-name="P7" draw:layer="layout" svg:width="0.202cm" svg:height="0.213cm" svg:x="8.969cm" svg:y="10.3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9.9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9.7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0.6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9.447cm" svg:x2="9.648cm" svg:y2="10.008cm">
              <text:p/>
            </draw:line>
            <draw:line draw:style-name="gr15" draw:text-style-name="P10" draw:layer="layout" svg:x1="9.648cm" svg:y1="10.208cm" svg:x2="9.648cm" svg:y2="10.847cm">
              <text:p/>
            </draw:line>
            <draw:custom-shape draw:style-name="gr73" draw:text-style-name="P22" draw:layer="layout" svg:width="0.29cm" svg:height="0.116cm" draw:transform="rotate (1.5707963267949) translate (8.713cm 9.9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9.4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0.1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9.8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8.386cm" svg:y="9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6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7.34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8.03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7.043cm" svg:x2="4.07cm" svg:y2="7.043cm">
              <text:p/>
            </draw:line>
            <draw:line draw:style-name="gr4" draw:text-style-name="P5" draw:layer="layout" svg:x1="4.267cm" svg:y1="7.359cm" svg:x2="4.586cm" svg:y2="7.359cm">
              <text:p/>
            </draw:line>
            <draw:custom-shape draw:style-name="gr5" draw:text-style-name="P18" draw:layer="layout" svg:width="0.4cm" svg:height="0.2cm" svg:x="4.538cm" svg:y="7.26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7.743cm" svg:x2="4.169cm" svg:y2="7.743cm">
              <text:p/>
            </draw:line>
            <draw:line draw:style-name="gr4" draw:text-style-name="P5" draw:layer="layout" svg:x1="4.267cm" svg:y1="7.043cm" svg:x2="4.267cm" svg:y2="7.649cm">
              <text:p/>
            </draw:line>
            <draw:custom-shape draw:style-name="gr6" draw:text-style-name="P7" draw:layer="layout" svg:width="0.202cm" svg:height="0.213cm" svg:x="4.168cm" svg:y="7.25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7.743cm" svg:x2="4.986cm" svg:y2="7.743cm">
              <text:p/>
            </draw:line>
            <draw:line draw:style-name="gr7" draw:text-style-name="P5" draw:layer="layout" svg:x1="3.986cm" svg:y1="7.043cm" svg:x2="4.986cm" svg:y2="7.043cm">
              <text:p/>
            </draw:line>
            <draw:custom-shape draw:style-name="gr6" draw:text-style-name="P7" draw:layer="layout" svg:width="0.202cm" svg:height="0.213cm" svg:x="4.169cm" svg:y="7.62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7.18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7.0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7.8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6.697cm" svg:x2="4.848cm" svg:y2="7.258cm">
              <text:p/>
            </draw:line>
            <draw:line draw:style-name="gr15" draw:text-style-name="P10" draw:layer="layout" svg:x1="4.848cm" svg:y1="7.458cm" svg:x2="4.848cm" svg:y2="8.097cm">
              <text:p/>
            </draw:line>
            <draw:custom-shape draw:style-name="gr74" draw:text-style-name="P22" draw:layer="layout" svg:width="0.29cm" svg:height="0.116cm" draw:transform="rotate (1.5707963267949) translate (3.913cm 7.18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6.74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7.44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7.09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3.586cm" svg:y="6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6.6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7.3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8.0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7.039cm" svg:x2="6.47cm" svg:y2="7.039cm">
              <text:p/>
            </draw:line>
            <draw:line draw:style-name="gr4" draw:text-style-name="P5" draw:layer="layout" svg:x1="6.667cm" svg:y1="7.355cm" svg:x2="6.986cm" svg:y2="7.355cm">
              <text:p/>
            </draw:line>
            <draw:custom-shape draw:style-name="gr5" draw:text-style-name="P18" draw:layer="layout" svg:width="0.4cm" svg:height="0.2cm" svg:x="6.938cm" svg:y="7.2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7.739cm" svg:x2="6.569cm" svg:y2="7.739cm">
              <text:p/>
            </draw:line>
            <draw:line draw:style-name="gr4" draw:text-style-name="P5" draw:layer="layout" svg:x1="6.667cm" svg:y1="7.039cm" svg:x2="6.667cm" svg:y2="7.645cm">
              <text:p/>
            </draw:line>
            <draw:custom-shape draw:style-name="gr6" draw:text-style-name="P7" draw:layer="layout" svg:width="0.202cm" svg:height="0.213cm" svg:x="6.568cm" svg:y="7.2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7.739cm" svg:x2="7.386cm" svg:y2="7.739cm">
              <text:p/>
            </draw:line>
            <draw:line draw:style-name="gr7" draw:text-style-name="P5" draw:layer="layout" svg:x1="6.386cm" svg:y1="7.039cm" svg:x2="7.386cm" svg:y2="7.039cm">
              <text:p/>
            </draw:line>
            <draw:custom-shape draw:style-name="gr6" draw:text-style-name="P7" draw:layer="layout" svg:width="0.202cm" svg:height="0.213cm" svg:x="6.569cm" svg:y="7.6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7.1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7.8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6.693cm" svg:x2="7.248cm" svg:y2="7.254cm">
              <text:p/>
            </draw:line>
            <draw:line draw:style-name="gr15" draw:text-style-name="P10" draw:layer="layout" svg:x1="7.248cm" svg:y1="7.454cm" svg:x2="7.248cm" svg:y2="8.093cm">
              <text:p/>
            </draw:line>
            <draw:custom-shape draw:style-name="gr75" draw:text-style-name="P22" draw:layer="layout" svg:width="0.29cm" svg:height="0.116cm" draw:transform="rotate (1.5707963267949) translate (6.313cm 7.1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6.7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7.4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7.086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5.986cm" svg:y="6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6.6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7.3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8.0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7.035cm" svg:x2="8.87cm" svg:y2="7.035cm">
              <text:p/>
            </draw:line>
            <draw:line draw:style-name="gr4" draw:text-style-name="P5" draw:layer="layout" svg:x1="9.067cm" svg:y1="7.351cm" svg:x2="9.386cm" svg:y2="7.351cm">
              <text:p/>
            </draw:line>
            <draw:custom-shape draw:style-name="gr5" draw:text-style-name="P18" draw:layer="layout" svg:width="0.4cm" svg:height="0.2cm" svg:x="9.338cm" svg:y="7.2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7.735cm" svg:x2="8.969cm" svg:y2="7.735cm">
              <text:p/>
            </draw:line>
            <draw:line draw:style-name="gr4" draw:text-style-name="P5" draw:layer="layout" svg:x1="9.067cm" svg:y1="7.035cm" svg:x2="9.067cm" svg:y2="7.641cm">
              <text:p/>
            </draw:line>
            <draw:custom-shape draw:style-name="gr6" draw:text-style-name="P7" draw:layer="layout" svg:width="0.202cm" svg:height="0.213cm" svg:x="8.968cm" svg:y="7.2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7.735cm" svg:x2="9.786cm" svg:y2="7.735cm">
              <text:p/>
            </draw:line>
            <draw:line draw:style-name="gr7" draw:text-style-name="P5" draw:layer="layout" svg:x1="8.786cm" svg:y1="7.035cm" svg:x2="9.786cm" svg:y2="7.035cm">
              <text:p/>
            </draw:line>
            <draw:custom-shape draw:style-name="gr6" draw:text-style-name="P7" draw:layer="layout" svg:width="0.202cm" svg:height="0.213cm" svg:x="8.969cm" svg:y="7.6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7.1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6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7.8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6.689cm" svg:x2="9.648cm" svg:y2="7.25cm">
              <text:p/>
            </draw:line>
            <draw:line draw:style-name="gr15" draw:text-style-name="P10" draw:layer="layout" svg:x1="9.648cm" svg:y1="7.45cm" svg:x2="9.648cm" svg:y2="8.089cm">
              <text:p/>
            </draw:line>
            <draw:custom-shape draw:style-name="gr76" draw:text-style-name="P22" draw:layer="layout" svg:width="0.29cm" svg:height="0.116cm" draw:transform="rotate (1.5707963267949) translate (8.713cm 7.1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6.7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7.4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7.082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8.386cm" svg:y="6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4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5.1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5.8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4.839cm" svg:x2="4.07cm" svg:y2="4.839cm">
              <text:p/>
            </draw:line>
            <draw:line draw:style-name="gr4" draw:text-style-name="P5" draw:layer="layout" svg:x1="4.267cm" svg:y1="5.155cm" svg:x2="4.586cm" svg:y2="5.155cm">
              <text:p/>
            </draw:line>
            <draw:custom-shape draw:style-name="gr5" draw:text-style-name="P18" draw:layer="layout" svg:width="0.4cm" svg:height="0.2cm" svg:x="4.538cm" svg:y="5.0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5.539cm" svg:x2="4.169cm" svg:y2="5.539cm">
              <text:p/>
            </draw:line>
            <draw:line draw:style-name="gr4" draw:text-style-name="P5" draw:layer="layout" svg:x1="4.267cm" svg:y1="4.839cm" svg:x2="4.267cm" svg:y2="5.445cm">
              <text:p/>
            </draw:line>
            <draw:custom-shape draw:style-name="gr6" draw:text-style-name="P7" draw:layer="layout" svg:width="0.202cm" svg:height="0.213cm" svg:x="4.168cm" svg:y="5.0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5.539cm" svg:x2="4.986cm" svg:y2="5.539cm">
              <text:p/>
            </draw:line>
            <draw:line draw:style-name="gr7" draw:text-style-name="P5" draw:layer="layout" svg:x1="3.986cm" svg:y1="4.839cm" svg:x2="4.986cm" svg:y2="4.839cm">
              <text:p/>
            </draw:line>
            <draw:custom-shape draw:style-name="gr6" draw:text-style-name="P7" draw:layer="layout" svg:width="0.202cm" svg:height="0.213cm" svg:x="4.169cm" svg:y="5.4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4.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4.7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5.6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4.493cm" svg:x2="4.848cm" svg:y2="5.054cm">
              <text:p/>
            </draw:line>
            <draw:line draw:style-name="gr15" draw:text-style-name="P10" draw:layer="layout" svg:x1="4.848cm" svg:y1="5.254cm" svg:x2="4.848cm" svg:y2="5.893cm">
              <text:p/>
            </draw:line>
            <draw:custom-shape draw:style-name="gr77" draw:text-style-name="P22" draw:layer="layout" svg:width="0.29cm" svg:height="0.116cm" draw:transform="rotate (1.5707963267949) translate (3.913cm 4.9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4.5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5.2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4.886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3.586cm" svg:y="4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4.4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5.1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5.8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4.835cm" svg:x2="6.47cm" svg:y2="4.835cm">
              <text:p/>
            </draw:line>
            <draw:line draw:style-name="gr4" draw:text-style-name="P5" draw:layer="layout" svg:x1="6.667cm" svg:y1="5.151cm" svg:x2="6.986cm" svg:y2="5.151cm">
              <text:p/>
            </draw:line>
            <draw:custom-shape draw:style-name="gr5" draw:text-style-name="P18" draw:layer="layout" svg:width="0.4cm" svg:height="0.2cm" svg:x="6.938cm" svg:y="5.0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5.535cm" svg:x2="6.569cm" svg:y2="5.535cm">
              <text:p/>
            </draw:line>
            <draw:line draw:style-name="gr4" draw:text-style-name="P5" draw:layer="layout" svg:x1="6.667cm" svg:y1="4.835cm" svg:x2="6.667cm" svg:y2="5.441cm">
              <text:p/>
            </draw:line>
            <draw:custom-shape draw:style-name="gr6" draw:text-style-name="P7" draw:layer="layout" svg:width="0.202cm" svg:height="0.213cm" svg:x="6.568cm" svg:y="5.0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5.535cm" svg:x2="7.386cm" svg:y2="5.535cm">
              <text:p/>
            </draw:line>
            <draw:line draw:style-name="gr7" draw:text-style-name="P5" draw:layer="layout" svg:x1="6.386cm" svg:y1="4.835cm" svg:x2="7.386cm" svg:y2="4.835cm">
              <text:p/>
            </draw:line>
            <draw:custom-shape draw:style-name="gr6" draw:text-style-name="P7" draw:layer="layout" svg:width="0.202cm" svg:height="0.213cm" svg:x="6.569cm" svg:y="5.4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4.9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4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5.6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4.489cm" svg:x2="7.248cm" svg:y2="5.05cm">
              <text:p/>
            </draw:line>
            <draw:line draw:style-name="gr15" draw:text-style-name="P10" draw:layer="layout" svg:x1="7.248cm" svg:y1="5.25cm" svg:x2="7.248cm" svg:y2="5.889cm">
              <text:p/>
            </draw:line>
            <draw:custom-shape draw:style-name="gr78" draw:text-style-name="P22" draw:layer="layout" svg:width="0.29cm" svg:height="0.116cm" draw:transform="rotate (1.5707963267949) translate (6.313cm 4.9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4.5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5.2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4.882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5.986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4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5.1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5.8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4.831cm" svg:x2="8.87cm" svg:y2="4.831cm">
              <text:p/>
            </draw:line>
            <draw:line draw:style-name="gr4" draw:text-style-name="P5" draw:layer="layout" svg:x1="9.067cm" svg:y1="5.147cm" svg:x2="9.386cm" svg:y2="5.147cm">
              <text:p/>
            </draw:line>
            <draw:custom-shape draw:style-name="gr5" draw:text-style-name="P18" draw:layer="layout" svg:width="0.4cm" svg:height="0.2cm" svg:x="9.338cm" svg:y="5.0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5.531cm" svg:x2="8.969cm" svg:y2="5.531cm">
              <text:p/>
            </draw:line>
            <draw:line draw:style-name="gr4" draw:text-style-name="P5" draw:layer="layout" svg:x1="9.067cm" svg:y1="4.831cm" svg:x2="9.067cm" svg:y2="5.437cm">
              <text:p/>
            </draw:line>
            <draw:custom-shape draw:style-name="gr6" draw:text-style-name="P7" draw:layer="layout" svg:width="0.202cm" svg:height="0.213cm" svg:x="8.968cm" svg:y="5.0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5.531cm" svg:x2="9.786cm" svg:y2="5.531cm">
              <text:p/>
            </draw:line>
            <draw:line draw:style-name="gr7" draw:text-style-name="P5" draw:layer="layout" svg:x1="8.786cm" svg:y1="4.831cm" svg:x2="9.786cm" svg:y2="4.831cm">
              <text:p/>
            </draw:line>
            <draw:custom-shape draw:style-name="gr6" draw:text-style-name="P7" draw:layer="layout" svg:width="0.202cm" svg:height="0.213cm" svg:x="8.969cm" svg:y="5.4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4.9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4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5.6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4.485cm" svg:x2="9.648cm" svg:y2="5.046cm">
              <text:p/>
            </draw:line>
            <draw:line draw:style-name="gr15" draw:text-style-name="P10" draw:layer="layout" svg:x1="9.648cm" svg:y1="5.246cm" svg:x2="9.648cm" svg:y2="5.885cm">
              <text:p/>
            </draw:line>
            <draw:custom-shape draw:style-name="gr79" draw:text-style-name="P22" draw:layer="layout" svg:width="0.29cm" svg:height="0.116cm" draw:transform="rotate (1.5707963267949) translate (8.713cm 4.9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4.5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5.2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4.878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8.386cm" svg:y="4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2.3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2.9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12.001cm" svg:x2="12.47cm" svg:y2="12.001cm">
              <text:p/>
            </draw:line>
            <draw:line draw:style-name="gr4" draw:text-style-name="P5" draw:layer="layout" svg:x1="12.667cm" svg:y1="12.317cm" svg:x2="12.986cm" svg:y2="12.317cm">
              <text:p/>
            </draw:line>
            <draw:custom-shape draw:style-name="gr5" draw:text-style-name="P18" draw:layer="layout" svg:width="0.4cm" svg:height="0.2cm" svg:x="12.938cm" svg:y="12.2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2.701cm" svg:x2="12.569cm" svg:y2="12.701cm">
              <text:p/>
            </draw:line>
            <draw:line draw:style-name="gr4" draw:text-style-name="P5" draw:layer="layout" svg:x1="12.667cm" svg:y1="12.001cm" svg:x2="12.667cm" svg:y2="12.607cm">
              <text:p/>
            </draw:line>
            <draw:custom-shape draw:style-name="gr6" draw:text-style-name="P7" draw:layer="layout" svg:width="0.202cm" svg:height="0.213cm" svg:x="12.568cm" svg:y="12.2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2.701cm" svg:x2="13.386cm" svg:y2="12.701cm">
              <text:p/>
            </draw:line>
            <draw:line draw:style-name="gr7" draw:text-style-name="P5" draw:layer="layout" svg:x1="12.386cm" svg:y1="12.001cm" svg:x2="13.386cm" svg:y2="12.001cm">
              <text:p/>
            </draw:line>
            <draw:custom-shape draw:style-name="gr6" draw:text-style-name="P7" draw:layer="layout" svg:width="0.202cm" svg:height="0.213cm" svg:x="12.569cm" svg:y="12.5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2.1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11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2.8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11.655cm" svg:x2="13.248cm" svg:y2="12.216cm">
              <text:p/>
            </draw:line>
            <draw:line draw:style-name="gr15" draw:text-style-name="P10" draw:layer="layout" svg:x1="13.248cm" svg:y1="12.416cm" svg:x2="13.248cm" svg:y2="13.055cm">
              <text:p/>
            </draw:line>
            <draw:custom-shape draw:style-name="gr80" draw:text-style-name="P22" draw:layer="layout" svg:width="0.29cm" svg:height="0.116cm" draw:transform="rotate (1.5707963267949) translate (12.313cm 12.1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11.7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2.4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12.048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1.986cm" svg:y="11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11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2.3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2.9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11.997cm" svg:x2="14.87cm" svg:y2="11.997cm">
              <text:p/>
            </draw:line>
            <draw:line draw:style-name="gr4" draw:text-style-name="P5" draw:layer="layout" svg:x1="15.067cm" svg:y1="12.313cm" svg:x2="15.386cm" svg:y2="12.313cm">
              <text:p/>
            </draw:line>
            <draw:custom-shape draw:style-name="gr5" draw:text-style-name="P18" draw:layer="layout" svg:width="0.4cm" svg:height="0.2cm" svg:x="15.338cm" svg:y="12.2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2.697cm" svg:x2="14.969cm" svg:y2="12.697cm">
              <text:p/>
            </draw:line>
            <draw:line draw:style-name="gr4" draw:text-style-name="P5" draw:layer="layout" svg:x1="15.067cm" svg:y1="11.997cm" svg:x2="15.067cm" svg:y2="12.603cm">
              <text:p/>
            </draw:line>
            <draw:custom-shape draw:style-name="gr6" draw:text-style-name="P7" draw:layer="layout" svg:width="0.202cm" svg:height="0.213cm" svg:x="14.968cm" svg:y="12.2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2.697cm" svg:x2="15.786cm" svg:y2="12.697cm">
              <text:p/>
            </draw:line>
            <draw:line draw:style-name="gr7" draw:text-style-name="P5" draw:layer="layout" svg:x1="14.786cm" svg:y1="11.997cm" svg:x2="15.786cm" svg:y2="11.997cm">
              <text:p/>
            </draw:line>
            <draw:custom-shape draw:style-name="gr6" draw:text-style-name="P7" draw:layer="layout" svg:width="0.202cm" svg:height="0.213cm" svg:x="14.969cm" svg:y="12.5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2.1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11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2.8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11.651cm" svg:x2="15.648cm" svg:y2="12.212cm">
              <text:p/>
            </draw:line>
            <draw:line draw:style-name="gr15" draw:text-style-name="P10" draw:layer="layout" svg:x1="15.648cm" svg:y1="12.412cm" svg:x2="15.648cm" svg:y2="13.051cm">
              <text:p/>
            </draw:line>
            <draw:custom-shape draw:style-name="gr81" draw:text-style-name="P22" draw:layer="layout" svg:width="0.29cm" svg:height="0.116cm" draw:transform="rotate (1.5707963267949) translate (14.713cm 12.1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11.7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2.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12.04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4.386cm" svg:y="11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11.6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2.2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2.9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11.993cm" svg:x2="17.27cm" svg:y2="11.993cm">
              <text:p/>
            </draw:line>
            <draw:line draw:style-name="gr4" draw:text-style-name="P5" draw:layer="layout" svg:x1="17.467cm" svg:y1="12.309cm" svg:x2="17.786cm" svg:y2="12.309cm">
              <text:p/>
            </draw:line>
            <draw:custom-shape draw:style-name="gr5" draw:text-style-name="P18" draw:layer="layout" svg:width="0.4cm" svg:height="0.2cm" svg:x="17.738cm" svg:y="12.2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2.693cm" svg:x2="17.369cm" svg:y2="12.693cm">
              <text:p/>
            </draw:line>
            <draw:line draw:style-name="gr4" draw:text-style-name="P5" draw:layer="layout" svg:x1="17.467cm" svg:y1="11.993cm" svg:x2="17.467cm" svg:y2="12.599cm">
              <text:p/>
            </draw:line>
            <draw:custom-shape draw:style-name="gr6" draw:text-style-name="P7" draw:layer="layout" svg:width="0.202cm" svg:height="0.213cm" svg:x="17.368cm" svg:y="12.2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2.693cm" svg:x2="18.186cm" svg:y2="12.693cm">
              <text:p/>
            </draw:line>
            <draw:line draw:style-name="gr7" draw:text-style-name="P5" draw:layer="layout" svg:x1="17.186cm" svg:y1="11.993cm" svg:x2="18.186cm" svg:y2="11.993cm">
              <text:p/>
            </draw:line>
            <draw:custom-shape draw:style-name="gr6" draw:text-style-name="P7" draw:layer="layout" svg:width="0.202cm" svg:height="0.213cm" svg:x="17.369cm" svg:y="12.5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2.1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11.9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2.8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11.647cm" svg:x2="18.048cm" svg:y2="12.208cm">
              <text:p/>
            </draw:line>
            <draw:line draw:style-name="gr15" draw:text-style-name="P10" draw:layer="layout" svg:x1="18.048cm" svg:y1="12.408cm" svg:x2="18.048cm" svg:y2="13.047cm">
              <text:p/>
            </draw:line>
            <draw:custom-shape draw:style-name="gr82" draw:text-style-name="P22" draw:layer="layout" svg:width="0.29cm" svg:height="0.116cm" draw:transform="rotate (1.5707963267949) translate (17.113cm 12.1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11.6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2.3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12.0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6.786cm" svg:y="11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9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0.1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0.7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9.797cm" svg:x2="12.47cm" svg:y2="9.797cm">
              <text:p/>
            </draw:line>
            <draw:line draw:style-name="gr4" draw:text-style-name="P5" draw:layer="layout" svg:x1="12.667cm" svg:y1="10.113cm" svg:x2="12.986cm" svg:y2="10.113cm">
              <text:p/>
            </draw:line>
            <draw:custom-shape draw:style-name="gr5" draw:text-style-name="P18" draw:layer="layout" svg:width="0.4cm" svg:height="0.2cm" svg:x="12.938cm" svg:y="10.0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0.497cm" svg:x2="12.569cm" svg:y2="10.497cm">
              <text:p/>
            </draw:line>
            <draw:line draw:style-name="gr4" draw:text-style-name="P5" draw:layer="layout" svg:x1="12.667cm" svg:y1="9.797cm" svg:x2="12.667cm" svg:y2="10.403cm">
              <text:p/>
            </draw:line>
            <draw:custom-shape draw:style-name="gr6" draw:text-style-name="P7" draw:layer="layout" svg:width="0.202cm" svg:height="0.213cm" svg:x="12.568cm" svg:y="10.0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0.497cm" svg:x2="13.386cm" svg:y2="10.497cm">
              <text:p/>
            </draw:line>
            <draw:line draw:style-name="gr7" draw:text-style-name="P5" draw:layer="layout" svg:x1="12.386cm" svg:y1="9.797cm" svg:x2="13.386cm" svg:y2="9.797cm">
              <text:p/>
            </draw:line>
            <draw:custom-shape draw:style-name="gr6" draw:text-style-name="P7" draw:layer="layout" svg:width="0.202cm" svg:height="0.213cm" svg:x="12.569cm" svg:y="10.3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9.9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9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0.6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9.451cm" svg:x2="13.248cm" svg:y2="10.012cm">
              <text:p/>
            </draw:line>
            <draw:line draw:style-name="gr15" draw:text-style-name="P10" draw:layer="layout" svg:x1="13.248cm" svg:y1="10.212cm" svg:x2="13.248cm" svg:y2="10.851cm">
              <text:p/>
            </draw:line>
            <draw:custom-shape draw:style-name="gr83" draw:text-style-name="P22" draw:layer="layout" svg:width="0.29cm" svg:height="0.116cm" draw:transform="rotate (1.5707963267949) translate (12.313cm 9.9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9.5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0.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9.84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1.986cm" svg:y="9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9.4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0.0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0.7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9.793cm" svg:x2="14.87cm" svg:y2="9.793cm">
              <text:p/>
            </draw:line>
            <draw:line draw:style-name="gr4" draw:text-style-name="P5" draw:layer="layout" svg:x1="15.067cm" svg:y1="10.109cm" svg:x2="15.386cm" svg:y2="10.109cm">
              <text:p/>
            </draw:line>
            <draw:custom-shape draw:style-name="gr5" draw:text-style-name="P18" draw:layer="layout" svg:width="0.4cm" svg:height="0.2cm" svg:x="15.338cm" svg:y="10.0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0.493cm" svg:x2="14.969cm" svg:y2="10.493cm">
              <text:p/>
            </draw:line>
            <draw:line draw:style-name="gr4" draw:text-style-name="P5" draw:layer="layout" svg:x1="15.067cm" svg:y1="9.793cm" svg:x2="15.067cm" svg:y2="10.399cm">
              <text:p/>
            </draw:line>
            <draw:custom-shape draw:style-name="gr6" draw:text-style-name="P7" draw:layer="layout" svg:width="0.202cm" svg:height="0.213cm" svg:x="14.968cm" svg:y="10.0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0.493cm" svg:x2="15.786cm" svg:y2="10.493cm">
              <text:p/>
            </draw:line>
            <draw:line draw:style-name="gr7" draw:text-style-name="P5" draw:layer="layout" svg:x1="14.786cm" svg:y1="9.793cm" svg:x2="15.786cm" svg:y2="9.793cm">
              <text:p/>
            </draw:line>
            <draw:custom-shape draw:style-name="gr6" draw:text-style-name="P7" draw:layer="layout" svg:width="0.202cm" svg:height="0.213cm" svg:x="14.969cm" svg:y="10.3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9.9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9.7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0.6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9.447cm" svg:x2="15.648cm" svg:y2="10.008cm">
              <text:p/>
            </draw:line>
            <draw:line draw:style-name="gr15" draw:text-style-name="P10" draw:layer="layout" svg:x1="15.648cm" svg:y1="10.208cm" svg:x2="15.648cm" svg:y2="10.847cm">
              <text:p/>
            </draw:line>
            <draw:custom-shape draw:style-name="gr84" draw:text-style-name="P22" draw:layer="layout" svg:width="0.29cm" svg:height="0.116cm" draw:transform="rotate (1.5707963267949) translate (14.713cm 9.9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9.4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0.1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9.8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4.386cm" svg:y="9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9.4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0.09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0.77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9.789cm" svg:x2="17.27cm" svg:y2="9.789cm">
              <text:p/>
            </draw:line>
            <draw:line draw:style-name="gr4" draw:text-style-name="P5" draw:layer="layout" svg:x1="17.467cm" svg:y1="10.105cm" svg:x2="17.786cm" svg:y2="10.105cm">
              <text:p/>
            </draw:line>
            <draw:custom-shape draw:style-name="gr5" draw:text-style-name="P18" draw:layer="layout" svg:width="0.4cm" svg:height="0.2cm" svg:x="17.738cm" svg:y="10.01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0.489cm" svg:x2="17.369cm" svg:y2="10.489cm">
              <text:p/>
            </draw:line>
            <draw:line draw:style-name="gr4" draw:text-style-name="P5" draw:layer="layout" svg:x1="17.467cm" svg:y1="9.789cm" svg:x2="17.467cm" svg:y2="10.395cm">
              <text:p/>
            </draw:line>
            <draw:custom-shape draw:style-name="gr6" draw:text-style-name="P7" draw:layer="layout" svg:width="0.202cm" svg:height="0.213cm" svg:x="17.368cm" svg:y="10.00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0.489cm" svg:x2="18.186cm" svg:y2="10.489cm">
              <text:p/>
            </draw:line>
            <draw:line draw:style-name="gr7" draw:text-style-name="P5" draw:layer="layout" svg:x1="17.186cm" svg:y1="9.789cm" svg:x2="18.186cm" svg:y2="9.789cm">
              <text:p/>
            </draw:line>
            <draw:custom-shape draw:style-name="gr6" draw:text-style-name="P7" draw:layer="layout" svg:width="0.202cm" svg:height="0.213cm" svg:x="17.369cm" svg:y="10.37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9.9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9.7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0.63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9.443cm" svg:x2="18.048cm" svg:y2="10.004cm">
              <text:p/>
            </draw:line>
            <draw:line draw:style-name="gr15" draw:text-style-name="P10" draw:layer="layout" svg:x1="18.048cm" svg:y1="10.204cm" svg:x2="18.048cm" svg:y2="10.843cm">
              <text:p/>
            </draw:line>
            <draw:custom-shape draw:style-name="gr85" draw:text-style-name="P22" draw:layer="layout" svg:width="0.29cm" svg:height="0.116cm" draw:transform="rotate (1.5707963267949) translate (17.113cm 9.93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9.49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0.19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9.836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6.786cm" svg:y="9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6.6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7.3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8.0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7.039cm" svg:x2="12.47cm" svg:y2="7.039cm">
              <text:p/>
            </draw:line>
            <draw:line draw:style-name="gr4" draw:text-style-name="P5" draw:layer="layout" svg:x1="12.667cm" svg:y1="7.355cm" svg:x2="12.986cm" svg:y2="7.355cm">
              <text:p/>
            </draw:line>
            <draw:custom-shape draw:style-name="gr5" draw:text-style-name="P18" draw:layer="layout" svg:width="0.4cm" svg:height="0.2cm" svg:x="12.938cm" svg:y="7.2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7.739cm" svg:x2="12.569cm" svg:y2="7.739cm">
              <text:p/>
            </draw:line>
            <draw:line draw:style-name="gr4" draw:text-style-name="P5" draw:layer="layout" svg:x1="12.667cm" svg:y1="7.039cm" svg:x2="12.667cm" svg:y2="7.645cm">
              <text:p/>
            </draw:line>
            <draw:custom-shape draw:style-name="gr6" draw:text-style-name="P7" draw:layer="layout" svg:width="0.202cm" svg:height="0.213cm" svg:x="12.568cm" svg:y="7.2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7.739cm" svg:x2="13.386cm" svg:y2="7.739cm">
              <text:p/>
            </draw:line>
            <draw:line draw:style-name="gr7" draw:text-style-name="P5" draw:layer="layout" svg:x1="12.386cm" svg:y1="7.039cm" svg:x2="13.386cm" svg:y2="7.039cm">
              <text:p/>
            </draw:line>
            <draw:custom-shape draw:style-name="gr6" draw:text-style-name="P7" draw:layer="layout" svg:width="0.202cm" svg:height="0.213cm" svg:x="12.569cm" svg:y="7.6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7.1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7.8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6.693cm" svg:x2="13.248cm" svg:y2="7.254cm">
              <text:p/>
            </draw:line>
            <draw:line draw:style-name="gr15" draw:text-style-name="P10" draw:layer="layout" svg:x1="13.248cm" svg:y1="7.454cm" svg:x2="13.248cm" svg:y2="8.093cm">
              <text:p/>
            </draw:line>
            <draw:custom-shape draw:style-name="gr86" draw:text-style-name="P22" draw:layer="layout" svg:width="0.29cm" svg:height="0.116cm" draw:transform="rotate (1.5707963267949) translate (12.313cm 7.1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6.7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7.4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7.086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1.986cm" svg:y="6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6.6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7.3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8.0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7.035cm" svg:x2="14.87cm" svg:y2="7.035cm">
              <text:p/>
            </draw:line>
            <draw:line draw:style-name="gr4" draw:text-style-name="P5" draw:layer="layout" svg:x1="15.067cm" svg:y1="7.351cm" svg:x2="15.386cm" svg:y2="7.351cm">
              <text:p/>
            </draw:line>
            <draw:custom-shape draw:style-name="gr5" draw:text-style-name="P18" draw:layer="layout" svg:width="0.4cm" svg:height="0.2cm" svg:x="15.338cm" svg:y="7.2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7.735cm" svg:x2="14.969cm" svg:y2="7.735cm">
              <text:p/>
            </draw:line>
            <draw:line draw:style-name="gr4" draw:text-style-name="P5" draw:layer="layout" svg:x1="15.067cm" svg:y1="7.035cm" svg:x2="15.067cm" svg:y2="7.641cm">
              <text:p/>
            </draw:line>
            <draw:custom-shape draw:style-name="gr6" draw:text-style-name="P7" draw:layer="layout" svg:width="0.202cm" svg:height="0.213cm" svg:x="14.968cm" svg:y="7.2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7.735cm" svg:x2="15.786cm" svg:y2="7.735cm">
              <text:p/>
            </draw:line>
            <draw:line draw:style-name="gr7" draw:text-style-name="P5" draw:layer="layout" svg:x1="14.786cm" svg:y1="7.035cm" svg:x2="15.786cm" svg:y2="7.035cm">
              <text:p/>
            </draw:line>
            <draw:custom-shape draw:style-name="gr6" draw:text-style-name="P7" draw:layer="layout" svg:width="0.202cm" svg:height="0.213cm" svg:x="14.969cm" svg:y="7.6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7.1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6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7.8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6.689cm" svg:x2="15.648cm" svg:y2="7.25cm">
              <text:p/>
            </draw:line>
            <draw:line draw:style-name="gr15" draw:text-style-name="P10" draw:layer="layout" svg:x1="15.648cm" svg:y1="7.45cm" svg:x2="15.648cm" svg:y2="8.089cm">
              <text:p/>
            </draw:line>
            <draw:custom-shape draw:style-name="gr87" draw:text-style-name="P22" draw:layer="layout" svg:width="0.29cm" svg:height="0.116cm" draw:transform="rotate (1.5707963267949) translate (14.713cm 7.1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6.7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7.4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7.082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4.386cm" svg:y="6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6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7.3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8.0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7.031cm" svg:x2="17.27cm" svg:y2="7.031cm">
              <text:p/>
            </draw:line>
            <draw:line draw:style-name="gr4" draw:text-style-name="P5" draw:layer="layout" svg:x1="17.467cm" svg:y1="7.347cm" svg:x2="17.786cm" svg:y2="7.347cm">
              <text:p/>
            </draw:line>
            <draw:custom-shape draw:style-name="gr5" draw:text-style-name="P18" draw:layer="layout" svg:width="0.4cm" svg:height="0.2cm" svg:x="17.738cm" svg:y="7.2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7.731cm" svg:x2="17.369cm" svg:y2="7.731cm">
              <text:p/>
            </draw:line>
            <draw:line draw:style-name="gr4" draw:text-style-name="P5" draw:layer="layout" svg:x1="17.467cm" svg:y1="7.031cm" svg:x2="17.467cm" svg:y2="7.637cm">
              <text:p/>
            </draw:line>
            <draw:custom-shape draw:style-name="gr6" draw:text-style-name="P7" draw:layer="layout" svg:width="0.202cm" svg:height="0.213cm" svg:x="17.368cm" svg:y="7.2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7.731cm" svg:x2="18.186cm" svg:y2="7.731cm">
              <text:p/>
            </draw:line>
            <draw:line draw:style-name="gr7" draw:text-style-name="P5" draw:layer="layout" svg:x1="17.186cm" svg:y1="7.031cm" svg:x2="18.186cm" svg:y2="7.031cm">
              <text:p/>
            </draw:line>
            <draw:custom-shape draw:style-name="gr6" draw:text-style-name="P7" draw:layer="layout" svg:width="0.202cm" svg:height="0.213cm" svg:x="17.369cm" svg:y="7.6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7.1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6.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7.8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6.685cm" svg:x2="18.048cm" svg:y2="7.246cm">
              <text:p/>
            </draw:line>
            <draw:line draw:style-name="gr15" draw:text-style-name="P10" draw:layer="layout" svg:x1="18.048cm" svg:y1="7.446cm" svg:x2="18.048cm" svg:y2="8.085cm">
              <text:p/>
            </draw:line>
            <draw:custom-shape draw:style-name="gr88" draw:text-style-name="P22" draw:layer="layout" svg:width="0.29cm" svg:height="0.116cm" draw:transform="rotate (1.5707963267949) translate (17.113cm 7.1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6.7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7.4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7.078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6.786cm" svg:y="6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4.4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5.1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5.8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4.835cm" svg:x2="12.47cm" svg:y2="4.835cm">
              <text:p/>
            </draw:line>
            <draw:line draw:style-name="gr4" draw:text-style-name="P5" draw:layer="layout" svg:x1="12.667cm" svg:y1="5.151cm" svg:x2="12.986cm" svg:y2="5.151cm">
              <text:p/>
            </draw:line>
            <draw:custom-shape draw:style-name="gr5" draw:text-style-name="P18" draw:layer="layout" svg:width="0.4cm" svg:height="0.2cm" svg:x="12.938cm" svg:y="5.0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5.535cm" svg:x2="12.569cm" svg:y2="5.535cm">
              <text:p/>
            </draw:line>
            <draw:line draw:style-name="gr4" draw:text-style-name="P5" draw:layer="layout" svg:x1="12.667cm" svg:y1="4.835cm" svg:x2="12.667cm" svg:y2="5.441cm">
              <text:p/>
            </draw:line>
            <draw:custom-shape draw:style-name="gr6" draw:text-style-name="P7" draw:layer="layout" svg:width="0.202cm" svg:height="0.213cm" svg:x="12.568cm" svg:y="5.0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5.535cm" svg:x2="13.386cm" svg:y2="5.535cm">
              <text:p/>
            </draw:line>
            <draw:line draw:style-name="gr7" draw:text-style-name="P5" draw:layer="layout" svg:x1="12.386cm" svg:y1="4.835cm" svg:x2="13.386cm" svg:y2="4.835cm">
              <text:p/>
            </draw:line>
            <draw:custom-shape draw:style-name="gr6" draw:text-style-name="P7" draw:layer="layout" svg:width="0.202cm" svg:height="0.213cm" svg:x="12.569cm" svg:y="5.4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4.9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4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5.6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4.489cm" svg:x2="13.248cm" svg:y2="5.05cm">
              <text:p/>
            </draw:line>
            <draw:line draw:style-name="gr15" draw:text-style-name="P10" draw:layer="layout" svg:x1="13.248cm" svg:y1="5.25cm" svg:x2="13.248cm" svg:y2="5.889cm">
              <text:p/>
            </draw:line>
            <draw:custom-shape draw:style-name="gr89" draw:text-style-name="P22" draw:layer="layout" svg:width="0.29cm" svg:height="0.116cm" draw:transform="rotate (1.5707963267949) translate (12.313cm 4.9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4.5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5.2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4.882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1.986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4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5.1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5.8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4.831cm" svg:x2="14.87cm" svg:y2="4.831cm">
              <text:p/>
            </draw:line>
            <draw:line draw:style-name="gr4" draw:text-style-name="P5" draw:layer="layout" svg:x1="15.067cm" svg:y1="5.147cm" svg:x2="15.386cm" svg:y2="5.147cm">
              <text:p/>
            </draw:line>
            <draw:custom-shape draw:style-name="gr5" draw:text-style-name="P18" draw:layer="layout" svg:width="0.4cm" svg:height="0.2cm" svg:x="15.338cm" svg:y="5.0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5.531cm" svg:x2="14.969cm" svg:y2="5.531cm">
              <text:p/>
            </draw:line>
            <draw:line draw:style-name="gr4" draw:text-style-name="P5" draw:layer="layout" svg:x1="15.067cm" svg:y1="4.831cm" svg:x2="15.067cm" svg:y2="5.437cm">
              <text:p/>
            </draw:line>
            <draw:custom-shape draw:style-name="gr6" draw:text-style-name="P7" draw:layer="layout" svg:width="0.202cm" svg:height="0.213cm" svg:x="14.968cm" svg:y="5.0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5.531cm" svg:x2="15.786cm" svg:y2="5.531cm">
              <text:p/>
            </draw:line>
            <draw:line draw:style-name="gr7" draw:text-style-name="P5" draw:layer="layout" svg:x1="14.786cm" svg:y1="4.831cm" svg:x2="15.786cm" svg:y2="4.831cm">
              <text:p/>
            </draw:line>
            <draw:custom-shape draw:style-name="gr6" draw:text-style-name="P7" draw:layer="layout" svg:width="0.202cm" svg:height="0.213cm" svg:x="14.969cm" svg:y="5.4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4.9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4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5.6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4.485cm" svg:x2="15.648cm" svg:y2="5.046cm">
              <text:p/>
            </draw:line>
            <draw:line draw:style-name="gr15" draw:text-style-name="P10" draw:layer="layout" svg:x1="15.648cm" svg:y1="5.246cm" svg:x2="15.648cm" svg:y2="5.885cm">
              <text:p/>
            </draw:line>
            <draw:custom-shape draw:style-name="gr90" draw:text-style-name="P22" draw:layer="layout" svg:width="0.29cm" svg:height="0.116cm" draw:transform="rotate (1.5707963267949) translate (14.713cm 4.9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4.5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5.2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4.878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4.386cm" svg:y="4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4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5.13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5.81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4.827cm" svg:x2="17.27cm" svg:y2="4.827cm">
              <text:p/>
            </draw:line>
            <draw:line draw:style-name="gr4" draw:text-style-name="P5" draw:layer="layout" svg:x1="17.467cm" svg:y1="5.143cm" svg:x2="17.786cm" svg:y2="5.143cm">
              <text:p/>
            </draw:line>
            <draw:custom-shape draw:style-name="gr5" draw:text-style-name="P18" draw:layer="layout" svg:width="0.4cm" svg:height="0.2cm" svg:x="17.738cm" svg:y="5.0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5.527cm" svg:x2="17.369cm" svg:y2="5.527cm">
              <text:p/>
            </draw:line>
            <draw:line draw:style-name="gr4" draw:text-style-name="P5" draw:layer="layout" svg:x1="17.467cm" svg:y1="4.827cm" svg:x2="17.467cm" svg:y2="5.433cm">
              <text:p/>
            </draw:line>
            <draw:custom-shape draw:style-name="gr6" draw:text-style-name="P7" draw:layer="layout" svg:width="0.202cm" svg:height="0.213cm" svg:x="17.368cm" svg:y="5.04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5.527cm" svg:x2="18.186cm" svg:y2="5.527cm">
              <text:p/>
            </draw:line>
            <draw:line draw:style-name="gr7" draw:text-style-name="P5" draw:layer="layout" svg:x1="17.186cm" svg:y1="4.827cm" svg:x2="18.186cm" svg:y2="4.827cm">
              <text:p/>
            </draw:line>
            <draw:custom-shape draw:style-name="gr6" draw:text-style-name="P7" draw:layer="layout" svg:width="0.202cm" svg:height="0.213cm" svg:x="17.369cm" svg:y="5.41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4.96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4.7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5.67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4.481cm" svg:x2="18.048cm" svg:y2="5.042cm">
              <text:p/>
            </draw:line>
            <draw:line draw:style-name="gr15" draw:text-style-name="P10" draw:layer="layout" svg:x1="18.048cm" svg:y1="5.242cm" svg:x2="18.048cm" svg:y2="5.881cm">
              <text:p/>
            </draw:line>
            <draw:custom-shape draw:style-name="gr91" draw:text-style-name="P22" draw:layer="layout" svg:width="0.29cm" svg:height="0.116cm" draw:transform="rotate (1.5707963267949) translate (17.113cm 4.96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4.53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5.23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4.874cm">
              <draw:text-box>
                <text:p><text:span text:style-name="T12">W</text:span></text:p>
              </draw:text-box>
            </draw:frame>
          </draw:g>
          <draw:custom-shape draw:style-name="gr59" draw:text-style-name="P33" draw:layer="layout" svg:width="1.4cm" svg:height="1.4cm" svg:x="16.786cm" svg:y="4.4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9" draw:text-style-name="P25" draw:layer="layout" svg:width="16.8cm" svg:height="10cm" svg:x="4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draw:layer="layout" svg:width="15.5cm" svg:height="4.18cm" svg:x="5cm" svg:y="4.1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5.096cm" svg:height="1.764cm" svg:x="5.337cm" svg:y="4.21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5.096cm" svg:height="1.764cm" svg:x="5.337cm" svg:y="6.41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6" draw:layer="layout" svg:width="15.5cm" svg:height="4.18cm" svg:x="5cm" svg:y="9.0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5.096cm" svg:height="1.764cm" svg:x="5.337cm" svg:y="9.16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5.096cm" svg:height="1.764cm" svg:x="5.337cm" svg:y="11.36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3.887cm" svg:y="9.2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3.887cm" svg:y="11.4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5.487cm" svg:y="9.2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5.487cm" svg:y="11.4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3.887cm" svg:y="4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13.887cm" svg:y="6.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5.487cm" svg:y="4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6.444cm" svg:height="1.6cm" svg:x="5.487cm" svg:y="6.5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.2cm" svg:y1="11.9cm" svg:x2="5.6cm" svg:y2="11.9cm">
          <text:p/>
        </draw:line>
        <draw:line draw:style-name="gr17" draw:text-style-name="P10" draw:layer="layout" svg:x1="4.4cm" svg:y1="12.605cm" svg:x2="5.6cm" svg:y2="12.605cm">
          <text:p/>
        </draw:line>
        <draw:line draw:style-name="gr16" draw:text-style-name="P10" draw:layer="layout" svg:x1="7cm" svg:y1="11.9cm" svg:x2="8cm" svg:y2="11.9cm">
          <text:p/>
        </draw:line>
        <draw:line draw:style-name="gr17" draw:text-style-name="P10" draw:layer="layout" svg:x1="7cm" svg:y1="12.605cm" svg:x2="8cm" svg:y2="12.605cm">
          <text:p/>
        </draw:line>
        <draw:line draw:style-name="gr16" draw:text-style-name="P10" draw:layer="layout" svg:x1="9.4cm" svg:y1="11.9cm" svg:x2="10.4cm" svg:y2="11.9cm">
          <text:p/>
        </draw:line>
        <draw:line draw:style-name="gr17" draw:text-style-name="P10" draw:layer="layout" svg:x1="9.4cm" svg:y1="12.605cm" svg:x2="10.4cm" svg:y2="12.605cm">
          <text:p/>
        </draw:line>
        <draw:line draw:style-name="gr16" draw:text-style-name="P10" draw:layer="layout" svg:x1="12.842cm" svg:y1="11.9cm" svg:x2="14cm" svg:y2="11.9cm">
          <text:p/>
        </draw:line>
        <draw:line draw:style-name="gr17" draw:text-style-name="P10" draw:layer="layout" svg:x1="11.8cm" svg:y1="12.605cm" svg:x2="14cm" svg:y2="12.605cm">
          <text:p/>
        </draw:line>
        <draw:line draw:style-name="gr16" draw:text-style-name="P10" draw:layer="layout" svg:x1="15.4cm" svg:y1="11.9cm" svg:x2="16.4cm" svg:y2="11.9cm">
          <text:p/>
        </draw:line>
        <draw:line draw:style-name="gr17" draw:text-style-name="P10" draw:layer="layout" svg:x1="15.4cm" svg:y1="12.605cm" svg:x2="16.4cm" svg:y2="12.605cm">
          <text:p/>
        </draw:line>
        <draw:line draw:style-name="gr16" draw:text-style-name="P10" draw:layer="layout" svg:x1="17.8cm" svg:y1="11.9cm" svg:x2="18.8cm" svg:y2="11.9cm">
          <text:p/>
        </draw:line>
        <draw:line draw:style-name="gr17" draw:text-style-name="P10" draw:layer="layout" svg:x1="17.8cm" svg:y1="12.605cm" svg:x2="18.8cm" svg:y2="12.605cm">
          <text:p/>
        </draw:line>
        <draw:line draw:style-name="gr45" draw:text-style-name="P10" draw:layer="layout" svg:x1="12.842cm" svg:y1="11.138cm" svg:x2="12.842cm" svg:y2="11.9cm">
          <text:p/>
        </draw:line>
        <draw:line draw:style-name="gr45" draw:text-style-name="P10" draw:layer="layout" svg:x1="3.2cm" svg:y1="11.138cm" svg:x2="12.842cm" svg:y2="11.138cm">
          <text:p/>
        </draw:line>
        <draw:line draw:style-name="gr46" draw:text-style-name="P5" draw:layer="layout" svg:x1="5.337cm" svg:y1="14.26cm" svg:x2="21.4cm" svg:y2="14.26cm">
          <text:p/>
        </draw:line>
        <draw:g>
          <draw:frame draw:style-name="gr47" draw:text-style-name="P29" draw:layer="layout" svg:width="0.803cm" svg:height="0.675cm" svg:x="11.9cm" svg:y="14.3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2.217cm" svg:y="14.5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12.218cm" svg:y="14.288cm">
            <draw:text-box>
              <text:p><text:span text:style-name="T17">W</text:span></text:p>
            </draw:text-box>
          </draw:frame>
        </draw:g>
        <draw:g>
          <draw:frame draw:style-name="gr47" draw:text-style-name="P29" draw:layer="layout" svg:width="0.803cm" svg:height="0.675cm" svg:x="13cm" svg:y="14.3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3.317cm" svg:y="14.587cm">
            <draw:text-box>
              <text:p><text:span text:style-name="T17">IW</text:span></text:p>
            </draw:text-box>
          </draw:frame>
          <draw:frame draw:style-name="gr50" draw:text-style-name="P29" draw:layer="layout" svg:width="0.908cm" svg:height="0.497cm" svg:x="13.318cm" svg:y="14.288cm">
            <draw:text-box>
              <text:p><text:span text:style-name="T17">NW</text:span></text:p>
            </draw:text-box>
          </draw:frame>
        </draw:g>
        <draw:frame draw:style-name="gr51" draw:text-style-name="P30" draw:layer="layout" svg:width="0.803cm" svg:height="0.89cm" svg:x="12.6cm" svg:y="14.2cm">
          <draw:text-box>
            <text:p><text:span text:style-name="T18">×</text:span></text:p>
          </draw:text-box>
        </draw:frame>
        <draw:line draw:style-name="gr16" draw:text-style-name="P10" draw:layer="layout" svg:x1="3.2cm" svg:y1="9.7cm" svg:x2="5.588cm" svg:y2="9.7cm">
          <text:p/>
        </draw:line>
        <draw:line draw:style-name="gr17" draw:text-style-name="P10" draw:layer="layout" svg:x1="4.2cm" svg:y1="10.405cm" svg:x2="5.588cm" svg:y2="10.405cm">
          <text:p/>
        </draw:line>
        <draw:line draw:style-name="gr16" draw:text-style-name="P10" draw:layer="layout" svg:x1="6.988cm" svg:y1="9.7cm" svg:x2="7.988cm" svg:y2="9.7cm">
          <text:p/>
        </draw:line>
        <draw:line draw:style-name="gr17" draw:text-style-name="P10" draw:layer="layout" svg:x1="6.988cm" svg:y1="10.405cm" svg:x2="7.988cm" svg:y2="10.405cm">
          <text:p/>
        </draw:line>
        <draw:line draw:style-name="gr16" draw:text-style-name="P10" draw:layer="layout" svg:x1="9.388cm" svg:y1="9.7cm" svg:x2="10.388cm" svg:y2="9.7cm">
          <text:p/>
        </draw:line>
        <draw:line draw:style-name="gr17" draw:text-style-name="P10" draw:layer="layout" svg:x1="9.388cm" svg:y1="10.405cm" svg:x2="10.388cm" svg:y2="10.405cm">
          <text:p/>
        </draw:line>
        <draw:line draw:style-name="gr16" draw:text-style-name="P10" draw:layer="layout" svg:x1="12.84cm" svg:y1="9.7cm" svg:x2="13.988cm" svg:y2="9.7cm">
          <text:p/>
        </draw:line>
        <draw:line draw:style-name="gr17" draw:text-style-name="P10" draw:layer="layout" svg:x1="11.8cm" svg:y1="10.405cm" svg:x2="13.988cm" svg:y2="10.405cm">
          <text:p/>
        </draw:line>
        <draw:line draw:style-name="gr16" draw:text-style-name="P10" draw:layer="layout" svg:x1="15.388cm" svg:y1="9.7cm" svg:x2="16.388cm" svg:y2="9.7cm">
          <text:p/>
        </draw:line>
        <draw:line draw:style-name="gr17" draw:text-style-name="P10" draw:layer="layout" svg:x1="15.388cm" svg:y1="10.405cm" svg:x2="16.388cm" svg:y2="10.405cm">
          <text:p/>
        </draw:line>
        <draw:line draw:style-name="gr16" draw:text-style-name="P10" draw:layer="layout" svg:x1="17.788cm" svg:y1="9.7cm" svg:x2="18.788cm" svg:y2="9.7cm">
          <text:p/>
        </draw:line>
        <draw:line draw:style-name="gr17" draw:text-style-name="P10" draw:layer="layout" svg:x1="17.788cm" svg:y1="10.405cm" svg:x2="18.788cm" svg:y2="10.405cm">
          <text:p/>
        </draw:line>
        <draw:line draw:style-name="gr45" draw:text-style-name="P10" draw:layer="layout" svg:x1="12.84cm" svg:y1="9.1cm" svg:x2="12.84cm" svg:y2="9.7cm">
          <text:p/>
        </draw:line>
        <draw:line draw:style-name="gr45" draw:text-style-name="P10" draw:layer="layout" svg:x1="3.2cm" svg:y1="9.1cm" svg:x2="12.84cm" svg:y2="9.1cm">
          <text:p/>
        </draw:line>
        <draw:line draw:style-name="gr16" draw:text-style-name="P10" draw:layer="layout" svg:x1="5.089cm" svg:y1="6.94cm" svg:x2="5.588cm" svg:y2="6.94cm">
          <text:p/>
        </draw:line>
        <draw:line draw:style-name="gr17" draw:text-style-name="P10" draw:layer="layout" svg:x1="4cm" svg:y1="7.645cm" svg:x2="5.588cm" svg:y2="7.645cm">
          <text:p/>
        </draw:line>
        <draw:line draw:style-name="gr16" draw:text-style-name="P10" draw:layer="layout" svg:x1="6.988cm" svg:y1="6.94cm" svg:x2="7.988cm" svg:y2="6.94cm">
          <text:p/>
        </draw:line>
        <draw:line draw:style-name="gr17" draw:text-style-name="P10" draw:layer="layout" svg:x1="6.988cm" svg:y1="7.645cm" svg:x2="7.988cm" svg:y2="7.645cm">
          <text:p/>
        </draw:line>
        <draw:line draw:style-name="gr16" draw:text-style-name="P10" draw:layer="layout" svg:x1="9.388cm" svg:y1="6.94cm" svg:x2="10.388cm" svg:y2="6.94cm">
          <text:p/>
        </draw:line>
        <draw:line draw:style-name="gr17" draw:text-style-name="P10" draw:layer="layout" svg:x1="9.388cm" svg:y1="7.645cm" svg:x2="10.388cm" svg:y2="7.645cm">
          <text:p/>
        </draw:line>
        <draw:line draw:style-name="gr16" draw:text-style-name="P10" draw:layer="layout" svg:x1="13.476cm" svg:y1="6.94cm" svg:x2="13.988cm" svg:y2="6.94cm">
          <text:p/>
        </draw:line>
        <draw:line draw:style-name="gr17" draw:text-style-name="P10" draw:layer="layout" svg:x1="11.8cm" svg:y1="7.645cm" svg:x2="13.988cm" svg:y2="7.645cm">
          <text:p/>
        </draw:line>
        <draw:line draw:style-name="gr16" draw:text-style-name="P10" draw:layer="layout" svg:x1="15.388cm" svg:y1="6.94cm" svg:x2="16.388cm" svg:y2="6.94cm">
          <text:p/>
        </draw:line>
        <draw:line draw:style-name="gr17" draw:text-style-name="P10" draw:layer="layout" svg:x1="15.388cm" svg:y1="7.645cm" svg:x2="16.388cm" svg:y2="7.645cm">
          <text:p/>
        </draw:line>
        <draw:line draw:style-name="gr16" draw:text-style-name="P10" draw:layer="layout" svg:x1="17.788cm" svg:y1="6.94cm" svg:x2="18.788cm" svg:y2="6.94cm">
          <text:p/>
        </draw:line>
        <draw:line draw:style-name="gr17" draw:text-style-name="P10" draw:layer="layout" svg:x1="17.788cm" svg:y1="7.645cm" svg:x2="18.788cm" svg:y2="7.645cm">
          <text:p/>
        </draw:line>
        <draw:line draw:style-name="gr16" draw:text-style-name="P10" draw:layer="layout" svg:x1="4.844cm" svg:y1="4.74cm" svg:x2="5.576cm" svg:y2="4.74cm">
          <text:p/>
        </draw:line>
        <draw:line draw:style-name="gr17" draw:text-style-name="P10" draw:layer="layout" svg:x1="3.8cm" svg:y1="5.445cm" svg:x2="5.576cm" svg:y2="5.445cm">
          <text:p/>
        </draw:line>
        <draw:line draw:style-name="gr16" draw:text-style-name="P10" draw:layer="layout" svg:x1="6.976cm" svg:y1="4.74cm" svg:x2="7.976cm" svg:y2="4.74cm">
          <text:p/>
        </draw:line>
        <draw:line draw:style-name="gr17" draw:text-style-name="P10" draw:layer="layout" svg:x1="6.976cm" svg:y1="5.445cm" svg:x2="7.976cm" svg:y2="5.445cm">
          <text:p/>
        </draw:line>
        <draw:line draw:style-name="gr16" draw:text-style-name="P10" draw:layer="layout" svg:x1="9.376cm" svg:y1="4.74cm" svg:x2="10.376cm" svg:y2="4.74cm">
          <text:p/>
        </draw:line>
        <draw:line draw:style-name="gr17" draw:text-style-name="P10" draw:layer="layout" svg:x1="9.376cm" svg:y1="5.445cm" svg:x2="10.376cm" svg:y2="5.445cm">
          <text:p/>
        </draw:line>
        <draw:line draw:style-name="gr16" draw:text-style-name="P10" draw:layer="layout" svg:x1="13.243cm" svg:y1="4.74cm" svg:x2="13.976cm" svg:y2="4.74cm">
          <text:p/>
        </draw:line>
        <draw:line draw:style-name="gr17" draw:text-style-name="P10" draw:layer="layout" svg:x1="11.8cm" svg:y1="5.445cm" svg:x2="13.976cm" svg:y2="5.445cm">
          <text:p/>
        </draw:line>
        <draw:line draw:style-name="gr16" draw:text-style-name="P10" draw:layer="layout" svg:x1="15.376cm" svg:y1="4.74cm" svg:x2="16.376cm" svg:y2="4.74cm">
          <text:p/>
        </draw:line>
        <draw:line draw:style-name="gr17" draw:text-style-name="P10" draw:layer="layout" svg:x1="15.376cm" svg:y1="5.445cm" svg:x2="16.376cm" svg:y2="5.445cm">
          <text:p/>
        </draw:line>
        <draw:line draw:style-name="gr16" draw:text-style-name="P10" draw:layer="layout" svg:x1="17.776cm" svg:y1="4.74cm" svg:x2="18.776cm" svg:y2="4.74cm">
          <text:p/>
        </draw:line>
        <draw:line draw:style-name="gr17" draw:text-style-name="P10" draw:layer="layout" svg:x1="17.776cm" svg:y1="5.445cm" svg:x2="18.776cm" svg:y2="5.445cm">
          <text:p/>
        </draw:line>
        <draw:line draw:style-name="gr46" draw:text-style-name="P5" draw:layer="layout" svg:x1="24.4cm" svg:y1="1cm" svg:x2="24.4cm" svg:y2="13.3cm">
          <text:p/>
        </draw:line>
        <draw:g>
          <draw:frame draw:style-name="gr47" draw:text-style-name="P29" draw:layer="layout" svg:width="0.803cm" svg:height="0.675cm" draw:transform="rotate (1.5707963267949) translate (24.552cm 8.818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4.805cm 8.501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4.552cm 7.618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4.805cm 7.301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4.418cm 8.018cm)">
          <draw:text-box>
            <text:p><text:span text:style-name="T18">×</text:span></text:p>
          </draw:text-box>
        </draw:frame>
        <draw:g>
          <draw:frame draw:style-name="gr47" draw:text-style-name="P29" draw:layer="layout" svg:width="0.803cm" svg:height="0.675cm" draw:transform="rotate (1.5707963267949) translate (24.552cm 6.619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4.805cm 6.302cm)">
            <draw:text-box>
              <text:p><text:span text:style-name="T17">IWO</text:span></text:p>
            </draw:text-box>
          </draw:frame>
        </draw:g>
        <draw:frame draw:style-name="gr51" draw:text-style-name="P30" draw:layer="layout" svg:width="0.803cm" svg:height="0.89cm" draw:transform="rotate (1.5707963267949) translate (24.418cm 7.019cm)">
          <draw:text-box>
            <text:p><text:span text:style-name="T18">×</text:span></text:p>
          </draw:text-box>
        </draw:frame>
        <draw:line draw:style-name="gr46" draw:text-style-name="P5" draw:layer="layout" svg:x1="5.487cm" svg:y1="13.96cm" svg:x2="11.931cm" svg:y2="13.96cm">
          <text:p/>
        </draw:line>
        <draw:line draw:style-name="gr46" draw:text-style-name="P5" draw:layer="layout" svg:x1="13.887cm" svg:y1="13.96cm" svg:x2="20.5cm" svg:y2="13.96cm">
          <text:p/>
        </draw:line>
        <draw:g>
          <draw:frame draw:style-name="gr47" draw:text-style-name="P29" draw:layer="layout" svg:width="0.803cm" svg:height="0.675cm" svg:x="8.2cm" svg:y="13.3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8.517cm" svg:y="13.5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8.518cm" svg:y="13.288cm">
            <draw:text-box>
              <text:p><text:span text:style-name="T17">W</text:span></text:p>
            </draw:text-box>
          </draw:frame>
        </draw:g>
        <draw:g>
          <draw:frame draw:style-name="gr47" draw:text-style-name="P29" draw:layer="layout" svg:width="0.803cm" svg:height="0.675cm" svg:x="16.6cm" svg:y="13.334cm">
            <draw:text-box>
              <text:p><text:span text:style-name="T16">U</text:span></text:p>
            </draw:text-box>
          </draw:frame>
          <draw:frame draw:style-name="gr48" draw:text-style-name="P29" draw:layer="layout" svg:width="0.811cm" svg:height="0.497cm" svg:x="16.917cm" svg:y="13.587cm">
            <draw:text-box>
              <text:p><text:span text:style-name="T17">IW</text:span></text:p>
            </draw:text-box>
          </draw:frame>
          <draw:frame draw:style-name="gr49" draw:text-style-name="P29" draw:layer="layout" svg:width="0.731cm" svg:height="0.497cm" svg:x="16.918cm" svg:y="13.288cm">
            <draw:text-box>
              <text:p><text:span text:style-name="T17">W</text:span></text:p>
            </draw:text-box>
          </draw:frame>
        </draw:g>
        <draw:line draw:style-name="gr46" draw:text-style-name="P5" draw:layer="layout" svg:x1="23.2cm" svg:y1="9.02cm" svg:x2="23.2cm" svg:y2="13.3cm">
          <text:p/>
        </draw:line>
        <draw:line draw:style-name="gr46" draw:text-style-name="P5" draw:layer="layout" svg:x1="23.2cm" svg:y1="4.12cm" svg:x2="23.2cm" svg:y2="8.3cm">
          <text:p/>
        </draw:line>
        <draw:g>
          <draw:frame draw:style-name="gr47" draw:text-style-name="P29" draw:layer="layout" svg:width="0.803cm" svg:height="0.675cm" draw:transform="rotate (1.5707963267949) translate (23.752cm 9.519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4.005cm 9.202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3.752cm 8.52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4.005cm 8.203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3.618cm 8.92cm)">
          <draw:text-box>
            <text:p><text:span text:style-name="T18">×</text:span></text:p>
          </draw:text-box>
        </draw:frame>
        <draw:g>
          <draw:frame draw:style-name="gr47" draw:text-style-name="P29" draw:layer="layout" svg:width="0.803cm" svg:height="0.675cm" draw:transform="rotate (1.5707963267949) translate (23.152cm 11.52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3.405cm 11.203cm)">
            <draw:text-box>
              <text:p><text:span text:style-name="T17">IO</text:span></text:p>
            </draw:text-box>
          </draw:frame>
        </draw:g>
        <draw:line draw:style-name="gr54" draw:text-style-name="P10" draw:layer="layout" svg:x1="13.488cm" svg:y1="8.6cm" svg:x2="14.889cm" svg:y2="8.6cm">
          <text:p/>
        </draw:line>
        <draw:line draw:style-name="gr54" draw:text-style-name="P10" draw:layer="layout" svg:x1="13.488cm" svg:y1="6.94cm" svg:x2="13.488cm" svg:y2="8.6cm">
          <text:p/>
        </draw:line>
        <draw:line draw:style-name="gr54" draw:text-style-name="P10" draw:layer="layout" svg:x1="13.243cm" svg:y1="4.74cm" svg:x2="13.243cm" svg:y2="8.8cm">
          <text:p/>
        </draw:line>
        <draw:line draw:style-name="gr54" draw:text-style-name="P10" draw:layer="layout" svg:x1="13.243cm" svg:y1="8.8cm" svg:x2="14.349cm" svg:y2="8.8cm">
          <text:p/>
        </draw:line>
        <draw:line draw:style-name="gr54" draw:text-style-name="P10" draw:layer="layout" svg:x1="14.349cm" svg:y1="8.8cm" svg:x2="14.349cm" svg:y2="9.36cm">
          <text:p/>
        </draw:line>
        <draw:g>
          <draw:custom-shape draw:style-name="gr11" draw:text-style-name="P9" draw:layer="layout" svg:width="0.079cm" svg:height="0.079cm" svg:x="12.958cm" svg:y="6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6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4" draw:text-style-name="P10" draw:layer="layout" svg:x1="5.089cm" svg:y1="8.6cm" svg:x2="6.489cm" svg:y2="8.6cm">
          <text:p/>
        </draw:line>
        <draw:line draw:style-name="gr54" draw:text-style-name="P10" draw:layer="layout" svg:x1="5.949cm" svg:y1="11.3cm" svg:x2="5.949cm" svg:y2="11.56cm">
          <text:p/>
        </draw:line>
        <draw:line draw:style-name="gr54" draw:text-style-name="P10" draw:layer="layout" svg:x1="5.089cm" svg:y1="6.94cm" svg:x2="5.089cm" svg:y2="8.6cm">
          <text:p/>
        </draw:line>
        <draw:line draw:style-name="gr54" draw:text-style-name="P10" draw:layer="layout" svg:x1="4.844cm" svg:y1="4.74cm" svg:x2="4.844cm" svg:y2="8.8cm">
          <text:p/>
        </draw:line>
        <draw:line draw:style-name="gr54" draw:text-style-name="P10" draw:layer="layout" svg:x1="4.844cm" svg:y1="8.8cm" svg:x2="5.952cm" svg:y2="8.8cm">
          <text:p/>
        </draw:line>
        <draw:line draw:style-name="gr54" draw:text-style-name="P10" draw:layer="layout" svg:x1="5.952cm" svg:y1="8.8cm" svg:x2="5.952cm" svg:y2="9.36cm">
          <text:p/>
        </draw:line>
        <draw:g>
          <draw:custom-shape draw:style-name="gr11" draw:text-style-name="P9" draw:layer="layout" svg:width="0.109cm" svg:height="0.109cm" draw:transform="rotate (-1.5707963267949) translate (21.0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2.9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20.176cm" svg:y1="10.403cm" svg:x2="23cm" svg:y2="10.403cm">
          <text:p/>
        </draw:line>
        <draw:line draw:style-name="gr17" draw:text-style-name="P10" draw:layer="layout" svg:x1="20.164cm" svg:y1="12.603cm" svg:x2="23cm" svg:y2="12.603cm">
          <text:p/>
        </draw:line>
        <draw:line draw:style-name="gr17" draw:text-style-name="P10" draw:layer="layout" svg:x1="20.164cm" svg:y1="5.44cm" svg:x2="23cm" svg:y2="5.44cm">
          <text:p/>
        </draw:line>
        <draw:line draw:style-name="gr17" draw:text-style-name="P10" draw:layer="layout" svg:x1="20.152cm" svg:y1="7.64cm" svg:x2="23cm" svg:y2="7.64cm">
          <text:p/>
        </draw:line>
        <draw:line draw:style-name="gr54" draw:text-style-name="P10" draw:layer="layout" svg:x1="5.949cm" svg:y1="11.3cm" svg:x2="6.489cm" svg:y2="11.3cm">
          <text:p/>
        </draw:line>
        <draw:line draw:style-name="gr55" draw:text-style-name="P10" draw:layer="layout" svg:x1="4.4cm" svg:y1="14.605cm" svg:x2="4.4cm" svg:y2="12.605cm">
          <text:p/>
        </draw:line>
        <draw:line draw:style-name="gr55" draw:text-style-name="P10" draw:layer="layout" svg:x1="4.2cm" svg:y1="14.605cm" svg:x2="4.2cm" svg:y2="10.405cm">
          <text:p/>
        </draw:line>
        <draw:line draw:style-name="gr55" draw:text-style-name="P10" draw:layer="layout" svg:x1="4cm" svg:y1="14.605cm" svg:x2="4cm" svg:y2="7.645cm">
          <text:p/>
        </draw:line>
        <draw:line draw:style-name="gr55" draw:text-style-name="P10" draw:layer="layout" svg:x1="3.8cm" svg:y1="14.605cm" svg:x2="3.8cm" svg:y2="5.445cm">
          <text:p/>
        </draw:line>
        <draw:line draw:style-name="gr54" draw:text-style-name="P10" draw:layer="layout" svg:x1="5.934cm" svg:y1="6.327cm" svg:x2="5.934cm" svg:y2="6.587cm">
          <text:p/>
        </draw:line>
        <draw:line draw:style-name="gr54" draw:text-style-name="P10" draw:layer="layout" svg:x1="5.934cm" svg:y1="3.7cm" svg:x2="5.934cm" svg:y2="4.387cm">
          <text:p/>
        </draw:line>
        <draw:line draw:style-name="gr54" draw:text-style-name="P10" draw:layer="layout" svg:x1="5.934cm" svg:y1="6.327cm" svg:x2="6.489cm" svg:y2="6.327cm">
          <text:p/>
        </draw:line>
        <draw:g>
          <draw:custom-shape draw:style-name="gr11" draw:text-style-name="P9" draw:layer="layout" svg:width="0.109cm" svg:height="0.109cm" svg:x="23.1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4" draw:text-style-name="P10" draw:layer="layout" svg:x1="14.334cm" svg:y1="6.327cm" svg:x2="14.334cm" svg:y2="6.587cm">
          <text:p/>
        </draw:line>
        <draw:line draw:style-name="gr54" draw:text-style-name="P10" draw:layer="layout" svg:x1="14.334cm" svg:y1="3.7cm" svg:x2="14.334cm" svg:y2="4.387cm">
          <text:p/>
        </draw:line>
        <draw:line draw:style-name="gr54" draw:text-style-name="P10" draw:layer="layout" svg:x1="14.334cm" svg:y1="6.327cm" svg:x2="14.889cm" svg:y2="6.327cm">
          <text:p/>
        </draw:line>
        <draw:line draw:style-name="gr54" draw:text-style-name="P10" draw:layer="layout" svg:x1="14.35cm" svg:y1="11.3cm" svg:x2="14.35cm" svg:y2="11.56cm">
          <text:p/>
        </draw:line>
        <draw:line draw:style-name="gr54" draw:text-style-name="P10" draw:layer="layout" svg:x1="14.35cm" svg:y1="11.3cm" svg:x2="14.868cm" svg:y2="11.3cm">
          <text:p/>
        </draw:line>
        <draw:g>
          <draw:custom-shape draw:style-name="gr56" draw:text-style-name="P31" draw:layer="layout" svg:width="0.109cm" svg:height="0.109cm" draw:transform="rotate (-1.5707963267949) translate (3.4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1.5707963267949) translate (3.6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1" draw:layer="layout" svg:width="0.109cm" svg:height="0.109cm" draw:transform="rotate (-1.5707963267949) translate (3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7" draw:text-style-name="P32" draw:layer="layout" svg:width="0.109cm" svg:height="0.109cm" draw:transform="rotate (-3.14159265358979) translate (3.51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2" draw:layer="layout" svg:width="0.109cm" svg:height="0.109cm" draw:transform="rotate (-3.14159265358979) translate (3.51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32" draw:layer="layout" svg:width="0.109cm" svg:height="0.109cm" draw:transform="rotate (-3.14159265358979) translate (3.51cm 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8" draw:text-style-name="P25" draw:layer="layout" svg:width="16.8cm" svg:height="1.391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2.9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5" draw:layer="layout" svg:x1="23.8cm" svg:y1="3.3cm" svg:x2="23.8cm" svg:y2="13.3cm">
          <text:p/>
        </draw:line>
        <draw:g>
          <draw:frame draw:style-name="gr47" draw:text-style-name="P29" draw:layer="layout" svg:width="0.803cm" svg:height="0.675cm" draw:transform="rotate (1.5707963267949) translate (23.152cm 6.621cm)">
            <draw:text-box>
              <text:p><text:span text:style-name="T16">U</text:span></text:p>
            </draw:text-box>
          </draw:frame>
          <draw:frame draw:style-name="gr52" draw:text-style-name="P29" draw:layer="layout" svg:width="0.76cm" svg:height="0.497cm" draw:transform="rotate (1.5707963267949) translate (23.405cm 6.3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3.7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6" draw:text-style-name="P5" draw:layer="layout" svg:x1="23.8cm" svg:y1="1cm" svg:x2="23.8cm" svg:y2="2.391cm">
          <text:p/>
        </draw:line>
        <draw:g>
          <draw:frame draw:style-name="gr47" draw:text-style-name="P29" draw:layer="layout" svg:width="0.803cm" svg:height="0.675cm" draw:transform="rotate (1.5707963267949) translate (23.752cm 2.72cm)">
            <draw:text-box>
              <text:p><text:span text:style-name="T16">U</text:span></text:p>
            </draw:text-box>
          </draw:frame>
          <draw:frame draw:style-name="gr50" draw:text-style-name="P29" draw:layer="layout" svg:width="0.908cm" svg:height="0.497cm" draw:transform="rotate (1.5707963267949) translate (24.005cm 2.403cm)">
            <draw:text-box>
              <text:p><text:span text:style-name="T17">WO</text:span></text:p>
            </draw:text-box>
          </draw:frame>
        </draw:g>
        <draw:g>
          <draw:frame draw:style-name="gr47" draw:text-style-name="P29" draw:layer="layout" svg:width="0.803cm" svg:height="0.675cm" draw:transform="rotate (1.5707963267949) translate (23.752cm 1.721cm)">
            <draw:text-box>
              <text:p><text:span text:style-name="T16">U</text:span></text:p>
            </draw:text-box>
          </draw:frame>
          <draw:frame draw:style-name="gr53" draw:text-style-name="P29" draw:layer="layout" svg:width="0.989cm" svg:height="0.497cm" draw:transform="rotate (1.5707963267949) translate (24.005cm 1.404cm)">
            <draw:text-box>
              <text:p><text:span text:style-name="T17">IO</text:span></text:p>
            </draw:text-box>
          </draw:frame>
        </draw:g>
        <draw:frame draw:style-name="gr51" draw:text-style-name="P30" draw:layer="layout" svg:width="0.803cm" svg:height="0.89cm" draw:transform="rotate (1.5707963267949) translate (23.618cm 2.1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5.584cm" svg:y="11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684cm 12.2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685cm 12.8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884cm" svg:y1="11.894cm" svg:x2="6.068cm" svg:y2="11.894cm">
            <text:p/>
          </draw:line>
          <draw:line draw:style-name="gr4" draw:text-style-name="P5" draw:layer="layout" svg:x1="6.265cm" svg:y1="12.21cm" svg:x2="6.584cm" svg:y2="12.21cm">
            <text:p/>
          </draw:line>
          <draw:custom-shape draw:style-name="gr5" draw:text-style-name="P6" draw:layer="layout" svg:width="0.4cm" svg:height="0.2cm" svg:x="6.536cm" svg:y="12.1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884cm" svg:y1="12.594cm" svg:x2="6.167cm" svg:y2="12.594cm">
            <text:p/>
          </draw:line>
          <draw:line draw:style-name="gr4" draw:text-style-name="P5" draw:layer="layout" svg:x1="6.265cm" svg:y1="11.894cm" svg:x2="6.265cm" svg:y2="12.5cm">
            <text:p/>
          </draw:line>
          <draw:custom-shape draw:style-name="gr6" draw:text-style-name="P7" draw:layer="layout" svg:width="0.202cm" svg:height="0.213cm" svg:x="6.166cm" svg:y="12.1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196cm" svg:y1="12.594cm" svg:x2="6.984cm" svg:y2="12.594cm">
            <text:p/>
          </draw:line>
          <draw:line draw:style-name="gr7" draw:text-style-name="P5" draw:layer="layout" svg:x1="5.984cm" svg:y1="11.894cm" svg:x2="6.972cm" svg:y2="11.894cm">
            <text:p/>
          </draw:line>
          <draw:custom-shape draw:style-name="gr8" draw:text-style-name="P3" draw:layer="layout" svg:width="0.201cm" svg:height="0.052cm" draw:transform="rotate (1.5707963267949) translate (5.993cm 11.977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955cm" svg:y1="11.73cm" svg:x2="5.955cm" svg:y2="11.548cm">
            <text:p/>
          </draw:line>
          <draw:custom-shape draw:style-name="gr6" draw:text-style-name="P7" draw:layer="layout" svg:width="0.202cm" svg:height="0.213cm" svg:x="6.167cm" svg:y="12.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596cm 12.0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225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953cm" svg:y1="11.737cm" svg:x2="5.953cm" svg:y2="11.904cm">
            <text:p/>
          </draw:line>
          <draw:line draw:style-name="gr12" draw:text-style-name="P5" draw:layer="layout" svg:x1="6.077cm" svg:y1="11.741cm" svg:x2="6.077cm" svg:y2="11.83cm">
            <text:p/>
          </draw:line>
          <draw:line draw:style-name="gr12" draw:text-style-name="P5" draw:layer="layout" svg:x1="6.078cm" svg:y1="11.737cm" svg:x2="5.948cm" svg:y2="11.737cm">
            <text:p/>
          </draw:line>
          <draw:line draw:style-name="gr12" draw:text-style-name="P5" draw:layer="layout" svg:x1="6.139cm" svg:y1="11.837cm" svg:x2="6.077cm" svg:y2="11.837cm">
            <text:p/>
          </draw:line>
          <draw:custom-shape draw:style-name="gr8" draw:text-style-name="P3" draw:layer="layout" svg:width="0.192cm" svg:height="0.064cm" draw:transform="rotate (1.5707963267949) translate (6.102cm 11.9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596cm 12.7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5.935cm" svg:y="11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684cm" svg:y1="11.753cm" svg:x2="5.554cm" svg:y2="11.753cm">
            <text:p/>
          </draw:line>
          <draw:line draw:style-name="gr13" draw:text-style-name="P5" draw:layer="layout" svg:x1="5.684cm" svg:y1="11.853cm" svg:x2="5.554cm" svg:y2="11.853cm">
            <text:p/>
          </draw:line>
          <draw:line draw:style-name="gr13" draw:text-style-name="P5" draw:layer="layout" svg:x1="5.684cm" svg:y1="11.953cm" svg:x2="5.554cm" svg:y2="11.953cm">
            <text:p/>
          </draw:line>
          <draw:line draw:style-name="gr13" draw:text-style-name="P5" draw:layer="layout" svg:x1="5.684cm" svg:y1="12.053cm" svg:x2="5.554cm" svg:y2="12.053cm">
            <text:p/>
          </draw:line>
          <draw:line draw:style-name="gr13" draw:text-style-name="P5" draw:layer="layout" svg:x1="5.684cm" svg:y1="12.153cm" svg:x2="5.554cm" svg:y2="12.153cm">
            <text:p/>
          </draw:line>
          <draw:line draw:style-name="gr13" draw:text-style-name="P5" draw:layer="layout" svg:x1="5.684cm" svg:y1="11.653cm" svg:x2="5.554cm" svg:y2="11.653cm">
            <text:p/>
          </draw:line>
          <draw:line draw:style-name="gr14" draw:text-style-name="P5" draw:layer="layout" svg:x1="5.684cm" svg:y1="12.433cm" svg:x2="5.554cm" svg:y2="12.433cm">
            <text:p/>
          </draw:line>
          <draw:line draw:style-name="gr14" draw:text-style-name="P5" draw:layer="layout" svg:x1="5.684cm" svg:y1="12.533cm" svg:x2="5.554cm" svg:y2="12.533cm">
            <text:p/>
          </draw:line>
          <draw:line draw:style-name="gr14" draw:text-style-name="P5" draw:layer="layout" svg:x1="5.684cm" svg:y1="12.633cm" svg:x2="5.554cm" svg:y2="12.633cm">
            <text:p/>
          </draw:line>
          <draw:line draw:style-name="gr14" draw:text-style-name="P5" draw:layer="layout" svg:x1="5.684cm" svg:y1="12.733cm" svg:x2="5.554cm" svg:y2="12.733cm">
            <text:p/>
          </draw:line>
          <draw:line draw:style-name="gr14" draw:text-style-name="P5" draw:layer="layout" svg:x1="5.684cm" svg:y1="12.833cm" svg:x2="5.554cm" svg:y2="12.833cm">
            <text:p/>
          </draw:line>
          <draw:line draw:style-name="gr14" draw:text-style-name="P5" draw:layer="layout" svg:x1="5.684cm" svg:y1="12.333cm" svg:x2="5.554cm" svg:y2="12.333cm">
            <text:p/>
          </draw:line>
          <draw:custom-shape draw:style-name="gr59" draw:text-style-name="P33" draw:layer="layout" svg:width="1.4cm" svg:height="1.4cm" svg:x="5.585cm" svg:y="11.5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84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84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85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84cm" svg:y1="9.694cm" svg:x2="6.068cm" svg:y2="9.694cm">
              <text:p/>
            </draw:line>
            <draw:line draw:style-name="gr4" draw:text-style-name="P5" draw:layer="layout" svg:x1="6.265cm" svg:y1="10.01cm" svg:x2="6.584cm" svg:y2="10.01cm">
              <text:p/>
            </draw:line>
            <draw:custom-shape draw:style-name="gr5" draw:text-style-name="P6" draw:layer="layout" svg:width="0.4cm" svg:height="0.2cm" svg:x="6.536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84cm" svg:y1="10.394cm" svg:x2="6.167cm" svg:y2="10.394cm">
              <text:p/>
            </draw:line>
            <draw:line draw:style-name="gr4" draw:text-style-name="P5" draw:layer="layout" svg:x1="6.265cm" svg:y1="9.694cm" svg:x2="6.265cm" svg:y2="10.3cm">
              <text:p/>
            </draw:line>
            <draw:custom-shape draw:style-name="gr6" draw:text-style-name="P7" draw:layer="layout" svg:width="0.202cm" svg:height="0.213cm" svg:x="6.166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96cm" svg:y1="10.394cm" svg:x2="6.984cm" svg:y2="10.394cm">
              <text:p/>
            </draw:line>
            <draw:line draw:style-name="gr7" draw:text-style-name="P5" draw:layer="layout" svg:x1="5.984cm" svg:y1="9.694cm" svg:x2="6.972cm" svg:y2="9.694cm">
              <text:p/>
            </draw:line>
            <draw:custom-shape draw:style-name="gr8" draw:text-style-name="P3" draw:layer="layout" svg:width="0.201cm" svg:height="0.052cm" draw:transform="rotate (1.5707963267949) translate (5.993cm 9.7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55cm" svg:y1="9.53cm" svg:x2="5.955cm" svg:y2="9.348cm">
              <text:p/>
            </draw:line>
            <draw:custom-shape draw:style-name="gr6" draw:text-style-name="P7" draw:layer="layout" svg:width="0.202cm" svg:height="0.213cm" svg:x="6.167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96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25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53cm" svg:y1="9.537cm" svg:x2="5.953cm" svg:y2="9.704cm">
              <text:p/>
            </draw:line>
            <draw:line draw:style-name="gr12" draw:text-style-name="P5" draw:layer="layout" svg:x1="6.077cm" svg:y1="9.541cm" svg:x2="6.077cm" svg:y2="9.63cm">
              <text:p/>
            </draw:line>
            <draw:line draw:style-name="gr12" draw:text-style-name="P5" draw:layer="layout" svg:x1="6.078cm" svg:y1="9.537cm" svg:x2="5.948cm" svg:y2="9.537cm">
              <text:p/>
            </draw:line>
            <draw:line draw:style-name="gr12" draw:text-style-name="P5" draw:layer="layout" svg:x1="6.139cm" svg:y1="9.637cm" svg:x2="6.077cm" svg:y2="9.637cm">
              <text:p/>
            </draw:line>
            <draw:custom-shape draw:style-name="gr8" draw:text-style-name="P3" draw:layer="layout" svg:width="0.192cm" svg:height="0.064cm" draw:transform="rotate (1.5707963267949) translate (6.102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96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35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84cm" svg:y1="9.553cm" svg:x2="5.554cm" svg:y2="9.553cm">
              <text:p/>
            </draw:line>
            <draw:line draw:style-name="gr13" draw:text-style-name="P5" draw:layer="layout" svg:x1="5.684cm" svg:y1="9.653cm" svg:x2="5.554cm" svg:y2="9.653cm">
              <text:p/>
            </draw:line>
            <draw:line draw:style-name="gr13" draw:text-style-name="P5" draw:layer="layout" svg:x1="5.684cm" svg:y1="9.753cm" svg:x2="5.554cm" svg:y2="9.753cm">
              <text:p/>
            </draw:line>
            <draw:line draw:style-name="gr13" draw:text-style-name="P5" draw:layer="layout" svg:x1="5.684cm" svg:y1="9.853cm" svg:x2="5.554cm" svg:y2="9.853cm">
              <text:p/>
            </draw:line>
            <draw:line draw:style-name="gr13" draw:text-style-name="P5" draw:layer="layout" svg:x1="5.684cm" svg:y1="9.953cm" svg:x2="5.554cm" svg:y2="9.953cm">
              <text:p/>
            </draw:line>
            <draw:line draw:style-name="gr13" draw:text-style-name="P5" draw:layer="layout" svg:x1="5.684cm" svg:y1="9.453cm" svg:x2="5.554cm" svg:y2="9.453cm">
              <text:p/>
            </draw:line>
            <draw:line draw:style-name="gr14" draw:text-style-name="P5" draw:layer="layout" svg:x1="5.684cm" svg:y1="10.233cm" svg:x2="5.554cm" svg:y2="10.233cm">
              <text:p/>
            </draw:line>
            <draw:line draw:style-name="gr14" draw:text-style-name="P5" draw:layer="layout" svg:x1="5.684cm" svg:y1="10.333cm" svg:x2="5.554cm" svg:y2="10.333cm">
              <text:p/>
            </draw:line>
            <draw:line draw:style-name="gr14" draw:text-style-name="P5" draw:layer="layout" svg:x1="5.684cm" svg:y1="10.433cm" svg:x2="5.554cm" svg:y2="10.433cm">
              <text:p/>
            </draw:line>
            <draw:line draw:style-name="gr14" draw:text-style-name="P5" draw:layer="layout" svg:x1="5.684cm" svg:y1="10.533cm" svg:x2="5.554cm" svg:y2="10.533cm">
              <text:p/>
            </draw:line>
            <draw:line draw:style-name="gr14" draw:text-style-name="P5" draw:layer="layout" svg:x1="5.684cm" svg:y1="10.633cm" svg:x2="5.554cm" svg:y2="10.633cm">
              <text:p/>
            </draw:line>
            <draw:line draw:style-name="gr14" draw:text-style-name="P5" draw:layer="layout" svg:x1="5.684cm" svg:y1="10.133cm" svg:x2="5.554cm" svg:y2="10.133cm">
              <text:p/>
            </draw:line>
          </draw:g>
          <draw:custom-shape draw:style-name="gr59" draw:text-style-name="P33" draw:layer="layout" svg:width="1.4cm" svg:height="1.4cm" svg:x="5.585cm" svg:y="9.349cm">
            <text:p/>
            <draw:enhanced-geometry svg:viewBox="0 0 21600 21600" draw:type="rectangle" draw:enhanced-path="M 0 0 L 21600 0 21600 21600 0 21600 0 0 Z N"/>
          </draw:custom-shape>
        </draw:g>
        <draw:line draw:style-name="gr54" draw:text-style-name="P10" draw:layer="layout" svg:x1="6.489cm" svg:y1="8.64cm" svg:x2="6.489cm" svg:y2="11.3cm">
          <text:p/>
        </draw:line>
        <draw:g>
          <draw:g>
            <draw:custom-shape draw:style-name="gr1" draw:text-style-name="P1" draw:layer="layout" svg:width="1.4cm" svg:height="1.4cm" svg:x="7.981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81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82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81cm" svg:y1="9.695cm" svg:x2="8.465cm" svg:y2="9.695cm">
              <text:p/>
            </draw:line>
            <draw:line draw:style-name="gr4" draw:text-style-name="P5" draw:layer="layout" svg:x1="8.662cm" svg:y1="10.011cm" svg:x2="8.981cm" svg:y2="10.011cm">
              <text:p/>
            </draw:line>
            <draw:custom-shape draw:style-name="gr5" draw:text-style-name="P6" draw:layer="layout" svg:width="0.4cm" svg:height="0.2cm" svg:x="8.933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81cm" svg:y1="10.395cm" svg:x2="8.564cm" svg:y2="10.395cm">
              <text:p/>
            </draw:line>
            <draw:line draw:style-name="gr4" draw:text-style-name="P5" draw:layer="layout" svg:x1="8.662cm" svg:y1="9.695cm" svg:x2="8.662cm" svg:y2="10.301cm">
              <text:p/>
            </draw:line>
            <draw:custom-shape draw:style-name="gr6" draw:text-style-name="P7" draw:layer="layout" svg:width="0.202cm" svg:height="0.213cm" svg:x="8.563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3cm" svg:y1="10.395cm" svg:x2="9.381cm" svg:y2="10.395cm">
              <text:p/>
            </draw:line>
            <draw:line draw:style-name="gr7" draw:text-style-name="P5" draw:layer="layout" svg:x1="8.381cm" svg:y1="9.695cm" svg:x2="9.369cm" svg:y2="9.695cm">
              <text:p/>
            </draw:line>
            <draw:custom-shape draw:style-name="gr8" draw:text-style-name="P3" draw:layer="layout" svg:width="0.201cm" svg:height="0.052cm" draw:transform="rotate (1.5707963267949) translate (8.39cm 9.7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52cm" svg:y1="9.531cm" svg:x2="8.352cm" svg:y2="9.349cm">
              <text:p/>
            </draw:line>
            <draw:custom-shape draw:style-name="gr6" draw:text-style-name="P7" draw:layer="layout" svg:width="0.202cm" svg:height="0.213cm" svg:x="8.564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3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22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5cm" svg:y1="9.538cm" svg:x2="8.35cm" svg:y2="9.705cm">
              <text:p/>
            </draw:line>
            <draw:line draw:style-name="gr12" draw:text-style-name="P5" draw:layer="layout" svg:x1="8.474cm" svg:y1="9.542cm" svg:x2="8.474cm" svg:y2="9.631cm">
              <text:p/>
            </draw:line>
            <draw:line draw:style-name="gr12" draw:text-style-name="P5" draw:layer="layout" svg:x1="8.475cm" svg:y1="9.538cm" svg:x2="8.345cm" svg:y2="9.538cm">
              <text:p/>
            </draw:line>
            <draw:line draw:style-name="gr12" draw:text-style-name="P5" draw:layer="layout" svg:x1="8.536cm" svg:y1="9.638cm" svg:x2="8.474cm" svg:y2="9.638cm">
              <text:p/>
            </draw:line>
            <draw:custom-shape draw:style-name="gr8" draw:text-style-name="P3" draw:layer="layout" svg:width="0.192cm" svg:height="0.064cm" draw:transform="rotate (1.5707963267949) translate (8.499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3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32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81cm" svg:y1="9.554cm" svg:x2="7.951cm" svg:y2="9.554cm">
              <text:p/>
            </draw:line>
            <draw:line draw:style-name="gr13" draw:text-style-name="P5" draw:layer="layout" svg:x1="8.081cm" svg:y1="9.654cm" svg:x2="7.951cm" svg:y2="9.654cm">
              <text:p/>
            </draw:line>
            <draw:line draw:style-name="gr13" draw:text-style-name="P5" draw:layer="layout" svg:x1="8.081cm" svg:y1="9.754cm" svg:x2="7.951cm" svg:y2="9.754cm">
              <text:p/>
            </draw:line>
            <draw:line draw:style-name="gr13" draw:text-style-name="P5" draw:layer="layout" svg:x1="8.081cm" svg:y1="9.854cm" svg:x2="7.951cm" svg:y2="9.854cm">
              <text:p/>
            </draw:line>
            <draw:line draw:style-name="gr13" draw:text-style-name="P5" draw:layer="layout" svg:x1="8.081cm" svg:y1="9.954cm" svg:x2="7.951cm" svg:y2="9.954cm">
              <text:p/>
            </draw:line>
            <draw:line draw:style-name="gr13" draw:text-style-name="P5" draw:layer="layout" svg:x1="8.081cm" svg:y1="9.454cm" svg:x2="7.951cm" svg:y2="9.454cm">
              <text:p/>
            </draw:line>
            <draw:line draw:style-name="gr14" draw:text-style-name="P5" draw:layer="layout" svg:x1="8.081cm" svg:y1="10.234cm" svg:x2="7.951cm" svg:y2="10.234cm">
              <text:p/>
            </draw:line>
            <draw:line draw:style-name="gr14" draw:text-style-name="P5" draw:layer="layout" svg:x1="8.081cm" svg:y1="10.334cm" svg:x2="7.951cm" svg:y2="10.334cm">
              <text:p/>
            </draw:line>
            <draw:line draw:style-name="gr14" draw:text-style-name="P5" draw:layer="layout" svg:x1="8.081cm" svg:y1="10.434cm" svg:x2="7.951cm" svg:y2="10.434cm">
              <text:p/>
            </draw:line>
            <draw:line draw:style-name="gr14" draw:text-style-name="P5" draw:layer="layout" svg:x1="8.081cm" svg:y1="10.534cm" svg:x2="7.951cm" svg:y2="10.534cm">
              <text:p/>
            </draw:line>
            <draw:line draw:style-name="gr14" draw:text-style-name="P5" draw:layer="layout" svg:x1="8.081cm" svg:y1="10.634cm" svg:x2="7.951cm" svg:y2="10.634cm">
              <text:p/>
            </draw:line>
            <draw:line draw:style-name="gr14" draw:text-style-name="P5" draw:layer="layout" svg:x1="8.081cm" svg:y1="10.134cm" svg:x2="7.951cm" svg:y2="10.134cm">
              <text:p/>
            </draw:line>
          </draw:g>
          <draw:custom-shape draw:style-name="gr59" draw:text-style-name="P33" draw:layer="layout" svg:width="1.4cm" svg:height="1.4cm" svg:x="7.982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8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8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9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8cm" svg:y1="11.896cm" svg:x2="8.462cm" svg:y2="11.896cm">
              <text:p/>
            </draw:line>
            <draw:line draw:style-name="gr4" draw:text-style-name="P5" draw:layer="layout" svg:x1="8.659cm" svg:y1="12.212cm" svg:x2="8.978cm" svg:y2="12.212cm">
              <text:p/>
            </draw:line>
            <draw:custom-shape draw:style-name="gr5" draw:text-style-name="P6" draw:layer="layout" svg:width="0.4cm" svg:height="0.2cm" svg:x="8.93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8cm" svg:y1="12.596cm" svg:x2="8.561cm" svg:y2="12.596cm">
              <text:p/>
            </draw:line>
            <draw:line draw:style-name="gr4" draw:text-style-name="P5" draw:layer="layout" svg:x1="8.659cm" svg:y1="11.896cm" svg:x2="8.659cm" svg:y2="12.502cm">
              <text:p/>
            </draw:line>
            <draw:custom-shape draw:style-name="gr6" draw:text-style-name="P7" draw:layer="layout" svg:width="0.202cm" svg:height="0.213cm" svg:x="8.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cm" svg:y1="12.596cm" svg:x2="9.378cm" svg:y2="12.596cm">
              <text:p/>
            </draw:line>
            <draw:line draw:style-name="gr7" draw:text-style-name="P5" draw:layer="layout" svg:x1="8.378cm" svg:y1="11.896cm" svg:x2="9.366cm" svg:y2="11.896cm">
              <text:p/>
            </draw:line>
            <draw:custom-shape draw:style-name="gr8" draw:text-style-name="P3" draw:layer="layout" svg:width="0.201cm" svg:height="0.052cm" draw:transform="rotate (1.5707963267949) translate (8.387cm 11.9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9cm" svg:y1="11.732cm" svg:x2="8.349cm" svg:y2="11.55cm">
              <text:p/>
            </draw:line>
            <draw:custom-shape draw:style-name="gr6" draw:text-style-name="P7" draw:layer="layout" svg:width="0.202cm" svg:height="0.213cm" svg:x="8.561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9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7cm" svg:y1="11.739cm" svg:x2="8.347cm" svg:y2="11.906cm">
              <text:p/>
            </draw:line>
            <draw:line draw:style-name="gr12" draw:text-style-name="P5" draw:layer="layout" svg:x1="8.471cm" svg:y1="11.743cm" svg:x2="8.471cm" svg:y2="11.832cm">
              <text:p/>
            </draw:line>
            <draw:line draw:style-name="gr12" draw:text-style-name="P5" draw:layer="layout" svg:x1="8.472cm" svg:y1="11.739cm" svg:x2="8.342cm" svg:y2="11.739cm">
              <text:p/>
            </draw:line>
            <draw:line draw:style-name="gr12" draw:text-style-name="P5" draw:layer="layout" svg:x1="8.533cm" svg:y1="11.839cm" svg:x2="8.471cm" svg:y2="11.839cm">
              <text:p/>
            </draw:line>
            <draw:custom-shape draw:style-name="gr8" draw:text-style-name="P3" draw:layer="layout" svg:width="0.192cm" svg:height="0.064cm" draw:transform="rotate (1.5707963267949) translate (8.496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8cm" svg:y1="11.755cm" svg:x2="7.948cm" svg:y2="11.755cm">
              <text:p/>
            </draw:line>
            <draw:line draw:style-name="gr13" draw:text-style-name="P5" draw:layer="layout" svg:x1="8.078cm" svg:y1="11.855cm" svg:x2="7.948cm" svg:y2="11.855cm">
              <text:p/>
            </draw:line>
            <draw:line draw:style-name="gr13" draw:text-style-name="P5" draw:layer="layout" svg:x1="8.078cm" svg:y1="11.955cm" svg:x2="7.948cm" svg:y2="11.955cm">
              <text:p/>
            </draw:line>
            <draw:line draw:style-name="gr13" draw:text-style-name="P5" draw:layer="layout" svg:x1="8.078cm" svg:y1="12.055cm" svg:x2="7.948cm" svg:y2="12.055cm">
              <text:p/>
            </draw:line>
            <draw:line draw:style-name="gr13" draw:text-style-name="P5" draw:layer="layout" svg:x1="8.078cm" svg:y1="12.155cm" svg:x2="7.948cm" svg:y2="12.155cm">
              <text:p/>
            </draw:line>
            <draw:line draw:style-name="gr13" draw:text-style-name="P5" draw:layer="layout" svg:x1="8.078cm" svg:y1="11.655cm" svg:x2="7.948cm" svg:y2="11.655cm">
              <text:p/>
            </draw:line>
            <draw:line draw:style-name="gr14" draw:text-style-name="P5" draw:layer="layout" svg:x1="8.078cm" svg:y1="12.435cm" svg:x2="7.948cm" svg:y2="12.435cm">
              <text:p/>
            </draw:line>
            <draw:line draw:style-name="gr14" draw:text-style-name="P5" draw:layer="layout" svg:x1="8.078cm" svg:y1="12.535cm" svg:x2="7.948cm" svg:y2="12.535cm">
              <text:p/>
            </draw:line>
            <draw:line draw:style-name="gr14" draw:text-style-name="P5" draw:layer="layout" svg:x1="8.078cm" svg:y1="12.635cm" svg:x2="7.948cm" svg:y2="12.635cm">
              <text:p/>
            </draw:line>
            <draw:line draw:style-name="gr14" draw:text-style-name="P5" draw:layer="layout" svg:x1="8.078cm" svg:y1="12.735cm" svg:x2="7.948cm" svg:y2="12.735cm">
              <text:p/>
            </draw:line>
            <draw:line draw:style-name="gr14" draw:text-style-name="P5" draw:layer="layout" svg:x1="8.078cm" svg:y1="12.835cm" svg:x2="7.948cm" svg:y2="12.835cm">
              <text:p/>
            </draw:line>
            <draw:line draw:style-name="gr14" draw:text-style-name="P5" draw:layer="layout" svg:x1="8.078cm" svg:y1="12.335cm" svg:x2="7.948cm" svg:y2="12.335cm">
              <text:p/>
            </draw:line>
          </draw:g>
          <draw:custom-shape draw:style-name="gr59" draw:text-style-name="P33" draw:layer="layout" svg:width="1.4cm" svg:height="1.4cm" svg:x="7.979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5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5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6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5cm" svg:y1="11.897cm" svg:x2="10.859cm" svg:y2="11.897cm">
              <text:p/>
            </draw:line>
            <draw:line draw:style-name="gr4" draw:text-style-name="P5" draw:layer="layout" svg:x1="11.056cm" svg:y1="12.213cm" svg:x2="11.375cm" svg:y2="12.213cm">
              <text:p/>
            </draw:line>
            <draw:custom-shape draw:style-name="gr5" draw:text-style-name="P6" draw:layer="layout" svg:width="0.4cm" svg:height="0.2cm" svg:x="11.327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5cm" svg:y1="12.597cm" svg:x2="10.958cm" svg:y2="12.597cm">
              <text:p/>
            </draw:line>
            <draw:line draw:style-name="gr4" draw:text-style-name="P5" draw:layer="layout" svg:x1="11.056cm" svg:y1="11.897cm" svg:x2="11.056cm" svg:y2="12.503cm">
              <text:p/>
            </draw:line>
            <draw:custom-shape draw:style-name="gr6" draw:text-style-name="P7" draw:layer="layout" svg:width="0.202cm" svg:height="0.213cm" svg:x="10.957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7cm" svg:y1="12.597cm" svg:x2="11.775cm" svg:y2="12.597cm">
              <text:p/>
            </draw:line>
            <draw:line draw:style-name="gr7" draw:text-style-name="P5" draw:layer="layout" svg:x1="10.775cm" svg:y1="11.897cm" svg:x2="11.763cm" svg:y2="11.897cm">
              <text:p/>
            </draw:line>
            <draw:custom-shape draw:style-name="gr8" draw:text-style-name="P3" draw:layer="layout" svg:width="0.201cm" svg:height="0.052cm" draw:transform="rotate (1.5707963267949) translate (10.784cm 11.9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6cm" svg:y1="11.733cm" svg:x2="10.746cm" svg:y2="11.551cm">
              <text:p/>
            </draw:line>
            <draw:custom-shape draw:style-name="gr6" draw:text-style-name="P7" draw:layer="layout" svg:width="0.202cm" svg:height="0.213cm" svg:x="10.958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7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6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4cm" svg:y1="11.74cm" svg:x2="10.744cm" svg:y2="11.907cm">
              <text:p/>
            </draw:line>
            <draw:line draw:style-name="gr12" draw:text-style-name="P5" draw:layer="layout" svg:x1="10.868cm" svg:y1="11.744cm" svg:x2="10.868cm" svg:y2="11.833cm">
              <text:p/>
            </draw:line>
            <draw:line draw:style-name="gr12" draw:text-style-name="P5" draw:layer="layout" svg:x1="10.869cm" svg:y1="11.74cm" svg:x2="10.739cm" svg:y2="11.74cm">
              <text:p/>
            </draw:line>
            <draw:line draw:style-name="gr12" draw:text-style-name="P5" draw:layer="layout" svg:x1="10.93cm" svg:y1="11.84cm" svg:x2="10.868cm" svg:y2="11.84cm">
              <text:p/>
            </draw:line>
            <draw:custom-shape draw:style-name="gr8" draw:text-style-name="P3" draw:layer="layout" svg:width="0.192cm" svg:height="0.064cm" draw:transform="rotate (1.5707963267949) translate (10.893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7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6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5cm" svg:y1="11.756cm" svg:x2="10.345cm" svg:y2="11.756cm">
              <text:p/>
            </draw:line>
            <draw:line draw:style-name="gr13" draw:text-style-name="P5" draw:layer="layout" svg:x1="10.475cm" svg:y1="11.856cm" svg:x2="10.345cm" svg:y2="11.856cm">
              <text:p/>
            </draw:line>
            <draw:line draw:style-name="gr13" draw:text-style-name="P5" draw:layer="layout" svg:x1="10.475cm" svg:y1="11.956cm" svg:x2="10.345cm" svg:y2="11.956cm">
              <text:p/>
            </draw:line>
            <draw:line draw:style-name="gr13" draw:text-style-name="P5" draw:layer="layout" svg:x1="10.475cm" svg:y1="12.056cm" svg:x2="10.345cm" svg:y2="12.056cm">
              <text:p/>
            </draw:line>
            <draw:line draw:style-name="gr13" draw:text-style-name="P5" draw:layer="layout" svg:x1="10.475cm" svg:y1="12.156cm" svg:x2="10.345cm" svg:y2="12.156cm">
              <text:p/>
            </draw:line>
            <draw:line draw:style-name="gr13" draw:text-style-name="P5" draw:layer="layout" svg:x1="10.475cm" svg:y1="11.656cm" svg:x2="10.345cm" svg:y2="11.656cm">
              <text:p/>
            </draw:line>
            <draw:line draw:style-name="gr14" draw:text-style-name="P5" draw:layer="layout" svg:x1="10.475cm" svg:y1="12.436cm" svg:x2="10.345cm" svg:y2="12.436cm">
              <text:p/>
            </draw:line>
            <draw:line draw:style-name="gr14" draw:text-style-name="P5" draw:layer="layout" svg:x1="10.475cm" svg:y1="12.536cm" svg:x2="10.345cm" svg:y2="12.536cm">
              <text:p/>
            </draw:line>
            <draw:line draw:style-name="gr14" draw:text-style-name="P5" draw:layer="layout" svg:x1="10.475cm" svg:y1="12.636cm" svg:x2="10.345cm" svg:y2="12.636cm">
              <text:p/>
            </draw:line>
            <draw:line draw:style-name="gr14" draw:text-style-name="P5" draw:layer="layout" svg:x1="10.475cm" svg:y1="12.736cm" svg:x2="10.345cm" svg:y2="12.736cm">
              <text:p/>
            </draw:line>
            <draw:line draw:style-name="gr14" draw:text-style-name="P5" draw:layer="layout" svg:x1="10.475cm" svg:y1="12.836cm" svg:x2="10.345cm" svg:y2="12.836cm">
              <text:p/>
            </draw:line>
            <draw:line draw:style-name="gr14" draw:text-style-name="P5" draw:layer="layout" svg:x1="10.475cm" svg:y1="12.336cm" svg:x2="10.345cm" svg:y2="12.336cm">
              <text:p/>
            </draw:line>
          </draw:g>
          <draw:custom-shape draw:style-name="gr59" draw:text-style-name="P33" draw:layer="layout" svg:width="1.4cm" svg:height="1.4cm" svg:x="10.376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2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2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3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2cm" svg:y1="9.698cm" svg:x2="10.856cm" svg:y2="9.698cm">
              <text:p/>
            </draw:line>
            <draw:line draw:style-name="gr4" draw:text-style-name="P5" draw:layer="layout" svg:x1="11.053cm" svg:y1="10.014cm" svg:x2="11.372cm" svg:y2="10.014cm">
              <text:p/>
            </draw:line>
            <draw:custom-shape draw:style-name="gr5" draw:text-style-name="P6" draw:layer="layout" svg:width="0.4cm" svg:height="0.2cm" svg:x="11.324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2cm" svg:y1="10.398cm" svg:x2="10.955cm" svg:y2="10.398cm">
              <text:p/>
            </draw:line>
            <draw:line draw:style-name="gr4" draw:text-style-name="P5" draw:layer="layout" svg:x1="11.053cm" svg:y1="9.698cm" svg:x2="11.053cm" svg:y2="10.304cm">
              <text:p/>
            </draw:line>
            <draw:custom-shape draw:style-name="gr6" draw:text-style-name="P7" draw:layer="layout" svg:width="0.202cm" svg:height="0.213cm" svg:x="10.954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4cm" svg:y1="10.398cm" svg:x2="11.772cm" svg:y2="10.398cm">
              <text:p/>
            </draw:line>
            <draw:line draw:style-name="gr7" draw:text-style-name="P5" draw:layer="layout" svg:x1="10.772cm" svg:y1="9.698cm" svg:x2="11.76cm" svg:y2="9.698cm">
              <text:p/>
            </draw:line>
            <draw:custom-shape draw:style-name="gr8" draw:text-style-name="P3" draw:layer="layout" svg:width="0.201cm" svg:height="0.052cm" draw:transform="rotate (1.5707963267949) translate (10.781cm 9.78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3cm" svg:y1="9.534cm" svg:x2="10.743cm" svg:y2="9.352cm">
              <text:p/>
            </draw:line>
            <draw:custom-shape draw:style-name="gr6" draw:text-style-name="P7" draw:layer="layout" svg:width="0.202cm" svg:height="0.213cm" svg:x="10.955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4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3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1cm" svg:y1="9.541cm" svg:x2="10.741cm" svg:y2="9.708cm">
              <text:p/>
            </draw:line>
            <draw:line draw:style-name="gr12" draw:text-style-name="P5" draw:layer="layout" svg:x1="10.865cm" svg:y1="9.545cm" svg:x2="10.865cm" svg:y2="9.634cm">
              <text:p/>
            </draw:line>
            <draw:line draw:style-name="gr12" draw:text-style-name="P5" draw:layer="layout" svg:x1="10.866cm" svg:y1="9.541cm" svg:x2="10.736cm" svg:y2="9.541cm">
              <text:p/>
            </draw:line>
            <draw:line draw:style-name="gr12" draw:text-style-name="P5" draw:layer="layout" svg:x1="10.927cm" svg:y1="9.641cm" svg:x2="10.865cm" svg:y2="9.641cm">
              <text:p/>
            </draw:line>
            <draw:custom-shape draw:style-name="gr8" draw:text-style-name="P3" draw:layer="layout" svg:width="0.192cm" svg:height="0.064cm" draw:transform="rotate (1.5707963267949) translate (10.89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4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2cm" svg:y1="9.557cm" svg:x2="10.342cm" svg:y2="9.557cm">
              <text:p/>
            </draw:line>
            <draw:line draw:style-name="gr13" draw:text-style-name="P5" draw:layer="layout" svg:x1="10.472cm" svg:y1="9.657cm" svg:x2="10.342cm" svg:y2="9.657cm">
              <text:p/>
            </draw:line>
            <draw:line draw:style-name="gr13" draw:text-style-name="P5" draw:layer="layout" svg:x1="10.472cm" svg:y1="9.757cm" svg:x2="10.342cm" svg:y2="9.757cm">
              <text:p/>
            </draw:line>
            <draw:line draw:style-name="gr13" draw:text-style-name="P5" draw:layer="layout" svg:x1="10.472cm" svg:y1="9.857cm" svg:x2="10.342cm" svg:y2="9.857cm">
              <text:p/>
            </draw:line>
            <draw:line draw:style-name="gr13" draw:text-style-name="P5" draw:layer="layout" svg:x1="10.472cm" svg:y1="9.957cm" svg:x2="10.342cm" svg:y2="9.957cm">
              <text:p/>
            </draw:line>
            <draw:line draw:style-name="gr13" draw:text-style-name="P5" draw:layer="layout" svg:x1="10.472cm" svg:y1="9.457cm" svg:x2="10.342cm" svg:y2="9.457cm">
              <text:p/>
            </draw:line>
            <draw:line draw:style-name="gr14" draw:text-style-name="P5" draw:layer="layout" svg:x1="10.472cm" svg:y1="10.237cm" svg:x2="10.342cm" svg:y2="10.237cm">
              <text:p/>
            </draw:line>
            <draw:line draw:style-name="gr14" draw:text-style-name="P5" draw:layer="layout" svg:x1="10.472cm" svg:y1="10.337cm" svg:x2="10.342cm" svg:y2="10.337cm">
              <text:p/>
            </draw:line>
            <draw:line draw:style-name="gr14" draw:text-style-name="P5" draw:layer="layout" svg:x1="10.472cm" svg:y1="10.437cm" svg:x2="10.342cm" svg:y2="10.437cm">
              <text:p/>
            </draw:line>
            <draw:line draw:style-name="gr14" draw:text-style-name="P5" draw:layer="layout" svg:x1="10.472cm" svg:y1="10.537cm" svg:x2="10.342cm" svg:y2="10.537cm">
              <text:p/>
            </draw:line>
            <draw:line draw:style-name="gr14" draw:text-style-name="P5" draw:layer="layout" svg:x1="10.472cm" svg:y1="10.637cm" svg:x2="10.342cm" svg:y2="10.637cm">
              <text:p/>
            </draw:line>
            <draw:line draw:style-name="gr14" draw:text-style-name="P5" draw:layer="layout" svg:x1="10.472cm" svg:y1="10.137cm" svg:x2="10.342cm" svg:y2="10.137cm">
              <text:p/>
            </draw:line>
          </draw:g>
          <draw:custom-shape draw:style-name="gr59" draw:text-style-name="P33" draw:layer="layout" svg:width="1.4cm" svg:height="1.4cm" svg:x="10.373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8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8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81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8cm" svg:y1="9.694cm" svg:x2="14.464cm" svg:y2="9.694cm">
              <text:p/>
            </draw:line>
            <draw:line draw:style-name="gr4" draw:text-style-name="P5" draw:layer="layout" svg:x1="14.661cm" svg:y1="10.01cm" svg:x2="14.98cm" svg:y2="10.01cm">
              <text:p/>
            </draw:line>
            <draw:custom-shape draw:style-name="gr5" draw:text-style-name="P6" draw:layer="layout" svg:width="0.4cm" svg:height="0.2cm" svg:x="14.932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8cm" svg:y1="10.394cm" svg:x2="14.563cm" svg:y2="10.394cm">
              <text:p/>
            </draw:line>
            <draw:line draw:style-name="gr4" draw:text-style-name="P5" draw:layer="layout" svg:x1="14.661cm" svg:y1="9.694cm" svg:x2="14.661cm" svg:y2="10.3cm">
              <text:p/>
            </draw:line>
            <draw:custom-shape draw:style-name="gr6" draw:text-style-name="P7" draw:layer="layout" svg:width="0.202cm" svg:height="0.213cm" svg:x="14.562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92cm" svg:y1="10.394cm" svg:x2="15.38cm" svg:y2="10.394cm">
              <text:p/>
            </draw:line>
            <draw:line draw:style-name="gr7" draw:text-style-name="P5" draw:layer="layout" svg:x1="14.38cm" svg:y1="9.694cm" svg:x2="15.368cm" svg:y2="9.694cm">
              <text:p/>
            </draw:line>
            <draw:custom-shape draw:style-name="gr8" draw:text-style-name="P3" draw:layer="layout" svg:width="0.201cm" svg:height="0.052cm" draw:transform="rotate (1.5707963267949) translate (14.389cm 9.7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51cm" svg:y1="9.53cm" svg:x2="14.351cm" svg:y2="9.348cm">
              <text:p/>
            </draw:line>
            <draw:custom-shape draw:style-name="gr6" draw:text-style-name="P7" draw:layer="layout" svg:width="0.202cm" svg:height="0.213cm" svg:x="14.563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92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21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9cm" svg:y1="9.537cm" svg:x2="14.349cm" svg:y2="9.704cm">
              <text:p/>
            </draw:line>
            <draw:line draw:style-name="gr12" draw:text-style-name="P5" draw:layer="layout" svg:x1="14.473cm" svg:y1="9.541cm" svg:x2="14.473cm" svg:y2="9.63cm">
              <text:p/>
            </draw:line>
            <draw:line draw:style-name="gr12" draw:text-style-name="P5" draw:layer="layout" svg:x1="14.474cm" svg:y1="9.537cm" svg:x2="14.344cm" svg:y2="9.537cm">
              <text:p/>
            </draw:line>
            <draw:line draw:style-name="gr12" draw:text-style-name="P5" draw:layer="layout" svg:x1="14.535cm" svg:y1="9.637cm" svg:x2="14.473cm" svg:y2="9.637cm">
              <text:p/>
            </draw:line>
            <draw:custom-shape draw:style-name="gr8" draw:text-style-name="P3" draw:layer="layout" svg:width="0.192cm" svg:height="0.064cm" draw:transform="rotate (1.5707963267949) translate (14.498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92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31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8cm" svg:y1="9.553cm" svg:x2="13.95cm" svg:y2="9.553cm">
              <text:p/>
            </draw:line>
            <draw:line draw:style-name="gr13" draw:text-style-name="P5" draw:layer="layout" svg:x1="14.08cm" svg:y1="9.653cm" svg:x2="13.95cm" svg:y2="9.653cm">
              <text:p/>
            </draw:line>
            <draw:line draw:style-name="gr13" draw:text-style-name="P5" draw:layer="layout" svg:x1="14.08cm" svg:y1="9.753cm" svg:x2="13.95cm" svg:y2="9.753cm">
              <text:p/>
            </draw:line>
            <draw:line draw:style-name="gr13" draw:text-style-name="P5" draw:layer="layout" svg:x1="14.08cm" svg:y1="9.853cm" svg:x2="13.95cm" svg:y2="9.853cm">
              <text:p/>
            </draw:line>
            <draw:line draw:style-name="gr13" draw:text-style-name="P5" draw:layer="layout" svg:x1="14.08cm" svg:y1="9.953cm" svg:x2="13.95cm" svg:y2="9.953cm">
              <text:p/>
            </draw:line>
            <draw:line draw:style-name="gr13" draw:text-style-name="P5" draw:layer="layout" svg:x1="14.08cm" svg:y1="9.453cm" svg:x2="13.95cm" svg:y2="9.453cm">
              <text:p/>
            </draw:line>
            <draw:line draw:style-name="gr14" draw:text-style-name="P5" draw:layer="layout" svg:x1="14.08cm" svg:y1="10.233cm" svg:x2="13.95cm" svg:y2="10.233cm">
              <text:p/>
            </draw:line>
            <draw:line draw:style-name="gr14" draw:text-style-name="P5" draw:layer="layout" svg:x1="14.08cm" svg:y1="10.333cm" svg:x2="13.95cm" svg:y2="10.333cm">
              <text:p/>
            </draw:line>
            <draw:line draw:style-name="gr14" draw:text-style-name="P5" draw:layer="layout" svg:x1="14.08cm" svg:y1="10.433cm" svg:x2="13.95cm" svg:y2="10.433cm">
              <text:p/>
            </draw:line>
            <draw:line draw:style-name="gr14" draw:text-style-name="P5" draw:layer="layout" svg:x1="14.08cm" svg:y1="10.533cm" svg:x2="13.95cm" svg:y2="10.533cm">
              <text:p/>
            </draw:line>
            <draw:line draw:style-name="gr14" draw:text-style-name="P5" draw:layer="layout" svg:x1="14.08cm" svg:y1="10.633cm" svg:x2="13.95cm" svg:y2="10.633cm">
              <text:p/>
            </draw:line>
            <draw:line draw:style-name="gr14" draw:text-style-name="P5" draw:layer="layout" svg:x1="14.08cm" svg:y1="10.133cm" svg:x2="13.95cm" svg:y2="10.133cm">
              <text:p/>
            </draw:line>
          </draw:g>
          <draw:custom-shape draw:style-name="gr59" draw:text-style-name="P33" draw:layer="layout" svg:width="1.4cm" svg:height="1.4cm" svg:x="13.981cm" svg:y="9.3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7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7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8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7cm" svg:y1="9.695cm" svg:x2="16.861cm" svg:y2="9.695cm">
              <text:p/>
            </draw:line>
            <draw:line draw:style-name="gr4" draw:text-style-name="P5" draw:layer="layout" svg:x1="17.058cm" svg:y1="10.011cm" svg:x2="17.377cm" svg:y2="10.011cm">
              <text:p/>
            </draw:line>
            <draw:custom-shape draw:style-name="gr5" draw:text-style-name="P6" draw:layer="layout" svg:width="0.4cm" svg:height="0.2cm" svg:x="17.329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7cm" svg:y1="10.395cm" svg:x2="16.96cm" svg:y2="10.395cm">
              <text:p/>
            </draw:line>
            <draw:line draw:style-name="gr4" draw:text-style-name="P5" draw:layer="layout" svg:x1="17.058cm" svg:y1="9.695cm" svg:x2="17.058cm" svg:y2="10.301cm">
              <text:p/>
            </draw:line>
            <draw:custom-shape draw:style-name="gr6" draw:text-style-name="P7" draw:layer="layout" svg:width="0.202cm" svg:height="0.213cm" svg:x="16.959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9cm" svg:y1="10.395cm" svg:x2="17.777cm" svg:y2="10.395cm">
              <text:p/>
            </draw:line>
            <draw:line draw:style-name="gr7" draw:text-style-name="P5" draw:layer="layout" svg:x1="16.777cm" svg:y1="9.695cm" svg:x2="17.765cm" svg:y2="9.695cm">
              <text:p/>
            </draw:line>
            <draw:custom-shape draw:style-name="gr8" draw:text-style-name="P3" draw:layer="layout" svg:width="0.201cm" svg:height="0.052cm" draw:transform="rotate (1.5707963267949) translate (16.786cm 9.7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8cm" svg:y1="9.531cm" svg:x2="16.748cm" svg:y2="9.349cm">
              <text:p/>
            </draw:line>
            <draw:custom-shape draw:style-name="gr6" draw:text-style-name="P7" draw:layer="layout" svg:width="0.202cm" svg:height="0.213cm" svg:x="16.96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9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8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6cm" svg:y1="9.538cm" svg:x2="16.746cm" svg:y2="9.705cm">
              <text:p/>
            </draw:line>
            <draw:line draw:style-name="gr12" draw:text-style-name="P5" draw:layer="layout" svg:x1="16.87cm" svg:y1="9.542cm" svg:x2="16.87cm" svg:y2="9.631cm">
              <text:p/>
            </draw:line>
            <draw:line draw:style-name="gr12" draw:text-style-name="P5" draw:layer="layout" svg:x1="16.871cm" svg:y1="9.538cm" svg:x2="16.741cm" svg:y2="9.538cm">
              <text:p/>
            </draw:line>
            <draw:line draw:style-name="gr12" draw:text-style-name="P5" draw:layer="layout" svg:x1="16.932cm" svg:y1="9.638cm" svg:x2="16.87cm" svg:y2="9.638cm">
              <text:p/>
            </draw:line>
            <draw:custom-shape draw:style-name="gr8" draw:text-style-name="P3" draw:layer="layout" svg:width="0.192cm" svg:height="0.064cm" draw:transform="rotate (1.5707963267949) translate (16.895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9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8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7cm" svg:y1="9.554cm" svg:x2="16.347cm" svg:y2="9.554cm">
              <text:p/>
            </draw:line>
            <draw:line draw:style-name="gr13" draw:text-style-name="P5" draw:layer="layout" svg:x1="16.477cm" svg:y1="9.654cm" svg:x2="16.347cm" svg:y2="9.654cm">
              <text:p/>
            </draw:line>
            <draw:line draw:style-name="gr13" draw:text-style-name="P5" draw:layer="layout" svg:x1="16.477cm" svg:y1="9.754cm" svg:x2="16.347cm" svg:y2="9.754cm">
              <text:p/>
            </draw:line>
            <draw:line draw:style-name="gr13" draw:text-style-name="P5" draw:layer="layout" svg:x1="16.477cm" svg:y1="9.854cm" svg:x2="16.347cm" svg:y2="9.854cm">
              <text:p/>
            </draw:line>
            <draw:line draw:style-name="gr13" draw:text-style-name="P5" draw:layer="layout" svg:x1="16.477cm" svg:y1="9.954cm" svg:x2="16.347cm" svg:y2="9.954cm">
              <text:p/>
            </draw:line>
            <draw:line draw:style-name="gr13" draw:text-style-name="P5" draw:layer="layout" svg:x1="16.477cm" svg:y1="9.454cm" svg:x2="16.347cm" svg:y2="9.454cm">
              <text:p/>
            </draw:line>
            <draw:line draw:style-name="gr14" draw:text-style-name="P5" draw:layer="layout" svg:x1="16.477cm" svg:y1="10.234cm" svg:x2="16.347cm" svg:y2="10.234cm">
              <text:p/>
            </draw:line>
            <draw:line draw:style-name="gr14" draw:text-style-name="P5" draw:layer="layout" svg:x1="16.477cm" svg:y1="10.334cm" svg:x2="16.347cm" svg:y2="10.334cm">
              <text:p/>
            </draw:line>
            <draw:line draw:style-name="gr14" draw:text-style-name="P5" draw:layer="layout" svg:x1="16.477cm" svg:y1="10.434cm" svg:x2="16.347cm" svg:y2="10.434cm">
              <text:p/>
            </draw:line>
            <draw:line draw:style-name="gr14" draw:text-style-name="P5" draw:layer="layout" svg:x1="16.477cm" svg:y1="10.534cm" svg:x2="16.347cm" svg:y2="10.534cm">
              <text:p/>
            </draw:line>
            <draw:line draw:style-name="gr14" draw:text-style-name="P5" draw:layer="layout" svg:x1="16.477cm" svg:y1="10.634cm" svg:x2="16.347cm" svg:y2="10.634cm">
              <text:p/>
            </draw:line>
            <draw:line draw:style-name="gr14" draw:text-style-name="P5" draw:layer="layout" svg:x1="16.477cm" svg:y1="10.134cm" svg:x2="16.347cm" svg:y2="10.134cm">
              <text:p/>
            </draw:line>
          </draw:g>
          <draw:custom-shape draw:style-name="gr59" draw:text-style-name="P33" draw:layer="layout" svg:width="1.4cm" svg:height="1.4cm" svg:x="16.378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11.896cm" svg:x2="16.858cm" svg:y2="11.896cm">
              <text:p/>
            </draw:line>
            <draw:line draw:style-name="gr4" draw:text-style-name="P5" draw:layer="layout" svg:x1="17.055cm" svg:y1="12.212cm" svg:x2="17.374cm" svg:y2="12.212cm">
              <text:p/>
            </draw:line>
            <draw:custom-shape draw:style-name="gr5" draw:text-style-name="P6" draw:layer="layout" svg:width="0.4cm" svg:height="0.2cm" svg:x="17.326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12.596cm" svg:x2="16.957cm" svg:y2="12.596cm">
              <text:p/>
            </draw:line>
            <draw:line draw:style-name="gr4" draw:text-style-name="P5" draw:layer="layout" svg:x1="17.055cm" svg:y1="11.896cm" svg:x2="17.055cm" svg:y2="12.502cm">
              <text:p/>
            </draw:line>
            <draw:custom-shape draw:style-name="gr6" draw:text-style-name="P7" draw:layer="layout" svg:width="0.202cm" svg:height="0.213cm" svg:x="16.9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12.596cm" svg:x2="17.774cm" svg:y2="12.596cm">
              <text:p/>
            </draw:line>
            <draw:line draw:style-name="gr7" draw:text-style-name="P5" draw:layer="layout" svg:x1="16.774cm" svg:y1="11.896cm" svg:x2="17.762cm" svg:y2="11.896cm">
              <text:p/>
            </draw:line>
            <draw:custom-shape draw:style-name="gr8" draw:text-style-name="P3" draw:layer="layout" svg:width="0.201cm" svg:height="0.052cm" draw:transform="rotate (1.5707963267949) translate (16.783cm 11.9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11.732cm" svg:x2="16.745cm" svg:y2="11.55cm">
              <text:p/>
            </draw:line>
            <draw:custom-shape draw:style-name="gr6" draw:text-style-name="P7" draw:layer="layout" svg:width="0.202cm" svg:height="0.213cm" svg:x="16.957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11.739cm" svg:x2="16.743cm" svg:y2="11.906cm">
              <text:p/>
            </draw:line>
            <draw:line draw:style-name="gr12" draw:text-style-name="P5" draw:layer="layout" svg:x1="16.867cm" svg:y1="11.743cm" svg:x2="16.867cm" svg:y2="11.832cm">
              <text:p/>
            </draw:line>
            <draw:line draw:style-name="gr12" draw:text-style-name="P5" draw:layer="layout" svg:x1="16.868cm" svg:y1="11.739cm" svg:x2="16.738cm" svg:y2="11.739cm">
              <text:p/>
            </draw:line>
            <draw:line draw:style-name="gr12" draw:text-style-name="P5" draw:layer="layout" svg:x1="16.929cm" svg:y1="11.839cm" svg:x2="16.867cm" svg:y2="11.839cm">
              <text:p/>
            </draw:line>
            <draw:custom-shape draw:style-name="gr8" draw:text-style-name="P3" draw:layer="layout" svg:width="0.192cm" svg:height="0.064cm" draw:transform="rotate (1.5707963267949) translate (16.892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11.755cm" svg:x2="16.344cm" svg:y2="11.755cm">
              <text:p/>
            </draw:line>
            <draw:line draw:style-name="gr13" draw:text-style-name="P5" draw:layer="layout" svg:x1="16.474cm" svg:y1="11.855cm" svg:x2="16.344cm" svg:y2="11.855cm">
              <text:p/>
            </draw:line>
            <draw:line draw:style-name="gr13" draw:text-style-name="P5" draw:layer="layout" svg:x1="16.474cm" svg:y1="11.955cm" svg:x2="16.344cm" svg:y2="11.955cm">
              <text:p/>
            </draw:line>
            <draw:line draw:style-name="gr13" draw:text-style-name="P5" draw:layer="layout" svg:x1="16.474cm" svg:y1="12.055cm" svg:x2="16.344cm" svg:y2="12.055cm">
              <text:p/>
            </draw:line>
            <draw:line draw:style-name="gr13" draw:text-style-name="P5" draw:layer="layout" svg:x1="16.474cm" svg:y1="12.155cm" svg:x2="16.344cm" svg:y2="12.155cm">
              <text:p/>
            </draw:line>
            <draw:line draw:style-name="gr13" draw:text-style-name="P5" draw:layer="layout" svg:x1="16.474cm" svg:y1="11.655cm" svg:x2="16.344cm" svg:y2="11.655cm">
              <text:p/>
            </draw:line>
            <draw:line draw:style-name="gr14" draw:text-style-name="P5" draw:layer="layout" svg:x1="16.474cm" svg:y1="12.435cm" svg:x2="16.344cm" svg:y2="12.435cm">
              <text:p/>
            </draw:line>
            <draw:line draw:style-name="gr14" draw:text-style-name="P5" draw:layer="layout" svg:x1="16.474cm" svg:y1="12.535cm" svg:x2="16.344cm" svg:y2="12.535cm">
              <text:p/>
            </draw:line>
            <draw:line draw:style-name="gr14" draw:text-style-name="P5" draw:layer="layout" svg:x1="16.474cm" svg:y1="12.635cm" svg:x2="16.344cm" svg:y2="12.635cm">
              <text:p/>
            </draw:line>
            <draw:line draw:style-name="gr14" draw:text-style-name="P5" draw:layer="layout" svg:x1="16.474cm" svg:y1="12.735cm" svg:x2="16.344cm" svg:y2="12.735cm">
              <text:p/>
            </draw:line>
            <draw:line draw:style-name="gr14" draw:text-style-name="P5" draw:layer="layout" svg:x1="16.474cm" svg:y1="12.835cm" svg:x2="16.344cm" svg:y2="12.835cm">
              <text:p/>
            </draw:line>
            <draw:line draw:style-name="gr14" draw:text-style-name="P5" draw:layer="layout" svg:x1="16.474cm" svg:y1="12.335cm" svg:x2="16.344cm" svg:y2="12.335cm">
              <text:p/>
            </draw:line>
          </draw:g>
          <draw:custom-shape draw:style-name="gr59" draw:text-style-name="P33" draw:layer="layout" svg:width="1.4cm" svg:height="1.4cm" svg:x="16.375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71cm" svg:y1="11.897cm" svg:x2="19.255cm" svg:y2="11.897cm">
              <text:p/>
            </draw:line>
            <draw:line draw:style-name="gr4" draw:text-style-name="P5" draw:layer="layout" svg:x1="19.452cm" svg:y1="12.213cm" svg:x2="19.771cm" svg:y2="12.213cm">
              <text:p/>
            </draw:line>
            <draw:custom-shape draw:style-name="gr5" draw:text-style-name="P6" draw:layer="layout" svg:width="0.4cm" svg:height="0.2cm" svg:x="19.7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71cm" svg:y1="12.597cm" svg:x2="19.354cm" svg:y2="12.597cm">
              <text:p/>
            </draw:line>
            <draw:line draw:style-name="gr4" draw:text-style-name="P5" draw:layer="layout" svg:x1="19.452cm" svg:y1="11.897cm" svg:x2="19.452cm" svg:y2="12.503cm">
              <text:p/>
            </draw:line>
            <draw:custom-shape draw:style-name="gr6" draw:text-style-name="P7" draw:layer="layout" svg:width="0.202cm" svg:height="0.213cm" svg:x="19.3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3cm" svg:y1="12.597cm" svg:x2="20.171cm" svg:y2="12.597cm">
              <text:p/>
            </draw:line>
            <draw:line draw:style-name="gr7" draw:text-style-name="P5" draw:layer="layout" svg:x1="19.171cm" svg:y1="11.897cm" svg:x2="20.159cm" svg:y2="11.897cm">
              <text:p/>
            </draw:line>
            <draw:custom-shape draw:style-name="gr8" draw:text-style-name="P3" draw:layer="layout" svg:width="0.201cm" svg:height="0.052cm" draw:transform="rotate (1.5707963267949) translate (19.18cm 11.9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42cm" svg:y1="11.733cm" svg:x2="19.142cm" svg:y2="11.551cm">
              <text:p/>
            </draw:line>
            <draw:custom-shape draw:style-name="gr6" draw:text-style-name="P7" draw:layer="layout" svg:width="0.202cm" svg:height="0.213cm" svg:x="19.3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4cm" svg:y1="11.74cm" svg:x2="19.14cm" svg:y2="11.907cm">
              <text:p/>
            </draw:line>
            <draw:line draw:style-name="gr12" draw:text-style-name="P5" draw:layer="layout" svg:x1="19.264cm" svg:y1="11.744cm" svg:x2="19.264cm" svg:y2="11.833cm">
              <text:p/>
            </draw:line>
            <draw:line draw:style-name="gr12" draw:text-style-name="P5" draw:layer="layout" svg:x1="19.265cm" svg:y1="11.74cm" svg:x2="19.135cm" svg:y2="11.74cm">
              <text:p/>
            </draw:line>
            <draw:line draw:style-name="gr12" draw:text-style-name="P5" draw:layer="layout" svg:x1="19.326cm" svg:y1="11.84cm" svg:x2="19.264cm" svg:y2="11.84cm">
              <text:p/>
            </draw:line>
            <draw:custom-shape draw:style-name="gr8" draw:text-style-name="P3" draw:layer="layout" svg:width="0.192cm" svg:height="0.064cm" draw:transform="rotate (1.5707963267949) translate (19.2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71cm" svg:y1="11.756cm" svg:x2="18.741cm" svg:y2="11.756cm">
              <text:p/>
            </draw:line>
            <draw:line draw:style-name="gr13" draw:text-style-name="P5" draw:layer="layout" svg:x1="18.871cm" svg:y1="11.856cm" svg:x2="18.741cm" svg:y2="11.856cm">
              <text:p/>
            </draw:line>
            <draw:line draw:style-name="gr13" draw:text-style-name="P5" draw:layer="layout" svg:x1="18.871cm" svg:y1="11.956cm" svg:x2="18.741cm" svg:y2="11.956cm">
              <text:p/>
            </draw:line>
            <draw:line draw:style-name="gr13" draw:text-style-name="P5" draw:layer="layout" svg:x1="18.871cm" svg:y1="12.056cm" svg:x2="18.741cm" svg:y2="12.056cm">
              <text:p/>
            </draw:line>
            <draw:line draw:style-name="gr13" draw:text-style-name="P5" draw:layer="layout" svg:x1="18.871cm" svg:y1="12.156cm" svg:x2="18.741cm" svg:y2="12.156cm">
              <text:p/>
            </draw:line>
            <draw:line draw:style-name="gr13" draw:text-style-name="P5" draw:layer="layout" svg:x1="18.871cm" svg:y1="11.656cm" svg:x2="18.741cm" svg:y2="11.656cm">
              <text:p/>
            </draw:line>
            <draw:line draw:style-name="gr14" draw:text-style-name="P5" draw:layer="layout" svg:x1="18.871cm" svg:y1="12.436cm" svg:x2="18.741cm" svg:y2="12.436cm">
              <text:p/>
            </draw:line>
            <draw:line draw:style-name="gr14" draw:text-style-name="P5" draw:layer="layout" svg:x1="18.871cm" svg:y1="12.536cm" svg:x2="18.741cm" svg:y2="12.536cm">
              <text:p/>
            </draw:line>
            <draw:line draw:style-name="gr14" draw:text-style-name="P5" draw:layer="layout" svg:x1="18.871cm" svg:y1="12.636cm" svg:x2="18.741cm" svg:y2="12.636cm">
              <text:p/>
            </draw:line>
            <draw:line draw:style-name="gr14" draw:text-style-name="P5" draw:layer="layout" svg:x1="18.871cm" svg:y1="12.736cm" svg:x2="18.741cm" svg:y2="12.736cm">
              <text:p/>
            </draw:line>
            <draw:line draw:style-name="gr14" draw:text-style-name="P5" draw:layer="layout" svg:x1="18.871cm" svg:y1="12.836cm" svg:x2="18.741cm" svg:y2="12.836cm">
              <text:p/>
            </draw:line>
            <draw:line draw:style-name="gr14" draw:text-style-name="P5" draw:layer="layout" svg:x1="18.871cm" svg:y1="12.336cm" svg:x2="18.741cm" svg:y2="12.336cm">
              <text:p/>
            </draw:line>
          </draw:g>
          <draw:custom-shape draw:style-name="gr59" draw:text-style-name="P33" draw:layer="layout" svg:width="1.4cm" svg:height="1.4cm" svg:x="18.7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9.698cm" svg:x2="19.252cm" svg:y2="9.698cm">
              <text:p/>
            </draw:line>
            <draw:line draw:style-name="gr4" draw:text-style-name="P5" draw:layer="layout" svg:x1="19.449cm" svg:y1="10.014cm" svg:x2="19.768cm" svg:y2="10.014cm">
              <text:p/>
            </draw:line>
            <draw:custom-shape draw:style-name="gr5" draw:text-style-name="P6" draw:layer="layout" svg:width="0.4cm" svg:height="0.2cm" svg:x="19.72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10.398cm" svg:x2="19.351cm" svg:y2="10.398cm">
              <text:p/>
            </draw:line>
            <draw:line draw:style-name="gr4" draw:text-style-name="P5" draw:layer="layout" svg:x1="19.449cm" svg:y1="9.698cm" svg:x2="19.449cm" svg:y2="10.304cm">
              <text:p/>
            </draw:line>
            <draw:custom-shape draw:style-name="gr6" draw:text-style-name="P7" draw:layer="layout" svg:width="0.202cm" svg:height="0.213cm" svg:x="19.35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10.398cm" svg:x2="20.168cm" svg:y2="10.398cm">
              <text:p/>
            </draw:line>
            <draw:line draw:style-name="gr7" draw:text-style-name="P5" draw:layer="layout" svg:x1="19.168cm" svg:y1="9.698cm" svg:x2="20.156cm" svg:y2="9.698cm">
              <text:p/>
            </draw:line>
            <draw:custom-shape draw:style-name="gr8" draw:text-style-name="P3" draw:layer="layout" svg:width="0.201cm" svg:height="0.052cm" draw:transform="rotate (1.5707963267949) translate (19.177cm 9.78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9.534cm" svg:x2="19.139cm" svg:y2="9.352cm">
              <text:p/>
            </draw:line>
            <draw:custom-shape draw:style-name="gr6" draw:text-style-name="P7" draw:layer="layout" svg:width="0.202cm" svg:height="0.213cm" svg:x="19.351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9.541cm" svg:x2="19.137cm" svg:y2="9.708cm">
              <text:p/>
            </draw:line>
            <draw:line draw:style-name="gr12" draw:text-style-name="P5" draw:layer="layout" svg:x1="19.261cm" svg:y1="9.545cm" svg:x2="19.261cm" svg:y2="9.634cm">
              <text:p/>
            </draw:line>
            <draw:line draw:style-name="gr12" draw:text-style-name="P5" draw:layer="layout" svg:x1="19.262cm" svg:y1="9.541cm" svg:x2="19.132cm" svg:y2="9.541cm">
              <text:p/>
            </draw:line>
            <draw:line draw:style-name="gr12" draw:text-style-name="P5" draw:layer="layout" svg:x1="19.323cm" svg:y1="9.641cm" svg:x2="19.261cm" svg:y2="9.641cm">
              <text:p/>
            </draw:line>
            <draw:custom-shape draw:style-name="gr8" draw:text-style-name="P3" draw:layer="layout" svg:width="0.192cm" svg:height="0.064cm" draw:transform="rotate (1.5707963267949) translate (19.286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9.557cm" svg:x2="18.738cm" svg:y2="9.557cm">
              <text:p/>
            </draw:line>
            <draw:line draw:style-name="gr13" draw:text-style-name="P5" draw:layer="layout" svg:x1="18.868cm" svg:y1="9.657cm" svg:x2="18.738cm" svg:y2="9.657cm">
              <text:p/>
            </draw:line>
            <draw:line draw:style-name="gr13" draw:text-style-name="P5" draw:layer="layout" svg:x1="18.868cm" svg:y1="9.757cm" svg:x2="18.738cm" svg:y2="9.757cm">
              <text:p/>
            </draw:line>
            <draw:line draw:style-name="gr13" draw:text-style-name="P5" draw:layer="layout" svg:x1="18.868cm" svg:y1="9.857cm" svg:x2="18.738cm" svg:y2="9.857cm">
              <text:p/>
            </draw:line>
            <draw:line draw:style-name="gr13" draw:text-style-name="P5" draw:layer="layout" svg:x1="18.868cm" svg:y1="9.957cm" svg:x2="18.738cm" svg:y2="9.957cm">
              <text:p/>
            </draw:line>
            <draw:line draw:style-name="gr13" draw:text-style-name="P5" draw:layer="layout" svg:x1="18.868cm" svg:y1="9.457cm" svg:x2="18.738cm" svg:y2="9.457cm">
              <text:p/>
            </draw:line>
            <draw:line draw:style-name="gr14" draw:text-style-name="P5" draw:layer="layout" svg:x1="18.868cm" svg:y1="10.237cm" svg:x2="18.738cm" svg:y2="10.237cm">
              <text:p/>
            </draw:line>
            <draw:line draw:style-name="gr14" draw:text-style-name="P5" draw:layer="layout" svg:x1="18.868cm" svg:y1="10.337cm" svg:x2="18.738cm" svg:y2="10.337cm">
              <text:p/>
            </draw:line>
            <draw:line draw:style-name="gr14" draw:text-style-name="P5" draw:layer="layout" svg:x1="18.868cm" svg:y1="10.437cm" svg:x2="18.738cm" svg:y2="10.437cm">
              <text:p/>
            </draw:line>
            <draw:line draw:style-name="gr14" draw:text-style-name="P5" draw:layer="layout" svg:x1="18.868cm" svg:y1="10.537cm" svg:x2="18.738cm" svg:y2="10.537cm">
              <text:p/>
            </draw:line>
            <draw:line draw:style-name="gr14" draw:text-style-name="P5" draw:layer="layout" svg:x1="18.868cm" svg:y1="10.637cm" svg:x2="18.738cm" svg:y2="10.637cm">
              <text:p/>
            </draw:line>
            <draw:line draw:style-name="gr14" draw:text-style-name="P5" draw:layer="layout" svg:x1="18.868cm" svg:y1="10.137cm" svg:x2="18.738cm" svg:y2="10.137cm">
              <text:p/>
            </draw:line>
          </draw:g>
          <draw:custom-shape draw:style-name="gr59" draw:text-style-name="P33" draw:layer="layout" svg:width="1.4cm" svg:height="1.4cm" svg:x="18.769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1cm" svg:y1="11.897cm" svg:x2="14.455cm" svg:y2="11.897cm">
              <text:p/>
            </draw:line>
            <draw:line draw:style-name="gr4" draw:text-style-name="P5" draw:layer="layout" svg:x1="14.652cm" svg:y1="12.213cm" svg:x2="14.971cm" svg:y2="12.213cm">
              <text:p/>
            </draw:line>
            <draw:custom-shape draw:style-name="gr5" draw:text-style-name="P6" draw:layer="layout" svg:width="0.4cm" svg:height="0.2cm" svg:x="14.9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1cm" svg:y1="12.597cm" svg:x2="14.554cm" svg:y2="12.597cm">
              <text:p/>
            </draw:line>
            <draw:line draw:style-name="gr4" draw:text-style-name="P5" draw:layer="layout" svg:x1="14.652cm" svg:y1="11.897cm" svg:x2="14.652cm" svg:y2="12.503cm">
              <text:p/>
            </draw:line>
            <draw:custom-shape draw:style-name="gr6" draw:text-style-name="P7" draw:layer="layout" svg:width="0.202cm" svg:height="0.213cm" svg:x="14.5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3cm" svg:y1="12.597cm" svg:x2="15.371cm" svg:y2="12.597cm">
              <text:p/>
            </draw:line>
            <draw:line draw:style-name="gr7" draw:text-style-name="P5" draw:layer="layout" svg:x1="14.371cm" svg:y1="11.897cm" svg:x2="15.359cm" svg:y2="11.897cm">
              <text:p/>
            </draw:line>
            <draw:custom-shape draw:style-name="gr8" draw:text-style-name="P3" draw:layer="layout" svg:width="0.201cm" svg:height="0.052cm" draw:transform="rotate (1.5707963267949) translate (14.38cm 11.9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2cm" svg:y1="11.733cm" svg:x2="14.342cm" svg:y2="11.551cm">
              <text:p/>
            </draw:line>
            <draw:custom-shape draw:style-name="gr6" draw:text-style-name="P7" draw:layer="layout" svg:width="0.202cm" svg:height="0.213cm" svg:x="14.5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cm" svg:y1="11.74cm" svg:x2="14.34cm" svg:y2="11.907cm">
              <text:p/>
            </draw:line>
            <draw:line draw:style-name="gr12" draw:text-style-name="P5" draw:layer="layout" svg:x1="14.464cm" svg:y1="11.744cm" svg:x2="14.464cm" svg:y2="11.833cm">
              <text:p/>
            </draw:line>
            <draw:line draw:style-name="gr12" draw:text-style-name="P5" draw:layer="layout" svg:x1="14.465cm" svg:y1="11.74cm" svg:x2="14.335cm" svg:y2="11.74cm">
              <text:p/>
            </draw:line>
            <draw:line draw:style-name="gr12" draw:text-style-name="P5" draw:layer="layout" svg:x1="14.526cm" svg:y1="11.84cm" svg:x2="14.464cm" svg:y2="11.84cm">
              <text:p/>
            </draw:line>
            <draw:custom-shape draw:style-name="gr8" draw:text-style-name="P3" draw:layer="layout" svg:width="0.192cm" svg:height="0.064cm" draw:transform="rotate (1.5707963267949) translate (14.4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1cm" svg:y1="11.756cm" svg:x2="13.941cm" svg:y2="11.756cm">
              <text:p/>
            </draw:line>
            <draw:line draw:style-name="gr13" draw:text-style-name="P5" draw:layer="layout" svg:x1="14.071cm" svg:y1="11.856cm" svg:x2="13.941cm" svg:y2="11.856cm">
              <text:p/>
            </draw:line>
            <draw:line draw:style-name="gr13" draw:text-style-name="P5" draw:layer="layout" svg:x1="14.071cm" svg:y1="11.956cm" svg:x2="13.941cm" svg:y2="11.956cm">
              <text:p/>
            </draw:line>
            <draw:line draw:style-name="gr13" draw:text-style-name="P5" draw:layer="layout" svg:x1="14.071cm" svg:y1="12.056cm" svg:x2="13.941cm" svg:y2="12.056cm">
              <text:p/>
            </draw:line>
            <draw:line draw:style-name="gr13" draw:text-style-name="P5" draw:layer="layout" svg:x1="14.071cm" svg:y1="12.156cm" svg:x2="13.941cm" svg:y2="12.156cm">
              <text:p/>
            </draw:line>
            <draw:line draw:style-name="gr13" draw:text-style-name="P5" draw:layer="layout" svg:x1="14.071cm" svg:y1="11.656cm" svg:x2="13.941cm" svg:y2="11.656cm">
              <text:p/>
            </draw:line>
            <draw:line draw:style-name="gr14" draw:text-style-name="P5" draw:layer="layout" svg:x1="14.071cm" svg:y1="12.436cm" svg:x2="13.941cm" svg:y2="12.436cm">
              <text:p/>
            </draw:line>
            <draw:line draw:style-name="gr14" draw:text-style-name="P5" draw:layer="layout" svg:x1="14.071cm" svg:y1="12.536cm" svg:x2="13.941cm" svg:y2="12.536cm">
              <text:p/>
            </draw:line>
            <draw:line draw:style-name="gr14" draw:text-style-name="P5" draw:layer="layout" svg:x1="14.071cm" svg:y1="12.636cm" svg:x2="13.941cm" svg:y2="12.636cm">
              <text:p/>
            </draw:line>
            <draw:line draw:style-name="gr14" draw:text-style-name="P5" draw:layer="layout" svg:x1="14.071cm" svg:y1="12.736cm" svg:x2="13.941cm" svg:y2="12.736cm">
              <text:p/>
            </draw:line>
            <draw:line draw:style-name="gr14" draw:text-style-name="P5" draw:layer="layout" svg:x1="14.071cm" svg:y1="12.836cm" svg:x2="13.941cm" svg:y2="12.836cm">
              <text:p/>
            </draw:line>
            <draw:line draw:style-name="gr14" draw:text-style-name="P5" draw:layer="layout" svg:x1="14.071cm" svg:y1="12.336cm" svg:x2="13.941cm" svg:y2="12.336cm">
              <text:p/>
            </draw:line>
          </draw:g>
          <draw:custom-shape draw:style-name="gr59" draw:text-style-name="P33" draw:layer="layout" svg:width="1.4cm" svg:height="1.4cm" svg:x="13.9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7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7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8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7cm" svg:y1="4.745cm" svg:x2="14.461cm" svg:y2="4.745cm">
              <text:p/>
            </draw:line>
            <draw:line draw:style-name="gr4" draw:text-style-name="P5" draw:layer="layout" svg:x1="14.658cm" svg:y1="5.061cm" svg:x2="14.977cm" svg:y2="5.061cm">
              <text:p/>
            </draw:line>
            <draw:custom-shape draw:style-name="gr5" draw:text-style-name="P6" draw:layer="layout" svg:width="0.4cm" svg:height="0.2cm" svg:x="14.929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7cm" svg:y1="5.445cm" svg:x2="14.56cm" svg:y2="5.445cm">
              <text:p/>
            </draw:line>
            <draw:line draw:style-name="gr4" draw:text-style-name="P5" draw:layer="layout" svg:x1="14.658cm" svg:y1="4.745cm" svg:x2="14.658cm" svg:y2="5.351cm">
              <text:p/>
            </draw:line>
            <draw:custom-shape draw:style-name="gr6" draw:text-style-name="P7" draw:layer="layout" svg:width="0.202cm" svg:height="0.213cm" svg:x="14.559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9cm" svg:y1="5.445cm" svg:x2="15.377cm" svg:y2="5.445cm">
              <text:p/>
            </draw:line>
            <draw:line draw:style-name="gr7" draw:text-style-name="P5" draw:layer="layout" svg:x1="14.377cm" svg:y1="4.745cm" svg:x2="15.365cm" svg:y2="4.745cm">
              <text:p/>
            </draw:line>
            <draw:custom-shape draw:style-name="gr8" draw:text-style-name="P3" draw:layer="layout" svg:width="0.201cm" svg:height="0.052cm" draw:transform="rotate (1.5707963267949) translate (14.386cm 4.8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8cm" svg:y1="4.581cm" svg:x2="14.348cm" svg:y2="4.399cm">
              <text:p/>
            </draw:line>
            <draw:custom-shape draw:style-name="gr6" draw:text-style-name="P7" draw:layer="layout" svg:width="0.202cm" svg:height="0.213cm" svg:x="14.56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9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8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6cm" svg:y1="4.588cm" svg:x2="14.346cm" svg:y2="4.755cm">
              <text:p/>
            </draw:line>
            <draw:line draw:style-name="gr12" draw:text-style-name="P5" draw:layer="layout" svg:x1="14.47cm" svg:y1="4.592cm" svg:x2="14.47cm" svg:y2="4.681cm">
              <text:p/>
            </draw:line>
            <draw:line draw:style-name="gr12" draw:text-style-name="P5" draw:layer="layout" svg:x1="14.471cm" svg:y1="4.588cm" svg:x2="14.341cm" svg:y2="4.588cm">
              <text:p/>
            </draw:line>
            <draw:line draw:style-name="gr12" draw:text-style-name="P5" draw:layer="layout" svg:x1="14.532cm" svg:y1="4.688cm" svg:x2="14.47cm" svg:y2="4.688cm">
              <text:p/>
            </draw:line>
            <draw:custom-shape draw:style-name="gr8" draw:text-style-name="P3" draw:layer="layout" svg:width="0.192cm" svg:height="0.064cm" draw:transform="rotate (1.5707963267949) translate (14.495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9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8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7cm" svg:y1="4.604cm" svg:x2="13.947cm" svg:y2="4.604cm">
              <text:p/>
            </draw:line>
            <draw:line draw:style-name="gr13" draw:text-style-name="P5" draw:layer="layout" svg:x1="14.077cm" svg:y1="4.704cm" svg:x2="13.947cm" svg:y2="4.704cm">
              <text:p/>
            </draw:line>
            <draw:line draw:style-name="gr13" draw:text-style-name="P5" draw:layer="layout" svg:x1="14.077cm" svg:y1="4.804cm" svg:x2="13.947cm" svg:y2="4.804cm">
              <text:p/>
            </draw:line>
            <draw:line draw:style-name="gr13" draw:text-style-name="P5" draw:layer="layout" svg:x1="14.077cm" svg:y1="4.904cm" svg:x2="13.947cm" svg:y2="4.904cm">
              <text:p/>
            </draw:line>
            <draw:line draw:style-name="gr13" draw:text-style-name="P5" draw:layer="layout" svg:x1="14.077cm" svg:y1="5.004cm" svg:x2="13.947cm" svg:y2="5.004cm">
              <text:p/>
            </draw:line>
            <draw:line draw:style-name="gr13" draw:text-style-name="P5" draw:layer="layout" svg:x1="14.077cm" svg:y1="4.504cm" svg:x2="13.947cm" svg:y2="4.504cm">
              <text:p/>
            </draw:line>
            <draw:line draw:style-name="gr14" draw:text-style-name="P5" draw:layer="layout" svg:x1="14.077cm" svg:y1="5.284cm" svg:x2="13.947cm" svg:y2="5.284cm">
              <text:p/>
            </draw:line>
            <draw:line draw:style-name="gr14" draw:text-style-name="P5" draw:layer="layout" svg:x1="14.077cm" svg:y1="5.384cm" svg:x2="13.947cm" svg:y2="5.384cm">
              <text:p/>
            </draw:line>
            <draw:line draw:style-name="gr14" draw:text-style-name="P5" draw:layer="layout" svg:x1="14.077cm" svg:y1="5.484cm" svg:x2="13.947cm" svg:y2="5.484cm">
              <text:p/>
            </draw:line>
            <draw:line draw:style-name="gr14" draw:text-style-name="P5" draw:layer="layout" svg:x1="14.077cm" svg:y1="5.584cm" svg:x2="13.947cm" svg:y2="5.584cm">
              <text:p/>
            </draw:line>
            <draw:line draw:style-name="gr14" draw:text-style-name="P5" draw:layer="layout" svg:x1="14.077cm" svg:y1="5.684cm" svg:x2="13.947cm" svg:y2="5.684cm">
              <text:p/>
            </draw:line>
            <draw:line draw:style-name="gr14" draw:text-style-name="P5" draw:layer="layout" svg:x1="14.077cm" svg:y1="5.184cm" svg:x2="13.947cm" svg:y2="5.184cm">
              <text:p/>
            </draw:line>
          </draw:g>
          <draw:custom-shape draw:style-name="gr59" draw:text-style-name="P33" draw:layer="layout" svg:width="1.4cm" svg:height="1.4cm" svg:x="13.978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4.746cm" svg:x2="16.858cm" svg:y2="4.746cm">
              <text:p/>
            </draw:line>
            <draw:line draw:style-name="gr4" draw:text-style-name="P5" draw:layer="layout" svg:x1="17.055cm" svg:y1="5.062cm" svg:x2="17.374cm" svg:y2="5.062cm">
              <text:p/>
            </draw:line>
            <draw:custom-shape draw:style-name="gr5" draw:text-style-name="P6" draw:layer="layout" svg:width="0.4cm" svg:height="0.2cm" svg:x="17.326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5.446cm" svg:x2="16.957cm" svg:y2="5.446cm">
              <text:p/>
            </draw:line>
            <draw:line draw:style-name="gr4" draw:text-style-name="P5" draw:layer="layout" svg:x1="17.055cm" svg:y1="4.746cm" svg:x2="17.055cm" svg:y2="5.352cm">
              <text:p/>
            </draw:line>
            <draw:custom-shape draw:style-name="gr6" draw:text-style-name="P7" draw:layer="layout" svg:width="0.202cm" svg:height="0.213cm" svg:x="16.956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5.446cm" svg:x2="17.774cm" svg:y2="5.446cm">
              <text:p/>
            </draw:line>
            <draw:line draw:style-name="gr7" draw:text-style-name="P5" draw:layer="layout" svg:x1="16.774cm" svg:y1="4.746cm" svg:x2="17.762cm" svg:y2="4.746cm">
              <text:p/>
            </draw:line>
            <draw:custom-shape draw:style-name="gr8" draw:text-style-name="P3" draw:layer="layout" svg:width="0.201cm" svg:height="0.052cm" draw:transform="rotate (1.5707963267949) translate (16.783cm 4.8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4.582cm" svg:x2="16.745cm" svg:y2="4.4cm">
              <text:p/>
            </draw:line>
            <draw:custom-shape draw:style-name="gr6" draw:text-style-name="P7" draw:layer="layout" svg:width="0.202cm" svg:height="0.213cm" svg:x="16.957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4.589cm" svg:x2="16.743cm" svg:y2="4.756cm">
              <text:p/>
            </draw:line>
            <draw:line draw:style-name="gr12" draw:text-style-name="P5" draw:layer="layout" svg:x1="16.867cm" svg:y1="4.593cm" svg:x2="16.867cm" svg:y2="4.682cm">
              <text:p/>
            </draw:line>
            <draw:line draw:style-name="gr12" draw:text-style-name="P5" draw:layer="layout" svg:x1="16.868cm" svg:y1="4.589cm" svg:x2="16.738cm" svg:y2="4.589cm">
              <text:p/>
            </draw:line>
            <draw:line draw:style-name="gr12" draw:text-style-name="P5" draw:layer="layout" svg:x1="16.929cm" svg:y1="4.689cm" svg:x2="16.867cm" svg:y2="4.689cm">
              <text:p/>
            </draw:line>
            <draw:custom-shape draw:style-name="gr8" draw:text-style-name="P3" draw:layer="layout" svg:width="0.192cm" svg:height="0.064cm" draw:transform="rotate (1.5707963267949) translate (16.892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4.605cm" svg:x2="16.344cm" svg:y2="4.605cm">
              <text:p/>
            </draw:line>
            <draw:line draw:style-name="gr13" draw:text-style-name="P5" draw:layer="layout" svg:x1="16.474cm" svg:y1="4.705cm" svg:x2="16.344cm" svg:y2="4.705cm">
              <text:p/>
            </draw:line>
            <draw:line draw:style-name="gr13" draw:text-style-name="P5" draw:layer="layout" svg:x1="16.474cm" svg:y1="4.805cm" svg:x2="16.344cm" svg:y2="4.805cm">
              <text:p/>
            </draw:line>
            <draw:line draw:style-name="gr13" draw:text-style-name="P5" draw:layer="layout" svg:x1="16.474cm" svg:y1="4.905cm" svg:x2="16.344cm" svg:y2="4.905cm">
              <text:p/>
            </draw:line>
            <draw:line draw:style-name="gr13" draw:text-style-name="P5" draw:layer="layout" svg:x1="16.474cm" svg:y1="5.005cm" svg:x2="16.344cm" svg:y2="5.005cm">
              <text:p/>
            </draw:line>
            <draw:line draw:style-name="gr13" draw:text-style-name="P5" draw:layer="layout" svg:x1="16.474cm" svg:y1="4.505cm" svg:x2="16.344cm" svg:y2="4.505cm">
              <text:p/>
            </draw:line>
            <draw:line draw:style-name="gr14" draw:text-style-name="P5" draw:layer="layout" svg:x1="16.474cm" svg:y1="5.285cm" svg:x2="16.344cm" svg:y2="5.285cm">
              <text:p/>
            </draw:line>
            <draw:line draw:style-name="gr14" draw:text-style-name="P5" draw:layer="layout" svg:x1="16.474cm" svg:y1="5.385cm" svg:x2="16.344cm" svg:y2="5.385cm">
              <text:p/>
            </draw:line>
            <draw:line draw:style-name="gr14" draw:text-style-name="P5" draw:layer="layout" svg:x1="16.474cm" svg:y1="5.485cm" svg:x2="16.344cm" svg:y2="5.485cm">
              <text:p/>
            </draw:line>
            <draw:line draw:style-name="gr14" draw:text-style-name="P5" draw:layer="layout" svg:x1="16.474cm" svg:y1="5.585cm" svg:x2="16.344cm" svg:y2="5.585cm">
              <text:p/>
            </draw:line>
            <draw:line draw:style-name="gr14" draw:text-style-name="P5" draw:layer="layout" svg:x1="16.474cm" svg:y1="5.685cm" svg:x2="16.344cm" svg:y2="5.685cm">
              <text:p/>
            </draw:line>
            <draw:line draw:style-name="gr14" draw:text-style-name="P5" draw:layer="layout" svg:x1="16.474cm" svg:y1="5.185cm" svg:x2="16.344cm" svg:y2="5.185cm">
              <text:p/>
            </draw:line>
          </draw:g>
          <draw:custom-shape draw:style-name="gr59" draw:text-style-name="P33" draw:layer="layout" svg:width="1.4cm" svg:height="1.4cm" svg:x="16.375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1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1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2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1cm" svg:y1="6.947cm" svg:x2="16.855cm" svg:y2="6.947cm">
              <text:p/>
            </draw:line>
            <draw:line draw:style-name="gr4" draw:text-style-name="P5" draw:layer="layout" svg:x1="17.052cm" svg:y1="7.263cm" svg:x2="17.371cm" svg:y2="7.263cm">
              <text:p/>
            </draw:line>
            <draw:custom-shape draw:style-name="gr5" draw:text-style-name="P6" draw:layer="layout" svg:width="0.4cm" svg:height="0.2cm" svg:x="17.323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1cm" svg:y1="7.647cm" svg:x2="16.954cm" svg:y2="7.647cm">
              <text:p/>
            </draw:line>
            <draw:line draw:style-name="gr4" draw:text-style-name="P5" draw:layer="layout" svg:x1="17.052cm" svg:y1="6.947cm" svg:x2="17.052cm" svg:y2="7.553cm">
              <text:p/>
            </draw:line>
            <draw:custom-shape draw:style-name="gr6" draw:text-style-name="P7" draw:layer="layout" svg:width="0.202cm" svg:height="0.213cm" svg:x="16.953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3cm" svg:y1="7.647cm" svg:x2="17.771cm" svg:y2="7.647cm">
              <text:p/>
            </draw:line>
            <draw:line draw:style-name="gr7" draw:text-style-name="P5" draw:layer="layout" svg:x1="16.771cm" svg:y1="6.947cm" svg:x2="17.759cm" svg:y2="6.947cm">
              <text:p/>
            </draw:line>
            <draw:custom-shape draw:style-name="gr8" draw:text-style-name="P3" draw:layer="layout" svg:width="0.201cm" svg:height="0.052cm" draw:transform="rotate (1.5707963267949) translate (16.78cm 7.0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2cm" svg:y1="6.783cm" svg:x2="16.742cm" svg:y2="6.601cm">
              <text:p/>
            </draw:line>
            <draw:custom-shape draw:style-name="gr6" draw:text-style-name="P7" draw:layer="layout" svg:width="0.202cm" svg:height="0.213cm" svg:x="16.954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3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2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cm" svg:y1="6.79cm" svg:x2="16.74cm" svg:y2="6.957cm">
              <text:p/>
            </draw:line>
            <draw:line draw:style-name="gr12" draw:text-style-name="P5" draw:layer="layout" svg:x1="16.864cm" svg:y1="6.794cm" svg:x2="16.864cm" svg:y2="6.883cm">
              <text:p/>
            </draw:line>
            <draw:line draw:style-name="gr12" draw:text-style-name="P5" draw:layer="layout" svg:x1="16.865cm" svg:y1="6.79cm" svg:x2="16.735cm" svg:y2="6.79cm">
              <text:p/>
            </draw:line>
            <draw:line draw:style-name="gr12" draw:text-style-name="P5" draw:layer="layout" svg:x1="16.926cm" svg:y1="6.89cm" svg:x2="16.864cm" svg:y2="6.89cm">
              <text:p/>
            </draw:line>
            <draw:custom-shape draw:style-name="gr8" draw:text-style-name="P3" draw:layer="layout" svg:width="0.192cm" svg:height="0.064cm" draw:transform="rotate (1.5707963267949) translate (16.889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3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2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1cm" svg:y1="6.806cm" svg:x2="16.341cm" svg:y2="6.806cm">
              <text:p/>
            </draw:line>
            <draw:line draw:style-name="gr13" draw:text-style-name="P5" draw:layer="layout" svg:x1="16.471cm" svg:y1="6.906cm" svg:x2="16.341cm" svg:y2="6.906cm">
              <text:p/>
            </draw:line>
            <draw:line draw:style-name="gr13" draw:text-style-name="P5" draw:layer="layout" svg:x1="16.471cm" svg:y1="7.006cm" svg:x2="16.341cm" svg:y2="7.006cm">
              <text:p/>
            </draw:line>
            <draw:line draw:style-name="gr13" draw:text-style-name="P5" draw:layer="layout" svg:x1="16.471cm" svg:y1="7.106cm" svg:x2="16.341cm" svg:y2="7.106cm">
              <text:p/>
            </draw:line>
            <draw:line draw:style-name="gr13" draw:text-style-name="P5" draw:layer="layout" svg:x1="16.471cm" svg:y1="7.206cm" svg:x2="16.341cm" svg:y2="7.206cm">
              <text:p/>
            </draw:line>
            <draw:line draw:style-name="gr13" draw:text-style-name="P5" draw:layer="layout" svg:x1="16.471cm" svg:y1="6.706cm" svg:x2="16.341cm" svg:y2="6.706cm">
              <text:p/>
            </draw:line>
            <draw:line draw:style-name="gr14" draw:text-style-name="P5" draw:layer="layout" svg:x1="16.471cm" svg:y1="7.486cm" svg:x2="16.341cm" svg:y2="7.486cm">
              <text:p/>
            </draw:line>
            <draw:line draw:style-name="gr14" draw:text-style-name="P5" draw:layer="layout" svg:x1="16.471cm" svg:y1="7.586cm" svg:x2="16.341cm" svg:y2="7.586cm">
              <text:p/>
            </draw:line>
            <draw:line draw:style-name="gr14" draw:text-style-name="P5" draw:layer="layout" svg:x1="16.471cm" svg:y1="7.686cm" svg:x2="16.341cm" svg:y2="7.686cm">
              <text:p/>
            </draw:line>
            <draw:line draw:style-name="gr14" draw:text-style-name="P5" draw:layer="layout" svg:x1="16.471cm" svg:y1="7.786cm" svg:x2="16.341cm" svg:y2="7.786cm">
              <text:p/>
            </draw:line>
            <draw:line draw:style-name="gr14" draw:text-style-name="P5" draw:layer="layout" svg:x1="16.471cm" svg:y1="7.886cm" svg:x2="16.341cm" svg:y2="7.886cm">
              <text:p/>
            </draw:line>
            <draw:line draw:style-name="gr14" draw:text-style-name="P5" draw:layer="layout" svg:x1="16.471cm" svg:y1="7.386cm" svg:x2="16.341cm" svg:y2="7.386cm">
              <text:p/>
            </draw:line>
          </draw:g>
          <draw:custom-shape draw:style-name="gr59" draw:text-style-name="P33" draw:layer="layout" svg:width="1.4cm" svg:height="1.4cm" svg:x="16.372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6.948cm" svg:x2="19.252cm" svg:y2="6.948cm">
              <text:p/>
            </draw:line>
            <draw:line draw:style-name="gr4" draw:text-style-name="P5" draw:layer="layout" svg:x1="19.449cm" svg:y1="7.264cm" svg:x2="19.768cm" svg:y2="7.264cm">
              <text:p/>
            </draw:line>
            <draw:custom-shape draw:style-name="gr5" draw:text-style-name="P6" draw:layer="layout" svg:width="0.4cm" svg:height="0.2cm" svg:x="19.7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7.648cm" svg:x2="19.351cm" svg:y2="7.648cm">
              <text:p/>
            </draw:line>
            <draw:line draw:style-name="gr4" draw:text-style-name="P5" draw:layer="layout" svg:x1="19.449cm" svg:y1="6.948cm" svg:x2="19.449cm" svg:y2="7.554cm">
              <text:p/>
            </draw:line>
            <draw:custom-shape draw:style-name="gr6" draw:text-style-name="P7" draw:layer="layout" svg:width="0.202cm" svg:height="0.213cm" svg:x="19.3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7.648cm" svg:x2="20.168cm" svg:y2="7.648cm">
              <text:p/>
            </draw:line>
            <draw:line draw:style-name="gr7" draw:text-style-name="P5" draw:layer="layout" svg:x1="19.168cm" svg:y1="6.948cm" svg:x2="20.156cm" svg:y2="6.948cm">
              <text:p/>
            </draw:line>
            <draw:custom-shape draw:style-name="gr8" draw:text-style-name="P3" draw:layer="layout" svg:width="0.201cm" svg:height="0.052cm" draw:transform="rotate (1.5707963267949) translate (19.177cm 7.0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6.784cm" svg:x2="19.139cm" svg:y2="6.602cm">
              <text:p/>
            </draw:line>
            <draw:custom-shape draw:style-name="gr6" draw:text-style-name="P7" draw:layer="layout" svg:width="0.202cm" svg:height="0.213cm" svg:x="19.3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6.791cm" svg:x2="19.137cm" svg:y2="6.958cm">
              <text:p/>
            </draw:line>
            <draw:line draw:style-name="gr12" draw:text-style-name="P5" draw:layer="layout" svg:x1="19.261cm" svg:y1="6.795cm" svg:x2="19.261cm" svg:y2="6.884cm">
              <text:p/>
            </draw:line>
            <draw:line draw:style-name="gr12" draw:text-style-name="P5" draw:layer="layout" svg:x1="19.262cm" svg:y1="6.791cm" svg:x2="19.132cm" svg:y2="6.791cm">
              <text:p/>
            </draw:line>
            <draw:line draw:style-name="gr12" draw:text-style-name="P5" draw:layer="layout" svg:x1="19.323cm" svg:y1="6.891cm" svg:x2="19.261cm" svg:y2="6.891cm">
              <text:p/>
            </draw:line>
            <draw:custom-shape draw:style-name="gr8" draw:text-style-name="P3" draw:layer="layout" svg:width="0.192cm" svg:height="0.064cm" draw:transform="rotate (1.5707963267949) translate (19.2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6.807cm" svg:x2="18.738cm" svg:y2="6.807cm">
              <text:p/>
            </draw:line>
            <draw:line draw:style-name="gr13" draw:text-style-name="P5" draw:layer="layout" svg:x1="18.868cm" svg:y1="6.907cm" svg:x2="18.738cm" svg:y2="6.907cm">
              <text:p/>
            </draw:line>
            <draw:line draw:style-name="gr13" draw:text-style-name="P5" draw:layer="layout" svg:x1="18.868cm" svg:y1="7.007cm" svg:x2="18.738cm" svg:y2="7.007cm">
              <text:p/>
            </draw:line>
            <draw:line draw:style-name="gr13" draw:text-style-name="P5" draw:layer="layout" svg:x1="18.868cm" svg:y1="7.107cm" svg:x2="18.738cm" svg:y2="7.107cm">
              <text:p/>
            </draw:line>
            <draw:line draw:style-name="gr13" draw:text-style-name="P5" draw:layer="layout" svg:x1="18.868cm" svg:y1="7.207cm" svg:x2="18.738cm" svg:y2="7.207cm">
              <text:p/>
            </draw:line>
            <draw:line draw:style-name="gr13" draw:text-style-name="P5" draw:layer="layout" svg:x1="18.868cm" svg:y1="6.707cm" svg:x2="18.738cm" svg:y2="6.707cm">
              <text:p/>
            </draw:line>
            <draw:line draw:style-name="gr14" draw:text-style-name="P5" draw:layer="layout" svg:x1="18.868cm" svg:y1="7.487cm" svg:x2="18.738cm" svg:y2="7.487cm">
              <text:p/>
            </draw:line>
            <draw:line draw:style-name="gr14" draw:text-style-name="P5" draw:layer="layout" svg:x1="18.868cm" svg:y1="7.587cm" svg:x2="18.738cm" svg:y2="7.587cm">
              <text:p/>
            </draw:line>
            <draw:line draw:style-name="gr14" draw:text-style-name="P5" draw:layer="layout" svg:x1="18.868cm" svg:y1="7.687cm" svg:x2="18.738cm" svg:y2="7.687cm">
              <text:p/>
            </draw:line>
            <draw:line draw:style-name="gr14" draw:text-style-name="P5" draw:layer="layout" svg:x1="18.868cm" svg:y1="7.787cm" svg:x2="18.738cm" svg:y2="7.787cm">
              <text:p/>
            </draw:line>
            <draw:line draw:style-name="gr14" draw:text-style-name="P5" draw:layer="layout" svg:x1="18.868cm" svg:y1="7.887cm" svg:x2="18.738cm" svg:y2="7.887cm">
              <text:p/>
            </draw:line>
            <draw:line draw:style-name="gr14" draw:text-style-name="P5" draw:layer="layout" svg:x1="18.868cm" svg:y1="7.387cm" svg:x2="18.738cm" svg:y2="7.387cm">
              <text:p/>
            </draw:line>
          </draw:g>
          <draw:custom-shape draw:style-name="gr59" draw:text-style-name="P33" draw:layer="layout" svg:width="1.4cm" svg:height="1.4cm" svg:x="18.7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5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5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6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5cm" svg:y1="4.749cm" svg:x2="19.249cm" svg:y2="4.749cm">
              <text:p/>
            </draw:line>
            <draw:line draw:style-name="gr4" draw:text-style-name="P5" draw:layer="layout" svg:x1="19.446cm" svg:y1="5.065cm" svg:x2="19.765cm" svg:y2="5.065cm">
              <text:p/>
            </draw:line>
            <draw:custom-shape draw:style-name="gr5" draw:text-style-name="P6" draw:layer="layout" svg:width="0.4cm" svg:height="0.2cm" svg:x="19.717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5cm" svg:y1="5.449cm" svg:x2="19.348cm" svg:y2="5.449cm">
              <text:p/>
            </draw:line>
            <draw:line draw:style-name="gr4" draw:text-style-name="P5" draw:layer="layout" svg:x1="19.446cm" svg:y1="4.749cm" svg:x2="19.446cm" svg:y2="5.355cm">
              <text:p/>
            </draw:line>
            <draw:custom-shape draw:style-name="gr6" draw:text-style-name="P7" draw:layer="layout" svg:width="0.202cm" svg:height="0.213cm" svg:x="19.347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77cm" svg:y1="5.449cm" svg:x2="20.165cm" svg:y2="5.449cm">
              <text:p/>
            </draw:line>
            <draw:line draw:style-name="gr7" draw:text-style-name="P5" draw:layer="layout" svg:x1="19.165cm" svg:y1="4.749cm" svg:x2="20.153cm" svg:y2="4.749cm">
              <text:p/>
            </draw:line>
            <draw:custom-shape draw:style-name="gr8" draw:text-style-name="P3" draw:layer="layout" svg:width="0.201cm" svg:height="0.052cm" draw:transform="rotate (1.5707963267949) translate (19.174cm 4.83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6cm" svg:y1="4.585cm" svg:x2="19.136cm" svg:y2="4.403cm">
              <text:p/>
            </draw:line>
            <draw:custom-shape draw:style-name="gr6" draw:text-style-name="P7" draw:layer="layout" svg:width="0.202cm" svg:height="0.213cm" svg:x="19.348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77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6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4cm" svg:y1="4.592cm" svg:x2="19.134cm" svg:y2="4.759cm">
              <text:p/>
            </draw:line>
            <draw:line draw:style-name="gr12" draw:text-style-name="P5" draw:layer="layout" svg:x1="19.258cm" svg:y1="4.596cm" svg:x2="19.258cm" svg:y2="4.685cm">
              <text:p/>
            </draw:line>
            <draw:line draw:style-name="gr12" draw:text-style-name="P5" draw:layer="layout" svg:x1="19.259cm" svg:y1="4.592cm" svg:x2="19.129cm" svg:y2="4.592cm">
              <text:p/>
            </draw:line>
            <draw:line draw:style-name="gr12" draw:text-style-name="P5" draw:layer="layout" svg:x1="19.32cm" svg:y1="4.692cm" svg:x2="19.258cm" svg:y2="4.692cm">
              <text:p/>
            </draw:line>
            <draw:custom-shape draw:style-name="gr8" draw:text-style-name="P3" draw:layer="layout" svg:width="0.192cm" svg:height="0.064cm" draw:transform="rotate (1.5707963267949) translate (19.283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77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6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5cm" svg:y1="4.608cm" svg:x2="18.735cm" svg:y2="4.608cm">
              <text:p/>
            </draw:line>
            <draw:line draw:style-name="gr13" draw:text-style-name="P5" draw:layer="layout" svg:x1="18.865cm" svg:y1="4.708cm" svg:x2="18.735cm" svg:y2="4.708cm">
              <text:p/>
            </draw:line>
            <draw:line draw:style-name="gr13" draw:text-style-name="P5" draw:layer="layout" svg:x1="18.865cm" svg:y1="4.808cm" svg:x2="18.735cm" svg:y2="4.808cm">
              <text:p/>
            </draw:line>
            <draw:line draw:style-name="gr13" draw:text-style-name="P5" draw:layer="layout" svg:x1="18.865cm" svg:y1="4.908cm" svg:x2="18.735cm" svg:y2="4.908cm">
              <text:p/>
            </draw:line>
            <draw:line draw:style-name="gr13" draw:text-style-name="P5" draw:layer="layout" svg:x1="18.865cm" svg:y1="5.008cm" svg:x2="18.735cm" svg:y2="5.008cm">
              <text:p/>
            </draw:line>
            <draw:line draw:style-name="gr13" draw:text-style-name="P5" draw:layer="layout" svg:x1="18.865cm" svg:y1="4.508cm" svg:x2="18.735cm" svg:y2="4.508cm">
              <text:p/>
            </draw:line>
            <draw:line draw:style-name="gr14" draw:text-style-name="P5" draw:layer="layout" svg:x1="18.865cm" svg:y1="5.288cm" svg:x2="18.735cm" svg:y2="5.288cm">
              <text:p/>
            </draw:line>
            <draw:line draw:style-name="gr14" draw:text-style-name="P5" draw:layer="layout" svg:x1="18.865cm" svg:y1="5.388cm" svg:x2="18.735cm" svg:y2="5.388cm">
              <text:p/>
            </draw:line>
            <draw:line draw:style-name="gr14" draw:text-style-name="P5" draw:layer="layout" svg:x1="18.865cm" svg:y1="5.488cm" svg:x2="18.735cm" svg:y2="5.488cm">
              <text:p/>
            </draw:line>
            <draw:line draw:style-name="gr14" draw:text-style-name="P5" draw:layer="layout" svg:x1="18.865cm" svg:y1="5.588cm" svg:x2="18.735cm" svg:y2="5.588cm">
              <text:p/>
            </draw:line>
            <draw:line draw:style-name="gr14" draw:text-style-name="P5" draw:layer="layout" svg:x1="18.865cm" svg:y1="5.688cm" svg:x2="18.735cm" svg:y2="5.688cm">
              <text:p/>
            </draw:line>
            <draw:line draw:style-name="gr14" draw:text-style-name="P5" draw:layer="layout" svg:x1="18.865cm" svg:y1="5.188cm" svg:x2="18.735cm" svg:y2="5.188cm">
              <text:p/>
            </draw:line>
          </draw:g>
          <draw:custom-shape draw:style-name="gr59" draw:text-style-name="P33" draw:layer="layout" svg:width="1.4cm" svg:height="1.4cm" svg:x="18.766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68cm" svg:y1="6.948cm" svg:x2="14.452cm" svg:y2="6.948cm">
              <text:p/>
            </draw:line>
            <draw:line draw:style-name="gr4" draw:text-style-name="P5" draw:layer="layout" svg:x1="14.649cm" svg:y1="7.264cm" svg:x2="14.968cm" svg:y2="7.264cm">
              <text:p/>
            </draw:line>
            <draw:custom-shape draw:style-name="gr5" draw:text-style-name="P6" draw:layer="layout" svg:width="0.4cm" svg:height="0.2cm" svg:x="14.9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68cm" svg:y1="7.648cm" svg:x2="14.551cm" svg:y2="7.648cm">
              <text:p/>
            </draw:line>
            <draw:line draw:style-name="gr4" draw:text-style-name="P5" draw:layer="layout" svg:x1="14.649cm" svg:y1="6.948cm" svg:x2="14.649cm" svg:y2="7.554cm">
              <text:p/>
            </draw:line>
            <draw:custom-shape draw:style-name="gr6" draw:text-style-name="P7" draw:layer="layout" svg:width="0.202cm" svg:height="0.213cm" svg:x="14.5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cm" svg:y1="7.648cm" svg:x2="15.368cm" svg:y2="7.648cm">
              <text:p/>
            </draw:line>
            <draw:line draw:style-name="gr7" draw:text-style-name="P5" draw:layer="layout" svg:x1="14.368cm" svg:y1="6.948cm" svg:x2="15.356cm" svg:y2="6.948cm">
              <text:p/>
            </draw:line>
            <draw:custom-shape draw:style-name="gr8" draw:text-style-name="P3" draw:layer="layout" svg:width="0.201cm" svg:height="0.052cm" draw:transform="rotate (1.5707963267949) translate (14.377cm 7.0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39cm" svg:y1="6.784cm" svg:x2="14.339cm" svg:y2="6.602cm">
              <text:p/>
            </draw:line>
            <draw:custom-shape draw:style-name="gr6" draw:text-style-name="P7" draw:layer="layout" svg:width="0.202cm" svg:height="0.213cm" svg:x="14.5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37cm" svg:y1="6.791cm" svg:x2="14.337cm" svg:y2="6.958cm">
              <text:p/>
            </draw:line>
            <draw:line draw:style-name="gr12" draw:text-style-name="P5" draw:layer="layout" svg:x1="14.461cm" svg:y1="6.795cm" svg:x2="14.461cm" svg:y2="6.884cm">
              <text:p/>
            </draw:line>
            <draw:line draw:style-name="gr12" draw:text-style-name="P5" draw:layer="layout" svg:x1="14.462cm" svg:y1="6.791cm" svg:x2="14.332cm" svg:y2="6.791cm">
              <text:p/>
            </draw:line>
            <draw:line draw:style-name="gr12" draw:text-style-name="P5" draw:layer="layout" svg:x1="14.523cm" svg:y1="6.891cm" svg:x2="14.461cm" svg:y2="6.891cm">
              <text:p/>
            </draw:line>
            <draw:custom-shape draw:style-name="gr8" draw:text-style-name="P3" draw:layer="layout" svg:width="0.192cm" svg:height="0.064cm" draw:transform="rotate (1.5707963267949) translate (14.4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68cm" svg:y1="6.807cm" svg:x2="13.938cm" svg:y2="6.807cm">
              <text:p/>
            </draw:line>
            <draw:line draw:style-name="gr13" draw:text-style-name="P5" draw:layer="layout" svg:x1="14.068cm" svg:y1="6.907cm" svg:x2="13.938cm" svg:y2="6.907cm">
              <text:p/>
            </draw:line>
            <draw:line draw:style-name="gr13" draw:text-style-name="P5" draw:layer="layout" svg:x1="14.068cm" svg:y1="7.007cm" svg:x2="13.938cm" svg:y2="7.007cm">
              <text:p/>
            </draw:line>
            <draw:line draw:style-name="gr13" draw:text-style-name="P5" draw:layer="layout" svg:x1="14.068cm" svg:y1="7.107cm" svg:x2="13.938cm" svg:y2="7.107cm">
              <text:p/>
            </draw:line>
            <draw:line draw:style-name="gr13" draw:text-style-name="P5" draw:layer="layout" svg:x1="14.068cm" svg:y1="7.207cm" svg:x2="13.938cm" svg:y2="7.207cm">
              <text:p/>
            </draw:line>
            <draw:line draw:style-name="gr13" draw:text-style-name="P5" draw:layer="layout" svg:x1="14.068cm" svg:y1="6.707cm" svg:x2="13.938cm" svg:y2="6.707cm">
              <text:p/>
            </draw:line>
            <draw:line draw:style-name="gr14" draw:text-style-name="P5" draw:layer="layout" svg:x1="14.068cm" svg:y1="7.487cm" svg:x2="13.938cm" svg:y2="7.487cm">
              <text:p/>
            </draw:line>
            <draw:line draw:style-name="gr14" draw:text-style-name="P5" draw:layer="layout" svg:x1="14.068cm" svg:y1="7.587cm" svg:x2="13.938cm" svg:y2="7.587cm">
              <text:p/>
            </draw:line>
            <draw:line draw:style-name="gr14" draw:text-style-name="P5" draw:layer="layout" svg:x1="14.068cm" svg:y1="7.687cm" svg:x2="13.938cm" svg:y2="7.687cm">
              <text:p/>
            </draw:line>
            <draw:line draw:style-name="gr14" draw:text-style-name="P5" draw:layer="layout" svg:x1="14.068cm" svg:y1="7.787cm" svg:x2="13.938cm" svg:y2="7.787cm">
              <text:p/>
            </draw:line>
            <draw:line draw:style-name="gr14" draw:text-style-name="P5" draw:layer="layout" svg:x1="14.068cm" svg:y1="7.887cm" svg:x2="13.938cm" svg:y2="7.887cm">
              <text:p/>
            </draw:line>
            <draw:line draw:style-name="gr14" draw:text-style-name="P5" draw:layer="layout" svg:x1="14.068cm" svg:y1="7.387cm" svg:x2="13.938cm" svg:y2="7.387cm">
              <text:p/>
            </draw:line>
          </draw:g>
          <draw:custom-shape draw:style-name="gr59" draw:text-style-name="P33" draw:layer="layout" svg:width="1.4cm" svg:height="1.4cm" svg:x="13.9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74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74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75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74cm" svg:y1="4.745cm" svg:x2="6.058cm" svg:y2="4.745cm">
              <text:p/>
            </draw:line>
            <draw:line draw:style-name="gr4" draw:text-style-name="P5" draw:layer="layout" svg:x1="6.255cm" svg:y1="5.061cm" svg:x2="6.574cm" svg:y2="5.061cm">
              <text:p/>
            </draw:line>
            <draw:custom-shape draw:style-name="gr5" draw:text-style-name="P6" draw:layer="layout" svg:width="0.4cm" svg:height="0.2cm" svg:x="6.526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74cm" svg:y1="5.445cm" svg:x2="6.157cm" svg:y2="5.445cm">
              <text:p/>
            </draw:line>
            <draw:line draw:style-name="gr4" draw:text-style-name="P5" draw:layer="layout" svg:x1="6.255cm" svg:y1="4.745cm" svg:x2="6.255cm" svg:y2="5.351cm">
              <text:p/>
            </draw:line>
            <draw:custom-shape draw:style-name="gr6" draw:text-style-name="P7" draw:layer="layout" svg:width="0.202cm" svg:height="0.213cm" svg:x="6.156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86cm" svg:y1="5.445cm" svg:x2="6.974cm" svg:y2="5.445cm">
              <text:p/>
            </draw:line>
            <draw:line draw:style-name="gr7" draw:text-style-name="P5" draw:layer="layout" svg:x1="5.974cm" svg:y1="4.745cm" svg:x2="6.962cm" svg:y2="4.745cm">
              <text:p/>
            </draw:line>
            <draw:custom-shape draw:style-name="gr8" draw:text-style-name="P3" draw:layer="layout" svg:width="0.201cm" svg:height="0.052cm" draw:transform="rotate (1.5707963267949) translate (5.983cm 4.8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45cm" svg:y1="4.581cm" svg:x2="5.945cm" svg:y2="4.399cm">
              <text:p/>
            </draw:line>
            <draw:custom-shape draw:style-name="gr6" draw:text-style-name="P7" draw:layer="layout" svg:width="0.202cm" svg:height="0.213cm" svg:x="6.157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86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15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43cm" svg:y1="4.588cm" svg:x2="5.943cm" svg:y2="4.755cm">
              <text:p/>
            </draw:line>
            <draw:line draw:style-name="gr12" draw:text-style-name="P5" draw:layer="layout" svg:x1="6.067cm" svg:y1="4.592cm" svg:x2="6.067cm" svg:y2="4.681cm">
              <text:p/>
            </draw:line>
            <draw:line draw:style-name="gr12" draw:text-style-name="P5" draw:layer="layout" svg:x1="6.068cm" svg:y1="4.588cm" svg:x2="5.938cm" svg:y2="4.588cm">
              <text:p/>
            </draw:line>
            <draw:line draw:style-name="gr12" draw:text-style-name="P5" draw:layer="layout" svg:x1="6.129cm" svg:y1="4.688cm" svg:x2="6.067cm" svg:y2="4.688cm">
              <text:p/>
            </draw:line>
            <draw:custom-shape draw:style-name="gr8" draw:text-style-name="P3" draw:layer="layout" svg:width="0.192cm" svg:height="0.064cm" draw:transform="rotate (1.5707963267949) translate (6.092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86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25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74cm" svg:y1="4.604cm" svg:x2="5.544cm" svg:y2="4.604cm">
              <text:p/>
            </draw:line>
            <draw:line draw:style-name="gr13" draw:text-style-name="P5" draw:layer="layout" svg:x1="5.674cm" svg:y1="4.704cm" svg:x2="5.544cm" svg:y2="4.704cm">
              <text:p/>
            </draw:line>
            <draw:line draw:style-name="gr13" draw:text-style-name="P5" draw:layer="layout" svg:x1="5.674cm" svg:y1="4.804cm" svg:x2="5.544cm" svg:y2="4.804cm">
              <text:p/>
            </draw:line>
            <draw:line draw:style-name="gr13" draw:text-style-name="P5" draw:layer="layout" svg:x1="5.674cm" svg:y1="4.904cm" svg:x2="5.544cm" svg:y2="4.904cm">
              <text:p/>
            </draw:line>
            <draw:line draw:style-name="gr13" draw:text-style-name="P5" draw:layer="layout" svg:x1="5.674cm" svg:y1="5.004cm" svg:x2="5.544cm" svg:y2="5.004cm">
              <text:p/>
            </draw:line>
            <draw:line draw:style-name="gr13" draw:text-style-name="P5" draw:layer="layout" svg:x1="5.674cm" svg:y1="4.504cm" svg:x2="5.544cm" svg:y2="4.504cm">
              <text:p/>
            </draw:line>
            <draw:line draw:style-name="gr14" draw:text-style-name="P5" draw:layer="layout" svg:x1="5.674cm" svg:y1="5.284cm" svg:x2="5.544cm" svg:y2="5.284cm">
              <text:p/>
            </draw:line>
            <draw:line draw:style-name="gr14" draw:text-style-name="P5" draw:layer="layout" svg:x1="5.674cm" svg:y1="5.384cm" svg:x2="5.544cm" svg:y2="5.384cm">
              <text:p/>
            </draw:line>
            <draw:line draw:style-name="gr14" draw:text-style-name="P5" draw:layer="layout" svg:x1="5.674cm" svg:y1="5.484cm" svg:x2="5.544cm" svg:y2="5.484cm">
              <text:p/>
            </draw:line>
            <draw:line draw:style-name="gr14" draw:text-style-name="P5" draw:layer="layout" svg:x1="5.674cm" svg:y1="5.584cm" svg:x2="5.544cm" svg:y2="5.584cm">
              <text:p/>
            </draw:line>
            <draw:line draw:style-name="gr14" draw:text-style-name="P5" draw:layer="layout" svg:x1="5.674cm" svg:y1="5.684cm" svg:x2="5.544cm" svg:y2="5.684cm">
              <text:p/>
            </draw:line>
            <draw:line draw:style-name="gr14" draw:text-style-name="P5" draw:layer="layout" svg:x1="5.674cm" svg:y1="5.184cm" svg:x2="5.544cm" svg:y2="5.184cm">
              <text:p/>
            </draw:line>
          </draw:g>
          <draw:custom-shape draw:style-name="gr59" draw:text-style-name="P33" draw:layer="layout" svg:width="1.4cm" svg:height="1.4cm" svg:x="5.57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1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1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2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1cm" svg:y1="4.746cm" svg:x2="8.455cm" svg:y2="4.746cm">
              <text:p/>
            </draw:line>
            <draw:line draw:style-name="gr4" draw:text-style-name="P5" draw:layer="layout" svg:x1="8.652cm" svg:y1="5.062cm" svg:x2="8.971cm" svg:y2="5.062cm">
              <text:p/>
            </draw:line>
            <draw:custom-shape draw:style-name="gr5" draw:text-style-name="P6" draw:layer="layout" svg:width="0.4cm" svg:height="0.2cm" svg:x="8.923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1cm" svg:y1="5.446cm" svg:x2="8.554cm" svg:y2="5.446cm">
              <text:p/>
            </draw:line>
            <draw:line draw:style-name="gr4" draw:text-style-name="P5" draw:layer="layout" svg:x1="8.652cm" svg:y1="4.746cm" svg:x2="8.652cm" svg:y2="5.352cm">
              <text:p/>
            </draw:line>
            <draw:custom-shape draw:style-name="gr6" draw:text-style-name="P7" draw:layer="layout" svg:width="0.202cm" svg:height="0.213cm" svg:x="8.553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3cm" svg:y1="5.446cm" svg:x2="9.371cm" svg:y2="5.446cm">
              <text:p/>
            </draw:line>
            <draw:line draw:style-name="gr7" draw:text-style-name="P5" draw:layer="layout" svg:x1="8.371cm" svg:y1="4.746cm" svg:x2="9.359cm" svg:y2="4.746cm">
              <text:p/>
            </draw:line>
            <draw:custom-shape draw:style-name="gr8" draw:text-style-name="P3" draw:layer="layout" svg:width="0.201cm" svg:height="0.052cm" draw:transform="rotate (1.5707963267949) translate (8.38cm 4.8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2cm" svg:y1="4.582cm" svg:x2="8.342cm" svg:y2="4.4cm">
              <text:p/>
            </draw:line>
            <draw:custom-shape draw:style-name="gr6" draw:text-style-name="P7" draw:layer="layout" svg:width="0.202cm" svg:height="0.213cm" svg:x="8.554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3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2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cm" svg:y1="4.589cm" svg:x2="8.34cm" svg:y2="4.756cm">
              <text:p/>
            </draw:line>
            <draw:line draw:style-name="gr12" draw:text-style-name="P5" draw:layer="layout" svg:x1="8.464cm" svg:y1="4.593cm" svg:x2="8.464cm" svg:y2="4.682cm">
              <text:p/>
            </draw:line>
            <draw:line draw:style-name="gr12" draw:text-style-name="P5" draw:layer="layout" svg:x1="8.465cm" svg:y1="4.589cm" svg:x2="8.335cm" svg:y2="4.589cm">
              <text:p/>
            </draw:line>
            <draw:line draw:style-name="gr12" draw:text-style-name="P5" draw:layer="layout" svg:x1="8.526cm" svg:y1="4.689cm" svg:x2="8.464cm" svg:y2="4.689cm">
              <text:p/>
            </draw:line>
            <draw:custom-shape draw:style-name="gr8" draw:text-style-name="P3" draw:layer="layout" svg:width="0.192cm" svg:height="0.064cm" draw:transform="rotate (1.5707963267949) translate (8.489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3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2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1cm" svg:y1="4.605cm" svg:x2="7.941cm" svg:y2="4.605cm">
              <text:p/>
            </draw:line>
            <draw:line draw:style-name="gr13" draw:text-style-name="P5" draw:layer="layout" svg:x1="8.071cm" svg:y1="4.705cm" svg:x2="7.941cm" svg:y2="4.705cm">
              <text:p/>
            </draw:line>
            <draw:line draw:style-name="gr13" draw:text-style-name="P5" draw:layer="layout" svg:x1="8.071cm" svg:y1="4.805cm" svg:x2="7.941cm" svg:y2="4.805cm">
              <text:p/>
            </draw:line>
            <draw:line draw:style-name="gr13" draw:text-style-name="P5" draw:layer="layout" svg:x1="8.071cm" svg:y1="4.905cm" svg:x2="7.941cm" svg:y2="4.905cm">
              <text:p/>
            </draw:line>
            <draw:line draw:style-name="gr13" draw:text-style-name="P5" draw:layer="layout" svg:x1="8.071cm" svg:y1="5.005cm" svg:x2="7.941cm" svg:y2="5.005cm">
              <text:p/>
            </draw:line>
            <draw:line draw:style-name="gr13" draw:text-style-name="P5" draw:layer="layout" svg:x1="8.071cm" svg:y1="4.505cm" svg:x2="7.941cm" svg:y2="4.505cm">
              <text:p/>
            </draw:line>
            <draw:line draw:style-name="gr14" draw:text-style-name="P5" draw:layer="layout" svg:x1="8.071cm" svg:y1="5.285cm" svg:x2="7.941cm" svg:y2="5.285cm">
              <text:p/>
            </draw:line>
            <draw:line draw:style-name="gr14" draw:text-style-name="P5" draw:layer="layout" svg:x1="8.071cm" svg:y1="5.385cm" svg:x2="7.941cm" svg:y2="5.385cm">
              <text:p/>
            </draw:line>
            <draw:line draw:style-name="gr14" draw:text-style-name="P5" draw:layer="layout" svg:x1="8.071cm" svg:y1="5.485cm" svg:x2="7.941cm" svg:y2="5.485cm">
              <text:p/>
            </draw:line>
            <draw:line draw:style-name="gr14" draw:text-style-name="P5" draw:layer="layout" svg:x1="8.071cm" svg:y1="5.585cm" svg:x2="7.941cm" svg:y2="5.585cm">
              <text:p/>
            </draw:line>
            <draw:line draw:style-name="gr14" draw:text-style-name="P5" draw:layer="layout" svg:x1="8.071cm" svg:y1="5.685cm" svg:x2="7.941cm" svg:y2="5.685cm">
              <text:p/>
            </draw:line>
            <draw:line draw:style-name="gr14" draw:text-style-name="P5" draw:layer="layout" svg:x1="8.071cm" svg:y1="5.185cm" svg:x2="7.941cm" svg:y2="5.185cm">
              <text:p/>
            </draw:line>
          </draw:g>
          <draw:custom-shape draw:style-name="gr59" draw:text-style-name="P33" draw:layer="layout" svg:width="1.4cm" svg:height="1.4cm" svg:x="7.972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68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68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69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68cm" svg:y1="6.947cm" svg:x2="8.452cm" svg:y2="6.947cm">
              <text:p/>
            </draw:line>
            <draw:line draw:style-name="gr4" draw:text-style-name="P5" draw:layer="layout" svg:x1="8.649cm" svg:y1="7.263cm" svg:x2="8.968cm" svg:y2="7.263cm">
              <text:p/>
            </draw:line>
            <draw:custom-shape draw:style-name="gr5" draw:text-style-name="P6" draw:layer="layout" svg:width="0.4cm" svg:height="0.2cm" svg:x="8.92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68cm" svg:y1="7.647cm" svg:x2="8.551cm" svg:y2="7.647cm">
              <text:p/>
            </draw:line>
            <draw:line draw:style-name="gr4" draw:text-style-name="P5" draw:layer="layout" svg:x1="8.649cm" svg:y1="6.947cm" svg:x2="8.649cm" svg:y2="7.553cm">
              <text:p/>
            </draw:line>
            <draw:custom-shape draw:style-name="gr6" draw:text-style-name="P7" draw:layer="layout" svg:width="0.202cm" svg:height="0.213cm" svg:x="8.55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cm" svg:y1="7.647cm" svg:x2="9.368cm" svg:y2="7.647cm">
              <text:p/>
            </draw:line>
            <draw:line draw:style-name="gr7" draw:text-style-name="P5" draw:layer="layout" svg:x1="8.368cm" svg:y1="6.947cm" svg:x2="9.356cm" svg:y2="6.947cm">
              <text:p/>
            </draw:line>
            <draw:custom-shape draw:style-name="gr8" draw:text-style-name="P3" draw:layer="layout" svg:width="0.201cm" svg:height="0.052cm" draw:transform="rotate (1.5707963267949) translate (8.377cm 7.0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39cm" svg:y1="6.783cm" svg:x2="8.339cm" svg:y2="6.601cm">
              <text:p/>
            </draw:line>
            <draw:custom-shape draw:style-name="gr6" draw:text-style-name="P7" draw:layer="layout" svg:width="0.202cm" svg:height="0.213cm" svg:x="8.551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09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37cm" svg:y1="6.79cm" svg:x2="8.337cm" svg:y2="6.957cm">
              <text:p/>
            </draw:line>
            <draw:line draw:style-name="gr12" draw:text-style-name="P5" draw:layer="layout" svg:x1="8.461cm" svg:y1="6.794cm" svg:x2="8.461cm" svg:y2="6.883cm">
              <text:p/>
            </draw:line>
            <draw:line draw:style-name="gr12" draw:text-style-name="P5" draw:layer="layout" svg:x1="8.462cm" svg:y1="6.79cm" svg:x2="8.332cm" svg:y2="6.79cm">
              <text:p/>
            </draw:line>
            <draw:line draw:style-name="gr12" draw:text-style-name="P5" draw:layer="layout" svg:x1="8.523cm" svg:y1="6.89cm" svg:x2="8.461cm" svg:y2="6.89cm">
              <text:p/>
            </draw:line>
            <draw:custom-shape draw:style-name="gr8" draw:text-style-name="P3" draw:layer="layout" svg:width="0.192cm" svg:height="0.064cm" draw:transform="rotate (1.5707963267949) translate (8.486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19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68cm" svg:y1="6.806cm" svg:x2="7.938cm" svg:y2="6.806cm">
              <text:p/>
            </draw:line>
            <draw:line draw:style-name="gr13" draw:text-style-name="P5" draw:layer="layout" svg:x1="8.068cm" svg:y1="6.906cm" svg:x2="7.938cm" svg:y2="6.906cm">
              <text:p/>
            </draw:line>
            <draw:line draw:style-name="gr13" draw:text-style-name="P5" draw:layer="layout" svg:x1="8.068cm" svg:y1="7.006cm" svg:x2="7.938cm" svg:y2="7.006cm">
              <text:p/>
            </draw:line>
            <draw:line draw:style-name="gr13" draw:text-style-name="P5" draw:layer="layout" svg:x1="8.068cm" svg:y1="7.106cm" svg:x2="7.938cm" svg:y2="7.106cm">
              <text:p/>
            </draw:line>
            <draw:line draw:style-name="gr13" draw:text-style-name="P5" draw:layer="layout" svg:x1="8.068cm" svg:y1="7.206cm" svg:x2="7.938cm" svg:y2="7.206cm">
              <text:p/>
            </draw:line>
            <draw:line draw:style-name="gr13" draw:text-style-name="P5" draw:layer="layout" svg:x1="8.068cm" svg:y1="6.706cm" svg:x2="7.938cm" svg:y2="6.706cm">
              <text:p/>
            </draw:line>
            <draw:line draw:style-name="gr14" draw:text-style-name="P5" draw:layer="layout" svg:x1="8.068cm" svg:y1="7.486cm" svg:x2="7.938cm" svg:y2="7.486cm">
              <text:p/>
            </draw:line>
            <draw:line draw:style-name="gr14" draw:text-style-name="P5" draw:layer="layout" svg:x1="8.068cm" svg:y1="7.586cm" svg:x2="7.938cm" svg:y2="7.586cm">
              <text:p/>
            </draw:line>
            <draw:line draw:style-name="gr14" draw:text-style-name="P5" draw:layer="layout" svg:x1="8.068cm" svg:y1="7.686cm" svg:x2="7.938cm" svg:y2="7.686cm">
              <text:p/>
            </draw:line>
            <draw:line draw:style-name="gr14" draw:text-style-name="P5" draw:layer="layout" svg:x1="8.068cm" svg:y1="7.786cm" svg:x2="7.938cm" svg:y2="7.786cm">
              <text:p/>
            </draw:line>
            <draw:line draw:style-name="gr14" draw:text-style-name="P5" draw:layer="layout" svg:x1="8.068cm" svg:y1="7.886cm" svg:x2="7.938cm" svg:y2="7.886cm">
              <text:p/>
            </draw:line>
            <draw:line draw:style-name="gr14" draw:text-style-name="P5" draw:layer="layout" svg:x1="8.068cm" svg:y1="7.386cm" svg:x2="7.938cm" svg:y2="7.386cm">
              <text:p/>
            </draw:line>
          </draw:g>
          <draw:custom-shape draw:style-name="gr59" draw:text-style-name="P33" draw:layer="layout" svg:width="1.4cm" svg:height="1.4cm" svg:x="7.969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5cm" svg:y1="6.948cm" svg:x2="10.849cm" svg:y2="6.948cm">
              <text:p/>
            </draw:line>
            <draw:line draw:style-name="gr4" draw:text-style-name="P5" draw:layer="layout" svg:x1="11.046cm" svg:y1="7.264cm" svg:x2="11.365cm" svg:y2="7.264cm">
              <text:p/>
            </draw:line>
            <draw:custom-shape draw:style-name="gr5" draw:text-style-name="P6" draw:layer="layout" svg:width="0.4cm" svg:height="0.2cm" svg:x="11.3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5cm" svg:y1="7.648cm" svg:x2="10.948cm" svg:y2="7.648cm">
              <text:p/>
            </draw:line>
            <draw:line draw:style-name="gr4" draw:text-style-name="P5" draw:layer="layout" svg:x1="11.046cm" svg:y1="6.948cm" svg:x2="11.046cm" svg:y2="7.554cm">
              <text:p/>
            </draw:line>
            <draw:custom-shape draw:style-name="gr6" draw:text-style-name="P7" draw:layer="layout" svg:width="0.202cm" svg:height="0.213cm" svg:x="10.9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7cm" svg:y1="7.648cm" svg:x2="11.765cm" svg:y2="7.648cm">
              <text:p/>
            </draw:line>
            <draw:line draw:style-name="gr7" draw:text-style-name="P5" draw:layer="layout" svg:x1="10.765cm" svg:y1="6.948cm" svg:x2="11.753cm" svg:y2="6.948cm">
              <text:p/>
            </draw:line>
            <draw:custom-shape draw:style-name="gr8" draw:text-style-name="P3" draw:layer="layout" svg:width="0.201cm" svg:height="0.052cm" draw:transform="rotate (1.5707963267949) translate (10.774cm 7.0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6cm" svg:y1="6.784cm" svg:x2="10.736cm" svg:y2="6.602cm">
              <text:p/>
            </draw:line>
            <draw:custom-shape draw:style-name="gr6" draw:text-style-name="P7" draw:layer="layout" svg:width="0.202cm" svg:height="0.213cm" svg:x="10.9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4cm" svg:y1="6.791cm" svg:x2="10.734cm" svg:y2="6.958cm">
              <text:p/>
            </draw:line>
            <draw:line draw:style-name="gr12" draw:text-style-name="P5" draw:layer="layout" svg:x1="10.858cm" svg:y1="6.795cm" svg:x2="10.858cm" svg:y2="6.884cm">
              <text:p/>
            </draw:line>
            <draw:line draw:style-name="gr12" draw:text-style-name="P5" draw:layer="layout" svg:x1="10.859cm" svg:y1="6.791cm" svg:x2="10.729cm" svg:y2="6.791cm">
              <text:p/>
            </draw:line>
            <draw:line draw:style-name="gr12" draw:text-style-name="P5" draw:layer="layout" svg:x1="10.92cm" svg:y1="6.891cm" svg:x2="10.858cm" svg:y2="6.891cm">
              <text:p/>
            </draw:line>
            <draw:custom-shape draw:style-name="gr8" draw:text-style-name="P3" draw:layer="layout" svg:width="0.192cm" svg:height="0.064cm" draw:transform="rotate (1.5707963267949) translate (10.8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5cm" svg:y1="6.807cm" svg:x2="10.335cm" svg:y2="6.807cm">
              <text:p/>
            </draw:line>
            <draw:line draw:style-name="gr13" draw:text-style-name="P5" draw:layer="layout" svg:x1="10.465cm" svg:y1="6.907cm" svg:x2="10.335cm" svg:y2="6.907cm">
              <text:p/>
            </draw:line>
            <draw:line draw:style-name="gr13" draw:text-style-name="P5" draw:layer="layout" svg:x1="10.465cm" svg:y1="7.007cm" svg:x2="10.335cm" svg:y2="7.007cm">
              <text:p/>
            </draw:line>
            <draw:line draw:style-name="gr13" draw:text-style-name="P5" draw:layer="layout" svg:x1="10.465cm" svg:y1="7.107cm" svg:x2="10.335cm" svg:y2="7.107cm">
              <text:p/>
            </draw:line>
            <draw:line draw:style-name="gr13" draw:text-style-name="P5" draw:layer="layout" svg:x1="10.465cm" svg:y1="7.207cm" svg:x2="10.335cm" svg:y2="7.207cm">
              <text:p/>
            </draw:line>
            <draw:line draw:style-name="gr13" draw:text-style-name="P5" draw:layer="layout" svg:x1="10.465cm" svg:y1="6.707cm" svg:x2="10.335cm" svg:y2="6.707cm">
              <text:p/>
            </draw:line>
            <draw:line draw:style-name="gr14" draw:text-style-name="P5" draw:layer="layout" svg:x1="10.465cm" svg:y1="7.487cm" svg:x2="10.335cm" svg:y2="7.487cm">
              <text:p/>
            </draw:line>
            <draw:line draw:style-name="gr14" draw:text-style-name="P5" draw:layer="layout" svg:x1="10.465cm" svg:y1="7.587cm" svg:x2="10.335cm" svg:y2="7.587cm">
              <text:p/>
            </draw:line>
            <draw:line draw:style-name="gr14" draw:text-style-name="P5" draw:layer="layout" svg:x1="10.465cm" svg:y1="7.687cm" svg:x2="10.335cm" svg:y2="7.687cm">
              <text:p/>
            </draw:line>
            <draw:line draw:style-name="gr14" draw:text-style-name="P5" draw:layer="layout" svg:x1="10.465cm" svg:y1="7.787cm" svg:x2="10.335cm" svg:y2="7.787cm">
              <text:p/>
            </draw:line>
            <draw:line draw:style-name="gr14" draw:text-style-name="P5" draw:layer="layout" svg:x1="10.465cm" svg:y1="7.887cm" svg:x2="10.335cm" svg:y2="7.887cm">
              <text:p/>
            </draw:line>
            <draw:line draw:style-name="gr14" draw:text-style-name="P5" draw:layer="layout" svg:x1="10.465cm" svg:y1="7.387cm" svg:x2="10.335cm" svg:y2="7.387cm">
              <text:p/>
            </draw:line>
          </draw:g>
          <draw:custom-shape draw:style-name="gr59" draw:text-style-name="P33" draw:layer="layout" svg:width="1.4cm" svg:height="1.4cm" svg:x="10.366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2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2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3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2cm" svg:y1="4.749cm" svg:x2="10.846cm" svg:y2="4.749cm">
              <text:p/>
            </draw:line>
            <draw:line draw:style-name="gr4" draw:text-style-name="P5" draw:layer="layout" svg:x1="11.043cm" svg:y1="5.065cm" svg:x2="11.362cm" svg:y2="5.065cm">
              <text:p/>
            </draw:line>
            <draw:custom-shape draw:style-name="gr5" draw:text-style-name="P6" draw:layer="layout" svg:width="0.4cm" svg:height="0.2cm" svg:x="11.314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2cm" svg:y1="5.449cm" svg:x2="10.945cm" svg:y2="5.449cm">
              <text:p/>
            </draw:line>
            <draw:line draw:style-name="gr4" draw:text-style-name="P5" draw:layer="layout" svg:x1="11.043cm" svg:y1="4.749cm" svg:x2="11.043cm" svg:y2="5.355cm">
              <text:p/>
            </draw:line>
            <draw:custom-shape draw:style-name="gr6" draw:text-style-name="P7" draw:layer="layout" svg:width="0.202cm" svg:height="0.213cm" svg:x="10.944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4cm" svg:y1="5.449cm" svg:x2="11.762cm" svg:y2="5.449cm">
              <text:p/>
            </draw:line>
            <draw:line draw:style-name="gr7" draw:text-style-name="P5" draw:layer="layout" svg:x1="10.762cm" svg:y1="4.749cm" svg:x2="11.75cm" svg:y2="4.749cm">
              <text:p/>
            </draw:line>
            <draw:custom-shape draw:style-name="gr8" draw:text-style-name="P3" draw:layer="layout" svg:width="0.201cm" svg:height="0.052cm" draw:transform="rotate (1.5707963267949) translate (10.771cm 4.83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3cm" svg:y1="4.585cm" svg:x2="10.733cm" svg:y2="4.403cm">
              <text:p/>
            </draw:line>
            <draw:custom-shape draw:style-name="gr6" draw:text-style-name="P7" draw:layer="layout" svg:width="0.202cm" svg:height="0.213cm" svg:x="10.945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4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3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1cm" svg:y1="4.592cm" svg:x2="10.731cm" svg:y2="4.759cm">
              <text:p/>
            </draw:line>
            <draw:line draw:style-name="gr12" draw:text-style-name="P5" draw:layer="layout" svg:x1="10.855cm" svg:y1="4.596cm" svg:x2="10.855cm" svg:y2="4.685cm">
              <text:p/>
            </draw:line>
            <draw:line draw:style-name="gr12" draw:text-style-name="P5" draw:layer="layout" svg:x1="10.856cm" svg:y1="4.592cm" svg:x2="10.726cm" svg:y2="4.592cm">
              <text:p/>
            </draw:line>
            <draw:line draw:style-name="gr12" draw:text-style-name="P5" draw:layer="layout" svg:x1="10.917cm" svg:y1="4.692cm" svg:x2="10.855cm" svg:y2="4.692cm">
              <text:p/>
            </draw:line>
            <draw:custom-shape draw:style-name="gr8" draw:text-style-name="P3" draw:layer="layout" svg:width="0.192cm" svg:height="0.064cm" draw:transform="rotate (1.5707963267949) translate (10.88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4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3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2cm" svg:y1="4.608cm" svg:x2="10.332cm" svg:y2="4.608cm">
              <text:p/>
            </draw:line>
            <draw:line draw:style-name="gr13" draw:text-style-name="P5" draw:layer="layout" svg:x1="10.462cm" svg:y1="4.708cm" svg:x2="10.332cm" svg:y2="4.708cm">
              <text:p/>
            </draw:line>
            <draw:line draw:style-name="gr13" draw:text-style-name="P5" draw:layer="layout" svg:x1="10.462cm" svg:y1="4.808cm" svg:x2="10.332cm" svg:y2="4.808cm">
              <text:p/>
            </draw:line>
            <draw:line draw:style-name="gr13" draw:text-style-name="P5" draw:layer="layout" svg:x1="10.462cm" svg:y1="4.908cm" svg:x2="10.332cm" svg:y2="4.908cm">
              <text:p/>
            </draw:line>
            <draw:line draw:style-name="gr13" draw:text-style-name="P5" draw:layer="layout" svg:x1="10.462cm" svg:y1="5.008cm" svg:x2="10.332cm" svg:y2="5.008cm">
              <text:p/>
            </draw:line>
            <draw:line draw:style-name="gr13" draw:text-style-name="P5" draw:layer="layout" svg:x1="10.462cm" svg:y1="4.508cm" svg:x2="10.332cm" svg:y2="4.508cm">
              <text:p/>
            </draw:line>
            <draw:line draw:style-name="gr14" draw:text-style-name="P5" draw:layer="layout" svg:x1="10.462cm" svg:y1="5.288cm" svg:x2="10.332cm" svg:y2="5.288cm">
              <text:p/>
            </draw:line>
            <draw:line draw:style-name="gr14" draw:text-style-name="P5" draw:layer="layout" svg:x1="10.462cm" svg:y1="5.388cm" svg:x2="10.332cm" svg:y2="5.388cm">
              <text:p/>
            </draw:line>
            <draw:line draw:style-name="gr14" draw:text-style-name="P5" draw:layer="layout" svg:x1="10.462cm" svg:y1="5.488cm" svg:x2="10.332cm" svg:y2="5.488cm">
              <text:p/>
            </draw:line>
            <draw:line draw:style-name="gr14" draw:text-style-name="P5" draw:layer="layout" svg:x1="10.462cm" svg:y1="5.588cm" svg:x2="10.332cm" svg:y2="5.588cm">
              <text:p/>
            </draw:line>
            <draw:line draw:style-name="gr14" draw:text-style-name="P5" draw:layer="layout" svg:x1="10.462cm" svg:y1="5.688cm" svg:x2="10.332cm" svg:y2="5.688cm">
              <text:p/>
            </draw:line>
            <draw:line draw:style-name="gr14" draw:text-style-name="P5" draw:layer="layout" svg:x1="10.462cm" svg:y1="5.188cm" svg:x2="10.332cm" svg:y2="5.188cm">
              <text:p/>
            </draw:line>
          </draw:g>
          <draw:custom-shape draw:style-name="gr59" draw:text-style-name="P33" draw:layer="layout" svg:width="1.4cm" svg:height="1.4cm" svg:x="10.363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65cm" svg:y1="6.948cm" svg:x2="6.049cm" svg:y2="6.948cm">
              <text:p/>
            </draw:line>
            <draw:line draw:style-name="gr4" draw:text-style-name="P5" draw:layer="layout" svg:x1="6.246cm" svg:y1="7.264cm" svg:x2="6.565cm" svg:y2="7.264cm">
              <text:p/>
            </draw:line>
            <draw:custom-shape draw:style-name="gr5" draw:text-style-name="P6" draw:layer="layout" svg:width="0.4cm" svg:height="0.2cm" svg:x="6.5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65cm" svg:y1="7.648cm" svg:x2="6.148cm" svg:y2="7.648cm">
              <text:p/>
            </draw:line>
            <draw:line draw:style-name="gr4" draw:text-style-name="P5" draw:layer="layout" svg:x1="6.246cm" svg:y1="6.948cm" svg:x2="6.246cm" svg:y2="7.554cm">
              <text:p/>
            </draw:line>
            <draw:custom-shape draw:style-name="gr6" draw:text-style-name="P7" draw:layer="layout" svg:width="0.202cm" svg:height="0.213cm" svg:x="6.1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77cm" svg:y1="7.648cm" svg:x2="6.965cm" svg:y2="7.648cm">
              <text:p/>
            </draw:line>
            <draw:line draw:style-name="gr7" draw:text-style-name="P5" draw:layer="layout" svg:x1="5.965cm" svg:y1="6.948cm" svg:x2="6.953cm" svg:y2="6.948cm">
              <text:p/>
            </draw:line>
            <draw:custom-shape draw:style-name="gr8" draw:text-style-name="P3" draw:layer="layout" svg:width="0.201cm" svg:height="0.052cm" draw:transform="rotate (1.5707963267949) translate (5.974cm 7.03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36cm" svg:y1="6.784cm" svg:x2="5.936cm" svg:y2="6.602cm">
              <text:p/>
            </draw:line>
            <draw:custom-shape draw:style-name="gr6" draw:text-style-name="P7" draw:layer="layout" svg:width="0.202cm" svg:height="0.213cm" svg:x="6.1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34cm" svg:y1="6.791cm" svg:x2="5.934cm" svg:y2="6.958cm">
              <text:p/>
            </draw:line>
            <draw:line draw:style-name="gr12" draw:text-style-name="P5" draw:layer="layout" svg:x1="6.058cm" svg:y1="6.795cm" svg:x2="6.058cm" svg:y2="6.884cm">
              <text:p/>
            </draw:line>
            <draw:line draw:style-name="gr12" draw:text-style-name="P5" draw:layer="layout" svg:x1="6.059cm" svg:y1="6.791cm" svg:x2="5.929cm" svg:y2="6.791cm">
              <text:p/>
            </draw:line>
            <draw:line draw:style-name="gr12" draw:text-style-name="P5" draw:layer="layout" svg:x1="6.12cm" svg:y1="6.891cm" svg:x2="6.058cm" svg:y2="6.891cm">
              <text:p/>
            </draw:line>
            <draw:custom-shape draw:style-name="gr8" draw:text-style-name="P3" draw:layer="layout" svg:width="0.192cm" svg:height="0.064cm" draw:transform="rotate (1.5707963267949) translate (6.0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65cm" svg:y1="6.807cm" svg:x2="5.535cm" svg:y2="6.807cm">
              <text:p/>
            </draw:line>
            <draw:line draw:style-name="gr13" draw:text-style-name="P5" draw:layer="layout" svg:x1="5.665cm" svg:y1="6.907cm" svg:x2="5.535cm" svg:y2="6.907cm">
              <text:p/>
            </draw:line>
            <draw:line draw:style-name="gr13" draw:text-style-name="P5" draw:layer="layout" svg:x1="5.665cm" svg:y1="7.007cm" svg:x2="5.535cm" svg:y2="7.007cm">
              <text:p/>
            </draw:line>
            <draw:line draw:style-name="gr13" draw:text-style-name="P5" draw:layer="layout" svg:x1="5.665cm" svg:y1="7.107cm" svg:x2="5.535cm" svg:y2="7.107cm">
              <text:p/>
            </draw:line>
            <draw:line draw:style-name="gr13" draw:text-style-name="P5" draw:layer="layout" svg:x1="5.665cm" svg:y1="7.207cm" svg:x2="5.535cm" svg:y2="7.207cm">
              <text:p/>
            </draw:line>
            <draw:line draw:style-name="gr13" draw:text-style-name="P5" draw:layer="layout" svg:x1="5.665cm" svg:y1="6.707cm" svg:x2="5.535cm" svg:y2="6.707cm">
              <text:p/>
            </draw:line>
            <draw:line draw:style-name="gr14" draw:text-style-name="P5" draw:layer="layout" svg:x1="5.665cm" svg:y1="7.487cm" svg:x2="5.535cm" svg:y2="7.487cm">
              <text:p/>
            </draw:line>
            <draw:line draw:style-name="gr14" draw:text-style-name="P5" draw:layer="layout" svg:x1="5.665cm" svg:y1="7.587cm" svg:x2="5.535cm" svg:y2="7.587cm">
              <text:p/>
            </draw:line>
            <draw:line draw:style-name="gr14" draw:text-style-name="P5" draw:layer="layout" svg:x1="5.665cm" svg:y1="7.687cm" svg:x2="5.535cm" svg:y2="7.687cm">
              <text:p/>
            </draw:line>
            <draw:line draw:style-name="gr14" draw:text-style-name="P5" draw:layer="layout" svg:x1="5.665cm" svg:y1="7.787cm" svg:x2="5.535cm" svg:y2="7.787cm">
              <text:p/>
            </draw:line>
            <draw:line draw:style-name="gr14" draw:text-style-name="P5" draw:layer="layout" svg:x1="5.665cm" svg:y1="7.887cm" svg:x2="5.535cm" svg:y2="7.887cm">
              <text:p/>
            </draw:line>
            <draw:line draw:style-name="gr14" draw:text-style-name="P5" draw:layer="layout" svg:x1="5.665cm" svg:y1="7.387cm" svg:x2="5.535cm" svg:y2="7.387cm">
              <text:p/>
            </draw:line>
          </draw:g>
          <draw:custom-shape draw:style-name="gr59" draw:text-style-name="P33" draw:layer="layout" svg:width="1.4cm" svg:height="1.4cm" svg:x="5.566cm" svg:y="6.603cm">
            <text:p/>
            <draw:enhanced-geometry svg:viewBox="0 0 21600 21600" draw:type="rectangle" draw:enhanced-path="M 0 0 L 21600 0 21600 21600 0 21600 0 0 Z N"/>
          </draw:custom-shape>
        </draw:g>
        <draw:line draw:style-name="gr54" draw:text-style-name="P10" draw:layer="layout" svg:x1="6.489cm" svg:y1="3.667cm" svg:x2="6.489cm" svg:y2="6.327cm">
          <text:p/>
        </draw:line>
        <draw:line draw:style-name="gr54" draw:text-style-name="P10" draw:layer="layout" svg:x1="14.889cm" svg:y1="3.667cm" svg:x2="14.889cm" svg:y2="6.327cm">
          <text:p/>
        </draw:line>
        <draw:line draw:style-name="gr54" draw:text-style-name="P10" draw:layer="layout" svg:x1="14.868cm" svg:y1="8.64cm" svg:x2="14.868cm" svg:y2="11.3cm">
          <text:p/>
        </draw:line>
        <draw:frame draw:style-name="gr60" draw:text-style-name="P34" draw:layer="layout" svg:width="2.411cm" svg:height="0.886cm" svg:x="2.7cm" svg:y="14.5cm">
          <draw:text-box>
            <text:p><text:span text:style-name="T19">Res_in</text:span></text:p>
          </draw:text-box>
        </draw:frame>
        <draw:frame draw:style-name="gr61" draw:text-style-name="P35" draw:layer="layout" svg:width="1.645cm" svg:height="0.886cm" draw:transform="rotate (1.5707963267949) translate (2.763cm 11.248cm)">
          <draw:text-box>
            <text:p><text:span text:style-name="T20">I_in</text:span></text:p>
          </draw:text-box>
        </draw:frame>
        <draw:frame draw:style-name="gr62" draw:text-style-name="P34" draw:layer="layout" svg:width="2.784cm" svg:height="0.886cm" draw:transform="rotate (1.5707963267949) translate (20.463cm 10.349cm)">
          <draw:text-box>
            <text:p><text:span text:style-name="T19">Res_out</text:span></text:p>
          </draw:text-box>
        </draw:frame>
        <draw:line draw:style-name="gr17" draw:text-style-name="P10" draw:layer="layout" svg:x1="22.5cm" svg:y1="12.603cm" svg:x2="22.5cm" svg:y2="0.9cm">
          <text:p/>
        </draw:line>
        <draw:line draw:style-name="gr17" draw:text-style-name="P10" draw:layer="layout" svg:x1="22.2cm" svg:y1="10.416cm" svg:x2="22.2cm" svg:y2="0.9cm">
          <text:p/>
        </draw:line>
        <draw:line draw:style-name="gr17" draw:text-style-name="P10" draw:layer="layout" svg:x1="21.9cm" svg:y1="7.629cm" svg:x2="21.9cm" svg:y2="0.9cm">
          <text:p/>
        </draw:line>
        <draw:line draw:style-name="gr17" draw:text-style-name="P10" draw:layer="layout" svg:x1="21.6cm" svg:y1="5.442cm" svg:x2="21.6cm" svg:y2="0.9cm">
          <text:p/>
        </draw:line>
        <draw:custom-shape draw:style-name="gr56" draw:text-style-name="P31" draw:layer="layout" svg:width="0.109cm" svg:height="0.109cm" draw:transform="rotate (-1.5707963267949) translate (21.653cm 5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21.953cm 7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22.253cm 10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draw:layer="layout" svg:width="0.109cm" svg:height="0.109cm" draw:transform="rotate (-1.5707963267949) translate (22.553cm 12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2.958cm" svg:y="11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4" draw:text-style-name="P36" draw:layer="layout" svg:width="23.8cm" svg:height="15.1cm" svg:x="2.4cm" svg:y="0.5cm">
          <text:p/>
          <draw:enhanced-geometry svg:viewBox="0 0 21600 21600" draw:type="rectangle" draw:enhanced-path="M 0 0 L 21600 0 21600 21600 0 21600 0 0 Z N"/>
        </draw:custom-shape>
        <draw:line draw:style-name="gr95" draw:text-style-name="P10" draw:layer="layout" svg:x1="6.8cm" svg:y1="0.9cm" svg:x2="6.8cm" svg:y2="12.268cm">
          <text:p/>
        </draw:line>
        <draw:line draw:style-name="gr95" draw:text-style-name="P10" draw:layer="layout" svg:x1="9.2cm" svg:y1="0.8cm" svg:x2="9.2cm" svg:y2="12.268cm">
          <text:p/>
        </draw:line>
        <draw:line draw:style-name="gr95" draw:text-style-name="P10" draw:layer="layout" svg:x1="11.6cm" svg:y1="0.7cm" svg:x2="11.6cm" svg:y2="12.268cm">
          <text:p/>
        </draw:line>
        <draw:line draw:style-name="gr95" draw:text-style-name="P10" draw:layer="layout" svg:x1="15.2cm" svg:y1="0.6cm" svg:x2="15.2cm" svg:y2="12.268cm">
          <text:p/>
        </draw:line>
        <draw:line draw:style-name="gr95" draw:text-style-name="P10" draw:layer="layout" svg:x1="17.6cm" svg:y1="0.5cm" svg:x2="17.6cm" svg:y2="12.268cm">
          <text:p/>
        </draw:line>
        <draw:line draw:style-name="gr95" draw:text-style-name="P10" draw:layer="layout" svg:x1="20cm" svg:y1="0.4cm" svg:x2="20cm" svg:y2="12.268cm">
          <text:p/>
        </draw:line>
        <draw:line draw:style-name="gr95" draw:text-style-name="P10" draw:layer="layout" svg:x1="6.8cm" svg:y1="0.9cm" svg:x2="3.8cm" svg:y2="0.9cm">
          <text:p/>
        </draw:line>
        <draw:line draw:style-name="gr95" draw:text-style-name="P10" draw:layer="layout" svg:x1="9.2cm" svg:y1="0.8cm" svg:x2="3.8cm" svg:y2="0.8cm">
          <text:p/>
        </draw:line>
        <draw:line draw:style-name="gr95" draw:text-style-name="P10" draw:layer="layout" svg:x1="11.6cm" svg:y1="0.7cm" svg:x2="3.8cm" svg:y2="0.7cm">
          <text:p/>
        </draw:line>
        <draw:line draw:style-name="gr95" draw:text-style-name="P10" draw:layer="layout" svg:x1="15.2cm" svg:y1="0.6cm" svg:x2="3.8cm" svg:y2="0.6cm">
          <text:p/>
        </draw:line>
        <draw:line draw:style-name="gr95" draw:text-style-name="P10" draw:layer="layout" svg:x1="17.6cm" svg:y1="0.5cm" svg:x2="3.8cm" svg:y2="0.5cm">
          <text:p/>
        </draw:line>
        <draw:line draw:style-name="gr95" draw:text-style-name="P10" draw:layer="layout" svg:x1="20cm" svg:y1="0.4cm" svg:x2="3.8cm" svg:y2="0.4cm">
          <text:p/>
        </draw:line>
        <draw:custom-shape draw:style-name="gr96" draw:text-style-name="P37" draw:layer="layout" svg:width="1.82cm" svg:height="0.7cm" svg:x="2.6cm" svg:y="0.3cm">
          <text:p text:style-name="P2"><text:span text:style-name="T23">Decoder</text:span></text:p>
          <draw:enhanced-geometry svg:viewBox="0 0 21600 21600" draw:type="rectangle" draw:enhanced-path="M 0 0 L 21600 0 21600 21600 0 21600 0 0 Z N"/>
        </draw:custom-shape>
        <draw:line draw:style-name="gr97" draw:text-style-name="P10" draw:layer="layout" svg:x1="4.2cm" svg:y1="5.1cm" svg:x2="20cm" svg:y2="5.1cm">
          <text:p/>
        </draw:line>
        <draw:line draw:style-name="gr98" draw:text-style-name="P10" draw:layer="layout" svg:x1="0.3cm" svg:y1="0.6cm" svg:x2="2.674cm" svg:y2="0.6cm">
          <text:p/>
        </draw:line>
        <draw:line draw:style-name="gr97" draw:text-style-name="P10" draw:layer="layout" svg:x1="4.2cm" svg:y1="7.3cm" svg:x2="20cm" svg:y2="7.3cm">
          <text:p/>
        </draw:line>
        <draw:line draw:style-name="gr97" draw:text-style-name="P10" draw:layer="layout" svg:x1="4.2cm" svg:y1="10cm" svg:x2="20cm" svg:y2="10cm">
          <text:p/>
        </draw:line>
        <draw:line draw:style-name="gr97" draw:text-style-name="P10" draw:layer="layout" svg:x1="4.2cm" svg:y1="12.2cm" svg:x2="20cm" svg:y2="12.2cm">
          <text:p/>
        </draw:line>
        <draw:custom-shape draw:style-name="gr99" draw:text-style-name="P38" draw:layer="layout" svg:width="0.4cm" svg:height="0.199cm" svg:x="6.526cm" svg:y="4.968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8" draw:layer="layout" svg:width="0.4cm" svg:height="0.199cm" svg:x="8.926cm" svg:y="4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0-07-09T12:33:08.815438934</dc:date>
    <meta:editing-duration>P1DT5H44M22S</meta:editing-duration>
    <meta:editing-cycles>60</meta:editing-cycles>
    <meta:generator>LibreOffice/6.0.7.3$Linux_X86_64 LibreOffice_project/00m0$Build-3</meta:generator>
    <meta:document-statistic meta:object-count="3676"/>
  </office:meta>
</office:document-meta>
</file>